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, sans-serif"/>
    <style:font-face style:name="Courier New" svg:font-family="'Courier New', monospace"/>
    <style:font-face style:name="Times New Roman1" svg:font-family="'Times New Roman', serif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Arial1" fo:font-size="11pt" fo:font-style="normal" fo:font-weight="normal" style:font-size-asian="11pt" style:font-style-asian="normal" style:font-weight-asian="normal"/>
    </style:style>
    <style:style style:name="P2" style:family="paragraph" style:parent-style-name="Standard">
      <style:paragraph-properties fo:line-height="115%"/>
    </style:style>
    <style:style style:name="P3" style:family="paragraph" style:parent-style-name="Standard">
      <style:text-properties officeooo:rsid="0014dd36" officeooo:paragraph-rsid="0014dd36"/>
    </style:style>
    <style:style style:name="P4" style:family="paragraph" style:parent-style-name="Standard">
      <style:text-properties fo:font-size="12pt" officeooo:rsid="0013c3ef" officeooo:paragraph-rsid="0013c3ef" style:font-size-asian="12pt" style:font-size-complex="12pt"/>
    </style:style>
    <style:style style:name="P5" style:family="paragraph" style:parent-style-name="Standard">
      <style:text-properties fo:font-size="12pt" officeooo:rsid="0014dd36" officeooo:paragraph-rsid="0014dd36" style:font-size-asian="12pt" style:font-size-complex="12pt"/>
    </style:style>
    <style:style style:name="P6" style:family="paragraph" style:parent-style-name="Standard" style:list-style-name="WWNum1">
      <style:paragraph-properties fo:margin-left="0.346cm" fo:margin-right="0cm" fo:line-height="0.333cm" fo:text-indent="-0.321cm" style:auto-text-indent="false">
        <style:tab-stops>
          <style:tab-stop style:position="0.346cm"/>
        </style:tab-stops>
      </style:paragraph-properties>
    </style:style>
    <style:style style:name="P7" style:family="paragraph" style:parent-style-name="Standard">
      <style:paragraph-properties fo:margin-top="0.132cm" fo:margin-bottom="0cm" loext:contextual-spacing="false" fo:line-height="100%"/>
      <style:text-properties style:font-name="Arial1" fo:font-size="11pt" fo:font-style="normal" fo:font-weight="normal" style:font-size-asian="11pt" style:font-style-asian="normal" style:font-weight-asian="normal"/>
    </style:style>
    <style:style style:name="P8" style:family="paragraph" style:parent-style-name="Standard" style:list-style-name="WWNum1">
      <style:paragraph-properties fo:margin-left="0.665cm" fo:margin-right="0cm" fo:margin-top="0.002cm" fo:margin-bottom="0cm" loext:contextual-spacing="false" fo:line-height="100%" fo:text-indent="-0.64cm" style:auto-text-indent="false">
        <style:tab-stops>
          <style:tab-stop style:position="0.665cm"/>
        </style:tab-stops>
      </style:paragraph-properties>
    </style:style>
    <style:style style:name="P9" style:family="paragraph" style:parent-style-name="Standard" style:list-style-name="WWNum1">
      <style:paragraph-properties fo:margin-left="0.665cm" fo:margin-right="0cm" fo:line-height="100%" fo:text-indent="-0.64cm" style:auto-text-indent="false">
        <style:tab-stops>
          <style:tab-stop style:position="0.665cm"/>
        </style:tab-stops>
      </style:paragraph-properties>
    </style:style>
    <style:style style:name="P10" style:family="paragraph" style:parent-style-name="Standard">
      <style:paragraph-properties fo:margin-left="0.025cm" fo:margin-right="0cm" fo:line-height="100%" fo:text-indent="0cm" style:auto-text-indent="false"/>
    </style:style>
    <style:style style:name="P11" style:family="paragraph" style:parent-style-name="Standard">
      <style:paragraph-properties fo:margin-left="0.025cm" fo:margin-right="0cm" fo:margin-top="0.067cm" fo:margin-bottom="0cm" loext:contextual-spacing="false" fo:line-height="100%" fo:text-indent="0cm" style:auto-text-indent="false"/>
    </style:style>
    <style:style style:name="P12" style:family="paragraph" style:parent-style-name="Standard">
      <style:paragraph-properties fo:margin-left="0.025cm" fo:margin-right="0cm" fo:margin-top="0.002cm" fo:margin-bottom="0cm" loext:contextual-spacing="false" fo:line-height="100%" fo:text-indent="0cm" style:auto-text-indent="false"/>
    </style:style>
    <style:style style:name="P13" style:family="paragraph" style:parent-style-name="Standard">
      <style:paragraph-properties fo:margin-top="0.134cm" fo:margin-bottom="0cm" loext:contextual-spacing="false" fo:line-height="100%"/>
      <style:text-properties style:font-name="Arial1" fo:font-size="11pt" fo:font-style="normal" fo:font-weight="normal" style:font-size-asian="11pt" style:font-style-asian="normal" style:font-weight-asian="normal"/>
    </style:style>
    <style:style style:name="P14" style:family="paragraph" style:parent-style-name="Standard">
      <style:paragraph-properties fo:margin-left="0.132cm" fo:margin-right="0cm" fo:line-height="100%" fo:text-indent="0cm" style:auto-text-indent="false"/>
    </style:style>
    <style:style style:name="P15" style:family="paragraph" style:parent-style-name="Standard">
      <style:paragraph-properties fo:margin-left="0.025cm" fo:margin-right="3.711cm" fo:line-height="115%" fo:text-indent="0.108cm" style:auto-text-indent="false"/>
    </style:style>
    <style:style style:name="P16" style:family="paragraph" style:parent-style-name="Standard">
      <style:paragraph-properties fo:margin-left="0.025cm" fo:margin-right="9.017cm" fo:line-height="230%" fo:text-indent="0cm" style:auto-text-indent="false"/>
    </style:style>
    <style:style style:name="P17" style:family="paragraph" style:parent-style-name="Standard">
      <style:paragraph-properties fo:margin-left="0.025cm" fo:margin-right="4.725cm" fo:margin-top="0.093cm" fo:margin-bottom="0cm" loext:contextual-spacing="false" fo:line-height="115%" fo:text-align="justify" style:justify-single-word="false" fo:text-indent="0cm" style:auto-text-indent="false"/>
      <style:text-properties officeooo:paragraph-rsid="0014dd36"/>
    </style:style>
    <style:style style:name="P18" style:family="paragraph" style:parent-style-name="Standard">
      <style:paragraph-properties fo:margin-top="0.067cm" fo:margin-bottom="0cm" loext:contextual-spacing="false" fo:line-height="100%"/>
      <style:text-properties style:font-name="Arial1" fo:font-size="11pt" fo:font-style="normal" fo:font-weight="normal" style:font-size-asian="11pt" style:font-style-asian="normal" style:font-weight-asian="normal"/>
    </style:style>
    <style:style style:name="P19" style:family="paragraph" style:parent-style-name="Standard">
      <style:paragraph-properties fo:margin-left="0.452cm" fo:margin-right="0cm" fo:line-height="100%" fo:text-indent="-0.427cm" style:auto-text-indent="false">
        <style:tab-stops>
          <style:tab-stop style:position="0.452cm"/>
        </style:tab-stops>
      </style:paragraph-properties>
    </style:style>
    <style:style style:name="P20" style:family="paragraph" style:parent-style-name="Standard">
      <style:paragraph-properties fo:margin-left="0.452cm" fo:margin-right="0cm" fo:margin-top="0.002cm" fo:margin-bottom="0cm" loext:contextual-spacing="false" fo:line-height="100%" fo:text-indent="-0.427cm" style:auto-text-indent="false">
        <style:tab-stops>
          <style:tab-stop style:position="0.452cm"/>
        </style:tab-stops>
      </style:paragraph-properties>
    </style:style>
    <style:style style:name="P21" style:family="paragraph" style:parent-style-name="Standard">
      <style:paragraph-properties fo:margin-left="0.025cm" fo:margin-right="10.375cm" fo:line-height="230%" fo:text-indent="0cm" style:auto-text-indent="false"/>
    </style:style>
    <style:style style:name="P22" style:family="paragraph" style:parent-style-name="Standard" style:list-style-name="WWNum2">
      <style:paragraph-properties fo:margin-left="0.626cm" fo:margin-right="0cm" fo:line-height="100%" fo:text-indent="-0.494cm" style:auto-text-indent="false">
        <style:tab-stops>
          <style:tab-stop style:position="0.626cm"/>
        </style:tab-stops>
      </style:paragraph-properties>
    </style:style>
    <style:style style:name="P23" style:family="paragraph" style:parent-style-name="Standard" style:list-style-name="WWNum2">
      <style:paragraph-properties fo:margin-left="0.626cm" fo:margin-right="0cm" fo:margin-top="0.002cm" fo:margin-bottom="0cm" loext:contextual-spacing="false" fo:line-height="100%" fo:text-indent="-0.494cm" style:auto-text-indent="false">
        <style:tab-stops>
          <style:tab-stop style:position="0.626cm"/>
        </style:tab-stops>
      </style:paragraph-properties>
    </style:style>
    <style:style style:name="P24" style:family="paragraph" style:parent-style-name="Standard">
      <style:paragraph-properties fo:margin-left="0.069cm" fo:margin-right="0cm" fo:line-height="0.434cm" fo:text-indent="0cm" style:auto-text-indent="false"/>
    </style:style>
    <style:style style:name="P25" style:family="paragraph" style:parent-style-name="Standard">
      <style:paragraph-properties fo:margin-left="0.069cm" fo:margin-right="0cm" fo:margin-top="0.097cm" fo:margin-bottom="0cm" loext:contextual-spacing="false" fo:line-height="100%" fo:text-indent="0cm" style:auto-text-indent="false"/>
    </style:style>
    <style:style style:name="P26" style:family="paragraph" style:parent-style-name="Standard">
      <style:paragraph-properties fo:margin-left="0.642cm" fo:margin-right="0cm" fo:margin-top="0.097cm" fo:margin-bottom="0cm" loext:contextual-spacing="false" fo:line-height="100%" fo:text-indent="-0.494cm" style:auto-text-indent="false">
        <style:tab-stops>
          <style:tab-stop style:position="0.642cm"/>
        </style:tab-stops>
      </style:paragraph-properties>
    </style:style>
    <style:style style:name="P27" style:family="paragraph" style:parent-style-name="Standard">
      <style:paragraph-properties fo:margin-left="0.642cm" fo:margin-right="0cm" fo:margin-top="0.002cm" fo:margin-bottom="0cm" loext:contextual-spacing="false" fo:line-height="100%" fo:text-indent="-0.494cm" style:auto-text-indent="false">
        <style:tab-stops>
          <style:tab-stop style:position="0.642cm"/>
        </style:tab-stops>
      </style:paragraph-properties>
    </style:style>
    <style:style style:name="P28" style:family="paragraph" style:parent-style-name="Standard">
      <style:paragraph-properties fo:margin-left="0.642cm" fo:margin-right="0cm" fo:line-height="100%" fo:text-indent="-0.494cm" style:auto-text-indent="false">
        <style:tab-stops>
          <style:tab-stop style:position="0.642cm"/>
        </style:tab-stops>
      </style:paragraph-properties>
    </style:style>
    <style:style style:name="P29" style:family="paragraph" style:parent-style-name="Standard">
      <style:paragraph-properties fo:margin-left="0.041cm" fo:margin-right="0cm" fo:margin-top="0.002cm" fo:margin-bottom="0cm" loext:contextual-spacing="false" fo:line-height="100%" fo:text-indent="0cm" style:auto-text-indent="false"/>
    </style:style>
    <style:style style:name="P30" style:family="paragraph" style:parent-style-name="Standard">
      <style:paragraph-properties fo:margin-left="0.041cm" fo:margin-right="0cm" fo:margin-top="0.097cm" fo:margin-bottom="0cm" loext:contextual-spacing="false" fo:line-height="100%" fo:text-indent="0cm" style:auto-text-indent="false"/>
    </style:style>
    <style:style style:name="P31" style:family="paragraph" style:parent-style-name="Standard">
      <style:paragraph-properties fo:margin-left="0.041cm" fo:margin-right="0cm" fo:margin-top="0.067cm" fo:margin-bottom="0cm" loext:contextual-spacing="false" fo:line-height="100%" fo:text-indent="0cm" style:auto-text-indent="false"/>
    </style:style>
    <style:style style:name="P32" style:family="paragraph" style:parent-style-name="Standard">
      <style:paragraph-properties fo:margin-left="0.041cm" fo:margin-right="0cm" fo:margin-top="0.067cm" fo:margin-bottom="0cm" loext:contextual-spacing="false" fo:line-height="100%" fo:text-indent="0cm" style:auto-text-indent="false" fo:padding-left="0cm" fo:padding-right="0cm" fo:padding-top="0cm" fo:padding-bottom="0.074cm" fo:border-left="none" fo:border-right="none" fo:border-top="none" fo:border-bottom="0.06pt solid #000000" style:join-border="false"/>
    </style:style>
    <style:style style:name="P33" style:family="paragraph" style:parent-style-name="Standard">
      <style:paragraph-properties fo:margin-left="0.041cm" fo:margin-right="0cm" fo:margin-top="0.065cm" fo:margin-bottom="0cm" loext:contextual-spacing="false" fo:line-height="100%" fo:text-indent="0cm" style:auto-text-indent="false"/>
    </style:style>
    <style:style style:name="P34" style:family="paragraph" style:parent-style-name="Standard">
      <style:paragraph-properties fo:margin-left="0.041cm" fo:margin-right="0cm" fo:line-height="100%" fo:text-indent="0cm" style:auto-text-indent="false"/>
    </style:style>
    <style:style style:name="P35" style:family="paragraph" style:parent-style-name="Standard">
      <style:paragraph-properties fo:margin-left="0.041cm" fo:margin-right="0cm" fo:line-height="0.434cm" fo:text-indent="0cm" style:auto-text-indent="false"/>
    </style:style>
    <style:style style:name="P36" style:family="paragraph" style:parent-style-name="Standard">
      <style:paragraph-properties fo:margin-left="0.148cm" fo:margin-right="6.179cm" fo:margin-top="0.097cm" fo:margin-bottom="0cm" loext:contextual-spacing="false" fo:line-height="230%" fo:text-indent="-0.109cm" style:auto-text-indent="false"/>
    </style:style>
    <style:style style:name="P37" style:family="paragraph" style:parent-style-name="Standard">
      <style:paragraph-properties fo:margin-left="0.148cm" fo:margin-right="0cm" fo:line-height="100%" fo:text-indent="0cm" style:auto-text-indent="false"/>
    </style:style>
    <style:style style:name="P38" style:family="paragraph" style:parent-style-name="Standard">
      <style:paragraph-properties fo:margin-left="0.009cm" fo:margin-right="0cm" fo:line-height="0.254cm" fo:text-indent="0cm" style:auto-text-indent="false"/>
    </style:style>
    <style:style style:name="P39" style:family="paragraph" style:parent-style-name="Standard">
      <style:paragraph-properties fo:margin-left="0.009cm" fo:margin-right="0cm" fo:line-height="100%" fo:text-indent="0cm" style:auto-text-indent="false"/>
    </style:style>
    <style:style style:name="P40" style:family="paragraph" style:parent-style-name="Standard">
      <style:paragraph-properties fo:margin-left="0.009cm" fo:margin-right="0cm" fo:margin-top="0.002cm" fo:margin-bottom="0cm" loext:contextual-spacing="false" fo:line-height="100%" fo:text-indent="0cm" style:auto-text-indent="false"/>
    </style:style>
    <style:style style:name="P41" style:family="paragraph" style:parent-style-name="Standard">
      <style:paragraph-properties fo:margin-left="0.009cm" fo:margin-right="0cm" fo:margin-top="0.067cm" fo:margin-bottom="0cm" loext:contextual-spacing="false" fo:line-height="100%" fo:text-indent="0cm" style:auto-text-indent="false"/>
    </style:style>
    <style:style style:name="P42" style:family="paragraph" style:parent-style-name="Standard">
      <style:paragraph-properties fo:margin-left="0.095cm" fo:margin-right="0cm" fo:margin-top="0.067cm" fo:margin-bottom="0cm" loext:contextual-spacing="false" fo:line-height="100%" fo:text-indent="0cm" style:auto-text-indent="false"/>
    </style:style>
    <style:style style:name="P43" style:family="paragraph" style:parent-style-name="Standard">
      <style:paragraph-properties fo:margin-left="0.03cm" fo:margin-right="0cm" fo:line-height="100%" fo:text-indent="0cm" style:auto-text-indent="false"/>
    </style:style>
    <style:style style:name="P44" style:family="paragraph" style:parent-style-name="Standard">
      <style:paragraph-properties fo:margin-left="0cm" fo:margin-right="11.562cm" fo:line-height="230%" fo:text-indent="0cm" style:auto-text-indent="false">
        <style:tab-stops>
          <style:tab-stop style:position="0.321cm"/>
        </style:tab-stops>
      </style:paragraph-properties>
    </style:style>
    <style:style style:name="P45" style:family="paragraph" style:parent-style-name="Standard">
      <style:paragraph-properties fo:margin-left="0.009cm" fo:margin-right="3.805cm" fo:margin-top="0.067cm" fo:margin-bottom="0cm" loext:contextual-spacing="false" fo:line-height="115%" fo:text-indent="-0.011cm" style:auto-text-indent="false"/>
    </style:style>
    <style:style style:name="P46" style:family="paragraph" style:parent-style-name="Standard">
      <style:paragraph-properties fo:margin-left="0.009cm" fo:margin-right="3.805cm" fo:line-height="230%" fo:text-indent="-0.011cm" style:auto-text-indent="false"/>
    </style:style>
    <style:style style:name="P47" style:family="paragraph" style:parent-style-name="Standard">
      <style:paragraph-properties fo:margin-left="0cm" fo:margin-right="11.005cm" fo:line-height="230%" fo:text-indent="0.009cm" style:auto-text-indent="false"/>
    </style:style>
    <style:style style:name="P48" style:family="paragraph" style:parent-style-name="Standard">
      <style:paragraph-properties fo:margin-left="0.321cm" fo:margin-right="0cm" fo:line-height="100%" fo:text-indent="-0.321cm" style:auto-text-indent="false">
        <style:tab-stops>
          <style:tab-stop style:position="0.321cm"/>
        </style:tab-stops>
      </style:paragraph-properties>
    </style:style>
    <style:style style:name="P49" style:family="paragraph" style:parent-style-name="Standard">
      <style:paragraph-properties fo:margin-left="0cm" fo:margin-right="0.76cm" fo:margin-top="0.002cm" fo:margin-bottom="0cm" loext:contextual-spacing="false" fo:line-height="115%" fo:text-indent="0cm" style:auto-text-indent="false"/>
    </style:style>
    <style:style style:name="P50" style:family="paragraph" style:parent-style-name="Standard">
      <style:paragraph-properties fo:margin-top="0.065cm" fo:margin-bottom="0cm" loext:contextual-spacing="false" fo:line-height="100%"/>
      <style:text-properties style:font-name="Arial1" fo:font-size="11pt" fo:font-style="normal" fo:font-weight="normal" style:font-size-asian="11pt" style:font-style-asian="normal" style:font-weight-asian="normal"/>
    </style:style>
    <style:style style:name="P51" style:family="paragraph" style:parent-style-name="Standard">
      <style:paragraph-properties fo:margin-left="0.009cm" fo:margin-right="6.983cm" fo:margin-top="0.002cm" fo:margin-bottom="0cm" loext:contextual-spacing="false" fo:line-height="115%" fo:text-indent="0cm" style:auto-text-indent="false"/>
    </style:style>
    <style:style style:name="P52" style:family="paragraph" style:parent-style-name="Standard">
      <style:paragraph-properties fo:margin-left="0.041cm" fo:margin-right="9.544cm" fo:margin-top="0.097cm" fo:margin-bottom="0cm" loext:contextual-spacing="false" fo:line-height="230%" fo:text-indent="0cm" style:auto-text-indent="false"/>
    </style:style>
    <style:style style:name="P53" style:family="paragraph" style:parent-style-name="Standard">
      <style:paragraph-properties fo:margin-left="0.041cm" fo:margin-right="0.346cm" fo:margin-top="0.067cm" fo:margin-bottom="0cm" loext:contextual-spacing="false" fo:line-height="115%" fo:text-indent="0cm" style:auto-text-indent="false"/>
    </style:style>
    <style:style style:name="P54" style:family="paragraph" style:parent-style-name="Standard">
      <style:paragraph-properties fo:margin-left="0.041cm" fo:margin-right="1.358cm" fo:line-height="115%" fo:text-indent="0cm" style:auto-text-indent="false"/>
    </style:style>
    <style:style style:name="P55" style:family="paragraph" style:parent-style-name="Standard">
      <style:paragraph-properties fo:margin-left="0.041cm" fo:margin-right="0.898cm" fo:line-height="115%" fo:text-indent="0cm" style:auto-text-indent="false"/>
    </style:style>
    <style:style style:name="P56" style:family="paragraph" style:parent-style-name="Standard">
      <style:paragraph-properties fo:margin-left="0.041cm" fo:margin-right="5.805cm" fo:margin-top="0.097cm" fo:margin-bottom="0cm" loext:contextual-spacing="false" fo:line-height="230%" fo:text-indent="0cm" style:auto-text-indent="false"/>
    </style:style>
    <style:style style:name="P57" style:family="paragraph" style:parent-style-name="Standard">
      <style:paragraph-properties fo:margin-left="0.041cm" fo:margin-right="5.232cm" fo:margin-top="0.097cm" fo:margin-bottom="0cm" loext:contextual-spacing="false" fo:line-height="230%" fo:text-indent="0cm" style:auto-text-indent="false"/>
    </style:style>
    <style:style style:name="P58" style:family="paragraph" style:parent-style-name="Standard">
      <style:paragraph-properties fo:margin-left="0.467cm" fo:margin-right="0cm" fo:margin-top="0.002cm" fo:margin-bottom="0cm" loext:contextual-spacing="false" fo:line-height="100%" fo:text-indent="-0.427cm" style:auto-text-indent="false">
        <style:tab-stops>
          <style:tab-stop style:position="0.467cm"/>
        </style:tab-stops>
      </style:paragraph-properties>
    </style:style>
    <style:style style:name="P59" style:family="paragraph" style:parent-style-name="Standard">
      <style:paragraph-properties fo:margin-left="0.467cm" fo:margin-right="0cm" fo:line-height="100%" fo:text-indent="-0.427cm" style:auto-text-indent="false">
        <style:tab-stops>
          <style:tab-stop style:position="0.467cm"/>
        </style:tab-stops>
      </style:paragraph-properties>
    </style:style>
    <style:style style:name="P60" style:family="paragraph" style:parent-style-name="Standard">
      <style:paragraph-properties fo:margin-left="0.041cm" fo:margin-right="0.189cm" fo:line-height="115%" fo:text-indent="0cm" style:auto-text-indent="false">
        <style:tab-stops>
          <style:tab-stop style:position="0.467cm"/>
        </style:tab-stops>
      </style:paragraph-properties>
    </style:style>
    <style:style style:name="P61" style:family="paragraph" style:parent-style-name="Text_20_body">
      <style:text-properties officeooo:rsid="0014dd36" officeooo:paragraph-rsid="0014dd36"/>
    </style:style>
    <style:style style:name="P62" style:family="paragraph" style:parent-style-name="Text_20_body">
      <style:text-properties fo:font-weight="normal" officeooo:rsid="0014dd36" officeooo:paragraph-rsid="0014dd36"/>
    </style:style>
    <style:style style:name="P63" style:family="paragraph" style:parent-style-name="Text_20_body">
      <style:text-properties fo:font-weight="normal" officeooo:rsid="00163f98" officeooo:paragraph-rsid="00163f98"/>
    </style:style>
    <style:style style:name="P64" style:family="paragraph" style:parent-style-name="Text_20_body">
      <style:text-properties fo:font-weight="normal" officeooo:paragraph-rsid="00163f98"/>
    </style:style>
    <style:style style:name="P65" style:family="paragraph" style:parent-style-name="Text_20_body">
      <style:text-properties fo:font-weight="normal" officeooo:paragraph-rsid="00168e0f"/>
    </style:style>
    <style:style style:name="P66" style:family="paragraph" style:parent-style-name="Text_20_body">
      <style:text-properties fo:font-size="12pt" fo:font-weight="normal" officeooo:rsid="0014dd36" officeooo:paragraph-rsid="0014dd36" style:font-size-asian="12pt" style:font-size-complex="12pt"/>
    </style:style>
    <style:style style:name="P67" style:family="paragraph" style:parent-style-name="Text_20_body"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officeooo:rsid="0014dd36" officeooo:paragraph-rsid="0014dd36" style:text-blinking="false" fo:background-color="transparent"/>
    </style:style>
    <style:style style:name="P68" style:family="paragraph" style:parent-style-name="Text_20_body"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officeooo:paragraph-rsid="00168e0f" style:text-blinking="false" fo:background-color="transparent"/>
    </style:style>
    <style:style style:name="P69" style:family="paragraph" style:parent-style-name="Text_20_body">
      <style:text-properties officeooo:rsid="00163f98" officeooo:paragraph-rsid="00163f98"/>
    </style:style>
    <style:style style:name="P70" style:family="paragraph" style:parent-style-name="Text_20_body">
      <style:text-properties officeooo:paragraph-rsid="00163f98"/>
    </style:style>
    <style:style style:name="P71" style:family="paragraph" style:parent-style-name="Text_20_body">
      <style:text-properties officeooo:paragraph-rsid="00168e0f"/>
    </style:style>
    <style:style style:name="P72" style:family="paragraph" style:parent-style-name="Text_20_body">
      <style:paragraph-properties fo:margin-left="0cm" fo:margin-right="13.056cm" fo:margin-top="1.252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 style:font-size-asian="12pt" style:font-size-complex="12pt"/>
    </style:style>
    <style:style style:name="P73" style:family="paragraph" style:parent-style-name="Text_20_body">
      <style:paragraph-properties fo:margin-left="0cm" fo:margin-right="0cm" fo:margin-top="1.337cm" fo:margin-bottom="0cm" loext:contextual-spacing="false" fo:line-height="138%" fo:text-indent="0cm" style:auto-text-indent="false" style:writing-mode="lr-tb"/>
      <style:text-properties fo:font-size="12pt" fo:font-weight="normal" style:font-size-asian="12pt" style:font-size-complex="12pt"/>
    </style:style>
    <style:style style:name="P74" style:family="paragraph" style:parent-style-name="Text_20_body">
      <style:paragraph-properties fo:margin-left="0cm" fo:margin-right="0cm" fo:margin-top="1.279cm" fo:margin-bottom="0cm" loext:contextual-spacing="false" fo:line-height="138%" fo:text-indent="0cm" style:auto-text-indent="false" style:writing-mode="lr-tb"/>
      <style:text-properties fo:font-size="12pt" fo:font-weight="normal" style:font-size-asian="12pt" style:font-size-complex="12pt"/>
    </style:style>
    <style:style style:name="P75" style:family="paragraph" style:parent-style-name="Text_20_body">
      <style:paragraph-properties fo:margin-left="0cm" fo:margin-right="0cm" fo:margin-top="0.372cm" fo:margin-bottom="0cm" loext:contextual-spacing="false" fo:line-height="138%" fo:text-indent="0cm" style:auto-text-indent="false" style:writing-mode="lr-tb"/>
      <style:text-properties fo:font-weight="normal"/>
    </style:style>
    <style:style style:name="P76" style:family="paragraph" style:parent-style-name="Text_20_body">
      <style:paragraph-properties fo:margin-left="0cm" fo:margin-right="0cm" fo:margin-top="0.372cm" fo:margin-bottom="0cm" loext:contextual-spacing="false" fo:line-height="138%" fo:text-indent="0cm" style:auto-text-indent="false" style:writing-mode="lr-tb"/>
      <style:text-properties fo:font-size="12pt" fo:font-weight="normal" style:font-size-asian="12pt" style:font-size-complex="12pt"/>
    </style:style>
    <style:style style:name="P77" style:family="paragraph" style:parent-style-name="Text_20_body">
      <style:paragraph-properties fo:margin-left="0cm" fo:margin-right="0cm" fo:margin-top="0.263cm" fo:margin-bottom="0cm" loext:contextual-spacing="false" fo:line-height="138%" fo:text-indent="0cm" style:auto-text-indent="false" style:writing-mode="lr-tb"/>
      <style:text-properties fo:font-weight="normal"/>
    </style:style>
    <style:style style:name="P78" style:family="paragraph" style:parent-style-name="Text_20_body">
      <style:paragraph-properties fo:margin-left="0cm" fo:margin-right="0cm" fo:margin-top="0.263cm" fo:margin-bottom="0cm" loext:contextual-spacing="false" fo:line-height="138%" fo:text-indent="0cm" style:auto-text-indent="false" style:writing-mode="lr-tb"/>
      <style:text-properties fo:font-size="12pt" fo:font-weight="normal" style:font-size-asian="12pt" style:font-size-complex="12pt"/>
    </style:style>
    <style:style style:name="P79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weight="normal"/>
    </style:style>
    <style:style style:name="P80" style:family="paragraph" style:parent-style-name="Text_20_body">
      <style:paragraph-properties fo:margin-left="0cm" fo:margin-right="0cm" fo:margin-top="0cm" fo:margin-bottom="0cm" loext:contextual-spacing="false" fo:line-height="138%" fo:text-align="end" style:justify-single-word="false" fo:text-indent="0cm" style:auto-text-indent="false" style:writing-mode="lr-tb"/>
      <style:text-properties fo:font-weight="normal"/>
    </style:style>
    <style:style style:name="P81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size="12pt" fo:font-weight="normal" style:font-size-asian="12pt" style:font-size-complex="12pt"/>
    </style:style>
    <style:style style:name="P82" style:family="paragraph" style:parent-style-name="Text_20_body">
      <style:paragraph-properties fo:margin-left="0cm" fo:margin-right="0cm" fo:margin-top="1.228cm" fo:margin-bottom="0cm" loext:contextual-spacing="false" fo:line-height="138%" fo:text-indent="0cm" style:auto-text-indent="false" style:writing-mode="lr-tb"/>
      <style:text-properties fo:font-size="12pt" fo:font-weight="normal" style:font-size-asian="12pt" style:font-size-complex="12pt"/>
    </style:style>
    <style:style style:name="P83" style:family="paragraph" style:parent-style-name="Text_20_body">
      <style:paragraph-properties fo:margin-left="0cm" fo:margin-right="0cm" fo:margin-top="0.296cm" fo:margin-bottom="0cm" loext:contextual-spacing="false" fo:line-height="138%" fo:text-indent="0cm" style:auto-text-indent="false" style:writing-mode="lr-tb"/>
      <style:text-properties fo:font-weight="normal"/>
    </style:style>
    <style:style style:name="P84" style:family="paragraph" style:parent-style-name="Text_20_body">
      <style:paragraph-properties fo:margin-left="0cm" fo:margin-right="0cm" fo:margin-top="0.415cm" fo:margin-bottom="0cm" loext:contextual-spacing="false" fo:line-height="138%" fo:text-indent="0cm" style:auto-text-indent="false" style:writing-mode="lr-tb"/>
      <style:text-properties fo:font-weight="normal"/>
    </style:style>
    <style:style style:name="P85" style:family="paragraph" style:parent-style-name="Text_20_body">
      <style:paragraph-properties fo:margin-left="0cm" fo:margin-right="0cm" fo:margin-top="0.339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86" style:family="paragraph" style:parent-style-name="Text_20_body">
      <style:paragraph-properties fo:margin-left="0cm" fo:margin-right="0cm" fo:margin-top="0.339cm" fo:margin-bottom="0cm" loext:contextual-spacing="false" fo:line-height="138%" fo:text-indent="0cm" style:auto-text-indent="false" style:writing-mode="lr-tb"/>
      <style:text-properties fo:font-weight="normal"/>
    </style:style>
    <style:style style:name="P87" style:family="paragraph" style:parent-style-name="Text_20_body">
      <style:paragraph-properties fo:margin-left="0cm" fo:margin-right="0cm" fo:margin-top="1.168cm" fo:margin-bottom="0cm" loext:contextual-spacing="false" fo:line-height="138%" fo:text-indent="0cm" style:auto-text-indent="false" style:writing-mode="lr-tb"/>
      <style:text-properties fo:font-weight="normal"/>
    </style:style>
    <style:style style:name="P88" style:family="paragraph" style:parent-style-name="Text_20_body">
      <style:paragraph-properties fo:margin-left="0cm" fo:margin-right="0cm" fo:margin-top="0.406cm" fo:margin-bottom="0cm" loext:contextual-spacing="false" fo:line-height="138%" fo:text-indent="0cm" style:auto-text-indent="false" style:writing-mode="lr-tb"/>
      <style:text-properties fo:font-weight="normal"/>
    </style:style>
    <style:style style:name="P89" style:family="paragraph" style:parent-style-name="Text_20_body">
      <style:paragraph-properties fo:margin-left="0cm" fo:margin-right="0cm" fo:margin-top="0.363cm" fo:margin-bottom="0cm" loext:contextual-spacing="false" fo:line-height="138%" fo:text-indent="0cm" style:auto-text-indent="false" style:writing-mode="lr-tb"/>
      <style:text-properties fo:font-weight="normal"/>
    </style:style>
    <style:style style:name="P90" style:family="paragraph" style:parent-style-name="Text_20_body">
      <style:paragraph-properties fo:margin-left="0cm" fo:margin-right="0cm" fo:margin-top="0.399cm" fo:margin-bottom="0cm" loext:contextual-spacing="false" fo:line-height="138%" fo:text-indent="0cm" style:auto-text-indent="false" style:writing-mode="lr-tb"/>
      <style:text-properties fo:font-weight="normal"/>
    </style:style>
    <style:style style:name="P91" style:family="paragraph" style:parent-style-name="Text_20_body">
      <style:paragraph-properties fo:margin-left="0cm" fo:margin-right="0cm" fo:margin-top="0.39cm" fo:margin-bottom="0cm" loext:contextual-spacing="false" fo:line-height="138%" fo:text-indent="0cm" style:auto-text-indent="false" style:writing-mode="lr-tb"/>
      <style:text-properties fo:font-weight="normal"/>
    </style:style>
    <style:style style:name="P92" style:family="paragraph" style:parent-style-name="Text_20_body">
      <style:paragraph-properties fo:margin-left="0cm" fo:margin-right="0cm" fo:margin-top="0.254cm" fo:margin-bottom="0cm" loext:contextual-spacing="false" fo:line-height="138%" fo:text-indent="0cm" style:auto-text-indent="false" style:writing-mode="lr-tb"/>
      <style:text-properties fo:font-weight="normal"/>
    </style:style>
    <style:style style:name="P93" style:family="paragraph" style:parent-style-name="Text_20_body">
      <style:paragraph-properties fo:margin-left="0cm" fo:margin-right="0cm" fo:margin-top="0.381cm" fo:margin-bottom="0cm" loext:contextual-spacing="false" fo:line-height="138%" fo:text-indent="0cm" style:auto-text-indent="false" style:writing-mode="lr-tb"/>
      <style:text-properties fo:font-weight="normal"/>
    </style:style>
    <style:style style:name="P94" style:family="paragraph" style:parent-style-name="Text_20_body">
      <style:paragraph-properties fo:margin-left="0cm" fo:margin-right="0cm" fo:margin-top="0.305cm" fo:margin-bottom="0cm" loext:contextual-spacing="false" fo:line-height="138%" fo:text-indent="0cm" style:auto-text-indent="false" style:writing-mode="lr-tb"/>
      <style:text-properties fo:font-weight="normal"/>
    </style:style>
    <style:style style:name="P95" style:family="paragraph" style:parent-style-name="Text_20_body">
      <style:paragraph-properties fo:margin-left="0cm" fo:margin-right="0cm" fo:margin-top="2.193cm" fo:margin-bottom="0cm" loext:contextual-spacing="false" fo:line-height="138%" fo:text-indent="0cm" style:auto-text-indent="false" style:writing-mode="lr-tb"/>
      <style:text-properties fo:font-weight="normal"/>
    </style:style>
    <style:style style:name="P96" style:family="paragraph" style:parent-style-name="Text_20_body">
      <style:paragraph-properties fo:margin-left="0cm" fo:margin-right="0cm" fo:margin-top="0.245cm" fo:margin-bottom="0cm" loext:contextual-spacing="false" fo:line-height="138%" fo:text-indent="0cm" style:auto-text-indent="false" style:writing-mode="lr-tb"/>
      <style:text-properties fo:font-weight="normal"/>
    </style:style>
    <style:style style:name="P97" style:family="paragraph" style:parent-style-name="Text_20_body">
      <style:paragraph-properties fo:margin-left="0cm" fo:margin-right="0cm" fo:margin-top="0.288cm" fo:margin-bottom="0cm" loext:contextual-spacing="false" fo:line-height="138%" fo:text-indent="0cm" style:auto-text-indent="false" style:writing-mode="lr-tb"/>
      <style:text-properties fo:font-weight="normal"/>
    </style:style>
    <style:style style:name="P98" style:family="paragraph" style:parent-style-name="Text_20_body">
      <style:paragraph-properties fo:margin-left="0cm" fo:margin-right="0cm" fo:margin-top="0.423cm" fo:margin-bottom="0cm" loext:contextual-spacing="false" fo:line-height="138%" fo:text-indent="0cm" style:auto-text-indent="false" style:writing-mode="lr-tb"/>
      <style:text-properties fo:font-weight="normal"/>
    </style:style>
    <style:style style:name="P99" style:family="paragraph" style:parent-style-name="Text_20_body">
      <style:paragraph-properties fo:margin-left="0cm" fo:margin-right="0cm" fo:margin-top="0.236cm" fo:margin-bottom="0cm" loext:contextual-spacing="false" fo:line-height="138%" fo:text-indent="0cm" style:auto-text-indent="false" style:writing-mode="lr-tb"/>
      <style:text-properties fo:font-weight="normal"/>
    </style:style>
    <style:style style:name="P100" style:family="paragraph" style:parent-style-name="Text_20_body">
      <style:paragraph-properties fo:margin-left="0cm" fo:margin-right="0cm" fo:margin-top="2.168cm" fo:margin-bottom="0cm" loext:contextual-spacing="false" fo:line-height="138%" fo:text-indent="0cm" style:auto-text-indent="false" style:writing-mode="lr-tb"/>
      <style:text-properties fo:font-weight="normal"/>
    </style:style>
    <style:style style:name="P101" style:family="paragraph" style:parent-style-name="Text_20_body">
      <style:paragraph-properties fo:margin-left="0cm" fo:margin-right="0cm" fo:margin-top="0.457cm" fo:margin-bottom="0cm" loext:contextual-spacing="false" fo:line-height="138%" fo:text-indent="0cm" style:auto-text-indent="false" style:writing-mode="lr-tb"/>
      <style:text-properties fo:font-weight="normal"/>
    </style:style>
    <style:style style:name="P102" style:family="paragraph" style:parent-style-name="Text_20_body">
      <style:paragraph-properties fo:margin-left="0cm" fo:margin-right="0cm" fo:margin-top="0.448cm" fo:margin-bottom="0cm" loext:contextual-spacing="false" fo:line-height="138%" fo:text-indent="0cm" style:auto-text-indent="false" style:writing-mode="lr-tb"/>
      <style:text-properties fo:font-weight="normal"/>
    </style:style>
    <style:style style:name="P103" style:family="paragraph" style:parent-style-name="Text_20_body">
      <style:paragraph-properties fo:margin-left="0cm" fo:margin-right="0cm" fo:margin-top="1.245cm" fo:margin-bottom="0cm" loext:contextual-spacing="false" fo:line-height="138%" fo:text-indent="0cm" style:auto-text-indent="false" style:writing-mode="lr-tb"/>
      <style:text-properties fo:font-weight="normal"/>
    </style:style>
    <style:style style:name="P104" style:family="paragraph" style:parent-style-name="Text_20_body">
      <style:paragraph-properties fo:margin-left="0cm" fo:margin-right="0cm" fo:margin-top="1.21cm" fo:margin-bottom="0cm" loext:contextual-spacing="false" fo:line-height="138%" fo:text-indent="0cm" style:auto-text-indent="false" style:writing-mode="lr-tb"/>
      <style:text-properties fo:font-weight="normal"/>
    </style:style>
    <style:style style:name="P105" style:family="paragraph" style:parent-style-name="Text_20_body">
      <style:paragraph-properties fo:margin-left="0cm" fo:margin-right="0cm" fo:margin-top="1.33cm" fo:margin-bottom="0cm" loext:contextual-spacing="false" fo:line-height="138%" fo:text-indent="0cm" style:auto-text-indent="false" style:writing-mode="lr-tb"/>
      <style:text-properties fo:font-weight="normal"/>
    </style:style>
    <style:style style:name="P106" style:family="paragraph" style:parent-style-name="Text_20_body">
      <style:paragraph-properties fo:margin-left="0cm" fo:margin-right="0cm" fo:margin-top="0.33cm" fo:margin-bottom="0cm" loext:contextual-spacing="false" fo:line-height="138%" fo:text-indent="0cm" style:auto-text-indent="false" style:writing-mode="lr-tb"/>
      <style:text-properties fo:font-weight="normal"/>
    </style:style>
    <style:style style:name="P107" style:family="paragraph" style:parent-style-name="Text_20_body">
      <style:paragraph-properties fo:margin-left="0cm" fo:margin-right="0cm" fo:margin-top="1.134cm" fo:margin-bottom="0cm" loext:contextual-spacing="false" fo:line-height="138%" fo:text-indent="1.633cm" style:auto-text-indent="false" style:writing-mode="lr-tb"/>
      <style:text-properties fo:font-size="12pt" fo:font-weight="normal" style:font-size-asian="12pt" style:font-size-complex="12pt"/>
    </style:style>
    <style:style style:name="P108" style:family="paragraph" style:parent-style-name="Text_20_body">
      <style:paragraph-properties fo:margin-left="0cm" fo:margin-right="0cm" fo:margin-top="0.305cm" fo:margin-bottom="0cm" loext:contextual-spacing="false" fo:line-height="138%" fo:text-indent="1.633cm" style:auto-text-indent="false" style:writing-mode="lr-tb"/>
      <style:text-properties fo:font-weight="normal"/>
    </style:style>
    <style:style style:name="P109" style:family="paragraph" style:parent-style-name="Text_20_body">
      <style:paragraph-properties fo:margin-left="0cm" fo:margin-right="10.058cm" fo:margin-top="1.355cm" fo:margin-bottom="0cm" loext:contextual-spacing="false" fo:line-height="138%" fo:text-indent="0cm" style:auto-text-indent="false" style:writing-mode="lr-tb"/>
      <style:text-properties fo:font-size="12pt" fo:font-weight="normal" style:font-size-asian="12pt" style:font-size-complex="12pt"/>
    </style:style>
    <style:style style:name="P110" style:family="paragraph" style:parent-style-name="Text_20_body">
      <style:paragraph-properties fo:margin-left="0cm" fo:margin-right="10.058cm" fo:margin-top="0.288cm" fo:margin-bottom="0cm" loext:contextual-spacing="false" fo:line-height="138%" fo:text-indent="0cm" style:auto-text-indent="false" style:writing-mode="lr-tb"/>
      <style:text-properties fo:font-weight="normal"/>
    </style:style>
    <style:style style:name="P111" style:family="paragraph" style:parent-style-name="Text_20_body">
      <style:paragraph-properties fo:margin-left="0cm" fo:margin-right="10.058cm" fo:margin-top="0.356cm" fo:margin-bottom="0cm" loext:contextual-spacing="false" fo:line-height="138%" fo:text-indent="0cm" style:auto-text-indent="false" style:writing-mode="lr-tb"/>
      <style:text-properties fo:font-weight="normal"/>
    </style:style>
    <style:style style:name="P112" style:family="paragraph" style:parent-style-name="Text_20_body">
      <style:paragraph-properties fo:margin-left="0cm" fo:margin-right="17.492cm" fo:margin-top="0.584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fo:font-size="12pt" style:text-underline-style="none" style:text-blinking="false" fo:background-color="transparent" style:font-size-asian="12pt" style:font-size-complex="12pt"/>
    </style:style>
    <style:style style:name="P113" style:family="paragraph" style:parent-style-name="Text_20_body">
      <style:paragraph-properties fo:margin-left="0cm" fo:margin-right="0cm" fo:margin-top="0cm" fo:margin-bottom="0cm" loext:contextual-spacing="false" fo:line-height="138%" fo:text-indent="1.923cm" style:auto-text-indent="false" style:writing-mode="lr-tb"/>
      <style:text-properties fo:font-size="12pt" fo:font-weight="normal" style:font-size-asian="12pt" style:font-size-complex="12pt"/>
    </style:style>
    <style:style style:name="P114" style:family="paragraph" style:parent-style-name="Text_20_body">
      <style:paragraph-properties fo:margin-left="0cm" fo:margin-right="0cm" fo:margin-top="0.187cm" fo:margin-bottom="0cm" loext:contextual-spacing="false" fo:line-height="138%" fo:text-indent="1.923cm" style:auto-text-indent="false" style:writing-mode="lr-tb"/>
      <style:text-properties fo:font-weight="normal"/>
    </style:style>
    <style:style style:name="P115" style:family="paragraph" style:parent-style-name="Text_20_body">
      <style:paragraph-properties fo:margin-left="0cm" fo:margin-right="11.031cm" fo:margin-top="0.363cm" fo:margin-bottom="0cm" loext:contextual-spacing="false" fo:line-height="138%" fo:text-indent="0cm" style:auto-text-indent="false" style:writing-mode="lr-tb"/>
      <style:text-properties fo:font-size="12pt" fo:font-weight="normal" style:font-size-asian="12pt" style:font-size-complex="12pt"/>
    </style:style>
    <style:style style:name="P116" style:family="paragraph" style:parent-style-name="Text_20_body">
      <style:paragraph-properties fo:margin-left="0cm" fo:margin-right="11.031cm" fo:margin-top="0.399cm" fo:margin-bottom="0cm" loext:contextual-spacing="false" fo:line-height="138%" fo:text-indent="0cm" style:auto-text-indent="false" style:writing-mode="lr-tb"/>
      <style:text-properties fo:font-weight="normal"/>
    </style:style>
    <style:style style:name="P117" style:family="paragraph" style:parent-style-name="Text_20_body">
      <style:paragraph-properties fo:margin-left="0cm" fo:margin-right="0.06cm" fo:margin-top="0.415cm" fo:margin-bottom="0cm" loext:contextual-spacing="false" fo:line-height="138%" fo:text-indent="0cm" style:auto-text-indent="false" style:writing-mode="lr-tb"/>
      <style:text-properties fo:font-size="12pt" fo:font-weight="normal" style:font-size-asian="12pt" style:font-size-complex="12pt"/>
    </style:style>
    <style:style style:name="P118" style:family="paragraph" style:parent-style-name="Text_20_body">
      <style:paragraph-properties fo:margin-left="0cm" fo:margin-right="5.029cm" fo:margin-top="3.108cm" fo:margin-bottom="0cm" loext:contextual-spacing="false" fo:line-height="138%" fo:text-indent="0cm" style:auto-text-indent="false" style:writing-mode="lr-tb"/>
      <style:text-properties fo:font-size="12pt" fo:font-weight="normal" style:font-size-asian="12pt" style:font-size-complex="12pt"/>
    </style:style>
    <style:style style:name="P119" style:family="paragraph" style:parent-style-name="Text_20_body">
      <style:paragraph-properties fo:margin-left="0cm" fo:margin-right="12.522cm" fo:margin-top="1.288cm" fo:margin-bottom="0cm" loext:contextual-spacing="false" fo:line-height="138%" fo:text-indent="0cm" style:auto-text-indent="false" style:writing-mode="lr-tb"/>
      <style:text-properties fo:font-size="12pt" fo:font-weight="normal" style:font-size-asian="12pt" style:font-size-complex="12pt"/>
    </style:style>
    <style:style style:name="P120" style:family="paragraph" style:parent-style-name="Text_20_body">
      <style:paragraph-properties fo:margin-left="0cm" fo:margin-right="12.522cm" fo:margin-top="0.236cm" fo:margin-bottom="0cm" loext:contextual-spacing="false" fo:line-height="138%" fo:text-indent="0cm" style:auto-text-indent="false" style:writing-mode="lr-tb"/>
      <style:text-properties fo:font-weight="normal"/>
    </style:style>
    <style:style style:name="P121" style:family="paragraph" style:parent-style-name="Text_20_body">
      <style:paragraph-properties fo:margin-left="0cm" fo:margin-right="2.455cm" fo:margin-top="0.399cm" fo:margin-bottom="0cm" loext:contextual-spacing="false" fo:line-height="138%" fo:text-indent="0cm" style:auto-text-indent="false" style:writing-mode="lr-tb"/>
      <style:text-properties fo:font-size="12pt" fo:font-weight="normal" style:font-size-asian="12pt" style:font-size-complex="12pt"/>
    </style:style>
    <style:style style:name="P122" style:family="paragraph" style:parent-style-name="Text_20_body">
      <style:paragraph-properties fo:margin-left="0cm" fo:margin-right="0.187cm" fo:margin-top="0.305cm" fo:margin-bottom="0cm" loext:contextual-spacing="false" fo:line-height="138%" fo:text-indent="1.939cm" style:auto-text-indent="false" style:writing-mode="lr-tb"/>
      <style:text-properties fo:font-size="12pt" fo:font-weight="normal" style:font-size-asian="12pt" style:font-size-complex="12pt"/>
    </style:style>
    <style:style style:name="P123" style:family="paragraph" style:parent-style-name="Text_20_body">
      <style:paragraph-properties fo:margin-left="0cm" fo:margin-right="2.87cm" fo:margin-top="1.261cm" fo:margin-bottom="0cm" loext:contextual-spacing="false" fo:line-height="138%" fo:text-indent="0cm" style:auto-text-indent="false" style:writing-mode="lr-tb"/>
      <style:text-properties fo:font-size="12pt" fo:font-weight="normal" style:font-size-asian="12pt" style:font-size-complex="12pt"/>
    </style:style>
    <style:style style:name="P124" style:family="paragraph" style:parent-style-name="Text_20_body">
      <style:paragraph-properties fo:margin-left="0cm" fo:margin-right="10.728cm" fo:margin-top="1.219cm" fo:margin-bottom="0cm" loext:contextual-spacing="false" fo:line-height="138%" fo:text-indent="0cm" style:auto-text-indent="false" style:writing-mode="lr-tb"/>
      <style:text-properties fo:font-size="12pt" fo:font-weight="normal" style:font-size-asian="12pt" style:font-size-complex="12pt"/>
    </style:style>
    <style:style style:name="P125" style:family="paragraph" style:parent-style-name="Text_20_body">
      <style:paragraph-properties fo:margin-left="0cm" fo:margin-right="11.151cm" fo:margin-top="1.168cm" fo:margin-bottom="0cm" loext:contextual-spacing="false" fo:line-height="138%" fo:text-indent="0cm" style:auto-text-indent="false" style:writing-mode="lr-tb"/>
      <style:text-properties fo:font-size="12pt" fo:font-weight="normal" style:font-size-asian="12pt" style:font-size-complex="12pt"/>
    </style:style>
    <style:style style:name="P126" style:family="paragraph" style:parent-style-name="Text_20_body">
      <style:paragraph-properties fo:margin-left="0cm" fo:margin-right="11.151cm" fo:margin-top="0.263cm" fo:margin-bottom="0cm" loext:contextual-spacing="false" fo:line-height="138%" fo:text-indent="0cm" style:auto-text-indent="false" style:writing-mode="lr-tb"/>
      <style:text-properties fo:font-weight="normal"/>
    </style:style>
    <style:style style:name="P127" style:family="paragraph" style:parent-style-name="Text_20_body">
      <style:paragraph-properties fo:margin-left="0cm" fo:margin-right="5.664cm" fo:margin-top="0.178cm" fo:margin-bottom="0cm" loext:contextual-spacing="false" fo:line-height="138%" fo:text-indent="0cm" style:auto-text-indent="false" style:writing-mode="lr-tb"/>
      <style:text-properties fo:font-size="12pt" fo:font-weight="normal" style:font-size-asian="12pt" style:font-size-complex="12pt"/>
    </style:style>
    <style:style style:name="P128" style:family="paragraph" style:parent-style-name="Text_20_body">
      <style:paragraph-properties fo:margin-left="0cm" fo:margin-right="5.664cm" fo:margin-top="1.228cm" fo:margin-bottom="0cm" loext:contextual-spacing="false" fo:line-height="138%" fo:text-indent="0cm" style:auto-text-indent="false" style:writing-mode="lr-tb"/>
      <style:text-properties fo:font-weight="normal"/>
    </style:style>
    <style:style style:name="P129" style:family="paragraph" style:parent-style-name="Text_20_body">
      <style:paragraph-properties fo:margin-left="0cm" fo:margin-right="10.118cm" fo:margin-top="0.22cm" fo:margin-bottom="0cm" loext:contextual-spacing="false" fo:line-height="138%" fo:text-indent="0cm" style:auto-text-indent="false" style:writing-mode="lr-tb"/>
      <style:text-properties fo:font-size="12pt" fo:font-weight="normal" style:font-size-asian="12pt" style:font-size-complex="12pt"/>
    </style:style>
    <style:style style:name="P130" style:family="paragraph" style:parent-style-name="Text_20_body">
      <style:paragraph-properties fo:margin-left="0cm" fo:margin-right="10.118cm" fo:margin-top="0.296cm" fo:margin-bottom="0cm" loext:contextual-spacing="false" fo:line-height="138%" fo:text-indent="0cm" style:auto-text-indent="false" style:writing-mode="lr-tb"/>
      <style:text-properties fo:font-weight="normal"/>
    </style:style>
    <style:style style:name="P131" style:family="paragraph" style:parent-style-name="Text_20_body">
      <style:paragraph-properties fo:margin-left="0cm" fo:margin-right="10.118cm" fo:margin-top="0.169cm" fo:margin-bottom="0cm" loext:contextual-spacing="false" fo:line-height="138%" fo:text-indent="0cm" style:auto-text-indent="false" style:writing-mode="lr-tb"/>
      <style:text-properties fo:font-weight="normal"/>
    </style:style>
    <style:style style:name="P132" style:family="paragraph" style:parent-style-name="Text_20_body">
      <style:paragraph-properties fo:margin-left="0cm" fo:margin-right="13.538cm" fo:margin-top="3.302cm" fo:margin-bottom="0cm" loext:contextual-spacing="false" fo:line-height="138%" fo:text-indent="0cm" style:auto-text-indent="false" style:writing-mode="lr-tb"/>
      <style:text-properties fo:font-size="12pt" fo:font-weight="normal" style:font-size-asian="12pt" style:font-size-complex="12pt"/>
    </style:style>
    <style:style style:name="P133" style:family="paragraph" style:parent-style-name="Text_20_body">
      <style:paragraph-properties fo:margin-left="0cm" fo:margin-right="13.538cm" fo:margin-top="0.229cm" fo:margin-bottom="0cm" loext:contextual-spacing="false" fo:line-height="138%" fo:text-indent="0cm" style:auto-text-indent="false" style:writing-mode="lr-tb"/>
      <style:text-properties fo:font-weight="normal"/>
    </style:style>
    <style:style style:name="P134" style:family="paragraph" style:parent-style-name="Text_20_body">
      <style:paragraph-properties fo:margin-left="0cm" fo:margin-right="0.94cm" fo:margin-top="1.363cm" fo:margin-bottom="0cm" loext:contextual-spacing="false" fo:line-height="138%" fo:text-indent="0cm" style:auto-text-indent="false" style:writing-mode="lr-tb"/>
      <style:text-properties fo:font-size="12pt" fo:font-weight="normal" style:font-size-asian="12pt" style:font-size-complex="12pt"/>
    </style:style>
    <style:style style:name="P135" style:family="paragraph" style:parent-style-name="Text_20_body">
      <style:paragraph-properties fo:margin-left="0cm" fo:margin-right="16.459cm" fo:margin-top="1.33cm" fo:margin-bottom="0cm" loext:contextual-spacing="false" fo:line-height="138%" fo:text-indent="0cm" style:auto-text-indent="false" style:writing-mode="lr-tb"/>
      <style:text-properties fo:font-size="12pt" fo:font-weight="normal" style:font-size-asian="12pt" style:font-size-complex="12pt"/>
    </style:style>
    <style:style style:name="P136" style:family="paragraph" style:parent-style-name="Text_20_body">
      <style:paragraph-properties fo:margin-left="0cm" fo:margin-right="11.405cm" fo:margin-top="0.381cm" fo:margin-bottom="0cm" loext:contextual-spacing="false" fo:line-height="138%" fo:text-indent="0cm" style:auto-text-indent="false" style:writing-mode="lr-tb"/>
      <style:text-properties fo:font-size="12pt" fo:font-weight="normal" style:font-size-asian="12pt" style:font-size-complex="12pt"/>
    </style:style>
    <style:style style:name="P137" style:family="paragraph" style:parent-style-name="Text_20_body">
      <style:paragraph-properties fo:margin-left="0cm" fo:margin-right="12.988cm" fo:margin-top="0.245cm" fo:margin-bottom="0cm" loext:contextual-spacing="false" fo:line-height="138%" fo:text-indent="0cm" style:auto-text-indent="false" style:writing-mode="lr-tb"/>
      <style:text-properties fo:font-size="12pt" fo:font-weight="normal" style:font-size-asian="12pt" style:font-size-complex="12pt"/>
    </style:style>
    <style:style style:name="P138" style:family="paragraph" style:parent-style-name="Text_20_body">
      <style:paragraph-properties fo:margin-left="0cm" fo:margin-right="12.988cm" fo:margin-top="0cm" fo:margin-bottom="0cm" loext:contextual-spacing="false" fo:line-height="138%" fo:text-indent="0cm" style:auto-text-indent="false" style:writing-mode="lr-tb"/>
      <style:text-properties fo:font-weight="normal"/>
    </style:style>
    <style:style style:name="P139" style:family="paragraph" style:parent-style-name="Text_20_body">
      <style:paragraph-properties fo:margin-left="5.521cm" fo:margin-right="2.988cm" fo:margin-top="0cm" fo:margin-bottom="0cm" loext:contextual-spacing="false" fo:line-height="138%" fo:text-indent="0cm" style:auto-text-indent="false" style:writing-mode="lr-tb"/>
      <style:text-properties fo:font-size="12pt" fo:font-weight="normal" style:font-size-asian="12pt" style:font-size-complex="12pt"/>
    </style:style>
    <style:style style:name="P140" style:family="paragraph" style:parent-style-name="Text_20_body">
      <style:paragraph-properties fo:margin-left="0cm" fo:margin-right="9.761cm" fo:margin-top="0.212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 style:font-size-asian="12pt" style:font-size-complex="12pt"/>
    </style:style>
    <style:style style:name="P141" style:family="paragraph" style:parent-style-name="Text_20_body">
      <style:paragraph-properties fo:margin-left="0cm" fo:margin-right="9.761cm" fo:margin-top="0.305cm" fo:margin-bottom="0cm" loext:contextual-spacing="false" fo:line-height="138%" fo:text-indent="0cm" style:auto-text-indent="false" style:writing-mode="lr-tb"/>
      <style:text-properties fo:font-weight="normal"/>
    </style:style>
    <style:style style:name="P142" style:family="paragraph" style:parent-style-name="Text_20_body">
      <style:paragraph-properties fo:margin-left="0cm" fo:margin-right="9.761cm" fo:margin-top="0.263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143" style:family="paragraph" style:parent-style-name="Text_20_body">
      <style:paragraph-properties fo:margin-left="7.375cm" fo:margin-right="0cm" fo:margin-top="0cm" fo:margin-bottom="0cm" loext:contextual-spacing="false" fo:line-height="138%" fo:text-indent="0cm" style:auto-text-indent="false" style:writing-mode="lr-tb"/>
      <style:text-properties fo:font-size="12pt" fo:font-weight="normal" style:font-size-asian="12pt" style:font-size-complex="12pt"/>
    </style:style>
    <style:style style:name="P144" style:family="paragraph" style:parent-style-name="Text_20_body">
      <style:paragraph-properties fo:margin-left="0cm" fo:margin-right="1.796cm" fo:margin-top="0cm" fo:margin-bottom="0cm" loext:contextual-spacing="false" fo:line-height="138%" fo:text-indent="0cm" style:auto-text-indent="false" style:writing-mode="lr-tb"/>
      <style:text-properties fo:font-size="12pt" fo:font-weight="normal" style:font-size-asian="12pt" style:font-size-complex="12pt"/>
    </style:style>
    <style:style style:name="P145" style:family="paragraph" style:parent-style-name="Text_20_body">
      <style:paragraph-properties fo:margin-left="0cm" fo:margin-right="11.227cm" fo:margin-top="0.245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 style:font-size-asian="12pt" style:font-size-complex="12pt"/>
    </style:style>
    <style:style style:name="P146" style:family="paragraph" style:parent-style-name="Text_20_body">
      <style:paragraph-properties fo:margin-left="0cm" fo:margin-right="14.774cm" fo:margin-top="0.347cm" fo:margin-bottom="0cm" loext:contextual-spacing="false" fo:line-height="138%" fo:text-indent="0cm" style:auto-text-indent="false" style:writing-mode="lr-tb"/>
      <style:text-properties fo:font-variant="normal" fo:text-transform="none" fo:color="#2a2a00" style:text-line-through-style="none" style:text-line-through-type="none" style:font-name="Arial2" fo:font-size="12pt" fo:font-style="normal" style:text-underline-style="none" fo:font-weight="normal" style:text-blinking="false" fo:background-color="transparent" style:font-size-asian="12pt" style:font-size-complex="12pt"/>
    </style:style>
    <style:style style:name="P147" style:family="paragraph" style:parent-style-name="Text_20_body">
      <style:paragraph-properties fo:margin-left="0cm" fo:margin-right="12.252cm" fo:margin-top="0.406cm" fo:margin-bottom="0cm" loext:contextual-spacing="false" fo:line-height="138%" fo:text-indent="0cm" style:auto-text-indent="false" style:writing-mode="lr-tb"/>
      <style:text-properties fo:font-size="12pt" fo:font-weight="normal" style:font-size-asian="12pt" style:font-size-complex="12pt"/>
    </style:style>
    <style:style style:name="P148" style:family="paragraph" style:parent-style-name="Text_20_body">
      <style:paragraph-properties fo:margin-left="6.613cm" fo:margin-right="0.55cm" fo:margin-top="0cm" fo:margin-bottom="0cm" loext:contextual-spacing="false" fo:line-height="138%" fo:text-indent="0cm" style:auto-text-indent="false" style:writing-mode="lr-tb"/>
      <style:text-properties fo:font-size="12pt" fo:font-weight="normal" style:font-size-asian="12pt" style:font-size-complex="12pt"/>
    </style:style>
    <style:style style:name="P149" style:family="paragraph" style:parent-style-name="Text_20_body">
      <style:paragraph-properties fo:margin-left="5.419cm" fo:margin-right="0.152cm" fo:margin-top="1.21cm" fo:margin-bottom="0cm" loext:contextual-spacing="false" fo:line-height="138%" fo:text-indent="0cm" style:auto-text-indent="false" style:writing-mode="lr-tb"/>
      <style:text-properties fo:font-size="12pt" fo:font-weight="normal" style:font-size-asian="12pt" style:font-size-complex="12pt"/>
    </style:style>
    <style:style style:name="P150" style:family="paragraph" style:parent-style-name="Text_20_body">
      <style:paragraph-properties fo:margin-left="7.214cm" fo:margin-right="0cm" fo:margin-top="0.321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 style:font-size-asian="12pt" style:font-size-complex="12pt"/>
    </style:style>
    <style:style style:name="P151" style:family="paragraph" style:parent-style-name="Text_20_body">
      <style:paragraph-properties fo:margin-left="0cm" fo:margin-right="10.126cm" fo:margin-top="0cm" fo:margin-bottom="0cm" loext:contextual-spacing="false" fo:line-height="138%" fo:text-indent="0cm" style:auto-text-indent="false" style:writing-mode="lr-tb"/>
      <style:text-properties fo:font-size="12pt" fo:font-weight="normal" style:font-size-asian="12pt" style:font-size-complex="12pt"/>
    </style:style>
    <style:style style:name="P152" style:family="paragraph" style:parent-style-name="Text_20_body">
      <style:paragraph-properties fo:margin-left="0cm" fo:margin-right="10.126cm" fo:margin-top="0.314cm" fo:margin-bottom="0cm" loext:contextual-spacing="false" fo:line-height="138%" fo:text-indent="0cm" style:auto-text-indent="false" style:writing-mode="lr-tb"/>
      <style:text-properties fo:font-weight="normal"/>
    </style:style>
    <style:style style:name="P153" style:family="paragraph" style:parent-style-name="Text_20_body">
      <style:paragraph-properties fo:margin-left="0cm" fo:margin-right="10.126cm" fo:margin-top="1.295cm" fo:margin-bottom="0cm" loext:contextual-spacing="false" fo:line-height="138%" fo:text-indent="0cm" style:auto-text-indent="false" style:writing-mode="lr-tb"/>
      <style:text-properties fo:font-weight="normal"/>
    </style:style>
    <style:style style:name="P154" style:family="paragraph" style:parent-style-name="Text_20_body">
      <style:paragraph-properties fo:margin-left="0cm" fo:margin-right="13.894cm" fo:margin-top="0.236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 style:font-size-asian="12pt" style:font-size-complex="12pt"/>
    </style:style>
    <style:style style:name="P155" style:family="paragraph" style:parent-style-name="Text_20_body">
      <style:paragraph-properties fo:margin-left="0cm" fo:margin-right="17.306cm" fo:margin-top="0.272cm" fo:margin-bottom="0cm" loext:contextual-spacing="false" fo:line-height="138%" fo:text-indent="0cm" style:auto-text-indent="false" style:writing-mode="lr-tb"/>
      <style:text-properties officeooo:paragraph-rsid="0014dd36"/>
    </style:style>
    <style:style style:name="P156" style:family="paragraph" style:parent-style-name="Text_20_body">
      <style:paragraph-properties fo:margin-left="0cm" fo:margin-right="9.737cm" fo:margin-top="0.288cm" fo:margin-bottom="0cm" loext:contextual-spacing="false" fo:line-height="138%" fo:text-indent="0cm" style:auto-text-indent="false" style:writing-mode="lr-tb"/>
      <style:text-properties fo:font-weight="normal"/>
    </style:style>
    <style:style style:name="P157" style:family="paragraph" style:parent-style-name="Text_20_body">
      <style:paragraph-properties fo:margin-left="0cm" fo:margin-right="11.726cm" fo:margin-top="0.229cm" fo:margin-bottom="0cm" loext:contextual-spacing="false" fo:line-height="138%" fo:text-indent="0cm" style:auto-text-indent="false" style:writing-mode="lr-tb"/>
      <style:text-properties fo:font-weight="normal"/>
    </style:style>
    <style:style style:name="P158" style:family="paragraph" style:parent-style-name="Text_20_body">
      <style:paragraph-properties fo:margin-left="0cm" fo:margin-right="11.726cm" fo:margin-top="0.245cm" fo:margin-bottom="0cm" loext:contextual-spacing="false" fo:line-height="138%" fo:text-indent="0cm" style:auto-text-indent="false" style:writing-mode="lr-tb"/>
      <style:text-properties fo:font-weight="normal"/>
    </style:style>
    <style:style style:name="P159" style:family="paragraph" style:parent-style-name="Text_20_body">
      <style:paragraph-properties fo:margin-left="0cm" fo:margin-right="17.272cm" fo:margin-top="2.252cm" fo:margin-bottom="0cm" loext:contextual-spacing="false" fo:line-height="138%" fo:text-indent="0cm" style:auto-text-indent="false" style:writing-mode="lr-tb"/>
      <style:text-properties fo:font-weight="normal"/>
    </style:style>
    <style:style style:name="P160" style:family="paragraph" style:parent-style-name="Text_20_body">
      <style:paragraph-properties fo:margin-left="0cm" fo:margin-right="17.272cm" fo:margin-top="3.217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161" style:family="paragraph" style:parent-style-name="Text_20_body">
      <style:paragraph-properties fo:margin-left="0cm" fo:margin-right="9.77cm" fo:margin-top="0cm" fo:margin-bottom="0cm" loext:contextual-spacing="false" fo:line-height="138%" fo:text-indent="0cm" style:auto-text-indent="false" style:writing-mode="lr-tb"/>
      <style:text-properties fo:font-weight="normal"/>
    </style:style>
    <style:style style:name="P162" style:family="paragraph" style:parent-style-name="Text_20_body">
      <style:paragraph-properties fo:margin-left="0cm" fo:margin-right="7.4cm" fo:margin-top="0.118cm" fo:margin-bottom="0cm" loext:contextual-spacing="false" fo:line-height="138%" fo:text-indent="0cm" style:auto-text-indent="false" style:writing-mode="lr-tb"/>
      <style:text-properties fo:font-weight="normal"/>
    </style:style>
    <style:style style:name="P163" style:family="paragraph" style:parent-style-name="Text_20_body">
      <style:paragraph-properties fo:margin-left="0cm" fo:margin-right="4.759cm" fo:margin-top="1.185cm" fo:margin-bottom="0cm" loext:contextual-spacing="false" fo:line-height="138%" fo:text-indent="0cm" style:auto-text-indent="false" style:writing-mode="lr-tb"/>
      <style:text-properties fo:font-weight="normal"/>
    </style:style>
    <style:style style:name="P164" style:family="paragraph" style:parent-style-name="Text_20_body">
      <style:paragraph-properties fo:margin-left="0cm" fo:margin-right="16.443cm" fo:margin-top="1.194cm" fo:margin-bottom="0cm" loext:contextual-spacing="false" fo:line-height="138%" fo:text-indent="0cm" style:auto-text-indent="false" style:writing-mode="lr-tb"/>
      <style:text-properties fo:font-weight="normal"/>
    </style:style>
    <style:style style:name="P165" style:family="paragraph" style:parent-style-name="Text_20_body">
      <style:paragraph-properties fo:margin-left="0cm" fo:margin-right="16.443cm" fo:margin-top="0.575cm" fo:margin-bottom="0cm" loext:contextual-spacing="false" fo:line-height="138%" fo:text-indent="0cm" style:auto-text-indent="false" style:writing-mode="lr-tb"/>
      <style:text-properties fo:font-weight="normal"/>
    </style:style>
    <style:style style:name="P166" style:family="paragraph" style:parent-style-name="Text_20_body">
      <style:paragraph-properties fo:margin-left="0cm" fo:margin-right="7.112cm" fo:margin-top="0.415cm" fo:margin-bottom="0cm" loext:contextual-spacing="false" fo:line-height="138%" fo:text-indent="0cm" style:auto-text-indent="false" style:writing-mode="lr-tb"/>
      <style:text-properties fo:font-weight="normal"/>
    </style:style>
    <style:style style:name="P167" style:family="paragraph" style:parent-style-name="Text_20_body">
      <style:paragraph-properties fo:margin-left="0cm" fo:margin-right="16.746cm" fo:margin-top="1.279cm" fo:margin-bottom="0cm" loext:contextual-spacing="false" fo:line-height="138%" fo:text-indent="0cm" style:auto-text-indent="false" style:writing-mode="lr-tb"/>
      <style:text-properties fo:font-weight="normal"/>
    </style:style>
    <style:style style:name="P168" style:family="paragraph" style:parent-style-name="Text_20_body">
      <style:paragraph-properties fo:margin-left="0cm" fo:margin-right="16.746cm" fo:margin-top="0cm" fo:margin-bottom="0cm" loext:contextual-spacing="false" fo:line-height="138%" fo:text-indent="0cm" style:auto-text-indent="false" style:writing-mode="lr-tb"/>
      <style:text-properties fo:font-variant="normal" fo:text-transform="none" fo:color="#3c3c00" style:text-line-through-style="none" style:text-line-through-type="none" style:font-name="Arial2" fo:font-size="12pt" fo:font-style="normal" style:text-underline-style="none" fo:font-weight="bold" style:text-blinking="false" fo:background-color="transparent"/>
    </style:style>
    <style:style style:name="P169" style:family="paragraph" style:parent-style-name="Text_20_body">
      <style:paragraph-properties fo:margin-left="0cm" fo:margin-right="1.617cm" fo:margin-top="0.406cm" fo:margin-bottom="0cm" loext:contextual-spacing="false" fo:line-height="138%" fo:text-indent="1.702cm" style:auto-text-indent="false" style:writing-mode="lr-tb"/>
      <style:text-properties fo:font-weight="normal"/>
    </style:style>
    <style:style style:name="P170" style:family="paragraph" style:parent-style-name="Text_20_body">
      <style:paragraph-properties fo:margin-left="0cm" fo:margin-right="0cm" fo:margin-top="0.272cm" fo:margin-bottom="0cm" loext:contextual-spacing="false" fo:line-height="138%" fo:text-indent="1.82cm" style:auto-text-indent="false" style:writing-mode="lr-tb"/>
      <style:text-properties fo:font-weight="normal"/>
    </style:style>
    <style:style style:name="P171" style:family="paragraph" style:parent-style-name="Text_20_body">
      <style:paragraph-properties fo:margin-left="0cm" fo:margin-right="16.958cm" fo:margin-top="0.245cm" fo:margin-bottom="0cm" loext:contextual-spacing="false" fo:line-height="138%" fo:text-indent="0cm" style:auto-text-indent="false" style:writing-mode="lr-tb"/>
      <style:text-properties fo:font-weight="normal"/>
    </style:style>
    <style:style style:name="P172" style:family="paragraph" style:parent-style-name="Text_20_body">
      <style:paragraph-properties fo:margin-left="0cm" fo:margin-right="16.958cm" fo:margin-top="0cm" fo:margin-bottom="0cm" loext:contextual-spacing="false" fo:line-height="138%" fo:text-indent="0cm" style:auto-text-indent="false" style:writing-mode="lr-tb"/>
      <style:text-properties fo:font-weight="normal"/>
    </style:style>
    <style:style style:name="P173" style:family="paragraph" style:parent-style-name="Text_20_body">
      <style:paragraph-properties fo:margin-left="0cm" fo:margin-right="8.848cm" fo:margin-top="1.346cm" fo:margin-bottom="0cm" loext:contextual-spacing="false" fo:line-height="138%" fo:text-indent="0cm" style:auto-text-indent="false" style:writing-mode="lr-tb"/>
      <style:text-properties fo:font-weight="normal"/>
    </style:style>
    <style:style style:name="P174" style:family="paragraph" style:parent-style-name="Text_20_body">
      <style:paragraph-properties fo:margin-left="0cm" fo:margin-right="17.297cm" fo:margin-top="3.073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175" style:family="paragraph" style:parent-style-name="Text_20_body">
      <style:paragraph-properties fo:margin-left="0cm" fo:margin-right="13.471cm" fo:margin-top="0cm" fo:margin-bottom="0cm" loext:contextual-spacing="false" fo:line-height="138%" fo:text-indent="0cm" style:auto-text-indent="false" style:writing-mode="lr-tb"/>
      <style:text-properties fo:font-weight="normal"/>
    </style:style>
    <style:style style:name="P176" style:family="paragraph" style:parent-style-name="Text_20_body">
      <style:paragraph-properties fo:margin-left="0cm" fo:margin-right="13.471cm" fo:margin-top="1.422cm" fo:margin-bottom="0cm" loext:contextual-spacing="false" fo:line-height="138%" fo:text-indent="0cm" style:auto-text-indent="false" style:writing-mode="lr-tb"/>
      <style:text-properties fo:font-weight="normal"/>
    </style:style>
    <style:style style:name="P177" style:family="paragraph" style:parent-style-name="Text_20_body">
      <style:paragraph-properties fo:margin-left="0cm" fo:margin-right="12.285cm" fo:margin-top="0.263cm" fo:margin-bottom="0cm" loext:contextual-spacing="false" fo:line-height="138%" fo:text-indent="0cm" style:auto-text-indent="false" style:writing-mode="lr-tb"/>
      <style:text-properties fo:font-weight="normal"/>
    </style:style>
    <style:style style:name="P178" style:family="paragraph" style:parent-style-name="Text_20_body">
      <style:paragraph-properties fo:margin-left="0cm" fo:margin-right="12.285cm" fo:margin-top="1.245cm" fo:margin-bottom="0cm" loext:contextual-spacing="false" fo:line-height="138%" fo:text-indent="0cm" style:auto-text-indent="false" style:writing-mode="lr-tb"/>
      <style:text-properties fo:font-weight="normal"/>
    </style:style>
    <style:style style:name="P179" style:family="paragraph" style:parent-style-name="Text_20_body">
      <style:paragraph-properties fo:margin-left="0cm" fo:margin-right="6.867cm" fo:margin-top="2.184cm" fo:margin-bottom="0cm" loext:contextual-spacing="false" fo:line-height="138%" fo:text-indent="0cm" style:auto-text-indent="false" style:writing-mode="lr-tb"/>
      <style:text-properties fo:font-weight="normal"/>
    </style:style>
    <style:style style:name="P180" style:family="paragraph" style:parent-style-name="Text_20_body">
      <style:paragraph-properties fo:margin-left="0cm" fo:margin-right="8.636cm" fo:margin-top="0.288cm" fo:margin-bottom="0cm" loext:contextual-spacing="false" fo:line-height="138%" fo:text-indent="0cm" style:auto-text-indent="false" style:writing-mode="lr-tb"/>
      <style:text-properties fo:font-weight="normal"/>
    </style:style>
    <style:style style:name="P181" style:family="paragraph" style:parent-style-name="Text_20_body">
      <style:paragraph-properties fo:margin-left="0cm" fo:margin-right="8.636cm" fo:margin-top="0.305cm" fo:margin-bottom="0cm" loext:contextual-spacing="false" fo:line-height="138%" fo:text-indent="0cm" style:auto-text-indent="false" style:writing-mode="lr-tb"/>
      <style:text-properties fo:font-weight="normal"/>
    </style:style>
    <style:style style:name="P182" style:family="paragraph" style:parent-style-name="Text_20_body">
      <style:paragraph-properties fo:margin-left="0cm" fo:margin-right="8.636cm" fo:margin-top="0.296cm" fo:margin-bottom="0cm" loext:contextual-spacing="false" fo:line-height="138%" fo:text-indent="0cm" style:auto-text-indent="false" style:writing-mode="lr-tb"/>
      <style:text-properties fo:font-weight="normal"/>
    </style:style>
    <style:style style:name="P183" style:family="paragraph" style:parent-style-name="Text_20_body">
      <style:paragraph-properties fo:margin-left="0cm" fo:margin-right="8.636cm" fo:margin-top="0.212cm" fo:margin-bottom="0cm" loext:contextual-spacing="false" fo:line-height="138%" fo:text-indent="0cm" style:auto-text-indent="false" style:writing-mode="lr-tb"/>
      <style:text-properties fo:font-weight="normal"/>
    </style:style>
    <style:style style:name="P184" style:family="paragraph" style:parent-style-name="Text_20_body">
      <style:paragraph-properties fo:margin-left="0cm" fo:margin-right="12.598cm" fo:margin-top="0.288cm" fo:margin-bottom="0cm" loext:contextual-spacing="false" fo:line-height="138%" fo:text-indent="0cm" style:auto-text-indent="false" style:writing-mode="lr-tb"/>
      <style:text-properties fo:font-weight="normal"/>
    </style:style>
    <style:style style:name="P185" style:family="paragraph" style:parent-style-name="Text_20_body">
      <style:paragraph-properties fo:margin-left="0cm" fo:margin-right="12.64cm" fo:margin-top="0.314cm" fo:margin-bottom="0cm" loext:contextual-spacing="false" fo:line-height="138%" fo:text-indent="0cm" style:auto-text-indent="false" style:writing-mode="lr-tb"/>
      <style:text-properties fo:font-weight="normal"/>
    </style:style>
    <style:style style:name="P186" style:family="paragraph" style:parent-style-name="Text_20_body">
      <style:paragraph-properties fo:margin-left="0cm" fo:margin-right="12.649cm" fo:margin-top="0.321cm" fo:margin-bottom="0cm" loext:contextual-spacing="false" fo:line-height="138%" fo:text-indent="0cm" style:auto-text-indent="false" style:writing-mode="lr-tb"/>
      <style:text-properties fo:font-weight="normal"/>
    </style:style>
    <style:style style:name="P187" style:family="paragraph" style:parent-style-name="Text_20_body">
      <style:paragraph-properties fo:margin-left="0cm" fo:margin-right="12.7cm" fo:margin-top="0.372cm" fo:margin-bottom="0cm" loext:contextual-spacing="false" fo:line-height="138%" fo:text-indent="0cm" style:auto-text-indent="false" style:writing-mode="lr-tb"/>
      <style:text-properties fo:font-weight="normal"/>
    </style:style>
    <style:style style:name="P188" style:family="paragraph" style:parent-style-name="Text_20_body">
      <style:paragraph-properties fo:margin-left="0cm" fo:margin-right="12.7cm" fo:margin-top="0.254cm" fo:margin-bottom="0cm" loext:contextual-spacing="false" fo:line-height="138%" fo:text-indent="0cm" style:auto-text-indent="false" style:writing-mode="lr-tb"/>
      <style:text-properties fo:font-weight="normal"/>
    </style:style>
    <style:style style:name="P189" style:family="paragraph" style:parent-style-name="Text_20_body">
      <style:paragraph-properties fo:margin-left="0cm" fo:margin-right="12.666cm" fo:margin-top="0.356cm" fo:margin-bottom="0cm" loext:contextual-spacing="false" fo:line-height="138%" fo:text-indent="0cm" style:auto-text-indent="false" style:writing-mode="lr-tb"/>
      <style:text-properties fo:font-weight="normal"/>
    </style:style>
    <style:style style:name="P190" style:family="paragraph" style:parent-style-name="Text_20_body">
      <style:paragraph-properties fo:margin-left="0cm" fo:margin-right="12.607cm" fo:margin-top="0.347cm" fo:margin-bottom="0cm" loext:contextual-spacing="false" fo:line-height="138%" fo:text-indent="0cm" style:auto-text-indent="false" style:writing-mode="lr-tb"/>
      <style:text-properties fo:font-weight="normal"/>
    </style:style>
    <style:style style:name="P191" style:family="paragraph" style:parent-style-name="Text_20_body">
      <style:paragraph-properties fo:margin-left="0cm" fo:margin-right="12.607cm" fo:margin-top="0.33cm" fo:margin-bottom="0cm" loext:contextual-spacing="false" fo:line-height="138%" fo:text-indent="0cm" style:auto-text-indent="false" style:writing-mode="lr-tb"/>
      <style:text-properties fo:font-weight="normal"/>
    </style:style>
    <style:style style:name="P192" style:family="paragraph" style:parent-style-name="Text_20_body">
      <style:paragraph-properties fo:margin-left="0cm" fo:margin-right="12.607cm" fo:margin-top="1.219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193" style:family="paragraph" style:parent-style-name="Text_20_body">
      <style:paragraph-properties fo:margin-left="0cm" fo:margin-right="12.607cm" fo:margin-top="0.288cm" fo:margin-bottom="0cm" loext:contextual-spacing="false" fo:line-height="138%" fo:text-indent="0cm" style:auto-text-indent="false" style:writing-mode="lr-tb"/>
      <style:text-properties fo:font-weight="normal"/>
    </style:style>
    <style:style style:name="P194" style:family="paragraph" style:parent-style-name="Text_20_body">
      <style:paragraph-properties fo:margin-left="0cm" fo:margin-right="12.649cm" fo:margin-top="0cm" fo:margin-bottom="0cm" loext:contextual-spacing="false" fo:line-height="138%" fo:text-indent="1.261cm" style:auto-text-indent="false" style:writing-mode="lr-tb"/>
      <style:text-properties fo:font-weight="normal"/>
    </style:style>
    <style:style style:name="P195" style:family="paragraph" style:parent-style-name="Text_20_body">
      <style:paragraph-properties fo:margin-left="0cm" fo:margin-right="10.846cm" fo:margin-top="0.347cm" fo:margin-bottom="0cm" loext:contextual-spacing="false" fo:line-height="138%" fo:text-indent="0cm" style:auto-text-indent="false" style:writing-mode="lr-tb"/>
      <style:text-properties fo:font-weight="normal"/>
    </style:style>
    <style:style style:name="P196" style:family="paragraph" style:parent-style-name="Text_20_body">
      <style:paragraph-properties fo:margin-left="0cm" fo:margin-right="12.633cm" fo:margin-top="0.363cm" fo:margin-bottom="0cm" loext:contextual-spacing="false" fo:line-height="138%" fo:text-indent="0cm" style:auto-text-indent="false" style:writing-mode="lr-tb"/>
      <style:text-properties fo:font-weight="normal"/>
    </style:style>
    <style:style style:name="P197" style:family="paragraph" style:parent-style-name="Text_20_body">
      <style:paragraph-properties fo:margin-left="0cm" fo:margin-right="12.633cm" fo:margin-top="0.321cm" fo:margin-bottom="0cm" loext:contextual-spacing="false" fo:line-height="138%" fo:text-indent="0cm" style:auto-text-indent="false" style:writing-mode="lr-tb"/>
      <style:text-properties fo:font-weight="normal"/>
    </style:style>
    <style:style style:name="P198" style:family="paragraph" style:parent-style-name="Text_20_body">
      <style:paragraph-properties fo:margin-left="0cm" fo:margin-right="12.633cm" fo:margin-top="0.254cm" fo:margin-bottom="0cm" loext:contextual-spacing="false" fo:line-height="138%" fo:text-indent="0cm" style:auto-text-indent="false" style:writing-mode="lr-tb"/>
      <style:text-properties fo:font-weight="normal"/>
    </style:style>
    <style:style style:name="P199" style:family="paragraph" style:parent-style-name="Text_20_body">
      <style:paragraph-properties fo:margin-left="0cm" fo:margin-right="12.633cm" fo:margin-top="0.296cm" fo:margin-bottom="0cm" loext:contextual-spacing="false" fo:line-height="138%" fo:text-indent="0cm" style:auto-text-indent="false" style:writing-mode="lr-tb"/>
      <style:text-properties fo:font-weight="normal"/>
    </style:style>
    <style:style style:name="P200" style:family="paragraph" style:parent-style-name="Text_20_body">
      <style:paragraph-properties fo:margin-left="0cm" fo:margin-right="9.347cm" fo:margin-top="0.314cm" fo:margin-bottom="0cm" loext:contextual-spacing="false" fo:line-height="138%" fo:text-indent="0cm" style:auto-text-indent="false" style:writing-mode="lr-tb"/>
      <style:text-properties fo:font-weight="normal"/>
    </style:style>
    <style:style style:name="P201" style:family="paragraph" style:parent-style-name="Text_20_body">
      <style:paragraph-properties fo:margin-left="0cm" fo:margin-right="9.347cm" fo:margin-top="0.372cm" fo:margin-bottom="0cm" loext:contextual-spacing="false" fo:line-height="138%" fo:text-indent="0cm" style:auto-text-indent="false" style:writing-mode="lr-tb"/>
      <style:text-properties fo:font-weight="normal"/>
    </style:style>
    <style:style style:name="P202" style:family="paragraph" style:parent-style-name="Text_20_body">
      <style:paragraph-properties fo:margin-left="0cm" fo:margin-right="12.573cm" fo:margin-top="0.236cm" fo:margin-bottom="0cm" loext:contextual-spacing="false" fo:line-height="138%" fo:text-indent="0cm" style:auto-text-indent="false" style:writing-mode="lr-tb"/>
      <style:text-properties fo:font-weight="normal"/>
    </style:style>
    <style:style style:name="P203" style:family="paragraph" style:parent-style-name="Text_20_body">
      <style:paragraph-properties fo:margin-left="0cm" fo:margin-right="12.573cm" fo:margin-top="0.33cm" fo:margin-bottom="0cm" loext:contextual-spacing="false" fo:line-height="138%" fo:text-indent="0cm" style:auto-text-indent="false" style:writing-mode="lr-tb"/>
      <style:text-properties fo:font-weight="normal"/>
    </style:style>
    <style:style style:name="P204" style:family="paragraph" style:parent-style-name="Text_20_body">
      <style:paragraph-properties fo:margin-left="0cm" fo:margin-right="12.573cm" fo:margin-top="1.203cm" fo:margin-bottom="0cm" loext:contextual-spacing="false" fo:line-height="138%" fo:text-indent="0cm" style:auto-text-indent="false" style:writing-mode="lr-tb"/>
      <style:text-properties fo:font-weight="normal"/>
    </style:style>
    <style:style style:name="P205" style:family="paragraph" style:parent-style-name="Text_20_body">
      <style:paragraph-properties fo:margin-left="0cm" fo:margin-right="12.658cm" fo:margin-top="0.33cm" fo:margin-bottom="0cm" loext:contextual-spacing="false" fo:line-height="138%" fo:text-indent="0cm" style:auto-text-indent="false" style:writing-mode="lr-tb"/>
      <style:text-properties fo:font-weight="normal"/>
    </style:style>
    <style:style style:name="P206" style:family="paragraph" style:parent-style-name="Text_20_body">
      <style:paragraph-properties fo:margin-left="0cm" fo:margin-right="17.399cm" fo:margin-top="9.846cm" fo:margin-bottom="0cm" loext:contextual-spacing="false" fo:line-height="138%" fo:text-indent="0cm" style:auto-text-indent="false" style:writing-mode="lr-tb"/>
      <style:text-properties fo:font-weight="normal"/>
    </style:style>
    <style:style style:name="P207" style:family="paragraph" style:parent-style-name="Text_20_body">
      <style:paragraph-properties fo:margin-left="0cm" fo:margin-right="17.399cm" fo:margin-top="0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208" style:family="paragraph" style:parent-style-name="Text_20_body">
      <style:paragraph-properties fo:margin-left="0cm" fo:margin-right="17.399cm" fo:margin-top="1.185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209" style:family="paragraph" style:parent-style-name="Text_20_body">
      <style:paragraph-properties fo:margin-left="0cm" fo:margin-right="12.582cm" fo:margin-top="0cm" fo:margin-bottom="0cm" loext:contextual-spacing="false" fo:line-height="138%" fo:text-indent="0cm" style:auto-text-indent="false" style:writing-mode="lr-tb"/>
      <style:text-properties fo:font-weight="normal"/>
    </style:style>
    <style:style style:name="P210" style:family="paragraph" style:parent-style-name="Text_20_body">
      <style:paragraph-properties fo:margin-left="0cm" fo:margin-right="12.582cm" fo:margin-top="0.356cm" fo:margin-bottom="0cm" loext:contextual-spacing="false" fo:line-height="138%" fo:text-indent="0cm" style:auto-text-indent="false" style:writing-mode="lr-tb"/>
      <style:text-properties fo:font-weight="normal"/>
    </style:style>
    <style:style style:name="P211" style:family="paragraph" style:parent-style-name="Text_20_body">
      <style:paragraph-properties fo:margin-left="0cm" fo:margin-right="10.38cm" fo:margin-top="0.288cm" fo:margin-bottom="0cm" loext:contextual-spacing="false" fo:line-height="138%" fo:text-indent="0cm" style:auto-text-indent="false" style:writing-mode="lr-tb"/>
      <style:text-properties fo:font-weight="normal"/>
    </style:style>
    <style:style style:name="P212" style:family="paragraph" style:parent-style-name="Text_20_body">
      <style:paragraph-properties fo:margin-left="0cm" fo:margin-right="12.404cm" fo:margin-top="0.263cm" fo:margin-bottom="0cm" loext:contextual-spacing="false" fo:line-height="138%" fo:text-indent="0cm" style:auto-text-indent="false" style:writing-mode="lr-tb"/>
      <style:text-properties fo:font-weight="normal"/>
    </style:style>
    <style:style style:name="P213" style:family="paragraph" style:parent-style-name="Text_20_body">
      <style:paragraph-properties fo:margin-left="0cm" fo:margin-right="9.94cm" fo:margin-top="0.296cm" fo:margin-bottom="0cm" loext:contextual-spacing="false" fo:line-height="138%" fo:text-indent="0cm" style:auto-text-indent="false" style:writing-mode="lr-tb"/>
      <style:text-properties fo:font-weight="normal"/>
    </style:style>
    <style:style style:name="P214" style:family="paragraph" style:parent-style-name="Text_20_body">
      <style:paragraph-properties fo:margin-left="0cm" fo:margin-right="11.176cm" fo:margin-top="0.363cm" fo:margin-bottom="0cm" loext:contextual-spacing="false" fo:line-height="138%" fo:text-indent="0cm" style:auto-text-indent="false" style:writing-mode="lr-tb"/>
      <style:text-properties fo:font-weight="normal"/>
    </style:style>
    <style:style style:name="P215" style:family="paragraph" style:parent-style-name="Text_20_body">
      <style:paragraph-properties fo:margin-left="0cm" fo:margin-right="11.176cm" fo:margin-top="3.235cm" fo:margin-bottom="0cm" loext:contextual-spacing="false" fo:line-height="138%" fo:text-indent="0cm" style:auto-text-indent="false" style:writing-mode="lr-tb"/>
      <style:text-properties fo:font-weight="normal"/>
    </style:style>
    <style:style style:name="P216" style:family="paragraph" style:parent-style-name="Text_20_body">
      <style:paragraph-properties fo:margin-left="0cm" fo:margin-right="16.764cm" fo:margin-top="2.261cm" fo:margin-bottom="0cm" loext:contextual-spacing="false" fo:line-height="138%" fo:text-indent="0cm" style:auto-text-indent="false" style:writing-mode="lr-tb"/>
      <style:text-properties fo:font-weight="normal"/>
    </style:style>
    <style:style style:name="P217" style:family="paragraph" style:parent-style-name="Text_20_body">
      <style:paragraph-properties fo:margin-left="0cm" fo:margin-right="16.764cm" fo:margin-top="1.261cm" fo:margin-bottom="0cm" loext:contextual-spacing="false" fo:line-height="138%" fo:text-indent="0cm" style:auto-text-indent="false" style:writing-mode="lr-tb"/>
      <style:text-properties fo:font-weight="normal"/>
    </style:style>
    <style:style style:name="P218" style:family="paragraph" style:parent-style-name="Text_20_body">
      <style:paragraph-properties fo:margin-left="0cm" fo:margin-right="16.764cm" fo:margin-top="1.219cm" fo:margin-bottom="0cm" loext:contextual-spacing="false" fo:line-height="138%" fo:text-indent="0cm" style:auto-text-indent="false" style:writing-mode="lr-tb"/>
      <style:text-properties fo:font-weight="normal"/>
    </style:style>
    <style:style style:name="P219" style:family="paragraph" style:parent-style-name="Text_20_body">
      <style:paragraph-properties fo:margin-left="0cm" fo:margin-right="16.764cm" fo:margin-top="2.21cm" fo:margin-bottom="0cm" loext:contextual-spacing="false" fo:line-height="138%" fo:text-indent="0cm" style:auto-text-indent="false" style:writing-mode="lr-tb"/>
      <style:text-properties fo:font-weight="normal"/>
    </style:style>
    <style:style style:name="P220" style:family="paragraph" style:parent-style-name="Text_20_body">
      <style:paragraph-properties fo:margin-left="0cm" fo:margin-right="16.764cm" fo:margin-top="2.21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bold" style:text-blinking="false" fo:background-color="transparent"/>
    </style:style>
    <style:style style:name="P221" style:family="paragraph" style:parent-style-name="Text_20_body">
      <style:paragraph-properties fo:margin-left="0cm" fo:margin-right="16.764cm" fo:margin-top="2.219cm" fo:margin-bottom="0cm" loext:contextual-spacing="false" fo:line-height="138%" fo:text-indent="0cm" style:auto-text-indent="false" style:writing-mode="lr-tb"/>
      <style:text-properties fo:font-weight="normal"/>
    </style:style>
    <style:style style:name="P222" style:family="paragraph" style:parent-style-name="Text_20_body">
      <style:paragraph-properties fo:margin-left="0cm" fo:margin-right="16.764cm" fo:margin-top="1.245cm" fo:margin-bottom="0cm" loext:contextual-spacing="false" fo:line-height="138%" fo:text-indent="0cm" style:auto-text-indent="false" style:writing-mode="lr-tb"/>
      <style:text-properties fo:font-weight="normal"/>
    </style:style>
    <style:style style:name="P223" style:family="paragraph" style:parent-style-name="Text_20_body">
      <style:paragraph-properties fo:margin-left="0cm" fo:margin-right="16.764cm" fo:margin-top="2.337cm" fo:margin-bottom="0cm" loext:contextual-spacing="false" fo:line-height="138%" fo:text-indent="0cm" style:auto-text-indent="false" style:writing-mode="lr-tb"/>
      <style:text-properties fo:font-weight="normal"/>
    </style:style>
    <style:style style:name="P224" style:family="paragraph" style:parent-style-name="Text_20_body">
      <style:paragraph-properties fo:margin-left="0cm" fo:margin-right="16.764cm" fo:margin-top="1.337cm" fo:margin-bottom="0cm" loext:contextual-spacing="false" fo:line-height="138%" fo:text-indent="0cm" style:auto-text-indent="false" style:writing-mode="lr-tb"/>
      <style:text-properties fo:font-weight="normal"/>
    </style:style>
    <style:style style:name="P225" style:family="paragraph" style:parent-style-name="Text_20_body">
      <style:paragraph-properties fo:margin-left="0cm" fo:margin-right="16.764cm" fo:margin-top="1.236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Times New Roman1" fo:font-size="12pt" fo:font-style="normal" style:text-underline-style="none" fo:font-weight="bold" style:text-blinking="false" fo:background-color="transparent"/>
    </style:style>
    <style:style style:name="P226" style:family="paragraph" style:parent-style-name="Text_20_body">
      <style:paragraph-properties fo:margin-left="0cm" fo:margin-right="16.764cm" fo:margin-top="0cm" fo:margin-bottom="0cm" loext:contextual-spacing="false" fo:line-height="138%" fo:text-indent="0cm" style:auto-text-indent="false" style:writing-mode="lr-tb"/>
      <style:text-properties fo:font-weight="normal"/>
    </style:style>
    <style:style style:name="P227" style:family="paragraph" style:parent-style-name="Text_20_body">
      <style:paragraph-properties fo:margin-left="0cm" fo:margin-right="0cm" fo:margin-top="0.406cm" fo:margin-bottom="0cm" loext:contextual-spacing="false" fo:line-height="138%" fo:text-indent="1.685cm" style:auto-text-indent="false" style:writing-mode="lr-tb"/>
      <style:text-properties fo:font-weight="normal"/>
    </style:style>
    <style:style style:name="P228" style:family="paragraph" style:parent-style-name="Text_20_body">
      <style:paragraph-properties fo:margin-left="0cm" fo:margin-right="0cm" fo:margin-top="0.321cm" fo:margin-bottom="0cm" loext:contextual-spacing="false" fo:line-height="138%" fo:text-indent="1.685cm" style:auto-text-indent="false" style:writing-mode="lr-tb"/>
      <style:text-properties fo:font-weight="normal"/>
    </style:style>
    <style:style style:name="P229" style:family="paragraph" style:parent-style-name="Text_20_body">
      <style:paragraph-properties fo:margin-left="0cm" fo:margin-right="0cm" fo:margin-top="0.617cm" fo:margin-bottom="0cm" loext:contextual-spacing="false" fo:line-height="138%" fo:text-indent="1.685cm" style:auto-text-indent="false" style:writing-mode="lr-tb"/>
      <style:text-properties fo:font-weight="normal"/>
    </style:style>
    <style:style style:name="P230" style:family="paragraph" style:parent-style-name="Text_20_body">
      <style:paragraph-properties fo:margin-left="0cm" fo:margin-right="10.16cm" fo:margin-top="0.272cm" fo:margin-bottom="0cm" loext:contextual-spacing="false" fo:line-height="138%" fo:text-indent="0cm" style:auto-text-indent="false" style:writing-mode="lr-tb"/>
      <style:text-properties fo:font-weight="normal"/>
    </style:style>
    <style:style style:name="P231" style:family="paragraph" style:parent-style-name="Text_20_body">
      <style:paragraph-properties fo:margin-left="0cm" fo:margin-right="16.933cm" fo:margin-top="0.381cm" fo:margin-bottom="0cm" loext:contextual-spacing="false" fo:line-height="138%" fo:text-indent="0cm" style:auto-text-indent="false" style:writing-mode="lr-tb"/>
      <style:text-properties fo:font-weight="normal"/>
    </style:style>
    <style:style style:name="P232" style:family="paragraph" style:parent-style-name="Text_20_body">
      <style:paragraph-properties fo:margin-left="0cm" fo:margin-right="16.933cm" fo:margin-top="0.263cm" fo:margin-bottom="0cm" loext:contextual-spacing="false" fo:line-height="138%" fo:text-indent="0cm" style:auto-text-indent="false" style:writing-mode="lr-tb"/>
      <style:text-properties fo:font-weight="normal"/>
    </style:style>
    <style:style style:name="P233" style:family="paragraph" style:parent-style-name="Text_20_body">
      <style:paragraph-properties fo:margin-left="0cm" fo:margin-right="16.933cm" fo:margin-top="0.314cm" fo:margin-bottom="0cm" loext:contextual-spacing="false" fo:line-height="138%" fo:text-indent="0cm" style:auto-text-indent="false" style:writing-mode="lr-tb"/>
      <style:text-properties fo:font-weight="normal"/>
    </style:style>
    <style:style style:name="P234" style:family="paragraph" style:parent-style-name="Text_20_body">
      <style:paragraph-properties fo:margin-left="0cm" fo:margin-right="16.933cm" fo:margin-top="0.254cm" fo:margin-bottom="0cm" loext:contextual-spacing="false" fo:line-height="138%" fo:text-indent="0cm" style:auto-text-indent="false" style:writing-mode="lr-tb"/>
      <style:text-properties fo:font-weight="normal"/>
    </style:style>
    <style:style style:name="P235" style:family="paragraph" style:parent-style-name="Text_20_body">
      <style:paragraph-properties fo:margin-left="0cm" fo:margin-right="16.933cm" fo:margin-top="0.288cm" fo:margin-bottom="0cm" loext:contextual-spacing="false" fo:line-height="138%" fo:text-indent="0cm" style:auto-text-indent="false" style:writing-mode="lr-tb"/>
      <style:text-properties fo:font-weight="normal"/>
    </style:style>
    <style:style style:name="P236" style:family="paragraph" style:parent-style-name="Text_20_body">
      <style:paragraph-properties fo:margin-left="0cm" fo:margin-right="2.032cm" fo:margin-top="0.363cm" fo:margin-bottom="0cm" loext:contextual-spacing="false" fo:line-height="138%" fo:text-indent="0cm" style:auto-text-indent="false" style:writing-mode="lr-tb"/>
      <style:text-properties fo:font-weight="normal"/>
    </style:style>
    <style:style style:name="P237" style:family="paragraph" style:parent-style-name="Text_20_body">
      <style:paragraph-properties fo:margin-left="0cm" fo:margin-right="2.032cm" fo:margin-top="0cm" fo:margin-bottom="0cm" loext:contextual-spacing="false" fo:line-height="138%" fo:text-indent="0cm" style:auto-text-indent="false" style:writing-mode="lr-tb"/>
      <style:text-properties fo:font-weight="normal"/>
    </style:style>
    <style:style style:name="P238" style:family="paragraph" style:parent-style-name="Text_20_body">
      <style:paragraph-properties fo:margin-left="0cm" fo:margin-right="12.167cm" fo:margin-top="0.314cm" fo:margin-bottom="0cm" loext:contextual-spacing="false" fo:line-height="138%" fo:text-indent="0cm" style:auto-text-indent="false" style:writing-mode="lr-tb"/>
      <style:text-properties fo:font-weight="normal"/>
    </style:style>
    <style:style style:name="P239" style:family="paragraph" style:parent-style-name="Text_20_body">
      <style:paragraph-properties fo:margin-left="0cm" fo:margin-right="12.014cm" fo:margin-top="0.423cm" fo:margin-bottom="0cm" loext:contextual-spacing="false" fo:line-height="138%" fo:text-indent="0cm" style:auto-text-indent="false" style:writing-mode="lr-tb"/>
      <style:text-properties fo:font-weight="normal"/>
    </style:style>
    <style:style style:name="P240" style:family="paragraph" style:parent-style-name="Text_20_body">
      <style:paragraph-properties fo:margin-left="0cm" fo:margin-right="12.014cm" fo:margin-top="0.263cm" fo:margin-bottom="0cm" loext:contextual-spacing="false" fo:line-height="138%" fo:text-indent="0cm" style:auto-text-indent="false" style:writing-mode="lr-tb"/>
      <style:text-properties fo:font-weight="normal"/>
    </style:style>
    <style:style style:name="P241" style:family="paragraph" style:parent-style-name="Text_20_body">
      <style:paragraph-properties fo:margin-left="0cm" fo:margin-right="11.972cm" fo:margin-top="0.381cm" fo:margin-bottom="0cm" loext:contextual-spacing="false" fo:line-height="138%" fo:text-indent="0cm" style:auto-text-indent="false" style:writing-mode="lr-tb"/>
      <style:text-properties fo:font-weight="normal"/>
    </style:style>
    <style:style style:name="P242" style:family="paragraph" style:parent-style-name="Text_20_body">
      <style:paragraph-properties fo:margin-left="0cm" fo:margin-right="0.169cm" fo:margin-top="0cm" fo:margin-bottom="0cm" loext:contextual-spacing="false" fo:line-height="138%" fo:text-indent="0cm" style:auto-text-indent="false" style:writing-mode="lr-tb"/>
      <style:text-properties fo:font-weight="normal"/>
    </style:style>
    <style:style style:name="P243" style:family="paragraph" style:parent-style-name="Text_20_body">
      <style:paragraph-properties fo:margin-left="0cm" fo:margin-right="8.839cm" fo:margin-top="0.321cm" fo:margin-bottom="0cm" loext:contextual-spacing="false" fo:line-height="138%" fo:text-indent="0cm" style:auto-text-indent="false" style:writing-mode="lr-tb"/>
      <style:text-properties fo:font-weight="normal"/>
    </style:style>
    <style:style style:name="P244" style:family="paragraph" style:parent-style-name="Text_20_body">
      <style:paragraph-properties fo:margin-left="0cm" fo:margin-right="5.63cm" fo:margin-top="0.279cm" fo:margin-bottom="0cm" loext:contextual-spacing="false" fo:line-height="138%" fo:text-indent="0cm" style:auto-text-indent="false" style:writing-mode="lr-tb"/>
      <style:text-properties fo:font-weight="normal"/>
    </style:style>
    <style:style style:name="P245" style:family="paragraph" style:parent-style-name="Text_20_body">
      <style:paragraph-properties fo:margin-left="0cm" fo:margin-right="5.63cm" fo:margin-top="0cm" fo:margin-bottom="0cm" loext:contextual-spacing="false" fo:line-height="138%" fo:text-indent="0cm" style:auto-text-indent="false" style:writing-mode="lr-tb"/>
      <style:text-properties fo:font-weight="normal"/>
    </style:style>
    <style:style style:name="P246" style:family="paragraph" style:parent-style-name="Text_20_body">
      <style:paragraph-properties fo:margin-left="0cm" fo:margin-right="17.078cm" fo:margin-top="0.229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247" style:family="paragraph" style:parent-style-name="Text_20_body">
      <style:paragraph-properties fo:margin-left="0cm" fo:margin-right="14.309cm" fo:margin-top="0.347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248" style:family="paragraph" style:parent-style-name="Text_20_body">
      <style:paragraph-properties fo:margin-left="0cm" fo:margin-right="16.57cm" fo:margin-top="0.296cm" fo:margin-bottom="0cm" loext:contextual-spacing="false" fo:line-height="138%" fo:text-indent="0cm" style:auto-text-indent="false" style:writing-mode="lr-tb"/>
      <style:text-properties fo:font-weight="normal"/>
    </style:style>
    <style:style style:name="P249" style:family="paragraph" style:parent-style-name="Text_20_body">
      <style:paragraph-properties fo:margin-left="0cm" fo:margin-right="8.56cm" fo:margin-top="0.363cm" fo:margin-bottom="0cm" loext:contextual-spacing="false" fo:line-height="138%" fo:text-indent="0cm" style:auto-text-indent="false" style:writing-mode="lr-tb"/>
      <style:text-properties fo:font-weight="normal"/>
    </style:style>
    <style:style style:name="P250" style:family="paragraph" style:parent-style-name="Text_20_body">
      <style:paragraph-properties fo:margin-left="0cm" fo:margin-right="16.916cm" fo:margin-top="0.245cm" fo:margin-bottom="0cm" loext:contextual-spacing="false" fo:line-height="138%" fo:text-indent="0cm" style:auto-text-indent="false" style:writing-mode="lr-tb"/>
      <style:text-properties fo:font-weight="normal"/>
    </style:style>
    <style:style style:name="P251" style:family="paragraph" style:parent-style-name="Text_20_body">
      <style:paragraph-properties fo:margin-left="0cm" fo:margin-right="16.916cm" fo:margin-top="0.263cm" fo:margin-bottom="0cm" loext:contextual-spacing="false" fo:line-height="138%" fo:text-indent="0cm" style:auto-text-indent="false" style:writing-mode="lr-tb"/>
      <style:text-properties fo:font-weight="normal"/>
    </style:style>
    <style:style style:name="P252" style:family="paragraph" style:parent-style-name="Text_20_body">
      <style:paragraph-properties fo:margin-left="0cm" fo:margin-right="16.916cm" fo:margin-top="0cm" fo:margin-bottom="0cm" loext:contextual-spacing="false" fo:line-height="138%" fo:text-indent="0cm" style:auto-text-indent="false" style:writing-mode="lr-tb"/>
      <style:text-properties fo:font-weight="normal"/>
    </style:style>
    <style:style style:name="P253" style:family="paragraph" style:parent-style-name="Text_20_body">
      <style:paragraph-properties fo:margin-left="14.926cm" fo:margin-right="0.448cm" fo:margin-top="0.339cm" fo:margin-bottom="0cm" loext:contextual-spacing="false" fo:line-height="138%" fo:text-indent="0cm" style:auto-text-indent="false" style:writing-mode="lr-tb"/>
      <style:text-properties fo:font-weight="normal"/>
    </style:style>
    <style:style style:name="P254" style:family="paragraph" style:parent-style-name="Text_20_body">
      <style:paragraph-properties fo:margin-left="0cm" fo:margin-right="0.526cm" fo:margin-top="0cm" fo:margin-bottom="0cm" loext:contextual-spacing="false" fo:line-height="138%" fo:text-indent="0cm" style:auto-text-indent="false" style:writing-mode="lr-tb"/>
      <style:text-properties fo:font-weight="normal"/>
    </style:style>
    <style:style style:name="P255" style:family="paragraph" style:parent-style-name="Text_20_body">
      <style:paragraph-properties fo:margin-left="0cm" fo:margin-right="6.629cm" fo:margin-top="0.272cm" fo:margin-bottom="0cm" loext:contextual-spacing="false" fo:line-height="138%" fo:text-indent="0cm" style:auto-text-indent="false" style:writing-mode="lr-tb"/>
      <style:text-properties fo:font-weight="normal"/>
    </style:style>
    <style:style style:name="P256" style:family="paragraph" style:parent-style-name="Text_20_body">
      <style:paragraph-properties fo:margin-left="0cm" fo:margin-right="9.83cm" fo:margin-top="0.245cm" fo:margin-bottom="0cm" loext:contextual-spacing="false" fo:line-height="138%" fo:text-indent="0cm" style:auto-text-indent="false" style:writing-mode="lr-tb"/>
      <style:text-properties fo:font-weight="normal"/>
    </style:style>
    <style:style style:name="P257" style:family="paragraph" style:parent-style-name="Text_20_body">
      <style:paragraph-properties fo:margin-left="0cm" fo:margin-right="14.952cm" fo:margin-top="0.279cm" fo:margin-bottom="0cm" loext:contextual-spacing="false" fo:line-height="138%" fo:text-indent="0cm" style:auto-text-indent="false" style:writing-mode="lr-tb"/>
      <style:text-properties fo:font-weight="normal"/>
    </style:style>
    <style:style style:name="P258" style:family="paragraph" style:parent-style-name="Text_20_body">
      <style:paragraph-properties fo:margin-left="0cm" fo:margin-right="14.952cm" fo:margin-top="0.584cm" fo:margin-bottom="0cm" loext:contextual-spacing="false" fo:line-height="138%" fo:text-indent="0cm" style:auto-text-indent="false" style:writing-mode="lr-tb"/>
      <style:text-properties fo:font-weight="normal"/>
    </style:style>
    <style:style style:name="P259" style:family="paragraph" style:parent-style-name="Text_20_body">
      <style:paragraph-properties fo:margin-left="0cm" fo:margin-right="7.426cm" fo:margin-top="0.254cm" fo:margin-bottom="0cm" loext:contextual-spacing="false" fo:line-height="138%" fo:text-indent="0cm" style:auto-text-indent="false" style:writing-mode="lr-tb"/>
      <style:text-properties fo:font-weight="normal"/>
    </style:style>
    <style:style style:name="P260" style:family="paragraph" style:parent-style-name="Text_20_body">
      <style:paragraph-properties fo:margin-left="0cm" fo:margin-right="3.175cm" fo:margin-top="0.321cm" fo:margin-bottom="0cm" loext:contextual-spacing="false" fo:line-height="138%" fo:text-indent="0cm" style:auto-text-indent="false" style:writing-mode="lr-tb"/>
      <style:text-properties fo:font-weight="normal"/>
    </style:style>
    <style:style style:name="P261" style:family="paragraph" style:parent-style-name="Text_20_body">
      <style:paragraph-properties fo:margin-left="0cm" fo:margin-right="16.323cm" fo:margin-top="0.245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262" style:family="paragraph" style:parent-style-name="Text_20_body">
      <style:paragraph-properties fo:margin-left="0cm" fo:margin-right="17.069cm" fo:margin-top="0.229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263" style:family="paragraph" style:parent-style-name="Text_20_body">
      <style:paragraph-properties fo:margin-left="0cm" fo:margin-right="17.069cm" fo:margin-top="0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264" style:family="paragraph" style:parent-style-name="Text_20_body">
      <style:paragraph-properties fo:margin-left="0cm" fo:margin-right="17.069cm" fo:margin-top="0.279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265" style:family="paragraph" style:parent-style-name="Text_20_body">
      <style:paragraph-properties fo:margin-left="0cm" fo:margin-right="17.069cm" fo:margin-top="0.263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266" style:family="paragraph" style:parent-style-name="Text_20_body">
      <style:paragraph-properties fo:margin-left="0cm" fo:margin-right="17.069cm" fo:margin-top="1.219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267" style:family="paragraph" style:parent-style-name="Text_20_body">
      <style:paragraph-properties fo:margin-left="0cm" fo:margin-right="16.586cm" fo:margin-top="0.229cm" fo:margin-bottom="0cm" loext:contextual-spacing="false" fo:line-height="138%" fo:text-indent="0cm" style:auto-text-indent="false" style:writing-mode="lr-tb"/>
      <style:text-properties fo:font-weight="normal"/>
    </style:style>
    <style:style style:name="P268" style:family="paragraph" style:parent-style-name="Text_20_body">
      <style:paragraph-properties fo:margin-left="0cm" fo:margin-right="16.755cm" fo:margin-top="1.252cm" fo:margin-bottom="0cm" loext:contextual-spacing="false" fo:line-height="138%" fo:text-indent="0cm" style:auto-text-indent="false" style:writing-mode="lr-tb"/>
      <style:text-properties fo:font-weight="normal"/>
    </style:style>
    <style:style style:name="P269" style:family="paragraph" style:parent-style-name="Text_20_body">
      <style:paragraph-properties fo:margin-left="0cm" fo:margin-right="16.755cm" fo:margin-top="2.177cm" fo:margin-bottom="0cm" loext:contextual-spacing="false" fo:line-height="138%" fo:text-indent="0cm" style:auto-text-indent="false" style:writing-mode="lr-tb"/>
      <style:text-properties fo:font-weight="normal"/>
    </style:style>
    <style:style style:name="P270" style:family="paragraph" style:parent-style-name="Text_20_body">
      <style:paragraph-properties fo:margin-left="0cm" fo:margin-right="16.755cm" fo:margin-top="1.245cm" fo:margin-bottom="0cm" loext:contextual-spacing="false" fo:line-height="138%" fo:text-indent="0cm" style:auto-text-indent="false" style:writing-mode="lr-tb"/>
      <style:text-properties fo:font-weight="normal"/>
    </style:style>
    <style:style style:name="P271" style:family="paragraph" style:parent-style-name="Text_20_body">
      <style:paragraph-properties fo:margin-left="0cm" fo:margin-right="16.755cm" fo:margin-top="1.261cm" fo:margin-bottom="0cm" loext:contextual-spacing="false" fo:line-height="138%" fo:text-indent="0cm" style:auto-text-indent="false" style:writing-mode="lr-tb"/>
      <style:text-properties fo:font-weight="normal"/>
    </style:style>
    <style:style style:name="P272" style:family="paragraph" style:parent-style-name="Text_20_body">
      <style:paragraph-properties fo:margin-left="0cm" fo:margin-right="16.755cm" fo:margin-top="2.201cm" fo:margin-bottom="0cm" loext:contextual-spacing="false" fo:line-height="138%" fo:text-indent="0cm" style:auto-text-indent="false" style:writing-mode="lr-tb"/>
      <style:text-properties fo:font-weight="normal"/>
    </style:style>
    <style:style style:name="P273" style:family="paragraph" style:parent-style-name="Text_20_body">
      <style:paragraph-properties fo:margin-left="0cm" fo:margin-right="16.755cm" fo:margin-top="1.321cm" fo:margin-bottom="0cm" loext:contextual-spacing="false" fo:line-height="138%" fo:text-indent="0cm" style:auto-text-indent="false" style:writing-mode="lr-tb"/>
      <style:text-properties fo:font-weight="normal"/>
    </style:style>
    <style:style style:name="P274" style:family="paragraph" style:parent-style-name="Text_20_body">
      <style:paragraph-properties fo:margin-left="0cm" fo:margin-right="16.755cm" fo:margin-top="3.184cm" fo:margin-bottom="0cm" loext:contextual-spacing="false" fo:line-height="138%" fo:text-indent="0cm" style:auto-text-indent="false" style:writing-mode="lr-tb"/>
      <style:text-properties fo:font-weight="normal"/>
    </style:style>
    <style:style style:name="P275" style:family="paragraph" style:parent-style-name="Text_20_body">
      <style:paragraph-properties fo:margin-left="0cm" fo:margin-right="16.755cm" fo:margin-top="2.252cm" fo:margin-bottom="0cm" loext:contextual-spacing="false" fo:line-height="138%" fo:text-indent="0cm" style:auto-text-indent="false" style:writing-mode="lr-tb"/>
      <style:text-properties fo:font-weight="normal"/>
    </style:style>
    <style:style style:name="P276" style:family="paragraph" style:parent-style-name="Text_20_body">
      <style:paragraph-properties fo:margin-left="0cm" fo:margin-right="6.13cm" fo:margin-top="0.406cm" fo:margin-bottom="0cm" loext:contextual-spacing="false" fo:line-height="138%" fo:text-indent="0cm" style:auto-text-indent="false" style:writing-mode="lr-tb"/>
      <style:text-properties fo:font-weight="normal"/>
    </style:style>
    <style:style style:name="P277" style:family="paragraph" style:parent-style-name="Text_20_body">
      <style:paragraph-properties fo:margin-left="0cm" fo:margin-right="16.909cm" fo:margin-top="0.279cm" fo:margin-bottom="0cm" loext:contextual-spacing="false" fo:line-height="138%" fo:text-indent="0cm" style:auto-text-indent="false" style:writing-mode="lr-tb"/>
      <style:text-properties fo:font-weight="normal"/>
    </style:style>
    <style:style style:name="P278" style:family="paragraph" style:parent-style-name="Text_20_body">
      <style:paragraph-properties fo:margin-left="0cm" fo:margin-right="16.909cm" fo:margin-top="0.279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279" style:family="paragraph" style:parent-style-name="Text_20_body">
      <style:paragraph-properties fo:margin-left="0cm" fo:margin-right="16.909cm" fo:margin-top="0.288cm" fo:margin-bottom="0cm" loext:contextual-spacing="false" fo:line-height="138%" fo:text-indent="0cm" style:auto-text-indent="false" style:writing-mode="lr-tb"/>
      <style:text-properties fo:font-weight="normal"/>
    </style:style>
    <style:style style:name="P280" style:family="paragraph" style:parent-style-name="Text_20_body">
      <style:paragraph-properties fo:margin-left="0cm" fo:margin-right="16.909cm" fo:margin-top="0.272cm" fo:margin-bottom="0cm" loext:contextual-spacing="false" fo:line-height="138%" fo:text-indent="0cm" style:auto-text-indent="false" style:writing-mode="lr-tb"/>
      <style:text-properties fo:font-weight="normal"/>
    </style:style>
    <style:style style:name="P281" style:family="paragraph" style:parent-style-name="Text_20_body">
      <style:paragraph-properties fo:margin-left="0cm" fo:margin-right="16.909cm" fo:margin-top="0.363cm" fo:margin-bottom="0cm" loext:contextual-spacing="false" fo:line-height="138%" fo:text-indent="0cm" style:auto-text-indent="false" style:writing-mode="lr-tb"/>
      <style:text-properties fo:font-weight="normal"/>
    </style:style>
    <style:style style:name="P282" style:family="paragraph" style:parent-style-name="Text_20_body">
      <style:paragraph-properties fo:margin-left="0cm" fo:margin-right="3.099cm" fo:margin-top="0.347cm" fo:margin-bottom="0cm" loext:contextual-spacing="false" fo:line-height="138%" fo:text-indent="0cm" style:auto-text-indent="false" style:writing-mode="lr-tb"/>
      <style:text-properties fo:font-weight="normal"/>
    </style:style>
    <style:style style:name="P283" style:family="paragraph" style:parent-style-name="Text_20_body">
      <style:paragraph-properties fo:margin-left="0cm" fo:margin-right="4.928cm" fo:margin-top="0.236cm" fo:margin-bottom="0cm" loext:contextual-spacing="false" fo:line-height="138%" fo:text-indent="0cm" style:auto-text-indent="false" style:writing-mode="lr-tb"/>
      <style:text-properties fo:font-weight="normal"/>
    </style:style>
    <style:style style:name="P284" style:family="paragraph" style:parent-style-name="Text_20_body">
      <style:paragraph-properties fo:margin-left="0cm" fo:margin-right="16.782cm" fo:margin-top="0.152cm" fo:margin-bottom="0cm" loext:contextual-spacing="false" fo:line-height="138%" fo:text-indent="0cm" style:auto-text-indent="false" style:writing-mode="lr-tb"/>
      <style:text-properties fo:font-weight="normal"/>
    </style:style>
    <style:style style:name="P285" style:family="paragraph" style:parent-style-name="Text_20_body">
      <style:paragraph-properties fo:margin-left="0cm" fo:margin-right="16.782cm" fo:margin-top="2.21cm" fo:margin-bottom="0cm" loext:contextual-spacing="false" fo:line-height="138%" fo:text-indent="0cm" style:auto-text-indent="false" style:writing-mode="lr-tb"/>
      <style:text-properties fo:font-weight="normal"/>
    </style:style>
    <style:style style:name="P286" style:family="paragraph" style:parent-style-name="Text_20_body">
      <style:paragraph-properties fo:margin-left="0cm" fo:margin-right="16.782cm" fo:margin-top="2.244cm" fo:margin-bottom="0cm" loext:contextual-spacing="false" fo:line-height="138%" fo:text-indent="0cm" style:auto-text-indent="false" style:writing-mode="lr-tb"/>
      <style:text-properties fo:font-weight="normal"/>
    </style:style>
    <style:style style:name="P287" style:family="paragraph" style:parent-style-name="Text_20_body">
      <style:paragraph-properties fo:margin-left="0cm" fo:margin-right="16.782cm" fo:margin-top="2.226cm" fo:margin-bottom="0cm" loext:contextual-spacing="false" fo:line-height="138%" fo:text-indent="0cm" style:auto-text-indent="false" style:writing-mode="lr-tb"/>
      <style:text-properties fo:font-weight="normal"/>
    </style:style>
    <style:style style:name="P288" style:family="paragraph" style:parent-style-name="Text_20_body">
      <style:paragraph-properties fo:margin-left="0cm" fo:margin-right="16.782cm" fo:margin-top="2.193cm" fo:margin-bottom="0cm" loext:contextual-spacing="false" fo:line-height="138%" fo:text-indent="0cm" style:auto-text-indent="false" style:writing-mode="lr-tb"/>
      <style:text-properties fo:font-weight="normal"/>
    </style:style>
    <style:style style:name="P289" style:family="paragraph" style:parent-style-name="Text_20_body">
      <style:paragraph-properties fo:margin-left="0cm" fo:margin-right="0cm" fo:margin-top="0.381cm" fo:margin-bottom="0cm" loext:contextual-spacing="false" fo:line-height="138%" fo:text-indent="1.693cm" style:auto-text-indent="false" style:writing-mode="lr-tb"/>
      <style:text-properties fo:font-weight="normal"/>
    </style:style>
    <style:style style:name="P290" style:family="paragraph" style:parent-style-name="Text_20_body">
      <style:paragraph-properties fo:margin-left="0cm" fo:margin-right="17.408cm" fo:margin-top="3.2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291" style:family="paragraph" style:parent-style-name="Text_20_body">
      <style:paragraph-properties fo:margin-left="0cm" fo:margin-right="17.408cm" fo:margin-top="1.21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292" style:family="paragraph" style:parent-style-name="Text_20_body">
      <style:paragraph-properties fo:margin-left="0cm" fo:margin-right="17.408cm" fo:margin-top="9.788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293" style:family="paragraph" style:parent-style-name="Text_20_body">
      <style:paragraph-properties fo:margin-left="0cm" fo:margin-right="17.408cm" fo:margin-top="2.15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294" style:family="paragraph" style:parent-style-name="Text_20_body">
      <style:paragraph-properties fo:margin-left="0cm" fo:margin-right="17.408cm" fo:margin-top="10.846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295" style:family="paragraph" style:parent-style-name="Text_20_body">
      <style:paragraph-properties fo:margin-left="0cm" fo:margin-right="9.008cm" fo:margin-top="0cm" fo:margin-bottom="0cm" loext:contextual-spacing="false" fo:line-height="138%" fo:text-indent="0cm" style:auto-text-indent="false" style:writing-mode="lr-tb"/>
      <style:text-properties fo:font-weight="normal"/>
    </style:style>
    <style:style style:name="P296" style:family="paragraph" style:parent-style-name="Text_20_body">
      <style:paragraph-properties fo:margin-left="0cm" fo:margin-right="4.935cm" fo:margin-top="0.279cm" fo:margin-bottom="0cm" loext:contextual-spacing="false" fo:line-height="138%" fo:text-indent="0cm" style:auto-text-indent="false" style:writing-mode="lr-tb"/>
      <style:text-properties fo:font-weight="normal"/>
    </style:style>
    <style:style style:name="P297" style:family="paragraph" style:parent-style-name="Text_20_body">
      <style:paragraph-properties fo:margin-left="0cm" fo:margin-right="0.804cm" fo:margin-top="0.363cm" fo:margin-bottom="0cm" loext:contextual-spacing="false" fo:line-height="138%" fo:text-indent="1.473cm" style:auto-text-indent="false" style:writing-mode="lr-tb"/>
      <style:text-properties fo:font-weight="normal"/>
    </style:style>
    <style:style style:name="P298" style:family="paragraph" style:parent-style-name="Text_20_body">
      <style:paragraph-properties fo:margin-left="0cm" fo:margin-right="0.847cm" fo:margin-top="0.363cm" fo:margin-bottom="0cm" loext:contextual-spacing="false" fo:line-height="138%" fo:text-indent="0cm" style:auto-text-indent="false" style:writing-mode="lr-tb"/>
      <style:text-properties fo:font-weight="normal"/>
    </style:style>
    <style:style style:name="P299" style:family="paragraph" style:parent-style-name="Text_20_body">
      <style:paragraph-properties fo:margin-left="0cm" fo:margin-right="17.381cm" fo:margin-top="2.235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300" style:family="paragraph" style:parent-style-name="Text_20_body">
      <style:paragraph-properties fo:margin-left="0cm" fo:margin-right="7.146cm" fo:margin-top="0cm" fo:margin-bottom="0cm" loext:contextual-spacing="false" fo:line-height="138%" fo:text-indent="0cm" style:auto-text-indent="false" style:writing-mode="lr-tb"/>
      <style:text-properties fo:font-weight="normal"/>
    </style:style>
    <style:style style:name="P301" style:family="paragraph" style:parent-style-name="Text_20_body">
      <style:paragraph-properties fo:margin-left="0cm" fo:margin-right="8.754cm" fo:margin-top="0.236cm" fo:margin-bottom="0cm" loext:contextual-spacing="false" fo:line-height="138%" fo:text-indent="0cm" style:auto-text-indent="false" style:writing-mode="lr-tb"/>
      <style:text-properties fo:font-weight="normal"/>
    </style:style>
    <style:style style:name="P302" style:family="paragraph" style:parent-style-name="Text_20_body">
      <style:paragraph-properties fo:margin-left="0cm" fo:margin-right="0.314cm" fo:margin-top="0.339cm" fo:margin-bottom="0cm" loext:contextual-spacing="false" fo:line-height="138%" fo:text-indent="0cm" style:auto-text-indent="false" style:writing-mode="lr-tb"/>
      <style:text-properties fo:font-weight="normal"/>
    </style:style>
    <style:style style:name="P303" style:family="paragraph" style:parent-style-name="Text_20_body">
      <style:paragraph-properties fo:margin-left="0cm" fo:margin-right="6.883cm" fo:margin-top="0.187cm" fo:margin-bottom="0cm" loext:contextual-spacing="false" fo:line-height="138%" fo:text-indent="0cm" style:auto-text-indent="false" style:writing-mode="lr-tb"/>
      <style:text-properties fo:font-weight="normal"/>
    </style:style>
    <style:style style:name="P304" style:family="paragraph" style:parent-style-name="Text_20_body">
      <style:paragraph-properties fo:margin-left="0cm" fo:margin-right="16.951cm" fo:margin-top="0.212cm" fo:margin-bottom="0cm" loext:contextual-spacing="false" fo:line-height="138%" fo:text-indent="0cm" style:auto-text-indent="false" style:writing-mode="lr-tb"/>
      <style:text-properties fo:font-weight="normal"/>
    </style:style>
    <style:style style:name="P305" style:family="paragraph" style:parent-style-name="Text_20_body">
      <style:paragraph-properties fo:margin-left="0cm" fo:margin-right="16.951cm" fo:margin-top="0.279cm" fo:margin-bottom="0cm" loext:contextual-spacing="false" fo:line-height="138%" fo:text-indent="0cm" style:auto-text-indent="false" style:writing-mode="lr-tb"/>
      <style:text-properties fo:font-weight="normal"/>
    </style:style>
    <style:style style:name="P306" style:family="paragraph" style:parent-style-name="Text_20_body">
      <style:paragraph-properties fo:margin-left="0cm" fo:margin-right="16.951cm" fo:margin-top="0.305cm" fo:margin-bottom="0cm" loext:contextual-spacing="false" fo:line-height="138%" fo:text-indent="0cm" style:auto-text-indent="false" style:writing-mode="lr-tb"/>
      <style:text-properties fo:font-weight="normal"/>
    </style:style>
    <style:style style:name="P307" style:family="paragraph" style:parent-style-name="Text_20_body">
      <style:paragraph-properties fo:margin-left="0cm" fo:margin-right="16.951cm" fo:margin-top="0.39cm" fo:margin-bottom="0cm" loext:contextual-spacing="false" fo:line-height="138%" fo:text-indent="0cm" style:auto-text-indent="false" style:writing-mode="lr-tb"/>
      <style:text-properties fo:font-weight="normal"/>
    </style:style>
    <style:style style:name="P308" style:family="paragraph" style:parent-style-name="Text_20_body">
      <style:paragraph-properties fo:margin-left="0cm" fo:margin-right="16.951cm" fo:margin-top="0.245cm" fo:margin-bottom="0cm" loext:contextual-spacing="false" fo:line-height="138%" fo:text-indent="0cm" style:auto-text-indent="false" style:writing-mode="lr-tb"/>
      <style:text-properties fo:font-weight="normal"/>
    </style:style>
    <style:style style:name="P309" style:family="paragraph" style:parent-style-name="Text_20_body">
      <style:paragraph-properties fo:margin-left="0cm" fo:margin-right="16.951cm" fo:margin-top="0.245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310" style:family="paragraph" style:parent-style-name="Text_20_body">
      <style:paragraph-properties fo:margin-left="0cm" fo:margin-right="16.951cm" fo:margin-top="0cm" fo:margin-bottom="0cm" loext:contextual-spacing="false" fo:line-height="138%" fo:text-indent="0cm" style:auto-text-indent="false" style:writing-mode="lr-tb"/>
      <style:text-properties fo:font-weight="normal"/>
    </style:style>
    <style:style style:name="P311" style:family="paragraph" style:parent-style-name="Text_20_body">
      <style:paragraph-properties fo:margin-left="0cm" fo:margin-right="5.013cm" fo:margin-top="0.466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312" style:family="paragraph" style:parent-style-name="Text_20_body">
      <style:paragraph-properties fo:margin-left="0cm" fo:margin-right="5.013cm" fo:margin-top="0cm" fo:margin-bottom="0cm" loext:contextual-spacing="false" fo:line-height="138%" fo:text-indent="0cm" style:auto-text-indent="false" style:writing-mode="lr-tb"/>
      <style:text-properties fo:font-weight="normal"/>
    </style:style>
    <style:style style:name="P313" style:family="paragraph" style:parent-style-name="Text_20_body">
      <style:paragraph-properties fo:margin-left="0cm" fo:margin-right="9.864cm" fo:margin-top="0.229cm" fo:margin-bottom="0cm" loext:contextual-spacing="false" fo:line-height="138%" fo:text-indent="0cm" style:auto-text-indent="false" style:writing-mode="lr-tb"/>
      <style:text-properties fo:font-weight="normal"/>
    </style:style>
    <style:style style:name="P314" style:family="paragraph" style:parent-style-name="Text_20_body">
      <style:paragraph-properties fo:margin-left="0cm" fo:margin-right="13.208cm" fo:margin-top="0.145cm" fo:margin-bottom="0cm" loext:contextual-spacing="false" fo:line-height="138%" fo:text-indent="0cm" style:auto-text-indent="false" style:writing-mode="lr-tb"/>
      <style:text-properties fo:font-weight="normal"/>
    </style:style>
    <style:style style:name="P315" style:family="paragraph" style:parent-style-name="Text_20_body">
      <style:paragraph-properties fo:margin-left="0cm" fo:margin-right="13.208cm" fo:margin-top="0.279cm" fo:margin-bottom="0cm" loext:contextual-spacing="false" fo:line-height="138%" fo:text-indent="0cm" style:auto-text-indent="false" style:writing-mode="lr-tb"/>
      <style:text-properties fo:font-weight="normal"/>
    </style:style>
    <style:style style:name="P316" style:family="paragraph" style:parent-style-name="Text_20_body">
      <style:paragraph-properties fo:margin-left="0cm" fo:margin-right="13.208cm" fo:margin-top="0.245cm" fo:margin-bottom="0cm" loext:contextual-spacing="false" fo:line-height="138%" fo:text-indent="0cm" style:auto-text-indent="false" style:writing-mode="lr-tb"/>
      <style:text-properties fo:font-weight="normal"/>
    </style:style>
    <style:style style:name="P317" style:family="paragraph" style:parent-style-name="Text_20_body">
      <style:paragraph-properties fo:margin-left="0cm" fo:margin-right="3.489cm" fo:margin-top="0.245cm" fo:margin-bottom="0cm" loext:contextual-spacing="false" fo:line-height="138%" fo:text-indent="0cm" style:auto-text-indent="false" style:writing-mode="lr-tb"/>
      <style:text-properties fo:font-weight="normal"/>
    </style:style>
    <style:style style:name="P318" style:family="paragraph" style:parent-style-name="Text_20_body">
      <style:paragraph-properties fo:margin-left="0cm" fo:margin-right="3.505cm" fo:margin-top="0cm" fo:margin-bottom="0cm" loext:contextual-spacing="false" fo:line-height="138%" fo:text-indent="0cm" style:auto-text-indent="false" style:writing-mode="lr-tb"/>
      <style:text-properties fo:font-weight="normal"/>
    </style:style>
    <style:style style:name="P319" style:family="paragraph" style:parent-style-name="Text_20_body">
      <style:paragraph-properties fo:margin-left="0cm" fo:margin-right="0cm" fo:margin-top="0.245cm" fo:margin-bottom="0cm" loext:contextual-spacing="false" fo:line-height="138%" fo:text-indent="1.965cm" style:auto-text-indent="false" style:writing-mode="lr-tb"/>
      <style:text-properties fo:font-weight="normal"/>
    </style:style>
    <style:style style:name="P320" style:family="paragraph" style:parent-style-name="Text_20_body">
      <style:paragraph-properties fo:margin-left="0cm" fo:margin-right="3.226cm" fo:margin-top="1.219cm" fo:margin-bottom="0cm" loext:contextual-spacing="false" fo:line-height="138%" fo:text-indent="0cm" style:auto-text-indent="false" style:writing-mode="lr-tb"/>
      <style:text-properties fo:font-weight="normal"/>
    </style:style>
    <style:style style:name="P321" style:family="paragraph" style:parent-style-name="Text_20_body">
      <style:paragraph-properties fo:margin-left="0cm" fo:margin-right="5.182cm" fo:margin-top="0.254cm" fo:margin-bottom="0cm" loext:contextual-spacing="false" fo:line-height="138%" fo:text-indent="0cm" style:auto-text-indent="false" style:writing-mode="lr-tb"/>
      <style:text-properties fo:font-weight="normal"/>
    </style:style>
    <style:style style:name="P322" style:family="paragraph" style:parent-style-name="Text_20_body">
      <style:paragraph-properties fo:margin-left="0cm" fo:margin-right="5.182cm" fo:margin-top="1.203cm" fo:margin-bottom="0cm" loext:contextual-spacing="false" fo:line-height="138%" fo:text-indent="0cm" style:auto-text-indent="false" style:writing-mode="lr-tb"/>
      <style:text-properties fo:font-weight="normal"/>
    </style:style>
    <style:style style:name="P323" style:family="paragraph" style:parent-style-name="Text_20_body">
      <style:paragraph-properties fo:margin-left="0cm" fo:margin-right="1.685cm" fo:margin-top="0.263cm" fo:margin-bottom="0cm" loext:contextual-spacing="false" fo:line-height="138%" fo:text-indent="2.362cm" style:auto-text-indent="false" style:writing-mode="lr-tb"/>
      <style:text-properties fo:font-weight="normal"/>
    </style:style>
    <style:style style:name="P324" style:family="paragraph" style:parent-style-name="Text_20_body">
      <style:paragraph-properties fo:margin-left="0cm" fo:margin-right="11.243cm" fo:margin-top="0.263cm" fo:margin-bottom="0cm" loext:contextual-spacing="false" fo:line-height="138%" fo:text-indent="0cm" style:auto-text-indent="false" style:writing-mode="lr-tb"/>
      <style:text-properties fo:font-weight="normal"/>
    </style:style>
    <style:style style:name="P325" style:family="paragraph" style:parent-style-name="Text_20_body">
      <style:paragraph-properties fo:margin-left="0cm" fo:margin-right="16.688cm" fo:margin-top="2.168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326" style:family="paragraph" style:parent-style-name="Text_20_body">
      <style:paragraph-properties fo:margin-left="0cm" fo:margin-right="16.688cm" fo:margin-top="1.236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327" style:family="paragraph" style:parent-style-name="Text_20_body">
      <style:paragraph-properties fo:margin-left="0cm" fo:margin-right="11.303cm" fo:margin-top="0cm" fo:margin-bottom="0cm" loext:contextual-spacing="false" fo:line-height="138%" fo:text-indent="0cm" style:auto-text-indent="false" style:writing-mode="lr-tb"/>
      <style:text-properties fo:font-weight="normal"/>
    </style:style>
    <style:style style:name="P328" style:family="paragraph" style:parent-style-name="Text_20_body">
      <style:paragraph-properties fo:margin-left="0cm" fo:margin-right="12.226cm" fo:margin-top="0.314cm" fo:margin-bottom="0cm" loext:contextual-spacing="false" fo:line-height="138%" fo:text-indent="0cm" style:auto-text-indent="false" style:writing-mode="lr-tb"/>
      <style:text-properties fo:font-weight="normal"/>
    </style:style>
    <style:style style:name="P329" style:family="paragraph" style:parent-style-name="Text_20_body">
      <style:paragraph-properties fo:margin-left="0cm" fo:margin-right="12.226cm" fo:margin-top="0.305cm" fo:margin-bottom="0cm" loext:contextual-spacing="false" fo:line-height="138%" fo:text-indent="0cm" style:auto-text-indent="false" style:writing-mode="lr-tb"/>
      <style:text-properties fo:font-weight="normal"/>
    </style:style>
    <style:style style:name="P330" style:family="paragraph" style:parent-style-name="Text_20_body">
      <style:paragraph-properties fo:margin-left="0cm" fo:margin-right="17.424cm" fo:margin-top="4.131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331" style:family="paragraph" style:parent-style-name="Text_20_body">
      <style:paragraph-properties fo:margin-left="0cm" fo:margin-right="17.424cm" fo:margin-top="2.117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332" style:family="paragraph" style:parent-style-name="Text_20_body">
      <style:paragraph-properties fo:margin-left="0cm" fo:margin-right="17.424cm" fo:margin-top="0.236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333" style:family="paragraph" style:parent-style-name="Text_20_body">
      <style:paragraph-properties fo:margin-left="0cm" fo:margin-right="17.424cm" fo:margin-top="0.381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334" style:family="paragraph" style:parent-style-name="Text_20_body">
      <style:paragraph-properties fo:margin-left="0cm" fo:margin-right="17.424cm" fo:margin-top="21.971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335" style:family="paragraph" style:parent-style-name="Text_20_body">
      <style:paragraph-properties fo:margin-left="0cm" fo:margin-right="17.424cm" fo:margin-top="3.175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336" style:family="paragraph" style:parent-style-name="Text_20_body">
      <style:paragraph-properties fo:margin-left="0cm" fo:margin-right="17.424cm" fo:margin-top="5.918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337" style:family="paragraph" style:parent-style-name="Text_20_body">
      <style:paragraph-properties fo:margin-left="0cm" fo:margin-right="17.052cm" fo:margin-top="0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338" style:family="paragraph" style:parent-style-name="Text_20_body">
      <style:paragraph-properties fo:margin-left="0cm" fo:margin-right="17.052cm" fo:margin-top="1.168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339" style:family="paragraph" style:parent-style-name="Text_20_body">
      <style:paragraph-properties fo:margin-left="0cm" fo:margin-right="8.373cm" fo:margin-top="1.219cm" fo:margin-bottom="0cm" loext:contextual-spacing="false" fo:line-height="138%" fo:text-indent="0cm" style:auto-text-indent="false" style:writing-mode="lr-tb"/>
      <style:text-properties fo:font-weight="normal"/>
    </style:style>
    <style:style style:name="P340" style:family="paragraph" style:parent-style-name="Text_20_body">
      <style:paragraph-properties fo:margin-left="0cm" fo:margin-right="0cm" fo:margin-top="0.381cm" fo:margin-bottom="0cm" loext:contextual-spacing="false" fo:line-height="138%" fo:text-indent="1.727cm" style:auto-text-indent="false" style:writing-mode="lr-tb"/>
      <style:text-properties fo:font-weight="normal"/>
    </style:style>
    <style:style style:name="P341" style:family="paragraph" style:parent-style-name="Text_20_body">
      <style:paragraph-properties fo:margin-left="0cm" fo:margin-right="16.925cm" fo:margin-top="0.381cm" fo:margin-bottom="0cm" loext:contextual-spacing="false" fo:line-height="138%" fo:text-indent="0cm" style:auto-text-indent="false" style:writing-mode="lr-tb"/>
      <style:text-properties fo:font-weight="normal"/>
    </style:style>
    <style:style style:name="P342" style:family="paragraph" style:parent-style-name="Text_20_body">
      <style:paragraph-properties fo:margin-left="0cm" fo:margin-right="16.925cm" fo:margin-top="0.296cm" fo:margin-bottom="0cm" loext:contextual-spacing="false" fo:line-height="138%" fo:text-indent="0cm" style:auto-text-indent="false" style:writing-mode="lr-tb"/>
      <style:text-properties fo:font-weight="normal"/>
    </style:style>
    <style:style style:name="P343" style:family="paragraph" style:parent-style-name="Text_20_body">
      <style:paragraph-properties fo:margin-left="0cm" fo:margin-right="16.925cm" fo:margin-top="0.236cm" fo:margin-bottom="0cm" loext:contextual-spacing="false" fo:line-height="138%" fo:text-indent="0cm" style:auto-text-indent="false" style:writing-mode="lr-tb"/>
      <style:text-properties fo:font-weight="normal"/>
    </style:style>
    <style:style style:name="P344" style:family="paragraph" style:parent-style-name="Text_20_body">
      <style:paragraph-properties fo:margin-left="0cm" fo:margin-right="16.925cm" fo:margin-top="0.236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345" style:family="paragraph" style:parent-style-name="Text_20_body">
      <style:paragraph-properties fo:margin-left="0cm" fo:margin-right="16.925cm" fo:margin-top="0.272cm" fo:margin-bottom="0cm" loext:contextual-spacing="false" fo:line-height="138%" fo:text-indent="0cm" style:auto-text-indent="false" style:writing-mode="lr-tb"/>
      <style:text-properties fo:font-weight="normal"/>
    </style:style>
    <style:style style:name="P346" style:family="paragraph" style:parent-style-name="Text_20_body">
      <style:paragraph-properties fo:margin-left="0cm" fo:margin-right="9.246cm" fo:margin-top="0.406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347" style:family="paragraph" style:parent-style-name="Text_20_body">
      <style:paragraph-properties fo:margin-left="0cm" fo:margin-right="17.323cm" fo:margin-top="5.96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348" style:family="paragraph" style:parent-style-name="Text_20_body">
      <style:paragraph-properties fo:margin-left="0cm" fo:margin-right="12.996cm" fo:margin-top="0cm" fo:margin-bottom="0cm" loext:contextual-spacing="false" fo:line-height="138%" fo:text-indent="0cm" style:auto-text-indent="false" style:writing-mode="lr-tb"/>
      <style:text-properties fo:font-weight="normal"/>
    </style:style>
    <style:style style:name="P349" style:family="paragraph" style:parent-style-name="Text_20_body">
      <style:paragraph-properties fo:margin-left="0cm" fo:margin-right="9.788cm" fo:margin-top="0.236cm" fo:margin-bottom="0cm" loext:contextual-spacing="false" fo:line-height="138%" fo:text-indent="0cm" style:auto-text-indent="false" style:writing-mode="lr-tb"/>
      <style:text-properties fo:font-weight="normal"/>
    </style:style>
    <style:style style:name="P350" style:family="paragraph" style:parent-style-name="Text_20_body">
      <style:paragraph-properties fo:margin-left="0cm" fo:margin-right="11.218cm" fo:margin-top="0.263cm" fo:margin-bottom="0cm" loext:contextual-spacing="false" fo:line-height="138%" fo:text-indent="0cm" style:auto-text-indent="false" style:writing-mode="lr-tb"/>
      <style:text-properties fo:font-weight="normal"/>
    </style:style>
    <style:style style:name="P351" style:family="paragraph" style:parent-style-name="Text_20_body">
      <style:paragraph-properties fo:margin-left="0cm" fo:margin-right="16.773cm" fo:margin-top="2.193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Courier New" fo:font-size="12pt" fo:font-style="normal" style:text-underline-style="none" fo:font-weight="bold" style:text-blinking="false" fo:background-color="transparent"/>
    </style:style>
    <style:style style:name="P352" style:family="paragraph" style:parent-style-name="Text_20_body">
      <style:paragraph-properties fo:margin-left="0cm" fo:margin-right="16.773cm" fo:margin-top="2.261cm" fo:margin-bottom="0cm" loext:contextual-spacing="false" fo:line-height="138%" fo:text-indent="0cm" style:auto-text-indent="false" style:writing-mode="lr-tb"/>
      <style:text-properties fo:font-weight="normal"/>
    </style:style>
    <style:style style:name="P353" style:family="paragraph" style:parent-style-name="Text_20_body">
      <style:paragraph-properties fo:margin-left="0cm" fo:margin-right="16.773cm" fo:margin-top="1.295cm" fo:margin-bottom="0cm" loext:contextual-spacing="false" fo:line-height="138%" fo:text-indent="0cm" style:auto-text-indent="false" style:writing-mode="lr-tb"/>
      <style:text-properties fo:font-weight="normal"/>
    </style:style>
    <style:style style:name="P354" style:family="paragraph" style:parent-style-name="Text_20_body">
      <style:paragraph-properties fo:margin-left="0cm" fo:margin-right="16.773cm" fo:margin-top="2.201cm" fo:margin-bottom="0cm" loext:contextual-spacing="false" fo:line-height="138%" fo:text-indent="0cm" style:auto-text-indent="false" style:writing-mode="lr-tb"/>
      <style:text-properties fo:font-weight="normal"/>
    </style:style>
    <style:style style:name="P355" style:family="paragraph" style:parent-style-name="Text_20_body">
      <style:paragraph-properties fo:margin-left="0cm" fo:margin-right="16.773cm" fo:margin-top="2.15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356" style:family="paragraph" style:parent-style-name="Text_20_body">
      <style:paragraph-properties fo:margin-left="0cm" fo:margin-right="2.76cm" fo:margin-top="0.33cm" fo:margin-bottom="0cm" loext:contextual-spacing="false" fo:line-height="138%" fo:text-indent="0cm" style:auto-text-indent="false" style:writing-mode="lr-tb"/>
      <style:text-properties fo:font-weight="normal"/>
    </style:style>
    <style:style style:name="P357" style:family="paragraph" style:parent-style-name="Text_20_body">
      <style:paragraph-properties fo:margin-left="0cm" fo:margin-right="16.942cm" fo:margin-top="0.263cm" fo:margin-bottom="0cm" loext:contextual-spacing="false" fo:line-height="138%" fo:text-indent="0cm" style:auto-text-indent="false" style:writing-mode="lr-tb"/>
      <style:text-properties fo:font-weight="normal"/>
    </style:style>
    <style:style style:name="P358" style:family="paragraph" style:parent-style-name="Text_20_body">
      <style:paragraph-properties fo:margin-left="0cm" fo:margin-right="16.942cm" fo:margin-top="0.272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359" style:family="paragraph" style:parent-style-name="Text_20_body">
      <style:paragraph-properties fo:margin-left="0cm" fo:margin-right="16.942cm" fo:margin-top="0.254cm" fo:margin-bottom="0cm" loext:contextual-spacing="false" fo:line-height="138%" fo:text-indent="0cm" style:auto-text-indent="false" style:writing-mode="lr-tb"/>
      <style:text-properties fo:font-weight="normal"/>
    </style:style>
    <style:style style:name="P360" style:family="paragraph" style:parent-style-name="Text_20_body">
      <style:paragraph-properties fo:margin-left="0cm" fo:margin-right="16.942cm" fo:margin-top="0.288cm" fo:margin-bottom="0cm" loext:contextual-spacing="false" fo:line-height="138%" fo:text-indent="0cm" style:auto-text-indent="false" style:writing-mode="lr-tb"/>
      <style:text-properties fo:font-weight="normal"/>
    </style:style>
    <style:style style:name="P361" style:family="paragraph" style:parent-style-name="Text_20_body">
      <style:paragraph-properties fo:margin-left="0cm" fo:margin-right="16.942cm" fo:margin-top="0.161cm" fo:margin-bottom="0cm" loext:contextual-spacing="false" fo:line-height="138%" fo:text-indent="0cm" style:auto-text-indent="false" style:writing-mode="lr-tb"/>
      <style:text-properties fo:font-weight="normal"/>
    </style:style>
    <style:style style:name="P362" style:family="paragraph" style:parent-style-name="Text_20_body">
      <style:paragraph-properties fo:margin-left="0cm" fo:margin-right="6.375cm" fo:margin-top="0.415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363" style:family="paragraph" style:parent-style-name="Text_20_body">
      <style:paragraph-properties fo:margin-left="0cm" fo:margin-right="17.29cm" fo:margin-top="1.152cm" fo:margin-bottom="0cm" loext:contextual-spacing="false" fo:line-height="138%" fo:text-indent="0cm" style:auto-text-indent="false" style:writing-mode="lr-tb"/>
      <style:text-properties fo:font-weight="normal"/>
    </style:style>
    <style:style style:name="P364" style:family="paragraph" style:parent-style-name="Text_20_body">
      <style:paragraph-properties fo:margin-left="0cm" fo:margin-right="17.29cm" fo:margin-top="3.066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365" style:family="paragraph" style:parent-style-name="Text_20_body">
      <style:paragraph-properties fo:margin-left="0cm" fo:margin-right="15.206cm" fo:margin-top="1.337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366" style:family="paragraph" style:parent-style-name="Text_20_body">
      <style:paragraph-properties fo:margin-left="0cm" fo:margin-right="9.703cm" fo:margin-top="0.272cm" fo:margin-bottom="0cm" loext:contextual-spacing="false" fo:line-height="138%" fo:text-indent="1.337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367" style:family="paragraph" style:parent-style-name="Text_20_body">
      <style:paragraph-properties fo:margin-left="0cm" fo:margin-right="6.502cm" fo:margin-top="0.321cm" fo:margin-bottom="0cm" loext:contextual-spacing="false" fo:line-height="138%" fo:text-indent="0cm" style:auto-text-indent="false" style:writing-mode="lr-tb"/>
      <style:text-properties fo:font-weight="normal"/>
    </style:style>
    <style:style style:name="P368" style:family="paragraph" style:parent-style-name="Text_20_body">
      <style:paragraph-properties fo:margin-left="0cm" fo:margin-right="12.344cm" fo:margin-top="0.406cm" fo:margin-bottom="0cm" loext:contextual-spacing="false" fo:line-height="138%" fo:text-indent="0cm" style:auto-text-indent="false" style:writing-mode="lr-tb"/>
      <style:text-properties fo:font-weight="normal"/>
    </style:style>
    <style:style style:name="P369" style:family="paragraph" style:parent-style-name="Text_20_body">
      <style:paragraph-properties fo:margin-left="0cm" fo:margin-right="13.317cm" fo:margin-top="0.372cm" fo:margin-bottom="0cm" loext:contextual-spacing="false" fo:line-height="138%" fo:text-indent="0cm" style:auto-text-indent="false" style:writing-mode="lr-tb"/>
      <style:text-properties fo:font-weight="normal"/>
    </style:style>
    <style:style style:name="P370" style:family="paragraph" style:parent-style-name="Text_20_body">
      <style:paragraph-properties fo:margin-left="0cm" fo:margin-right="13.317cm" fo:margin-top="0.263cm" fo:margin-bottom="0cm" loext:contextual-spacing="false" fo:line-height="138%" fo:text-indent="0cm" style:auto-text-indent="false" style:writing-mode="lr-tb"/>
      <style:text-properties fo:font-weight="normal"/>
    </style:style>
    <style:style style:name="P371" style:family="paragraph" style:parent-style-name="Text_20_body">
      <style:paragraph-properties fo:margin-left="0cm" fo:margin-right="1.092cm" fo:margin-top="0.161cm" fo:margin-bottom="0cm" loext:contextual-spacing="false" fo:line-height="138%" fo:text-indent="0cm" style:auto-text-indent="false" style:writing-mode="lr-tb"/>
      <style:text-properties fo:font-weight="normal"/>
    </style:style>
    <style:style style:name="P372" style:family="paragraph" style:parent-style-name="Text_20_body">
      <style:paragraph-properties fo:margin-left="0cm" fo:margin-right="5.114cm" fo:margin-top="0.203cm" fo:margin-bottom="0cm" loext:contextual-spacing="false" fo:line-height="138%" fo:text-indent="0cm" style:auto-text-indent="false" style:writing-mode="lr-tb"/>
      <style:text-properties fo:font-weight="normal"/>
    </style:style>
    <style:style style:name="P373" style:family="paragraph" style:parent-style-name="Text_20_body">
      <style:paragraph-properties fo:margin-left="0cm" fo:margin-right="9.677cm" fo:margin-top="0.236cm" fo:margin-bottom="0cm" loext:contextual-spacing="false" fo:line-height="138%" fo:text-indent="0cm" style:auto-text-indent="false" style:writing-mode="lr-tb"/>
      <style:text-properties fo:font-weight="normal"/>
    </style:style>
    <style:style style:name="P374" style:family="paragraph" style:parent-style-name="Text_20_body">
      <style:paragraph-properties fo:margin-left="0cm" fo:margin-right="4.987cm" fo:margin-top="0.263cm" fo:margin-bottom="0cm" loext:contextual-spacing="false" fo:line-height="138%" fo:text-indent="0cm" style:auto-text-indent="false" style:writing-mode="lr-tb"/>
      <style:text-properties fo:font-weight="normal"/>
    </style:style>
    <style:style style:name="P375" style:family="paragraph" style:parent-style-name="Text_20_body">
      <style:paragraph-properties fo:margin-left="0cm" fo:margin-right="9.407cm" fo:margin-top="0.279cm" fo:margin-bottom="0cm" loext:contextual-spacing="false" fo:line-height="138%" fo:text-indent="0cm" style:auto-text-indent="false" style:writing-mode="lr-tb"/>
      <style:text-properties fo:font-weight="normal"/>
    </style:style>
    <style:style style:name="P376" style:family="paragraph" style:parent-style-name="Text_20_body">
      <style:paragraph-properties fo:margin-left="0cm" fo:margin-right="8.872cm" fo:margin-top="0.288cm" fo:margin-bottom="0cm" loext:contextual-spacing="false" fo:line-height="138%" fo:text-indent="0cm" style:auto-text-indent="false" style:writing-mode="lr-tb"/>
      <style:text-properties fo:font-weight="normal"/>
    </style:style>
    <style:style style:name="P377" style:family="paragraph" style:parent-style-name="Text_20_body">
      <style:paragraph-properties fo:margin-left="0cm" fo:margin-right="16.73cm" fo:margin-top="1.27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378" style:family="paragraph" style:parent-style-name="Text_20_body">
      <style:paragraph-properties fo:margin-left="0cm" fo:margin-right="16.73cm" fo:margin-top="2.134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379" style:family="paragraph" style:parent-style-name="Text_20_body">
      <style:paragraph-properties fo:margin-left="0cm" fo:margin-right="11.557cm" fo:margin-top="0cm" fo:margin-bottom="0cm" loext:contextual-spacing="false" fo:line-height="138%" fo:text-indent="0cm" style:auto-text-indent="false" style:writing-mode="lr-tb"/>
      <style:text-properties fo:font-weight="normal"/>
    </style:style>
    <style:style style:name="P380" style:family="paragraph" style:parent-style-name="Text_20_body">
      <style:paragraph-properties fo:margin-left="0cm" fo:margin-right="15.672cm" fo:margin-top="0.272cm" fo:margin-bottom="0cm" loext:contextual-spacing="false" fo:line-height="138%" fo:text-indent="0cm" style:auto-text-indent="false" style:writing-mode="lr-tb"/>
      <style:text-properties fo:font-weight="normal"/>
    </style:style>
    <style:style style:name="P381" style:family="paragraph" style:parent-style-name="Text_20_body">
      <style:paragraph-properties fo:margin-left="0cm" fo:margin-right="17.417cm" fo:margin-top="2.244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382" style:family="paragraph" style:parent-style-name="Text_20_body">
      <style:paragraph-properties fo:margin-left="0cm" fo:margin-right="17.417cm" fo:margin-top="3.844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383" style:family="paragraph" style:parent-style-name="Text_20_body">
      <style:paragraph-properties fo:margin-left="0cm" fo:margin-right="17.417cm" fo:margin-top="3.03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384" style:family="paragraph" style:parent-style-name="Text_20_body">
      <style:paragraph-properties fo:margin-left="0cm" fo:margin-right="17.417cm" fo:margin-top="2.193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385" style:family="paragraph" style:parent-style-name="Text_20_body">
      <style:paragraph-properties fo:margin-left="0cm" fo:margin-right="17.417cm" fo:margin-top="3.073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386" style:family="paragraph" style:parent-style-name="Text_20_body">
      <style:paragraph-properties fo:margin-left="0cm" fo:margin-right="17.417cm" fo:margin-top="2.177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387" style:family="paragraph" style:parent-style-name="Text_20_body">
      <style:paragraph-properties fo:margin-left="0cm" fo:margin-right="17.417cm" fo:margin-top="0.314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388" style:family="paragraph" style:parent-style-name="Text_20_body">
      <style:paragraph-properties fo:margin-left="0cm" fo:margin-right="17.417cm" fo:margin-top="2.092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389" style:family="paragraph" style:parent-style-name="Text_20_body">
      <style:paragraph-properties fo:margin-left="0cm" fo:margin-right="2.861cm" fo:margin-top="0.288cm" fo:margin-bottom="0cm" loext:contextual-spacing="false" fo:line-height="138%" fo:text-indent="0cm" style:auto-text-indent="false" style:writing-mode="lr-tb"/>
      <style:text-properties fo:font-weight="normal"/>
    </style:style>
    <style:style style:name="P390" style:family="paragraph" style:parent-style-name="Text_20_body">
      <style:paragraph-properties fo:margin-left="0cm" fo:margin-right="1.058cm" fo:margin-top="0.423cm" fo:margin-bottom="0cm" loext:contextual-spacing="false" fo:line-height="138%" fo:text-indent="0cm" style:auto-text-indent="false" style:writing-mode="lr-tb"/>
      <style:text-properties fo:font-weight="normal"/>
    </style:style>
    <style:style style:name="P391" style:family="paragraph" style:parent-style-name="Text_20_body">
      <style:paragraph-properties fo:margin-left="0cm" fo:margin-right="7.094cm" fo:margin-top="0.203cm" fo:margin-bottom="0cm" loext:contextual-spacing="false" fo:line-height="138%" fo:text-indent="0cm" style:auto-text-indent="false" style:writing-mode="lr-tb"/>
      <style:text-properties fo:font-weight="normal"/>
    </style:style>
    <style:style style:name="P392" style:family="paragraph" style:parent-style-name="Text_20_body">
      <style:paragraph-properties fo:margin-left="0cm" fo:margin-right="8.814cm" fo:margin-top="0.236cm" fo:margin-bottom="0cm" loext:contextual-spacing="false" fo:line-height="138%" fo:text-indent="0cm" style:auto-text-indent="false" style:writing-mode="lr-tb"/>
      <style:text-properties fo:font-weight="normal"/>
    </style:style>
    <style:style style:name="P393" style:family="paragraph" style:parent-style-name="Text_20_body">
      <style:paragraph-properties fo:margin-left="0cm" fo:margin-right="3.87cm" fo:margin-top="0.263cm" fo:margin-bottom="0cm" loext:contextual-spacing="false" fo:line-height="138%" fo:text-indent="0cm" style:auto-text-indent="false" style:writing-mode="lr-tb"/>
      <style:text-properties fo:font-weight="normal"/>
    </style:style>
    <style:style style:name="P394" style:family="paragraph" style:parent-style-name="Text_20_body">
      <style:paragraph-properties fo:margin-left="0cm" fo:margin-right="3.87cm" fo:margin-top="0.305cm" fo:margin-bottom="0cm" loext:contextual-spacing="false" fo:line-height="138%" fo:text-indent="0cm" style:auto-text-indent="false" style:writing-mode="lr-tb"/>
      <style:text-properties fo:font-weight="normal"/>
    </style:style>
    <style:style style:name="P395" style:family="paragraph" style:parent-style-name="Text_20_body">
      <style:paragraph-properties fo:margin-left="0cm" fo:margin-right="3.87cm" fo:margin-top="2.125cm" fo:margin-bottom="0cm" loext:contextual-spacing="false" fo:line-height="138%" fo:text-indent="0cm" style:auto-text-indent="false" style:writing-mode="lr-tb"/>
      <style:text-properties fo:font-weight="normal"/>
    </style:style>
    <style:style style:name="P396" style:family="paragraph" style:parent-style-name="Text_20_body">
      <style:paragraph-properties fo:margin-left="0cm" fo:margin-right="8.264cm" fo:margin-top="0.288cm" fo:margin-bottom="0cm" loext:contextual-spacing="false" fo:line-height="138%" fo:text-indent="0cm" style:auto-text-indent="false" style:writing-mode="lr-tb"/>
      <style:text-properties fo:font-weight="normal"/>
    </style:style>
    <style:style style:name="P397" style:family="paragraph" style:parent-style-name="Text_20_body">
      <style:paragraph-properties fo:margin-left="0cm" fo:margin-right="9.67cm" fo:margin-top="0.279cm" fo:margin-bottom="0cm" loext:contextual-spacing="false" fo:line-height="138%" fo:text-indent="0cm" style:auto-text-indent="false" style:writing-mode="lr-tb"/>
      <style:text-properties fo:font-weight="normal"/>
    </style:style>
    <style:style style:name="P398" style:family="paragraph" style:parent-style-name="Text_20_body">
      <style:paragraph-properties fo:margin-left="0cm" fo:margin-right="16.697cm" fo:margin-top="0.272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399" style:family="paragraph" style:parent-style-name="Text_20_body">
      <style:paragraph-properties fo:margin-left="0cm" fo:margin-right="11.236cm" fo:margin-top="0cm" fo:margin-bottom="0cm" loext:contextual-spacing="false" fo:line-height="138%" fo:text-indent="0cm" style:auto-text-indent="false" style:writing-mode="lr-tb"/>
      <style:text-properties fo:font-weight="normal"/>
    </style:style>
    <style:style style:name="P400" style:family="paragraph" style:parent-style-name="Text_20_body">
      <style:paragraph-properties fo:margin-left="0cm" fo:margin-right="1.457cm" fo:margin-top="0.381cm" fo:margin-bottom="0cm" loext:contextual-spacing="false" fo:line-height="138%" fo:text-indent="0cm" style:auto-text-indent="false" style:writing-mode="lr-tb"/>
      <style:text-properties fo:font-weight="normal"/>
    </style:style>
    <style:style style:name="P401" style:family="paragraph" style:parent-style-name="Text_20_body">
      <style:paragraph-properties fo:margin-left="0cm" fo:margin-right="14.52cm" fo:margin-top="0.423cm" fo:margin-bottom="0cm" loext:contextual-spacing="false" fo:line-height="138%" fo:text-indent="0cm" style:auto-text-indent="false" style:writing-mode="lr-tb"/>
      <style:text-properties fo:font-weight="normal"/>
    </style:style>
    <style:style style:name="P402" style:family="paragraph" style:parent-style-name="Text_20_body">
      <style:paragraph-properties fo:margin-left="0cm" fo:margin-right="14.52cm" fo:margin-top="0.288cm" fo:margin-bottom="0cm" loext:contextual-spacing="false" fo:line-height="138%" fo:text-indent="0cm" style:auto-text-indent="false" style:writing-mode="lr-tb"/>
      <style:text-properties fo:font-weight="normal"/>
    </style:style>
    <style:style style:name="P403" style:family="paragraph" style:parent-style-name="Text_20_body">
      <style:paragraph-properties fo:margin-left="0cm" fo:margin-right="0cm" fo:margin-top="0.372cm" fo:margin-bottom="0cm" loext:contextual-spacing="false" fo:line-height="138%" fo:text-indent="1.6cm" style:auto-text-indent="false" style:writing-mode="lr-tb"/>
      <style:text-properties fo:font-weight="normal"/>
    </style:style>
    <style:style style:name="P404" style:family="paragraph" style:parent-style-name="Text_20_body">
      <style:paragraph-properties fo:margin-left="0cm" fo:margin-right="4.267cm" fo:margin-top="0cm" fo:margin-bottom="0cm" loext:contextual-spacing="false" fo:line-height="138%" fo:text-indent="0cm" style:auto-text-indent="false" style:writing-mode="lr-tb"/>
      <style:text-properties fo:font-weight="normal"/>
    </style:style>
    <style:style style:name="P405" style:family="paragraph" style:parent-style-name="Text_20_body">
      <style:paragraph-properties fo:margin-left="0cm" fo:margin-right="3.387cm" fo:margin-top="0.263cm" fo:margin-bottom="0cm" loext:contextual-spacing="false" fo:line-height="138%" fo:text-indent="0cm" style:auto-text-indent="false" style:writing-mode="lr-tb"/>
      <style:text-properties fo:font-weight="normal"/>
    </style:style>
    <style:style style:name="P406" style:family="paragraph" style:parent-style-name="Text_20_body">
      <style:paragraph-properties fo:margin-left="0cm" fo:margin-right="11.65cm" fo:margin-top="0.347cm" fo:margin-bottom="0cm" loext:contextual-spacing="false" fo:line-height="138%" fo:text-indent="0cm" style:auto-text-indent="false" style:writing-mode="lr-tb"/>
      <style:text-properties fo:font-weight="normal"/>
    </style:style>
    <style:style style:name="P407" style:family="paragraph" style:parent-style-name="Text_20_body">
      <style:paragraph-properties fo:margin-left="0cm" fo:margin-right="16.798cm" fo:margin-top="1.422cm" fo:margin-bottom="0cm" loext:contextual-spacing="false" fo:line-height="138%" fo:text-indent="0cm" style:auto-text-indent="false" style:writing-mode="lr-tb"/>
      <style:text-properties fo:font-weight="normal"/>
    </style:style>
    <style:style style:name="P408" style:family="paragraph" style:parent-style-name="Text_20_body">
      <style:paragraph-properties fo:margin-left="0cm" fo:margin-right="16.798cm" fo:margin-top="2.21cm" fo:margin-bottom="0cm" loext:contextual-spacing="false" fo:line-height="138%" fo:text-indent="0cm" style:auto-text-indent="false" style:writing-mode="lr-tb"/>
      <style:text-properties fo:font-weight="normal"/>
    </style:style>
    <style:style style:name="P409" style:family="paragraph" style:parent-style-name="Text_20_body">
      <style:paragraph-properties fo:margin-left="0cm" fo:margin-right="8.932cm" fo:margin-top="0.321cm" fo:margin-bottom="0cm" loext:contextual-spacing="false" fo:line-height="138%" fo:text-indent="0cm" style:auto-text-indent="false" style:writing-mode="lr-tb"/>
      <style:text-properties fo:font-weight="normal"/>
    </style:style>
    <style:style style:name="P410" style:family="paragraph" style:parent-style-name="Text_20_body">
      <style:paragraph-properties fo:margin-left="0cm" fo:margin-right="11.744cm" fo:margin-top="0.245cm" fo:margin-bottom="0cm" loext:contextual-spacing="false" fo:line-height="138%" fo:text-indent="0cm" style:auto-text-indent="false" style:writing-mode="lr-tb"/>
      <style:text-properties fo:font-weight="normal"/>
    </style:style>
    <style:style style:name="P411" style:family="paragraph" style:parent-style-name="Text_20_body">
      <style:paragraph-properties fo:margin-left="0cm" fo:margin-right="11.744cm" fo:margin-top="0.347cm" fo:margin-bottom="0cm" loext:contextual-spacing="false" fo:line-height="138%" fo:text-indent="0cm" style:auto-text-indent="false" style:writing-mode="lr-tb"/>
      <style:text-properties fo:font-weight="normal"/>
    </style:style>
    <style:style style:name="P412" style:family="paragraph" style:parent-style-name="Text_20_body">
      <style:paragraph-properties fo:margin-left="0cm" fo:margin-right="11.396cm" fo:margin-top="0.296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413" style:family="paragraph" style:parent-style-name="Text_20_body">
      <style:paragraph-properties fo:margin-left="0cm" fo:margin-right="11.396cm" fo:margin-top="0.254cm" fo:margin-bottom="0cm" loext:contextual-spacing="false" fo:line-height="138%" fo:text-indent="0cm" style:auto-text-indent="false" style:writing-mode="lr-tb"/>
      <style:text-properties fo:font-weight="normal"/>
    </style:style>
    <style:style style:name="P414" style:family="paragraph" style:parent-style-name="Text_20_body">
      <style:paragraph-properties fo:margin-left="0cm" fo:margin-right="3.962cm" fo:margin-top="0.272cm" fo:margin-bottom="0cm" loext:contextual-spacing="false" fo:line-height="138%" fo:text-indent="0.949cm" style:auto-text-indent="false" style:writing-mode="lr-tb"/>
      <style:text-properties fo:font-weight="normal"/>
    </style:style>
    <style:style style:name="P415" style:family="paragraph" style:parent-style-name="Text_20_body">
      <style:paragraph-properties fo:margin-left="0cm" fo:margin-right="3.082cm" fo:margin-top="0.347cm" fo:margin-bottom="0cm" loext:contextual-spacing="false" fo:line-height="138%" fo:text-indent="0cm" style:auto-text-indent="false" style:writing-mode="lr-tb"/>
      <style:text-properties fo:font-weight="normal"/>
    </style:style>
    <style:style style:name="P416" style:family="paragraph" style:parent-style-name="Text_20_body">
      <style:paragraph-properties fo:margin-left="0cm" fo:margin-right="3.048cm" fo:margin-top="0.314cm" fo:margin-bottom="0cm" loext:contextual-spacing="false" fo:line-height="138%" fo:text-indent="0cm" style:auto-text-indent="false" style:writing-mode="lr-tb"/>
      <style:text-properties fo:font-weight="normal"/>
    </style:style>
    <style:style style:name="P417" style:family="paragraph" style:parent-style-name="Text_20_body">
      <style:paragraph-properties fo:margin-left="0cm" fo:margin-right="10.998cm" fo:margin-top="0.236cm" fo:margin-bottom="0cm" loext:contextual-spacing="false" fo:line-height="138%" fo:text-indent="0cm" style:auto-text-indent="false" style:writing-mode="lr-tb"/>
      <style:text-properties fo:font-weight="normal"/>
    </style:style>
    <style:style style:name="P418" style:family="paragraph" style:parent-style-name="Text_20_body">
      <style:paragraph-properties fo:margin-left="0cm" fo:margin-right="16.9cm" fo:margin-top="0.254cm" fo:margin-bottom="0cm" loext:contextual-spacing="false" fo:line-height="138%" fo:text-indent="0cm" style:auto-text-indent="false" style:writing-mode="lr-tb"/>
      <style:text-properties fo:font-weight="normal"/>
    </style:style>
    <style:style style:name="P419" style:family="paragraph" style:parent-style-name="Text_20_body">
      <style:paragraph-properties fo:margin-left="0cm" fo:margin-right="16.9cm" fo:margin-top="0.372cm" fo:margin-bottom="0cm" loext:contextual-spacing="false" fo:line-height="138%" fo:text-indent="0cm" style:auto-text-indent="false" style:writing-mode="lr-tb"/>
      <style:text-properties fo:font-weight="normal"/>
    </style:style>
    <style:style style:name="P420" style:family="paragraph" style:parent-style-name="Text_20_body">
      <style:paragraph-properties fo:margin-left="0cm" fo:margin-right="6.655cm" fo:margin-top="0.339cm" fo:margin-bottom="0cm" loext:contextual-spacing="false" fo:line-height="138%" fo:text-indent="0cm" style:auto-text-indent="false" style:writing-mode="lr-tb"/>
      <style:text-properties fo:font-weight="normal"/>
    </style:style>
    <style:style style:name="P421" style:family="paragraph" style:parent-style-name="Text_20_body">
      <style:paragraph-properties fo:margin-left="0cm" fo:margin-right="9.839cm" fo:margin-top="0.296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422" style:family="paragraph" style:parent-style-name="Text_20_body">
      <style:paragraph-properties fo:margin-left="0cm" fo:margin-right="9.839cm" fo:margin-top="0.321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423" style:family="paragraph" style:parent-style-name="Text_20_body">
      <style:paragraph-properties fo:margin-left="0cm" fo:margin-right="8.391cm" fo:margin-top="0.356cm" fo:margin-bottom="0cm" loext:contextual-spacing="false" fo:line-height="138%" fo:text-indent="0cm" style:auto-text-indent="false" style:writing-mode="lr-tb"/>
      <style:text-properties fo:font-weight="normal"/>
    </style:style>
    <style:style style:name="P424" style:family="paragraph" style:parent-style-name="Text_20_body">
      <style:paragraph-properties fo:margin-left="0cm" fo:margin-right="0.898cm" fo:margin-top="1.312cm" fo:margin-bottom="0cm" loext:contextual-spacing="false" fo:line-height="138%" fo:text-indent="1.633cm" style:auto-text-indent="false" style:writing-mode="lr-tb"/>
      <style:text-properties fo:font-weight="normal"/>
    </style:style>
    <style:style style:name="P425" style:family="paragraph" style:parent-style-name="Text_20_body">
      <style:paragraph-properties fo:margin-left="0cm" fo:margin-right="1.499cm" fo:margin-top="0.399cm" fo:margin-bottom="0cm" loext:contextual-spacing="false" fo:line-height="138%" fo:text-indent="1.617cm" style:auto-text-indent="false" style:writing-mode="lr-tb"/>
      <style:text-properties fo:font-weight="normal"/>
    </style:style>
    <style:style style:name="P426" style:family="paragraph" style:parent-style-name="Text_20_body">
      <style:paragraph-properties fo:margin-left="0cm" fo:margin-right="8.043cm" fo:margin-top="0.39cm" fo:margin-bottom="0cm" loext:contextual-spacing="false" fo:line-height="138%" fo:text-indent="0cm" style:auto-text-indent="false" style:writing-mode="lr-tb"/>
      <style:text-properties fo:font-weight="normal"/>
    </style:style>
    <style:style style:name="P427" style:family="paragraph" style:parent-style-name="Text_20_body">
      <style:paragraph-properties fo:margin-left="0cm" fo:margin-right="8.043cm" fo:margin-top="0.314cm" fo:margin-bottom="0cm" loext:contextual-spacing="false" fo:line-height="138%" fo:text-indent="0cm" style:auto-text-indent="false" style:writing-mode="lr-tb"/>
      <style:text-properties fo:font-weight="normal"/>
    </style:style>
    <style:style style:name="P428" style:family="paragraph" style:parent-style-name="Text_20_body">
      <style:paragraph-properties fo:margin-left="0cm" fo:margin-right="2.955cm" fo:margin-top="0.406cm" fo:margin-bottom="0cm" loext:contextual-spacing="false" fo:line-height="138%" fo:text-indent="0cm" style:auto-text-indent="false" style:writing-mode="lr-tb"/>
      <style:text-properties fo:font-weight="normal"/>
    </style:style>
    <style:style style:name="P429" style:family="paragraph" style:parent-style-name="Text_20_body">
      <style:paragraph-properties fo:margin-left="0cm" fo:margin-right="2.955cm" fo:margin-top="0.229cm" fo:margin-bottom="0cm" loext:contextual-spacing="false" fo:line-height="138%" fo:text-indent="0cm" style:auto-text-indent="false" style:writing-mode="lr-tb"/>
      <style:text-properties fo:font-weight="normal"/>
    </style:style>
    <style:style style:name="P430" style:family="paragraph" style:parent-style-name="Text_20_body">
      <style:paragraph-properties fo:margin-left="0cm" fo:margin-right="5.749cm" fo:margin-top="0.381cm" fo:margin-bottom="0cm" loext:contextual-spacing="false" fo:line-height="138%" fo:text-indent="0cm" style:auto-text-indent="false" style:writing-mode="lr-tb"/>
      <style:text-properties fo:font-weight="normal"/>
    </style:style>
    <style:style style:name="P431" style:family="paragraph" style:parent-style-name="Text_20_body">
      <style:paragraph-properties fo:margin-left="0cm" fo:margin-right="3.404cm" fo:margin-top="0.415cm" fo:margin-bottom="0cm" loext:contextual-spacing="false" fo:line-height="138%" fo:text-indent="0cm" style:auto-text-indent="false" style:writing-mode="lr-tb"/>
      <style:text-properties fo:font-weight="normal"/>
    </style:style>
    <style:style style:name="P432" style:family="paragraph" style:parent-style-name="Text_20_body">
      <style:paragraph-properties fo:margin-left="0cm" fo:margin-right="0cm" fo:margin-top="0.39cm" fo:margin-bottom="0cm" loext:contextual-spacing="false" fo:line-height="138%" fo:text-indent="1.718cm" style:auto-text-indent="false" style:writing-mode="lr-tb"/>
      <style:text-properties fo:font-weight="normal"/>
    </style:style>
    <style:style style:name="P433" style:family="paragraph" style:parent-style-name="Text_20_body">
      <style:paragraph-properties fo:margin-left="0cm" fo:margin-right="0cm" fo:margin-top="0.245cm" fo:margin-bottom="0cm" loext:contextual-spacing="false" fo:line-height="138%" fo:text-indent="1.718cm" style:auto-text-indent="false" style:writing-mode="lr-tb"/>
      <style:text-properties fo:font-weight="normal"/>
    </style:style>
    <style:style style:name="P434" style:family="paragraph" style:parent-style-name="Text_20_body">
      <style:paragraph-properties fo:margin-left="0cm" fo:margin-right="0cm" fo:margin-top="4.978cm" fo:margin-bottom="0cm" loext:contextual-spacing="false" fo:line-height="138%" fo:text-indent="1.718cm" style:auto-text-indent="false" style:writing-mode="lr-tb"/>
      <style:text-properties fo:font-weight="normal"/>
    </style:style>
    <style:style style:name="P435" style:family="paragraph" style:parent-style-name="Text_20_body">
      <style:paragraph-properties fo:margin-left="0cm" fo:margin-right="0.907cm" fo:margin-top="0.33cm" fo:margin-bottom="0cm" loext:contextual-spacing="false" fo:line-height="138%" fo:text-indent="1.727cm" style:auto-text-indent="false" style:writing-mode="lr-tb"/>
      <style:text-properties fo:font-weight="normal"/>
    </style:style>
    <style:style style:name="P436" style:family="paragraph" style:parent-style-name="Text_20_body">
      <style:paragraph-properties fo:margin-left="0cm" fo:margin-right="6.392cm" fo:margin-top="0.363cm" fo:margin-bottom="0cm" loext:contextual-spacing="false" fo:line-height="138%" fo:text-indent="0cm" style:auto-text-indent="false" style:writing-mode="lr-tb"/>
      <style:text-properties fo:font-weight="normal"/>
    </style:style>
    <style:style style:name="P437" style:family="paragraph" style:parent-style-name="Text_20_body">
      <style:paragraph-properties fo:margin-left="0cm" fo:margin-right="13.072cm" fo:margin-top="0.254cm" fo:margin-bottom="0cm" loext:contextual-spacing="false" fo:line-height="138%" fo:text-indent="0cm" style:auto-text-indent="false" style:writing-mode="lr-tb"/>
      <style:text-properties fo:font-weight="normal"/>
    </style:style>
    <style:style style:name="P438" style:family="paragraph" style:parent-style-name="Text_20_body">
      <style:paragraph-properties fo:margin-left="0cm" fo:margin-right="9.846cm" fo:margin-top="0.272cm" fo:margin-bottom="0cm" loext:contextual-spacing="false" fo:line-height="138%" fo:text-indent="0cm" style:auto-text-indent="false" style:writing-mode="lr-tb"/>
      <style:text-properties fo:font-weight="normal"/>
    </style:style>
    <style:style style:name="P439" style:family="paragraph" style:parent-style-name="Text_20_body">
      <style:paragraph-properties fo:margin-left="0cm" fo:margin-right="10.227cm" fo:margin-top="0.314cm" fo:margin-bottom="0cm" loext:contextual-spacing="false" fo:line-height="138%" fo:text-indent="0cm" style:auto-text-indent="false" style:writing-mode="lr-tb"/>
      <style:text-properties fo:font-weight="normal"/>
    </style:style>
    <style:style style:name="P440" style:family="paragraph" style:parent-style-name="Text_20_body">
      <style:paragraph-properties fo:margin-left="0cm" fo:margin-right="12.539cm" fo:margin-top="0.279cm" fo:margin-bottom="0cm" loext:contextual-spacing="false" fo:line-height="138%" fo:text-indent="0cm" style:auto-text-indent="false" style:writing-mode="lr-tb"/>
      <style:text-properties fo:font-weight="normal"/>
    </style:style>
    <style:style style:name="P441" style:family="paragraph" style:parent-style-name="Text_20_body">
      <style:paragraph-properties fo:margin-left="0cm" fo:margin-right="12.539cm" fo:margin-top="1.203cm" fo:margin-bottom="0cm" loext:contextual-spacing="false" fo:line-height="138%" fo:text-indent="0cm" style:auto-text-indent="false" style:writing-mode="lr-tb"/>
      <style:text-properties fo:font-weight="normal"/>
    </style:style>
    <style:style style:name="P442" style:family="paragraph" style:parent-style-name="Text_20_body">
      <style:paragraph-properties fo:margin-left="0cm" fo:margin-right="14.266cm" fo:margin-top="0.245cm" fo:margin-bottom="0cm" loext:contextual-spacing="false" fo:line-height="138%" fo:text-indent="0cm" style:auto-text-indent="false" style:writing-mode="lr-tb"/>
      <style:text-properties fo:font-weight="normal"/>
    </style:style>
    <style:style style:name="P443" style:family="paragraph" style:parent-style-name="Text_20_body">
      <style:paragraph-properties fo:margin-left="0cm" fo:margin-right="14.266cm" fo:margin-top="0.296cm" fo:margin-bottom="0cm" loext:contextual-spacing="false" fo:line-height="138%" fo:text-indent="0cm" style:auto-text-indent="false" style:writing-mode="lr-tb"/>
      <style:text-properties fo:font-weight="normal"/>
    </style:style>
    <style:style style:name="P444" style:family="paragraph" style:parent-style-name="Text_20_body">
      <style:paragraph-properties fo:margin-left="0cm" fo:margin-right="9.449cm" fo:margin-top="0cm" fo:margin-bottom="0cm" loext:contextual-spacing="false" fo:line-height="138%" fo:text-indent="1.279cm" style:auto-text-indent="false" style:writing-mode="lr-tb"/>
      <style:text-properties fo:font-weight="normal"/>
    </style:style>
    <style:style style:name="P445" style:family="paragraph" style:parent-style-name="Text_20_body">
      <style:paragraph-properties fo:margin-left="0cm" fo:margin-right="6.232cm" fo:margin-top="0.22cm" fo:margin-bottom="0cm" loext:contextual-spacing="false" fo:line-height="138%" fo:text-indent="1.261cm" style:auto-text-indent="false" style:writing-mode="lr-tb"/>
      <style:text-properties fo:font-weight="normal"/>
    </style:style>
    <style:style style:name="P446" style:family="paragraph" style:parent-style-name="Text_20_body">
      <style:paragraph-properties fo:margin-left="0cm" fo:margin-right="0.78cm" fo:margin-top="0.363cm" fo:margin-bottom="0cm" loext:contextual-spacing="false" fo:line-height="138%" fo:text-indent="1.693cm" style:auto-text-indent="false" style:writing-mode="lr-tb"/>
      <style:text-properties fo:font-weight="normal"/>
    </style:style>
    <style:style style:name="P447" style:family="paragraph" style:parent-style-name="Text_20_body">
      <style:paragraph-properties fo:margin-left="0cm" fo:margin-right="2.972cm" fo:margin-top="0.321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448" style:family="paragraph" style:parent-style-name="Text_20_body">
      <style:paragraph-properties fo:margin-left="0cm" fo:margin-right="10.194cm" fo:margin-top="0.272cm" fo:margin-bottom="0cm" loext:contextual-spacing="false" fo:line-height="138%" fo:text-indent="0cm" style:auto-text-indent="false" style:writing-mode="lr-tb"/>
      <style:text-properties fo:font-weight="normal"/>
    </style:style>
    <style:style style:name="P449" style:family="paragraph" style:parent-style-name="Text_20_body">
      <style:paragraph-properties fo:margin-left="0cm" fo:margin-right="14.046cm" fo:margin-top="0.272cm" fo:margin-bottom="0cm" loext:contextual-spacing="false" fo:line-height="138%" fo:text-indent="0cm" style:auto-text-indent="false" style:writing-mode="lr-tb"/>
      <style:text-properties fo:font-weight="normal"/>
    </style:style>
    <style:style style:name="P450" style:family="paragraph" style:parent-style-name="Text_20_body">
      <style:paragraph-properties fo:margin-left="0cm" fo:margin-right="17.06cm" fo:margin-top="2.159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451" style:family="paragraph" style:parent-style-name="Text_20_body">
      <style:paragraph-properties fo:margin-left="0cm" fo:margin-right="17.06cm" fo:margin-top="0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452" style:family="paragraph" style:parent-style-name="Text_20_body">
      <style:paragraph-properties fo:margin-left="0cm" fo:margin-right="17.06cm" fo:margin-top="5.909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453" style:family="paragraph" style:parent-style-name="Text_20_body">
      <style:paragraph-properties fo:margin-left="0cm" fo:margin-right="17.06cm" fo:margin-top="1.185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454" style:family="paragraph" style:parent-style-name="Text_20_body">
      <style:paragraph-properties fo:margin-left="0cm" fo:margin-right="17.06cm" fo:margin-top="5.935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455" style:family="paragraph" style:parent-style-name="Text_20_body">
      <style:paragraph-properties fo:margin-left="0cm" fo:margin-right="9.491cm" fo:margin-top="0cm" fo:margin-bottom="0cm" loext:contextual-spacing="false" fo:line-height="138%" fo:text-indent="0cm" style:auto-text-indent="false" style:writing-mode="lr-tb"/>
      <style:text-properties fo:font-weight="normal"/>
    </style:style>
    <style:style style:name="P456" style:family="paragraph" style:parent-style-name="Text_20_body">
      <style:paragraph-properties fo:margin-left="0cm" fo:margin-right="9.491cm" fo:margin-top="0.254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457" style:family="paragraph" style:parent-style-name="Text_20_body">
      <style:paragraph-properties fo:margin-left="0cm" fo:margin-right="10.051cm" fo:margin-top="0.288cm" fo:margin-bottom="0cm" loext:contextual-spacing="false" fo:line-height="138%" fo:text-indent="0cm" style:auto-text-indent="false" style:writing-mode="lr-tb"/>
      <style:text-properties fo:font-weight="normal"/>
    </style:style>
    <style:style style:name="P458" style:family="paragraph" style:parent-style-name="Text_20_body">
      <style:paragraph-properties fo:margin-left="0cm" fo:margin-right="12.548cm" fo:margin-top="1.194cm" fo:margin-bottom="0cm" loext:contextual-spacing="false" fo:line-height="138%" fo:text-indent="0cm" style:auto-text-indent="false" style:writing-mode="lr-tb"/>
      <style:text-properties fo:font-weight="normal"/>
    </style:style>
    <style:style style:name="P459" style:family="paragraph" style:parent-style-name="Text_20_body">
      <style:paragraph-properties fo:margin-left="0cm" fo:margin-right="5.757cm" fo:margin-top="0.296cm" fo:margin-bottom="0cm" loext:contextual-spacing="false" fo:line-height="138%" fo:text-indent="0cm" style:auto-text-indent="false" style:writing-mode="lr-tb"/>
      <style:text-properties fo:font-weight="normal"/>
    </style:style>
    <style:style style:name="P460" style:family="paragraph" style:parent-style-name="Text_20_body">
      <style:paragraph-properties fo:margin-left="0cm" fo:margin-right="9.313cm" fo:margin-top="0.263cm" fo:margin-bottom="0cm" loext:contextual-spacing="false" fo:line-height="138%" fo:text-indent="0cm" style:auto-text-indent="false" style:writing-mode="lr-tb"/>
      <style:text-properties fo:font-weight="normal"/>
    </style:style>
    <style:style style:name="P461" style:family="paragraph" style:parent-style-name="Text_20_body">
      <style:paragraph-properties fo:margin-left="0cm" fo:margin-right="9.313cm" fo:margin-top="0.33cm" fo:margin-bottom="0cm" loext:contextual-spacing="false" fo:line-height="138%" fo:text-indent="0cm" style:auto-text-indent="false" style:writing-mode="lr-tb"/>
      <style:text-properties fo:font-weight="normal"/>
    </style:style>
    <style:style style:name="P462" style:family="paragraph" style:parent-style-name="Text_20_body">
      <style:paragraph-properties fo:margin-left="0cm" fo:margin-right="9.313cm" fo:margin-top="1.203cm" fo:margin-bottom="0cm" loext:contextual-spacing="false" fo:line-height="138%" fo:text-indent="0cm" style:auto-text-indent="false" style:writing-mode="lr-tb"/>
      <style:text-properties fo:font-weight="normal"/>
    </style:style>
    <style:style style:name="P463" style:family="paragraph" style:parent-style-name="Text_20_body">
      <style:paragraph-properties fo:margin-left="0cm" fo:margin-right="4.013cm" fo:margin-top="0.381cm" fo:margin-bottom="0cm" loext:contextual-spacing="false" fo:line-height="138%" fo:text-indent="0cm" style:auto-text-indent="false" style:writing-mode="lr-tb"/>
      <style:text-properties fo:font-weight="normal"/>
    </style:style>
    <style:style style:name="P464" style:family="paragraph" style:parent-style-name="Text_20_body">
      <style:paragraph-properties fo:margin-left="0cm" fo:margin-right="7.511cm" fo:margin-top="0.314cm" fo:margin-bottom="0cm" loext:contextual-spacing="false" fo:line-height="138%" fo:text-indent="0cm" style:auto-text-indent="false" style:writing-mode="lr-tb"/>
      <style:text-properties fo:font-weight="normal"/>
    </style:style>
    <style:style style:name="P465" style:family="paragraph" style:parent-style-name="Text_20_body">
      <style:paragraph-properties fo:margin-left="0cm" fo:margin-right="8.246cm" fo:margin-top="1.279cm" fo:margin-bottom="0cm" loext:contextual-spacing="false" fo:line-height="138%" fo:text-indent="0cm" style:auto-text-indent="false" style:writing-mode="lr-tb"/>
      <style:text-properties fo:font-weight="normal"/>
    </style:style>
    <style:style style:name="P466" style:family="paragraph" style:parent-style-name="Text_20_body">
      <style:paragraph-properties fo:margin-left="0cm" fo:margin-right="4.547cm" fo:margin-top="0cm" fo:margin-bottom="0cm" loext:contextual-spacing="false" fo:line-height="138%" fo:text-indent="0cm" style:auto-text-indent="false" style:writing-mode="lr-tb"/>
      <style:text-properties fo:font-weight="normal"/>
    </style:style>
    <style:style style:name="P467" style:family="paragraph" style:parent-style-name="Text_20_body">
      <style:paragraph-properties fo:margin-left="0cm" fo:margin-right="9.035cm" fo:margin-top="0.272cm" fo:margin-bottom="0cm" loext:contextual-spacing="false" fo:line-height="138%" fo:text-indent="0cm" style:auto-text-indent="false" style:writing-mode="lr-tb"/>
      <style:text-properties fo:font-weight="normal"/>
    </style:style>
    <style:style style:name="P468" style:family="paragraph" style:parent-style-name="Text_20_body">
      <style:paragraph-properties fo:margin-left="0cm" fo:margin-right="8.11cm" fo:margin-top="0.288cm" fo:margin-bottom="0cm" loext:contextual-spacing="false" fo:line-height="138%" fo:text-indent="0cm" style:auto-text-indent="false" style:writing-mode="lr-tb"/>
      <style:text-properties fo:font-weight="normal"/>
    </style:style>
    <style:style style:name="P469" style:family="paragraph" style:parent-style-name="Text_20_body">
      <style:paragraph-properties fo:margin-left="0cm" fo:margin-right="0cm" fo:margin-top="0.212cm" fo:margin-bottom="0cm" loext:contextual-spacing="false" fo:line-height="138%" fo:text-indent="2.252cm" style:auto-text-indent="false" style:writing-mode="lr-tb"/>
      <style:text-properties fo:font-weight="normal"/>
    </style:style>
    <style:style style:name="P470" style:family="paragraph" style:parent-style-name="Text_20_body">
      <style:paragraph-properties fo:margin-left="0cm" fo:margin-right="8.103cm" fo:margin-top="1.168cm" fo:margin-bottom="0cm" loext:contextual-spacing="false" fo:line-height="138%" fo:text-indent="0cm" style:auto-text-indent="false" style:writing-mode="lr-tb"/>
      <style:text-properties fo:font-weight="normal"/>
    </style:style>
    <style:style style:name="P471" style:family="paragraph" style:parent-style-name="Text_20_body">
      <style:paragraph-properties fo:margin-left="0cm" fo:margin-right="8.103cm" fo:margin-top="0.22cm" fo:margin-bottom="0cm" loext:contextual-spacing="false" fo:line-height="138%" fo:text-indent="0cm" style:auto-text-indent="false" style:writing-mode="lr-tb"/>
      <style:text-properties fo:font-weight="normal"/>
    </style:style>
    <style:style style:name="P472" style:family="paragraph" style:parent-style-name="Text_20_body">
      <style:paragraph-properties fo:margin-left="0cm" fo:margin-right="16.603cm" fo:margin-top="5.969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473" style:family="paragraph" style:parent-style-name="Text_20_body">
      <style:paragraph-properties fo:margin-left="0cm" fo:margin-right="16.603cm" fo:margin-top="0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474" style:family="paragraph" style:parent-style-name="Text_20_body">
      <style:paragraph-properties fo:margin-left="0cm" fo:margin-right="16.603cm" fo:margin-top="0.347cm" fo:margin-bottom="0cm" loext:contextual-spacing="false" fo:line-height="138%" fo:text-indent="0cm" style:auto-text-indent="false" style:writing-mode="lr-tb"/>
      <style:text-properties fo:font-weight="normal"/>
    </style:style>
    <style:style style:name="P475" style:family="paragraph" style:parent-style-name="Text_20_body">
      <style:paragraph-properties fo:margin-left="0cm" fo:margin-right="15.053cm" fo:margin-top="0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476" style:family="paragraph" style:parent-style-name="Text_20_body">
      <style:paragraph-properties fo:margin-left="0cm" fo:margin-right="15.053cm" fo:margin-top="0.321cm" fo:margin-bottom="0cm" loext:contextual-spacing="false" fo:line-height="138%" fo:text-indent="0cm" style:auto-text-indent="false" style:writing-mode="lr-tb"/>
      <style:text-properties fo:font-weight="normal"/>
    </style:style>
    <style:style style:name="P477" style:family="paragraph" style:parent-style-name="Text_20_body">
      <style:paragraph-properties fo:margin-left="0cm" fo:margin-right="10.804cm" fo:margin-top="0.33cm" fo:margin-bottom="0cm" loext:contextual-spacing="false" fo:line-height="138%" fo:text-indent="0cm" style:auto-text-indent="false" style:writing-mode="lr-tb"/>
      <style:text-properties fo:font-weight="normal"/>
    </style:style>
    <style:style style:name="P478" style:family="paragraph" style:parent-style-name="Text_20_body">
      <style:paragraph-properties fo:margin-left="0cm" fo:margin-right="9.262cm" fo:margin-top="0.321cm" fo:margin-bottom="0cm" loext:contextual-spacing="false" fo:line-height="138%" fo:text-indent="0cm" style:auto-text-indent="false" style:writing-mode="lr-tb"/>
      <style:text-properties fo:font-weight="normal"/>
    </style:style>
    <style:style style:name="P479" style:family="paragraph" style:parent-style-name="Text_20_body">
      <style:paragraph-properties fo:margin-left="0cm" fo:margin-right="9.262cm" fo:margin-top="0.296cm" fo:margin-bottom="0cm" loext:contextual-spacing="false" fo:line-height="138%" fo:text-indent="0cm" style:auto-text-indent="false" style:writing-mode="lr-tb"/>
      <style:text-properties fo:font-weight="normal"/>
    </style:style>
    <style:style style:name="P480" style:family="paragraph" style:parent-style-name="Text_20_body">
      <style:paragraph-properties fo:margin-left="0cm" fo:margin-right="11.142cm" fo:margin-top="0.288cm" fo:margin-bottom="0cm" loext:contextual-spacing="false" fo:line-height="138%" fo:text-indent="0cm" style:auto-text-indent="false" style:writing-mode="lr-tb"/>
      <style:text-properties fo:font-weight="normal"/>
    </style:style>
    <style:style style:name="P481" style:family="paragraph" style:parent-style-name="Text_20_body">
      <style:paragraph-properties fo:margin-left="0cm" fo:margin-right="13.301cm" fo:margin-top="0.272cm" fo:margin-bottom="0cm" loext:contextual-spacing="false" fo:line-height="138%" fo:text-indent="0cm" style:auto-text-indent="false" style:writing-mode="lr-tb"/>
      <style:text-properties fo:font-weight="normal"/>
    </style:style>
    <style:style style:name="P482" style:family="paragraph" style:parent-style-name="Text_20_body">
      <style:paragraph-properties fo:margin-left="0cm" fo:margin-right="8.035cm" fo:margin-top="0.288cm" fo:margin-bottom="0cm" loext:contextual-spacing="false" fo:line-height="138%" fo:text-indent="0cm" style:auto-text-indent="false" style:writing-mode="lr-tb"/>
      <style:text-properties fo:font-weight="normal"/>
    </style:style>
    <style:style style:name="P483" style:family="paragraph" style:parent-style-name="Text_20_body">
      <style:paragraph-properties fo:margin-left="0cm" fo:margin-right="10.583cm" fo:margin-top="2.15cm" fo:margin-bottom="0cm" loext:contextual-spacing="false" fo:line-height="138%" fo:text-indent="0cm" style:auto-text-indent="false" style:writing-mode="lr-tb"/>
      <style:text-properties fo:font-weight="normal"/>
    </style:style>
    <style:style style:name="P484" style:family="paragraph" style:parent-style-name="Text_20_body">
      <style:paragraph-properties fo:margin-left="0cm" fo:margin-right="10.583cm" fo:margin-top="0.279cm" fo:margin-bottom="0cm" loext:contextual-spacing="false" fo:line-height="138%" fo:text-indent="0cm" style:auto-text-indent="false" style:writing-mode="lr-tb"/>
      <style:text-properties fo:font-weight="normal"/>
    </style:style>
    <style:style style:name="P485" style:family="paragraph" style:parent-style-name="Text_20_body">
      <style:paragraph-properties fo:margin-left="0cm" fo:margin-right="10.583cm" fo:margin-top="0cm" fo:margin-bottom="0cm" loext:contextual-spacing="false" fo:line-height="138%" fo:text-indent="0cm" style:auto-text-indent="false" style:writing-mode="lr-tb"/>
      <style:text-properties fo:font-weight="normal"/>
    </style:style>
    <style:style style:name="P486" style:family="paragraph" style:parent-style-name="Text_20_body">
      <style:paragraph-properties fo:margin-left="0cm" fo:margin-right="17.433cm" fo:margin-top="2.177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487" style:family="paragraph" style:parent-style-name="Text_20_body">
      <style:paragraph-properties fo:margin-left="0cm" fo:margin-right="3.522cm" fo:margin-top="0.423cm" fo:margin-bottom="0cm" loext:contextual-spacing="false" fo:line-height="138%" fo:text-indent="0cm" style:auto-text-indent="false" style:writing-mode="lr-tb"/>
      <style:text-properties fo:font-weight="normal"/>
    </style:style>
    <style:style style:name="P488" style:family="paragraph" style:parent-style-name="Text_20_body">
      <style:paragraph-properties fo:margin-left="0cm" fo:margin-right="5.681cm" fo:margin-top="0.381cm" fo:margin-bottom="0cm" loext:contextual-spacing="false" fo:line-height="138%" fo:text-indent="0cm" style:auto-text-indent="false" style:writing-mode="lr-tb"/>
      <style:text-properties fo:font-weight="normal"/>
    </style:style>
    <style:style style:name="P489" style:family="paragraph" style:parent-style-name="Text_20_body">
      <style:paragraph-properties fo:margin-left="0cm" fo:margin-right="5.681cm" fo:margin-top="1.177cm" fo:margin-bottom="0cm" loext:contextual-spacing="false" fo:line-height="138%" fo:text-indent="0cm" style:auto-text-indent="false" style:writing-mode="lr-tb"/>
      <style:text-properties fo:font-weight="normal"/>
    </style:style>
    <style:style style:name="P490" style:family="paragraph" style:parent-style-name="Text_20_body">
      <style:paragraph-properties fo:margin-left="0cm" fo:margin-right="13.91cm" fo:margin-top="0.254cm" fo:margin-bottom="0cm" loext:contextual-spacing="false" fo:line-height="138%" fo:text-indent="0cm" style:auto-text-indent="false" style:writing-mode="lr-tb"/>
      <style:text-properties fo:font-weight="normal"/>
    </style:style>
    <style:style style:name="P491" style:family="paragraph" style:parent-style-name="Text_20_body">
      <style:paragraph-properties fo:margin-left="0cm" fo:margin-right="13.91cm" fo:margin-top="0.245cm" fo:margin-bottom="0cm" loext:contextual-spacing="false" fo:line-height="138%" fo:text-indent="0cm" style:auto-text-indent="false" style:writing-mode="lr-tb"/>
      <style:text-properties fo:font-weight="normal"/>
    </style:style>
    <style:style style:name="P492" style:family="paragraph" style:parent-style-name="Text_20_body">
      <style:paragraph-properties fo:margin-left="0cm" fo:margin-right="13.91cm" fo:margin-top="0.288cm" fo:margin-bottom="0cm" loext:contextual-spacing="false" fo:line-height="138%" fo:text-indent="0cm" style:auto-text-indent="false" style:writing-mode="lr-tb"/>
      <style:text-properties fo:font-weight="normal"/>
    </style:style>
    <style:style style:name="P493" style:family="paragraph" style:parent-style-name="Text_20_body">
      <style:paragraph-properties fo:margin-left="0cm" fo:margin-right="14.021cm" fo:margin-top="0.279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494" style:family="paragraph" style:parent-style-name="Text_20_body">
      <style:paragraph-properties fo:margin-left="0cm" fo:margin-right="10.033cm" fo:margin-top="0.229cm" fo:margin-bottom="0cm" loext:contextual-spacing="false" fo:line-height="138%" fo:text-indent="0cm" style:auto-text-indent="false" style:writing-mode="lr-tb"/>
      <style:text-properties fo:font-weight="normal"/>
    </style:style>
    <style:style style:name="P495" style:family="paragraph" style:parent-style-name="Text_20_body">
      <style:paragraph-properties fo:margin-left="0cm" fo:margin-right="10.033cm" fo:margin-top="0.236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496" style:family="paragraph" style:parent-style-name="Text_20_body">
      <style:paragraph-properties fo:margin-left="0cm" fo:margin-right="12.555cm" fo:margin-top="0cm" fo:margin-bottom="0cm" loext:contextual-spacing="false" fo:line-height="138%" fo:text-indent="0cm" style:auto-text-indent="false" style:writing-mode="lr-tb"/>
      <style:text-properties fo:font-weight="normal"/>
    </style:style>
    <style:style style:name="P497" style:family="paragraph" style:parent-style-name="Text_20_body">
      <style:paragraph-properties fo:margin-left="0cm" fo:margin-right="10.922cm" fo:margin-top="0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498" style:family="paragraph" style:parent-style-name="Text_20_body">
      <style:paragraph-properties fo:margin-left="0cm" fo:margin-right="4.69cm" fo:margin-top="0.305cm" fo:margin-bottom="0cm" loext:contextual-spacing="false" fo:line-height="138%" fo:text-indent="0cm" style:auto-text-indent="false" style:writing-mode="lr-tb"/>
      <style:text-properties fo:font-weight="normal"/>
    </style:style>
    <style:style style:name="P499" style:family="paragraph" style:parent-style-name="Text_20_body">
      <style:paragraph-properties fo:margin-left="0cm" fo:margin-right="1.803cm" fo:margin-top="0.415cm" fo:margin-bottom="0cm" loext:contextual-spacing="false" fo:line-height="138%" fo:text-indent="0cm" style:auto-text-indent="false" style:writing-mode="lr-tb"/>
      <style:text-properties fo:font-weight="normal"/>
    </style:style>
    <style:style style:name="P500" style:family="paragraph" style:parent-style-name="Text_20_body">
      <style:paragraph-properties fo:margin-left="0cm" fo:margin-right="6.426cm" fo:margin-top="0.263cm" fo:margin-bottom="0cm" loext:contextual-spacing="false" fo:line-height="138%" fo:text-indent="0cm" style:auto-text-indent="false" style:writing-mode="lr-tb"/>
      <style:text-properties fo:font-weight="normal"/>
    </style:style>
    <style:style style:name="P501" style:family="paragraph" style:parent-style-name="Text_20_body">
      <style:paragraph-properties fo:margin-left="0cm" fo:margin-right="6.121cm" fo:margin-top="0.236cm" fo:margin-bottom="0cm" loext:contextual-spacing="false" fo:line-height="138%" fo:text-indent="0cm" style:auto-text-indent="false" style:writing-mode="lr-tb"/>
      <style:text-properties fo:font-weight="normal"/>
    </style:style>
    <style:style style:name="P502" style:family="paragraph" style:parent-style-name="Text_20_body">
      <style:paragraph-properties fo:margin-left="0cm" fo:margin-right="0.194cm" fo:margin-top="0.288cm" fo:margin-bottom="0cm" loext:contextual-spacing="false" fo:line-height="138%" fo:text-indent="0cm" style:auto-text-indent="false" style:writing-mode="lr-tb"/>
      <style:text-properties fo:font-weight="normal"/>
    </style:style>
    <style:style style:name="P503" style:family="paragraph" style:parent-style-name="Text_20_body">
      <style:paragraph-properties fo:margin-left="0cm" fo:margin-right="0.653cm" fo:margin-top="0.321cm" fo:margin-bottom="0cm" loext:contextual-spacing="false" fo:line-height="138%" fo:text-indent="1.651cm" style:auto-text-indent="false" style:writing-mode="lr-tb"/>
      <style:text-properties fo:font-weight="normal"/>
    </style:style>
    <style:style style:name="P504" style:family="paragraph" style:parent-style-name="Text_20_body">
      <style:paragraph-properties fo:margin-left="0cm" fo:margin-right="4.86cm" fo:margin-top="0.356cm" fo:margin-bottom="0cm" loext:contextual-spacing="false" fo:line-height="138%" fo:text-indent="0cm" style:auto-text-indent="false" style:writing-mode="lr-tb"/>
      <style:text-properties fo:font-weight="normal"/>
    </style:style>
    <style:style style:name="P505" style:family="paragraph" style:parent-style-name="Text_20_body">
      <style:paragraph-properties fo:margin-left="0cm" fo:margin-right="12.751cm" fo:margin-top="0.178cm" fo:margin-bottom="0cm" loext:contextual-spacing="false" fo:line-height="138%" fo:text-indent="0cm" style:auto-text-indent="false" style:writing-mode="lr-tb"/>
      <style:text-properties fo:font-weight="normal"/>
    </style:style>
    <style:style style:name="P506" style:family="paragraph" style:parent-style-name="Text_20_body">
      <style:paragraph-properties fo:margin-left="0cm" fo:margin-right="14.03cm" fo:margin-top="0.296cm" fo:margin-bottom="0cm" loext:contextual-spacing="false" fo:line-height="138%" fo:text-indent="0cm" style:auto-text-indent="false" style:writing-mode="lr-tb"/>
      <style:text-properties fo:font-weight="normal"/>
    </style:style>
    <style:style style:name="P507" style:family="paragraph" style:parent-style-name="Text_20_body">
      <style:paragraph-properties fo:margin-left="0cm" fo:margin-right="17.043cm" fo:margin-top="2.184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508" style:family="paragraph" style:parent-style-name="Text_20_body">
      <style:paragraph-properties fo:margin-left="0cm" fo:margin-right="17.043cm" fo:margin-top="1.245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509" style:family="paragraph" style:parent-style-name="Text_20_body">
      <style:paragraph-properties fo:margin-left="0cm" fo:margin-right="9.483cm" fo:margin-top="0cm" fo:margin-bottom="0cm" loext:contextual-spacing="false" fo:line-height="138%" fo:text-indent="0cm" style:auto-text-indent="false" style:writing-mode="lr-tb"/>
      <style:text-properties fo:font-weight="normal"/>
    </style:style>
    <style:style style:name="P510" style:family="paragraph" style:parent-style-name="Text_20_body">
      <style:paragraph-properties fo:margin-left="0cm" fo:margin-right="5.766cm" fo:margin-top="0.314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511" style:family="paragraph" style:parent-style-name="Text_20_body">
      <style:paragraph-properties fo:margin-left="0cm" fo:margin-right="4.004cm" fo:margin-top="0cm" fo:margin-bottom="0cm" loext:contextual-spacing="false" fo:line-height="138%" fo:text-indent="1.863cm" style:auto-text-indent="false" style:writing-mode="lr-tb"/>
      <style:text-properties fo:font-weight="normal"/>
    </style:style>
    <style:style style:name="P512" style:family="paragraph" style:parent-style-name="Text_20_body">
      <style:paragraph-properties fo:margin-left="0cm" fo:margin-right="7.484cm" fo:margin-top="0.296cm" fo:margin-bottom="0cm" loext:contextual-spacing="false" fo:line-height="138%" fo:text-indent="1.261cm" style:auto-text-indent="false" style:writing-mode="lr-tb"/>
      <style:text-properties fo:font-weight="normal"/>
    </style:style>
    <style:style style:name="P513" style:family="paragraph" style:parent-style-name="Text_20_body">
      <style:paragraph-properties fo:margin-left="3.768cm" fo:margin-right="11.92cm" fo:margin-top="0cm" fo:margin-bottom="0cm" loext:contextual-spacing="false" fo:line-height="138%" fo:text-indent="0cm" style:auto-text-indent="false" style:writing-mode="lr-tb"/>
      <style:text-properties fo:font-variant="normal" fo:text-transform="none" fo:color="#e5e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514" style:family="paragraph" style:parent-style-name="Text_20_body">
      <style:paragraph-properties fo:margin-left="0cm" fo:margin-right="6.486cm" fo:margin-top="1.397cm" fo:margin-bottom="0cm" loext:contextual-spacing="false" fo:line-height="138%" fo:text-indent="0cm" style:auto-text-indent="false" style:writing-mode="lr-tb"/>
      <style:text-properties fo:font-weight="normal"/>
    </style:style>
    <style:style style:name="P515" style:family="paragraph" style:parent-style-name="Text_20_body">
      <style:paragraph-properties fo:margin-left="0cm" fo:margin-right="5.876cm" fo:margin-top="0.296cm" fo:margin-bottom="0cm" loext:contextual-spacing="false" fo:line-height="138%" fo:text-indent="0cm" style:auto-text-indent="false" style:writing-mode="lr-tb"/>
      <style:text-properties fo:font-weight="normal"/>
    </style:style>
    <style:style style:name="P516" style:family="paragraph" style:parent-style-name="Text_20_body">
      <style:paragraph-properties fo:margin-left="0cm" fo:margin-right="5.876cm" fo:margin-top="1.219cm" fo:margin-bottom="0cm" loext:contextual-spacing="false" fo:line-height="138%" fo:text-indent="0cm" style:auto-text-indent="false" style:writing-mode="lr-tb"/>
      <style:text-properties fo:font-weight="normal"/>
    </style:style>
    <style:style style:name="P517" style:family="paragraph" style:parent-style-name="Text_20_body">
      <style:paragraph-properties fo:margin-left="0cm" fo:margin-right="0cm" fo:margin-top="0.194cm" fo:margin-bottom="0cm" loext:contextual-spacing="false" fo:line-height="138%" fo:text-indent="2.235cm" style:auto-text-indent="false" style:writing-mode="lr-tb"/>
      <style:text-properties fo:font-weight="normal"/>
    </style:style>
    <style:style style:name="P518" style:family="paragraph" style:parent-style-name="Text_20_body">
      <style:paragraph-properties fo:margin-left="0cm" fo:margin-right="16.358cm" fo:margin-top="5.96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519" style:family="paragraph" style:parent-style-name="Text_20_body">
      <style:paragraph-properties fo:margin-left="0cm" fo:margin-right="15.079cm" fo:margin-top="0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520" style:family="paragraph" style:parent-style-name="Text_20_body">
      <style:paragraph-properties fo:margin-left="0cm" fo:margin-right="10.795cm" fo:margin-top="0.279cm" fo:margin-bottom="0cm" loext:contextual-spacing="false" fo:line-height="138%" fo:text-indent="0cm" style:auto-text-indent="false" style:writing-mode="lr-tb"/>
      <style:text-properties fo:font-weight="normal"/>
    </style:style>
    <style:style style:name="P521" style:family="paragraph" style:parent-style-name="Text_20_body">
      <style:paragraph-properties fo:margin-left="0cm" fo:margin-right="10.795cm" fo:margin-top="0.363cm" fo:margin-bottom="0cm" loext:contextual-spacing="false" fo:line-height="138%" fo:text-indent="0cm" style:auto-text-indent="false" style:writing-mode="lr-tb"/>
      <style:text-properties fo:font-weight="normal"/>
    </style:style>
    <style:style style:name="P522" style:family="paragraph" style:parent-style-name="Text_20_body">
      <style:paragraph-properties fo:margin-left="0cm" fo:margin-right="13.284cm" fo:margin-top="0.272cm" fo:margin-bottom="0cm" loext:contextual-spacing="false" fo:line-height="138%" fo:text-indent="0cm" style:auto-text-indent="false" style:writing-mode="lr-tb"/>
      <style:text-properties fo:font-weight="normal"/>
    </style:style>
    <style:style style:name="P523" style:family="paragraph" style:parent-style-name="Text_20_body">
      <style:paragraph-properties fo:margin-left="0cm" fo:margin-right="1.152cm" fo:margin-top="1.337cm" fo:margin-bottom="0cm" loext:contextual-spacing="false" fo:line-height="138%" fo:text-indent="0cm" style:auto-text-indent="false" style:writing-mode="lr-tb"/>
      <style:text-properties fo:font-weight="normal"/>
    </style:style>
    <style:style style:name="P524" style:family="paragraph" style:parent-style-name="Text_20_body">
      <style:paragraph-properties fo:margin-left="0cm" fo:margin-right="1.152cm" fo:margin-top="1.33cm" fo:margin-bottom="0cm" loext:contextual-spacing="false" fo:line-height="138%" fo:text-indent="0cm" style:auto-text-indent="false" style:writing-mode="lr-tb"/>
      <style:text-properties fo:font-weight="normal"/>
    </style:style>
    <style:style style:name="P525" style:family="paragraph" style:parent-style-name="Text_20_body">
      <style:paragraph-properties fo:margin-left="0cm" fo:margin-right="1.152cm" fo:margin-top="0.229cm" fo:margin-bottom="0cm" loext:contextual-spacing="false" fo:line-height="138%" fo:text-indent="0cm" style:auto-text-indent="false" style:writing-mode="lr-tb"/>
      <style:text-properties fo:font-weight="normal"/>
    </style:style>
    <style:style style:name="P526" style:family="paragraph" style:parent-style-name="Text_20_body">
      <style:paragraph-properties fo:margin-left="0cm" fo:margin-right="15.18cm" fo:margin-top="0.279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527" style:family="paragraph" style:parent-style-name="Text_20_body">
      <style:paragraph-properties fo:margin-left="0cm" fo:margin-right="7.892cm" fo:margin-top="0.279cm" fo:margin-bottom="0cm" loext:contextual-spacing="false" fo:line-height="138%" fo:text-indent="0cm" style:auto-text-indent="false" style:writing-mode="lr-tb"/>
      <style:text-properties fo:font-weight="normal"/>
    </style:style>
    <style:style style:name="P528" style:family="paragraph" style:parent-style-name="Text_20_body">
      <style:paragraph-properties fo:margin-left="0cm" fo:margin-right="10.592cm" fo:margin-top="0.212cm" fo:margin-bottom="0cm" loext:contextual-spacing="false" fo:line-height="138%" fo:text-indent="0cm" style:auto-text-indent="false" style:writing-mode="lr-tb"/>
      <style:text-properties fo:font-weight="normal"/>
    </style:style>
    <style:style style:name="P529" style:family="paragraph" style:parent-style-name="Text_20_body">
      <style:paragraph-properties fo:margin-left="0cm" fo:margin-right="10.592cm" fo:margin-top="1.27cm" fo:margin-bottom="0cm" loext:contextual-spacing="false" fo:line-height="138%" fo:text-indent="0cm" style:auto-text-indent="false" style:writing-mode="lr-tb"/>
      <style:text-properties fo:font-weight="normal"/>
    </style:style>
    <style:style style:name="P530" style:family="paragraph" style:parent-style-name="Text_20_body">
      <style:paragraph-properties fo:margin-left="0cm" fo:margin-right="10.761cm" fo:margin-top="0.314cm" fo:margin-bottom="0cm" loext:contextual-spacing="false" fo:line-height="138%" fo:text-indent="0cm" style:auto-text-indent="false" style:writing-mode="lr-tb"/>
      <style:text-properties fo:font-weight="normal"/>
    </style:style>
    <style:style style:name="P531" style:family="paragraph" style:parent-style-name="Text_20_body">
      <style:paragraph-properties fo:margin-left="0cm" fo:margin-right="0cm" fo:margin-top="0.305cm" fo:margin-bottom="0cm" loext:contextual-spacing="false" fo:line-height="138%" fo:text-indent="1.626cm" style:auto-text-indent="false" style:writing-mode="lr-tb"/>
      <style:text-properties fo:font-weight="normal"/>
    </style:style>
    <style:style style:name="P532" style:family="paragraph" style:parent-style-name="Text_20_body">
      <style:paragraph-properties fo:margin-left="0cm" fo:margin-right="8.416cm" fo:margin-top="0.406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533" style:family="paragraph" style:parent-style-name="Text_20_body">
      <style:paragraph-properties fo:margin-left="0cm" fo:margin-right="11.252cm" fo:margin-top="0.229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534" style:family="paragraph" style:parent-style-name="Text_20_body">
      <style:paragraph-properties fo:margin-left="0cm" fo:margin-right="6.003cm" fo:margin-top="0.22cm" fo:margin-bottom="0cm" loext:contextual-spacing="false" fo:line-height="138%" fo:text-indent="0cm" style:auto-text-indent="false" style:writing-mode="lr-tb"/>
      <style:text-properties fo:font-weight="normal"/>
    </style:style>
    <style:style style:name="P535" style:family="paragraph" style:parent-style-name="Text_20_body">
      <style:paragraph-properties fo:margin-left="0cm" fo:margin-right="14.164cm" fo:margin-top="0.194cm" fo:margin-bottom="0cm" loext:contextual-spacing="false" fo:line-height="138%" fo:text-indent="0cm" style:auto-text-indent="false" style:writing-mode="lr-tb"/>
      <style:text-properties fo:font-weight="normal"/>
    </style:style>
    <style:style style:name="P536" style:family="paragraph" style:parent-style-name="Text_20_body">
      <style:paragraph-properties fo:margin-left="0cm" fo:margin-right="2.201cm" fo:margin-top="0.381cm" fo:margin-bottom="0cm" loext:contextual-spacing="false" fo:line-height="138%" fo:text-indent="1.871cm" style:auto-text-indent="false" style:writing-mode="lr-tb"/>
      <style:text-properties fo:font-weight="normal"/>
    </style:style>
    <style:style style:name="P537" style:family="paragraph" style:parent-style-name="Text_20_body">
      <style:paragraph-properties fo:margin-left="0cm" fo:margin-right="3.209cm" fo:margin-top="0.347cm" fo:margin-bottom="0cm" loext:contextual-spacing="false" fo:line-height="138%" fo:text-indent="0cm" style:auto-text-indent="false" style:writing-mode="lr-tb"/>
      <style:text-properties fo:font-weight="normal"/>
    </style:style>
    <style:style style:name="P538" style:family="paragraph" style:parent-style-name="Text_20_body">
      <style:paragraph-properties fo:margin-left="0cm" fo:margin-right="5.071cm" fo:margin-top="1.109cm" fo:margin-bottom="0cm" loext:contextual-spacing="false" fo:line-height="138%" fo:text-indent="0cm" style:auto-text-indent="false" style:writing-mode="lr-tb"/>
      <style:text-properties fo:font-weight="normal"/>
    </style:style>
    <style:style style:name="P539" style:family="paragraph" style:parent-style-name="Text_20_body">
      <style:paragraph-properties fo:margin-left="0cm" fo:margin-right="13.369cm" fo:margin-top="0.229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540" style:family="paragraph" style:parent-style-name="Text_20_body">
      <style:paragraph-properties fo:margin-left="0cm" fo:margin-right="10.559cm" fo:margin-top="0.212cm" fo:margin-bottom="0cm" loext:contextual-spacing="false" fo:line-height="138%" fo:text-indent="0cm" style:auto-text-indent="false" style:writing-mode="lr-tb"/>
      <style:text-properties fo:font-weight="normal"/>
    </style:style>
    <style:style style:name="P541" style:family="paragraph" style:parent-style-name="Text_20_body">
      <style:paragraph-properties fo:margin-left="0cm" fo:margin-right="10.559cm" fo:margin-top="0.178cm" fo:margin-bottom="0cm" loext:contextual-spacing="false" fo:line-height="138%" fo:text-indent="0cm" style:auto-text-indent="false" style:writing-mode="lr-tb"/>
      <style:text-properties fo:font-weight="normal"/>
    </style:style>
    <style:style style:name="P542" style:family="paragraph" style:parent-style-name="Text_20_body">
      <style:paragraph-properties fo:margin-left="0cm" fo:margin-right="11.659cm" fo:margin-top="0.212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543" style:family="paragraph" style:parent-style-name="Text_20_body">
      <style:paragraph-properties fo:margin-left="0cm" fo:margin-right="4.082cm" fo:margin-top="0.305cm" fo:margin-bottom="0cm" loext:contextual-spacing="false" fo:line-height="138%" fo:text-indent="0cm" style:auto-text-indent="false" style:writing-mode="lr-tb"/>
      <style:text-properties fo:font-weight="normal"/>
    </style:style>
    <style:style style:name="P544" style:family="paragraph" style:parent-style-name="Text_20_body">
      <style:paragraph-properties fo:margin-left="0cm" fo:margin-right="7.087cm" fo:margin-top="0.381cm" fo:margin-bottom="0cm" loext:contextual-spacing="false" fo:line-height="138%" fo:text-indent="0cm" style:auto-text-indent="false" style:writing-mode="lr-tb"/>
      <style:text-properties fo:font-weight="normal"/>
    </style:style>
    <style:style style:name="P545" style:family="paragraph" style:parent-style-name="Text_20_body">
      <style:paragraph-properties fo:margin-left="0cm" fo:margin-right="10.541cm" fo:margin-top="0.236cm" fo:margin-bottom="0cm" loext:contextual-spacing="false" fo:line-height="138%" fo:text-indent="0cm" style:auto-text-indent="false" style:writing-mode="lr-tb"/>
      <style:text-properties fo:font-weight="normal"/>
    </style:style>
    <style:style style:name="P546" style:family="paragraph" style:parent-style-name="Text_20_body">
      <style:paragraph-properties fo:margin-left="0cm" fo:margin-right="6.011cm" fo:margin-top="0.245cm" fo:margin-bottom="0cm" loext:contextual-spacing="false" fo:line-height="138%" fo:text-indent="0cm" style:auto-text-indent="false" style:writing-mode="lr-tb"/>
      <style:text-properties fo:font-weight="normal"/>
    </style:style>
    <style:style style:name="P547" style:family="paragraph" style:parent-style-name="Text_20_body">
      <style:paragraph-properties fo:margin-left="0cm" fo:margin-right="6.011cm" fo:margin-top="0.305cm" fo:margin-bottom="0cm" loext:contextual-spacing="false" fo:line-height="138%" fo:text-indent="0cm" style:auto-text-indent="false" style:writing-mode="lr-tb"/>
      <style:text-properties fo:font-weight="normal"/>
    </style:style>
    <style:style style:name="P548" style:family="paragraph" style:parent-style-name="Text_20_body">
      <style:paragraph-properties fo:margin-left="0cm" fo:margin-right="12.564cm" fo:margin-top="0.169cm" fo:margin-bottom="0cm" loext:contextual-spacing="false" fo:line-height="138%" fo:text-indent="0cm" style:auto-text-indent="false" style:writing-mode="lr-tb"/>
      <style:text-properties fo:font-weight="normal"/>
    </style:style>
    <style:style style:name="P549" style:family="paragraph" style:parent-style-name="Text_20_body">
      <style:paragraph-properties fo:margin-left="0cm" fo:margin-right="1.515cm" fo:margin-top="0cm" fo:margin-bottom="0cm" loext:contextual-spacing="false" fo:line-height="138%" fo:text-indent="0cm" style:auto-text-indent="false" style:writing-mode="lr-tb"/>
      <style:text-properties fo:font-weight="normal"/>
    </style:style>
    <style:style style:name="P550" style:family="paragraph" style:parent-style-name="Text_20_body">
      <style:paragraph-properties fo:margin-left="0cm" fo:margin-right="3.014cm" fo:margin-top="0.381cm" fo:margin-bottom="0cm" loext:contextual-spacing="false" fo:line-height="138%" fo:text-indent="0cm" style:auto-text-indent="false" style:writing-mode="lr-tb"/>
      <style:text-properties fo:font-weight="normal"/>
    </style:style>
    <style:style style:name="P551" style:family="paragraph" style:parent-style-name="Text_20_body">
      <style:paragraph-properties fo:margin-left="0cm" fo:margin-right="10.566cm" fo:margin-top="0.152cm" fo:margin-bottom="0cm" loext:contextual-spacing="false" fo:line-height="138%" fo:text-indent="0cm" style:auto-text-indent="false" style:writing-mode="lr-tb"/>
      <style:text-properties fo:font-weight="normal"/>
    </style:style>
    <style:style style:name="P552" style:family="paragraph" style:parent-style-name="Text_20_body">
      <style:paragraph-properties fo:margin-left="0cm" fo:margin-right="10.566cm" fo:margin-top="0.236cm" fo:margin-bottom="0cm" loext:contextual-spacing="false" fo:line-height="138%" fo:text-indent="0cm" style:auto-text-indent="false" style:writing-mode="lr-tb"/>
      <style:text-properties fo:font-weight="normal"/>
    </style:style>
    <style:style style:name="P553" style:family="paragraph" style:parent-style-name="Text_20_body">
      <style:paragraph-properties fo:margin-left="0cm" fo:margin-right="2.362cm" fo:margin-top="0cm" fo:margin-bottom="0cm" loext:contextual-spacing="false" fo:line-height="138%" fo:text-indent="0cm" style:auto-text-indent="false" style:writing-mode="lr-tb"/>
      <style:text-properties fo:font-weight="normal"/>
    </style:style>
    <style:style style:name="P554" style:family="paragraph" style:parent-style-name="Text_20_body">
      <style:paragraph-properties fo:margin-left="0cm" fo:margin-right="4.657cm" fo:margin-top="0.272cm" fo:margin-bottom="0cm" loext:contextual-spacing="false" fo:line-height="138%" fo:text-indent="0cm" style:auto-text-indent="false" style:writing-mode="lr-tb"/>
      <style:text-properties fo:font-weight="normal"/>
    </style:style>
    <style:style style:name="P555" style:family="paragraph" style:parent-style-name="Text_20_body">
      <style:paragraph-properties fo:margin-left="0cm" fo:margin-right="4.657cm" fo:margin-top="0.22cm" fo:margin-bottom="0cm" loext:contextual-spacing="false" fo:line-height="138%" fo:text-indent="0cm" style:auto-text-indent="false" style:writing-mode="lr-tb"/>
      <style:text-properties fo:font-weight="normal"/>
    </style:style>
    <style:style style:name="P556" style:family="paragraph" style:parent-style-name="Text_20_body">
      <style:paragraph-properties fo:margin-left="0cm" fo:margin-right="4.817cm" fo:margin-top="0.33cm" fo:margin-bottom="0cm" loext:contextual-spacing="false" fo:line-height="138%" fo:text-indent="0cm" style:auto-text-indent="false" style:writing-mode="lr-tb"/>
      <style:text-properties fo:font-weight="normal"/>
    </style:style>
    <style:style style:name="P557" style:family="paragraph" style:parent-style-name="Text_20_body">
      <style:paragraph-properties fo:margin-left="0cm" fo:margin-right="4.817cm" fo:margin-top="0.245cm" fo:margin-bottom="0cm" loext:contextual-spacing="false" fo:line-height="138%" fo:text-indent="0cm" style:auto-text-indent="false" style:writing-mode="lr-tb"/>
      <style:text-properties fo:font-weight="normal"/>
    </style:style>
    <style:style style:name="P558" style:family="paragraph" style:parent-style-name="Text_20_body">
      <style:paragraph-properties fo:margin-left="0cm" fo:margin-right="6.029cm" fo:margin-top="0.305cm" fo:margin-bottom="0cm" loext:contextual-spacing="false" fo:line-height="138%" fo:text-indent="0cm" style:auto-text-indent="false" style:writing-mode="lr-tb"/>
      <style:text-properties fo:font-weight="normal"/>
    </style:style>
    <style:style style:name="P559" style:family="paragraph" style:parent-style-name="Text_20_body">
      <style:paragraph-properties fo:margin-left="0cm" fo:margin-right="6.029cm" fo:margin-top="0.279cm" fo:margin-bottom="0cm" loext:contextual-spacing="false" fo:line-height="138%" fo:text-indent="0cm" style:auto-text-indent="false" style:writing-mode="lr-tb"/>
      <style:text-properties fo:font-weight="normal"/>
    </style:style>
    <style:style style:name="P560" style:family="paragraph" style:parent-style-name="Text_20_body">
      <style:paragraph-properties fo:margin-left="0cm" fo:margin-right="14.503cm" fo:margin-top="0cm" fo:margin-bottom="0cm" loext:contextual-spacing="false" fo:line-height="138%" fo:text-indent="0cm" style:auto-text-indent="false" style:writing-mode="lr-tb"/>
      <style:text-properties fo:font-weight="normal"/>
    </style:style>
    <style:style style:name="P561" style:family="paragraph" style:parent-style-name="Text_20_body">
      <style:paragraph-properties fo:margin-left="0cm" fo:margin-right="0cm" fo:margin-top="0cm" fo:margin-bottom="0cm" loext:contextual-spacing="false" fo:line-height="138%" fo:text-indent="1.896cm" style:auto-text-indent="false" style:writing-mode="lr-tb"/>
      <style:text-properties fo:font-weight="normal"/>
    </style:style>
    <style:style style:name="P562" style:family="paragraph" style:parent-style-name="Text_20_body">
      <style:paragraph-properties fo:margin-left="0cm" fo:margin-right="0cm" fo:margin-top="0.406cm" fo:margin-bottom="0cm" loext:contextual-spacing="false" fo:line-height="138%" fo:text-indent="1.896cm" style:auto-text-indent="false" style:writing-mode="lr-tb"/>
      <style:text-properties fo:font-weight="normal"/>
    </style:style>
    <style:style style:name="P563" style:family="paragraph" style:parent-style-name="Text_20_body">
      <style:paragraph-properties fo:margin-left="0cm" fo:margin-right="1.431cm" fo:margin-top="0.245cm" fo:margin-bottom="0cm" loext:contextual-spacing="false" fo:line-height="138%" fo:text-indent="0cm" style:auto-text-indent="false" style:writing-mode="lr-tb"/>
      <style:text-properties fo:font-weight="normal"/>
    </style:style>
    <style:style style:name="P564" style:family="paragraph" style:parent-style-name="Text_20_body">
      <style:paragraph-properties fo:margin-left="0cm" fo:margin-right="4.801cm" fo:margin-top="0.363cm" fo:margin-bottom="0cm" loext:contextual-spacing="false" fo:line-height="138%" fo:text-indent="0cm" style:auto-text-indent="false" style:writing-mode="lr-tb"/>
      <style:text-properties fo:font-weight="normal"/>
    </style:style>
    <style:style style:name="P565" style:family="paragraph" style:parent-style-name="Text_20_body">
      <style:paragraph-properties fo:margin-left="0cm" fo:margin-right="5.8cm" fo:margin-top="0.339cm" fo:margin-bottom="0cm" loext:contextual-spacing="false" fo:line-height="138%" fo:text-indent="0cm" style:auto-text-indent="false" style:writing-mode="lr-tb"/>
      <style:text-properties fo:font-weight="normal"/>
    </style:style>
    <style:style style:name="P566" style:family="paragraph" style:parent-style-name="Text_20_body">
      <style:paragraph-properties fo:margin-left="0cm" fo:margin-right="10.55cm" fo:margin-top="0.203cm" fo:margin-bottom="0cm" loext:contextual-spacing="false" fo:line-height="138%" fo:text-indent="0cm" style:auto-text-indent="false" style:writing-mode="lr-tb"/>
      <style:text-properties fo:font-weight="normal"/>
    </style:style>
    <style:style style:name="P567" style:family="paragraph" style:parent-style-name="Text_20_body">
      <style:paragraph-properties fo:margin-left="0cm" fo:margin-right="10.55cm" fo:margin-top="0.178cm" fo:margin-bottom="0cm" loext:contextual-spacing="false" fo:line-height="138%" fo:text-indent="0cm" style:auto-text-indent="false" style:writing-mode="lr-tb"/>
      <style:text-properties fo:font-weight="normal"/>
    </style:style>
    <style:style style:name="P568" style:family="paragraph" style:parent-style-name="Text_20_body">
      <style:paragraph-properties fo:margin-left="0cm" fo:margin-right="10.55cm" fo:margin-top="0.194cm" fo:margin-bottom="0cm" loext:contextual-spacing="false" fo:line-height="138%" fo:text-indent="0cm" style:auto-text-indent="false" style:writing-mode="lr-tb"/>
      <style:text-properties fo:font-weight="normal"/>
    </style:style>
    <style:style style:name="P569" style:family="paragraph" style:parent-style-name="Text_20_body">
      <style:paragraph-properties fo:margin-left="0cm" fo:margin-right="14.85cm" fo:margin-top="0.254cm" fo:margin-bottom="0cm" loext:contextual-spacing="false" fo:line-height="138%" fo:text-indent="0cm" style:auto-text-indent="false" style:writing-mode="lr-tb"/>
      <style:text-properties fo:font-weight="normal"/>
    </style:style>
    <style:style style:name="P570" style:family="paragraph" style:parent-style-name="Text_20_body">
      <style:paragraph-properties fo:margin-left="0cm" fo:margin-right="14.85cm" fo:margin-top="0.254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571" style:family="paragraph" style:parent-style-name="Text_20_body">
      <style:paragraph-properties fo:margin-left="0cm" fo:margin-right="6.02cm" fo:margin-top="0.305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572" style:family="paragraph" style:parent-style-name="Text_20_body">
      <style:paragraph-properties fo:margin-left="0cm" fo:margin-right="7.578cm" fo:margin-top="0.254cm" fo:margin-bottom="0cm" loext:contextual-spacing="false" fo:line-height="138%" fo:text-indent="0cm" style:auto-text-indent="false" style:writing-mode="lr-tb"/>
      <style:text-properties fo:font-weight="normal"/>
    </style:style>
    <style:style style:name="P573" style:family="paragraph" style:parent-style-name="Text_20_body">
      <style:paragraph-properties fo:margin-left="0cm" fo:margin-right="1.506cm" fo:margin-top="0.381cm" fo:margin-bottom="0cm" loext:contextual-spacing="false" fo:line-height="138%" fo:text-indent="1.727cm" style:auto-text-indent="false" style:writing-mode="lr-tb"/>
      <style:text-properties fo:font-weight="normal"/>
    </style:style>
    <style:style style:name="P574" style:family="paragraph" style:parent-style-name="Text_20_body">
      <style:paragraph-properties fo:margin-left="0cm" fo:margin-right="7.375cm" fo:margin-top="0.279cm" fo:margin-bottom="0cm" loext:contextual-spacing="false" fo:line-height="138%" fo:text-indent="0cm" style:auto-text-indent="false" style:writing-mode="lr-tb"/>
      <style:text-properties fo:font-weight="normal"/>
    </style:style>
    <style:style style:name="P575" style:family="paragraph" style:parent-style-name="Text_20_body">
      <style:paragraph-properties fo:margin-left="0cm" fo:margin-right="7.475cm" fo:margin-top="0.363cm" fo:margin-bottom="0cm" loext:contextual-spacing="false" fo:line-height="138%" fo:text-indent="0cm" style:auto-text-indent="false" style:writing-mode="lr-tb"/>
      <style:text-properties fo:font-weight="normal"/>
    </style:style>
    <style:style style:name="P576" style:family="paragraph" style:parent-style-name="Text_20_body">
      <style:paragraph-properties fo:margin-left="0cm" fo:margin-right="17.263cm" fo:margin-top="4.064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577" style:family="paragraph" style:parent-style-name="Text_20_body">
      <style:paragraph-properties fo:margin-left="0cm" fo:margin-right="17.263cm" fo:margin-top="3.108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578" style:family="paragraph" style:parent-style-name="Text_20_body">
      <style:paragraph-properties fo:margin-left="0cm" fo:margin-right="17.263cm" fo:margin-top="0.263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579" style:family="paragraph" style:parent-style-name="Text_20_body">
      <style:paragraph-properties fo:margin-left="0cm" fo:margin-right="11.718cm" fo:margin-top="0cm" fo:margin-bottom="0cm" loext:contextual-spacing="false" fo:line-height="138%" fo:text-indent="0cm" style:auto-text-indent="false" style:writing-mode="lr-tb"/>
      <style:text-properties fo:font-weight="normal"/>
    </style:style>
    <style:style style:name="P580" style:family="paragraph" style:parent-style-name="Text_20_body">
      <style:paragraph-properties fo:margin-left="0cm" fo:margin-right="9.77cm" fo:margin-top="0.33cm" fo:margin-bottom="0cm" loext:contextual-spacing="false" fo:line-height="138%" fo:text-indent="1.252cm" style:auto-text-indent="false" style:writing-mode="lr-tb"/>
      <style:text-properties fo:font-weight="normal"/>
    </style:style>
    <style:style style:name="P581" style:family="paragraph" style:parent-style-name="Text_20_body">
      <style:paragraph-properties fo:margin-left="0cm" fo:margin-right="4.538cm" fo:margin-top="0.305cm" fo:margin-bottom="0cm" loext:contextual-spacing="false" fo:line-height="138%" fo:text-indent="0cm" style:auto-text-indent="false" style:writing-mode="lr-tb"/>
      <style:text-properties fo:font-weight="normal"/>
    </style:style>
    <style:style style:name="P582" style:family="paragraph" style:parent-style-name="Text_20_body">
      <style:paragraph-properties fo:margin-left="0cm" fo:margin-right="4.538cm" fo:margin-top="0.22cm" fo:margin-bottom="0cm" loext:contextual-spacing="false" fo:line-height="138%" fo:text-indent="0cm" style:auto-text-indent="false" style:writing-mode="lr-tb"/>
      <style:text-properties fo:font-weight="normal"/>
    </style:style>
    <style:style style:name="P583" style:family="paragraph" style:parent-style-name="Text_20_body">
      <style:paragraph-properties fo:margin-left="0cm" fo:margin-right="6.765cm" fo:margin-top="0.356cm" fo:margin-bottom="0cm" loext:contextual-spacing="false" fo:line-height="138%" fo:text-indent="0cm" style:auto-text-indent="false" style:writing-mode="lr-tb"/>
      <style:text-properties fo:font-weight="normal"/>
    </style:style>
    <style:style style:name="P584" style:family="paragraph" style:parent-style-name="Text_20_body">
      <style:paragraph-properties fo:margin-left="0cm" fo:margin-right="10.523cm" fo:margin-top="0.229cm" fo:margin-bottom="0cm" loext:contextual-spacing="false" fo:line-height="138%" fo:text-indent="0cm" style:auto-text-indent="false" style:writing-mode="lr-tb"/>
      <style:text-properties fo:font-weight="normal"/>
    </style:style>
    <style:style style:name="P585" style:family="paragraph" style:parent-style-name="Text_20_body">
      <style:paragraph-properties fo:margin-left="0cm" fo:margin-right="10.523cm" fo:margin-top="0cm" fo:margin-bottom="0cm" loext:contextual-spacing="false" fo:line-height="138%" fo:text-indent="0cm" style:auto-text-indent="false" style:writing-mode="lr-tb"/>
      <style:text-properties fo:font-weight="normal"/>
    </style:style>
    <style:style style:name="P586" style:family="paragraph" style:parent-style-name="Text_20_body">
      <style:paragraph-properties fo:margin-left="0cm" fo:margin-right="9.068cm" fo:margin-top="0.296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587" style:family="paragraph" style:parent-style-name="Text_20_body">
      <style:paragraph-properties fo:margin-left="0cm" fo:margin-right="9.068cm" fo:margin-top="0cm" fo:margin-bottom="0cm" loext:contextual-spacing="false" fo:line-height="138%" fo:text-align="end" style:justify-single-word="false" fo:text-indent="0cm" style:auto-text-indent="false" style:writing-mode="lr-tb"/>
      <style:text-properties fo:font-weight="normal"/>
    </style:style>
    <style:style style:name="P588" style:family="paragraph" style:parent-style-name="Text_20_body">
      <style:paragraph-properties fo:margin-left="0cm" fo:margin-right="4.835cm" fo:margin-top="0.254cm" fo:margin-bottom="0cm" loext:contextual-spacing="false" fo:line-height="138%" fo:text-indent="0cm" style:auto-text-indent="false" style:writing-mode="lr-tb"/>
      <style:text-properties fo:font-weight="normal"/>
    </style:style>
    <style:style style:name="P589" style:family="paragraph" style:parent-style-name="Text_20_body">
      <style:paragraph-properties fo:margin-left="0cm" fo:margin-right="11.37cm" fo:margin-top="1.228cm" fo:margin-bottom="0cm" loext:contextual-spacing="false" fo:line-height="138%" fo:text-indent="0cm" style:auto-text-indent="false" style:writing-mode="lr-tb"/>
      <style:text-properties fo:font-weight="normal"/>
    </style:style>
    <style:style style:name="P590" style:family="paragraph" style:parent-style-name="Text_20_body">
      <style:paragraph-properties fo:margin-left="0cm" fo:margin-right="5.461cm" fo:margin-top="0.288cm" fo:margin-bottom="0cm" loext:contextual-spacing="false" fo:line-height="138%" fo:text-indent="0cm" style:auto-text-indent="false" style:writing-mode="lr-tb"/>
      <style:text-properties fo:font-weight="normal"/>
    </style:style>
    <style:style style:name="P591" style:family="paragraph" style:parent-style-name="Text_20_body">
      <style:paragraph-properties fo:margin-left="0cm" fo:margin-right="9.703cm" fo:margin-top="0.279cm" fo:margin-bottom="0cm" loext:contextual-spacing="false" fo:line-height="138%" fo:text-indent="0cm" style:auto-text-indent="false" style:writing-mode="lr-tb"/>
      <style:text-properties fo:font-weight="normal"/>
    </style:style>
    <style:style style:name="P592" style:family="paragraph" style:parent-style-name="Text_20_body">
      <style:paragraph-properties fo:margin-left="0cm" fo:margin-right="16.577cm" fo:margin-top="1.058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593" style:family="paragraph" style:parent-style-name="Text_20_body">
      <style:paragraph-properties fo:margin-left="0cm" fo:margin-right="16.577cm" fo:margin-top="0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594" style:family="paragraph" style:parent-style-name="Text_20_body">
      <style:paragraph-properties fo:margin-left="0cm" fo:margin-right="16.577cm" fo:margin-top="0.466cm" fo:margin-bottom="0cm" loext:contextual-spacing="false" fo:line-height="138%" fo:text-indent="0cm" style:auto-text-indent="false" style:writing-mode="lr-tb"/>
      <style:text-properties fo:font-variant="normal" fo:text-transform="none" fo:color="#baba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595" style:family="paragraph" style:parent-style-name="Text_20_body">
      <style:paragraph-properties fo:margin-left="0cm" fo:margin-right="3.81cm" fo:margin-top="0cm" fo:margin-bottom="0cm" loext:contextual-spacing="false" fo:line-height="138%" fo:text-indent="0cm" style:auto-text-indent="false" style:writing-mode="lr-tb"/>
      <style:text-properties fo:font-weight="normal"/>
    </style:style>
    <style:style style:name="P596" style:family="paragraph" style:parent-style-name="Text_20_body">
      <style:paragraph-properties fo:margin-left="0cm" fo:margin-right="4.741cm" fo:margin-top="0.347cm" fo:margin-bottom="0cm" loext:contextual-spacing="false" fo:line-height="138%" fo:text-indent="0cm" style:auto-text-indent="false" style:writing-mode="lr-tb"/>
      <style:text-properties fo:font-weight="normal"/>
    </style:style>
    <style:style style:name="P597" style:family="paragraph" style:parent-style-name="Text_20_body">
      <style:paragraph-properties fo:margin-left="0cm" fo:margin-right="8.788cm" fo:margin-top="1.236cm" fo:margin-bottom="0cm" loext:contextual-spacing="false" fo:line-height="138%" fo:text-indent="0cm" style:auto-text-indent="false" style:writing-mode="lr-tb"/>
      <style:text-properties fo:font-weight="normal"/>
    </style:style>
    <style:style style:name="P598" style:family="paragraph" style:parent-style-name="Text_20_body">
      <style:paragraph-properties fo:margin-left="0cm" fo:margin-right="6.511cm" fo:margin-top="0.254cm" fo:margin-bottom="0cm" loext:contextual-spacing="false" fo:line-height="138%" fo:text-indent="0cm" style:auto-text-indent="false" style:writing-mode="lr-tb"/>
      <style:text-properties fo:font-weight="normal"/>
    </style:style>
    <style:style style:name="P599" style:family="paragraph" style:parent-style-name="Text_20_body">
      <style:paragraph-properties fo:margin-left="0cm" fo:margin-right="12.074cm" fo:margin-top="0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600" style:family="paragraph" style:parent-style-name="Text_20_body">
      <style:paragraph-properties fo:margin-left="0cm" fo:margin-right="8.407cm" fo:margin-top="0.406cm" fo:margin-bottom="0cm" loext:contextual-spacing="false" fo:line-height="138%" fo:text-indent="0cm" style:auto-text-indent="false" style:writing-mode="lr-tb"/>
      <style:text-properties fo:font-weight="normal"/>
    </style:style>
    <style:style style:name="P601" style:family="paragraph" style:parent-style-name="Text_20_body">
      <style:paragraph-properties fo:margin-left="0cm" fo:margin-right="13.233cm" fo:margin-top="0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602" style:family="paragraph" style:parent-style-name="Text_20_body">
      <style:paragraph-properties fo:margin-left="0cm" fo:margin-right="9.797cm" fo:margin-top="0.381cm" fo:margin-bottom="0cm" loext:contextual-spacing="false" fo:line-height="138%" fo:text-indent="0cm" style:auto-text-indent="false" style:writing-mode="lr-tb"/>
      <style:text-properties fo:font-weight="normal"/>
    </style:style>
    <style:style style:name="P603" style:family="paragraph" style:parent-style-name="Text_20_body">
      <style:paragraph-properties fo:margin-left="0cm" fo:margin-right="10.185cm" fo:margin-top="0.279cm" fo:margin-bottom="0cm" loext:contextual-spacing="false" fo:line-height="138%" fo:text-indent="0cm" style:auto-text-indent="false" style:writing-mode="lr-tb"/>
      <style:text-properties fo:font-weight="normal"/>
    </style:style>
    <style:style style:name="P604" style:family="paragraph" style:parent-style-name="Text_20_body">
      <style:paragraph-properties fo:margin-left="0cm" fo:margin-right="1.034cm" fo:margin-top="0.415cm" fo:margin-bottom="0cm" loext:contextual-spacing="false" fo:line-height="138%" fo:text-indent="1.718cm" style:auto-text-indent="false" style:writing-mode="lr-tb"/>
      <style:text-properties fo:font-weight="normal"/>
    </style:style>
    <style:style style:name="P605" style:family="paragraph" style:parent-style-name="Text_20_body">
      <style:paragraph-properties fo:margin-left="0cm" fo:margin-right="2.286cm" fo:margin-top="0.254cm" fo:margin-bottom="0cm" loext:contextual-spacing="false" fo:line-height="138%" fo:text-indent="0cm" style:auto-text-indent="false" style:writing-mode="lr-tb"/>
      <style:text-properties fo:font-weight="normal"/>
    </style:style>
    <style:style style:name="P606" style:family="paragraph" style:parent-style-name="Text_20_body">
      <style:paragraph-properties fo:margin-left="0cm" fo:margin-right="17.187cm" fo:margin-top="0.339cm" fo:margin-bottom="0cm" loext:contextual-spacing="false" fo:line-height="138%" fo:text-indent="0cm" style:auto-text-indent="false" style:writing-mode="lr-tb"/>
      <style:text-properties fo:font-variant="normal" fo:text-transform="none" fo:color="#2d2d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607" style:family="paragraph" style:parent-style-name="Text_20_body">
      <style:paragraph-properties fo:margin-left="0cm" fo:margin-right="17.187cm" fo:margin-top="1.346cm" fo:margin-bottom="0cm" loext:contextual-spacing="false" fo:line-height="138%" fo:text-indent="0cm" style:auto-text-indent="false" style:writing-mode="lr-tb"/>
      <style:text-properties fo:font-weight="normal"/>
    </style:style>
    <style:style style:name="P608" style:family="paragraph" style:parent-style-name="Text_20_body">
      <style:paragraph-properties fo:margin-left="0cm" fo:margin-right="0cm" fo:margin-top="0.568cm" fo:margin-bottom="0cm" loext:contextual-spacing="false" fo:line-height="138%" fo:text-indent="1.711cm" style:auto-text-indent="false" style:writing-mode="lr-tb"/>
      <style:text-properties fo:font-weight="normal"/>
    </style:style>
    <style:style style:name="P609" style:family="paragraph" style:parent-style-name="Text_20_body">
      <style:paragraph-properties fo:margin-left="0cm" fo:margin-right="1.542cm" fo:margin-top="0.314cm" fo:margin-bottom="0cm" loext:contextual-spacing="false" fo:line-height="138%" fo:text-indent="0cm" style:auto-text-indent="false" style:writing-mode="lr-tb"/>
      <style:text-properties fo:font-weight="normal"/>
    </style:style>
    <style:style style:name="P610" style:family="paragraph" style:parent-style-name="Text_20_body">
      <style:paragraph-properties fo:margin-left="0cm" fo:margin-right="2.93cm" fo:margin-top="0.356cm" fo:margin-bottom="0cm" loext:contextual-spacing="false" fo:line-height="138%" fo:text-indent="0cm" style:auto-text-indent="false" style:writing-mode="lr-tb"/>
      <style:text-properties fo:font-weight="normal"/>
    </style:style>
    <style:style style:name="P611" style:family="paragraph" style:parent-style-name="Text_20_body">
      <style:paragraph-properties fo:margin-left="0cm" fo:margin-right="6.833cm" fo:margin-top="0.254cm" fo:margin-bottom="0cm" loext:contextual-spacing="false" fo:line-height="138%" fo:text-indent="1.261cm" style:auto-text-indent="false" style:writing-mode="lr-tb"/>
      <style:text-properties fo:font-weight="normal"/>
    </style:style>
    <style:style style:name="P612" style:family="paragraph" style:parent-style-name="Text_20_body">
      <style:paragraph-properties fo:margin-left="0cm" fo:margin-right="6.646cm" fo:margin-top="1.236cm" fo:margin-bottom="0cm" loext:contextual-spacing="false" fo:line-height="138%" fo:text-indent="0cm" style:auto-text-indent="false" style:writing-mode="lr-tb"/>
      <style:text-properties fo:font-weight="normal"/>
    </style:style>
    <style:style style:name="P613" style:family="paragraph" style:parent-style-name="Text_20_body">
      <style:paragraph-properties fo:margin-left="0cm" fo:margin-right="1.6cm" fo:margin-top="0.203cm" fo:margin-bottom="0cm" loext:contextual-spacing="false" fo:line-height="138%" fo:text-indent="0cm" style:auto-text-indent="false" style:writing-mode="lr-tb"/>
      <style:text-properties fo:font-weight="normal"/>
    </style:style>
    <style:style style:name="P614" style:family="paragraph" style:parent-style-name="Text_20_body">
      <style:paragraph-properties fo:margin-left="11.43cm" fo:margin-right="4.436cm" fo:margin-top="0.542cm" fo:margin-bottom="0cm" loext:contextual-spacing="false" fo:line-height="138%" fo:text-indent="0cm" style:auto-text-indent="false" style:writing-mode="lr-tb"/>
      <style:text-properties fo:font-variant="normal" fo:text-transform="none" fo:color="#7d7d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615" style:family="paragraph" style:parent-style-name="Text_20_body">
      <style:paragraph-properties fo:margin-left="0cm" fo:margin-right="0.55cm" fo:margin-top="0cm" fo:margin-bottom="0cm" loext:contextual-spacing="false" fo:line-height="138%" fo:text-indent="2.007cm" style:auto-text-indent="false" style:writing-mode="lr-tb"/>
      <style:text-properties fo:font-weight="normal"/>
    </style:style>
    <style:style style:name="P616" style:family="paragraph" style:parent-style-name="Text_20_body">
      <style:paragraph-properties fo:margin-left="0cm" fo:margin-right="6.909cm" fo:margin-top="1.21cm" fo:margin-bottom="0cm" loext:contextual-spacing="false" fo:line-height="138%" fo:text-indent="0cm" style:auto-text-indent="false" style:writing-mode="lr-tb"/>
      <style:text-properties fo:font-weight="normal"/>
    </style:style>
    <style:style style:name="P617" style:family="paragraph" style:parent-style-name="Text_20_body">
      <style:paragraph-properties fo:margin-left="0cm" fo:margin-right="0.448cm" fo:margin-top="0.339cm" fo:margin-bottom="0cm" loext:contextual-spacing="false" fo:line-height="138%" fo:text-indent="0.898cm" style:auto-text-indent="false" style:writing-mode="lr-tb"/>
      <style:text-properties fo:font-weight="normal"/>
    </style:style>
    <style:style style:name="P618" style:family="paragraph" style:parent-style-name="Text_20_body">
      <style:paragraph-properties fo:margin-left="0cm" fo:margin-right="4.893cm" fo:margin-top="1.261cm" fo:margin-bottom="0cm" loext:contextual-spacing="false" fo:line-height="138%" fo:text-indent="0cm" style:auto-text-indent="false" style:writing-mode="lr-tb"/>
      <style:text-properties fo:font-weight="normal"/>
    </style:style>
    <style:style style:name="P619" style:family="paragraph" style:parent-style-name="Text_20_body">
      <style:paragraph-properties fo:margin-left="0cm" fo:margin-right="4.893cm" fo:margin-top="1.219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620" style:family="paragraph" style:parent-style-name="Text_20_body">
      <style:paragraph-properties fo:margin-left="0cm" fo:margin-right="16.619cm" fo:margin-top="1.194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621" style:family="paragraph" style:parent-style-name="Text_20_body">
      <style:paragraph-properties fo:margin-left="0cm" fo:margin-right="16.619cm" fo:margin-top="7.205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bold" style:text-blinking="false" fo:background-color="transparent"/>
    </style:style>
    <style:style style:name="P622" style:family="paragraph" style:parent-style-name="Text_20_body">
      <style:paragraph-properties fo:margin-left="0cm" fo:margin-right="1.245cm" fo:margin-top="0cm" fo:margin-bottom="0cm" loext:contextual-spacing="false" fo:line-height="138%" fo:text-indent="0cm" style:auto-text-indent="false" style:writing-mode="lr-tb"/>
      <style:text-properties fo:font-weight="normal"/>
    </style:style>
    <style:style style:name="P623" style:family="paragraph" style:parent-style-name="Text_20_body">
      <style:paragraph-properties fo:margin-left="0cm" fo:margin-right="9.22cm" fo:margin-top="2.193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624" style:family="paragraph" style:parent-style-name="Text_20_body">
      <style:paragraph-properties fo:margin-left="7.121cm" fo:margin-right="7.865cm" fo:margin-top="0cm" fo:margin-bottom="0cm" loext:contextual-spacing="false" fo:line-height="138%" fo:text-indent="0cm" style:auto-text-indent="false" style:writing-mode="lr-tb"/>
      <style:text-properties fo:font-variant="normal" fo:text-transform="none" fo:color="#c1c1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625" style:family="paragraph" style:parent-style-name="Text_20_body">
      <style:paragraph-properties fo:margin-left="8.433cm" fo:margin-right="4.004cm" fo:margin-top="0cm" fo:margin-bottom="0cm" loext:contextual-spacing="false" fo:line-height="138%" fo:text-indent="0cm" style:auto-text-indent="false" style:writing-mode="lr-tb"/>
      <style:text-properties fo:font-weight="normal"/>
    </style:style>
    <style:style style:name="P626" style:family="paragraph" style:parent-style-name="Text_20_body">
      <style:paragraph-properties fo:margin-left="0cm" fo:margin-right="3.665cm" fo:margin-top="2.168cm" fo:margin-bottom="0cm" loext:contextual-spacing="false" fo:line-height="138%" fo:text-indent="0cm" style:auto-text-indent="false" style:writing-mode="lr-tb"/>
      <style:text-properties fo:font-weight="normal"/>
    </style:style>
    <style:style style:name="P627" style:family="paragraph" style:parent-style-name="Text_20_body">
      <style:paragraph-properties fo:margin-left="0cm" fo:margin-right="3.665cm" fo:margin-top="0.279cm" fo:margin-bottom="0cm" loext:contextual-spacing="false" fo:line-height="138%" fo:text-indent="0cm" style:auto-text-indent="false" style:writing-mode="lr-tb"/>
      <style:text-properties fo:font-weight="normal"/>
    </style:style>
    <style:style style:name="P628" style:family="paragraph" style:parent-style-name="Text_20_body">
      <style:paragraph-properties fo:margin-left="0cm" fo:margin-right="11.024cm" fo:margin-top="0.254cm" fo:margin-bottom="0cm" loext:contextual-spacing="false" fo:line-height="138%" fo:text-indent="0cm" style:auto-text-indent="false" style:writing-mode="lr-tb"/>
      <style:text-properties fo:font-weight="normal"/>
    </style:style>
    <style:style style:name="P629" style:family="paragraph" style:parent-style-name="Text_20_body">
      <style:paragraph-properties fo:margin-left="0cm" fo:margin-right="9.516cm" fo:margin-top="0.263cm" fo:margin-bottom="0cm" loext:contextual-spacing="false" fo:line-height="138%" fo:text-indent="0cm" style:auto-text-indent="false" style:writing-mode="lr-tb"/>
      <style:text-properties fo:font-weight="normal"/>
    </style:style>
    <style:style style:name="P630" style:family="paragraph" style:parent-style-name="Text_20_body">
      <style:paragraph-properties fo:margin-left="0cm" fo:margin-right="10.735cm" fo:margin-top="0.321cm" fo:margin-bottom="0cm" loext:contextual-spacing="false" fo:line-height="138%" fo:text-indent="0cm" style:auto-text-indent="false" style:writing-mode="lr-tb"/>
      <style:text-properties fo:font-weight="normal"/>
    </style:style>
    <style:style style:name="P631" style:family="paragraph" style:parent-style-name="Text_20_body">
      <style:paragraph-properties fo:margin-left="0cm" fo:margin-right="11.43cm" fo:margin-top="0.272cm" fo:margin-bottom="0cm" loext:contextual-spacing="false" fo:line-height="138%" fo:text-indent="0cm" style:auto-text-indent="false" style:writing-mode="lr-tb"/>
      <style:text-properties fo:font-weight="normal"/>
    </style:style>
    <style:style style:name="P632" style:family="paragraph" style:parent-style-name="Text_20_body">
      <style:paragraph-properties fo:margin-left="0cm" fo:margin-right="9.534cm" fo:margin-top="0.254cm" fo:margin-bottom="0cm" loext:contextual-spacing="false" fo:line-height="138%" fo:text-indent="0cm" style:auto-text-indent="false" style:writing-mode="lr-tb"/>
      <style:text-properties fo:font-weight="normal"/>
    </style:style>
    <style:style style:name="P633" style:family="paragraph" style:parent-style-name="Text_20_body">
      <style:paragraph-properties fo:margin-left="0cm" fo:margin-right="2.014cm" fo:margin-top="0cm" fo:margin-bottom="0cm" loext:contextual-spacing="false" fo:line-height="138%" fo:text-indent="0.907cm" style:auto-text-indent="false" style:writing-mode="lr-tb"/>
      <style:text-properties fo:font-weight="normal"/>
    </style:style>
    <style:style style:name="P634" style:family="paragraph" style:parent-style-name="Text_20_body">
      <style:paragraph-properties fo:margin-left="0cm" fo:margin-right="1.642cm" fo:margin-top="1.219cm" fo:margin-bottom="0cm" loext:contextual-spacing="false" fo:line-height="138%" fo:text-indent="2.268cm" style:auto-text-indent="false" style:writing-mode="lr-tb"/>
      <style:text-properties fo:font-weight="normal"/>
    </style:style>
    <style:style style:name="P635" style:family="paragraph" style:parent-style-name="Text_20_body">
      <style:paragraph-properties fo:margin-left="0cm" fo:margin-right="0cm" fo:margin-top="0.279cm" fo:margin-bottom="0cm" loext:contextual-spacing="false" fo:line-height="138%" fo:text-indent="2.277cm" style:auto-text-indent="false" style:writing-mode="lr-tb"/>
      <style:text-properties fo:font-weight="normal"/>
    </style:style>
    <style:style style:name="P636" style:family="paragraph" style:parent-style-name="Text_20_body">
      <style:paragraph-properties fo:margin-left="0cm" fo:margin-right="11.836cm" fo:margin-top="0.212cm" fo:margin-bottom="0cm" loext:contextual-spacing="false" fo:line-height="138%" fo:text-indent="0cm" style:auto-text-indent="false" style:writing-mode="lr-tb"/>
      <style:text-properties fo:font-weight="normal"/>
    </style:style>
    <style:style style:name="P637" style:family="paragraph" style:parent-style-name="Text_20_body">
      <style:paragraph-properties fo:margin-left="0cm" fo:margin-right="12.471cm" fo:margin-top="0.33cm" fo:margin-bottom="0cm" loext:contextual-spacing="false" fo:line-height="138%" fo:text-indent="0cm" style:auto-text-indent="false" style:writing-mode="lr-tb"/>
      <style:text-properties fo:font-weight="normal"/>
    </style:style>
    <style:style style:name="P638" style:family="paragraph" style:parent-style-name="Text_20_body">
      <style:paragraph-properties fo:margin-left="0cm" fo:margin-right="8.146cm" fo:margin-top="0.229cm" fo:margin-bottom="0cm" loext:contextual-spacing="false" fo:line-height="138%" fo:text-indent="0cm" style:auto-text-indent="false" style:writing-mode="lr-tb"/>
      <style:text-properties fo:font-weight="normal"/>
    </style:style>
    <style:style style:name="P639" style:family="paragraph" style:parent-style-name="Text_20_body">
      <style:paragraph-properties fo:margin-left="0cm" fo:margin-right="1.152cm" fo:margin-top="1.194cm" fo:margin-bottom="0cm" loext:contextual-spacing="false" fo:line-height="138%" fo:text-indent="1.617cm" style:auto-text-indent="false" style:writing-mode="lr-tb"/>
      <style:text-properties fo:font-weight="normal"/>
    </style:style>
    <style:style style:name="P640" style:family="paragraph" style:parent-style-name="Text_20_body">
      <style:paragraph-properties fo:margin-left="0cm" fo:margin-right="2.861cm" fo:margin-top="0.372cm" fo:margin-bottom="0cm" loext:contextual-spacing="false" fo:line-height="138%" fo:text-indent="1.626cm" style:auto-text-indent="false" style:writing-mode="lr-tb"/>
      <style:text-properties fo:font-weight="normal"/>
    </style:style>
    <style:style style:name="P641" style:family="paragraph" style:parent-style-name="Text_20_body">
      <style:paragraph-properties fo:margin-left="0cm" fo:margin-right="1.718cm" fo:margin-top="0.399cm" fo:margin-bottom="0cm" loext:contextual-spacing="false" fo:line-height="138%" fo:text-indent="0cm" style:auto-text-indent="false" style:writing-mode="lr-tb"/>
      <style:text-properties fo:font-weight="normal"/>
    </style:style>
    <style:style style:name="P642" style:family="paragraph" style:parent-style-name="Text_20_body">
      <style:paragraph-properties fo:margin-left="0cm" fo:margin-right="6.214cm" fo:margin-top="0.39cm" fo:margin-bottom="0cm" loext:contextual-spacing="false" fo:line-height="138%" fo:text-indent="0cm" style:auto-text-indent="false" style:writing-mode="lr-tb"/>
      <style:text-properties fo:font-weight="normal"/>
    </style:style>
    <style:style style:name="P643" style:family="paragraph" style:parent-style-name="Text_20_body">
      <style:paragraph-properties fo:margin-left="0cm" fo:margin-right="17.281cm" fo:margin-top="4.039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644" style:family="paragraph" style:parent-style-name="Text_20_body">
      <style:paragraph-properties fo:margin-left="0cm" fo:margin-right="10.532cm" fo:margin-top="0.212cm" fo:margin-bottom="0cm" loext:contextual-spacing="false" fo:line-height="138%" fo:text-indent="0cm" style:auto-text-indent="false" style:writing-mode="lr-tb"/>
      <style:text-properties fo:font-weight="normal"/>
    </style:style>
    <style:style style:name="P645" style:family="paragraph" style:parent-style-name="Text_20_body">
      <style:paragraph-properties fo:margin-left="0cm" fo:margin-right="8.086cm" fo:margin-top="0.33cm" fo:margin-bottom="0cm" loext:contextual-spacing="false" fo:line-height="138%" fo:text-indent="0cm" style:auto-text-indent="false" style:writing-mode="lr-tb"/>
      <style:text-properties fo:font-weight="normal"/>
    </style:style>
    <style:style style:name="P646" style:family="paragraph" style:parent-style-name="Text_20_body">
      <style:paragraph-properties fo:margin-left="0cm" fo:margin-right="6.459cm" fo:margin-top="0.372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647" style:family="paragraph" style:parent-style-name="Text_20_body">
      <style:paragraph-properties fo:margin-left="0cm" fo:margin-right="1.134cm" fo:margin-top="0.279cm" fo:margin-bottom="0cm" loext:contextual-spacing="false" fo:line-height="138%" fo:text-indent="0cm" style:auto-text-indent="false" style:writing-mode="lr-tb"/>
      <style:text-properties fo:font-weight="normal"/>
    </style:style>
    <style:style style:name="P648" style:family="paragraph" style:parent-style-name="Text_20_body">
      <style:paragraph-properties fo:margin-left="0cm" fo:margin-right="15.325cm" fo:margin-top="0.229cm" fo:margin-bottom="0cm" loext:contextual-spacing="false" fo:line-height="138%" fo:text-indent="0cm" style:auto-text-indent="false" style:writing-mode="lr-tb"/>
      <style:text-properties fo:font-weight="normal"/>
    </style:style>
    <style:style style:name="P649" style:family="paragraph" style:parent-style-name="Text_20_body">
      <style:paragraph-properties fo:margin-left="0cm" fo:margin-right="15.325cm" fo:margin-top="0.356cm" fo:margin-bottom="0cm" loext:contextual-spacing="false" fo:line-height="138%" fo:text-indent="0cm" style:auto-text-indent="false" style:writing-mode="lr-tb"/>
      <style:text-properties fo:font-weight="normal"/>
    </style:style>
    <style:style style:name="P650" style:family="paragraph" style:parent-style-name="Text_20_body">
      <style:paragraph-properties fo:margin-left="0cm" fo:margin-right="0.372cm" fo:margin-top="0.39cm" fo:margin-bottom="0cm" loext:contextual-spacing="false" fo:line-height="138%" fo:text-indent="0cm" style:auto-text-indent="false" style:writing-mode="lr-tb"/>
      <style:text-properties fo:font-weight="normal"/>
    </style:style>
    <style:style style:name="P651" style:family="paragraph" style:parent-style-name="Text_20_body">
      <style:paragraph-properties fo:margin-left="0cm" fo:margin-right="0cm" fo:margin-top="0.423cm" fo:margin-bottom="0cm" loext:contextual-spacing="false" fo:line-height="138%" fo:text-indent="1.676cm" style:auto-text-indent="false" style:writing-mode="lr-tb"/>
      <style:text-properties fo:font-weight="normal"/>
    </style:style>
    <style:style style:name="P652" style:family="paragraph" style:parent-style-name="Text_20_body">
      <style:paragraph-properties fo:margin-left="0cm" fo:margin-right="5.443cm" fo:margin-top="0.212cm" fo:margin-bottom="0cm" loext:contextual-spacing="false" fo:line-height="138%" fo:text-indent="0cm" style:auto-text-indent="false" style:writing-mode="lr-tb"/>
      <style:text-properties fo:font-weight="normal"/>
    </style:style>
    <style:style style:name="P653" style:family="paragraph" style:parent-style-name="Text_20_body">
      <style:paragraph-properties fo:margin-left="0cm" fo:margin-right="9.322cm" fo:margin-top="0.406cm" fo:margin-bottom="0cm" loext:contextual-spacing="false" fo:line-height="138%" fo:text-indent="0cm" style:auto-text-indent="false" style:writing-mode="lr-tb"/>
      <style:text-properties fo:font-weight="normal"/>
    </style:style>
    <style:style style:name="P654" style:family="paragraph" style:parent-style-name="Text_20_body">
      <style:paragraph-properties fo:margin-left="0cm" fo:margin-right="3.852cm" fo:margin-top="0.347cm" fo:margin-bottom="0cm" loext:contextual-spacing="false" fo:line-height="138%" fo:text-indent="1.228cm" style:auto-text-indent="false" style:writing-mode="lr-tb"/>
      <style:text-properties fo:font-weight="normal"/>
    </style:style>
    <style:style style:name="P655" style:family="paragraph" style:parent-style-name="Text_20_body">
      <style:paragraph-properties fo:margin-left="0cm" fo:margin-right="15.088cm" fo:margin-top="0.33cm" fo:margin-bottom="0cm" loext:contextual-spacing="false" fo:line-height="138%" fo:text-indent="0cm" style:auto-text-indent="false" style:writing-mode="lr-tb"/>
      <style:text-properties fo:font-weight="normal"/>
    </style:style>
    <style:style style:name="P656" style:family="paragraph" style:parent-style-name="Text_20_body">
      <style:paragraph-properties fo:margin-left="0cm" fo:margin-right="5.613cm" fo:margin-top="0.236cm" fo:margin-bottom="0cm" loext:contextual-spacing="false" fo:line-height="138%" fo:text-indent="0cm" style:auto-text-indent="false" style:writing-mode="lr-tb"/>
      <style:text-properties fo:font-weight="normal"/>
    </style:style>
    <style:style style:name="P657" style:family="paragraph" style:parent-style-name="Text_20_body">
      <style:paragraph-properties fo:margin-left="0cm" fo:margin-right="12.76cm" fo:margin-top="0.212cm" fo:margin-bottom="0cm" loext:contextual-spacing="false" fo:line-height="138%" fo:text-indent="0cm" style:auto-text-indent="false" style:writing-mode="lr-tb"/>
      <style:text-properties fo:font-weight="normal"/>
    </style:style>
    <style:style style:name="P658" style:family="paragraph" style:parent-style-name="Text_20_body">
      <style:paragraph-properties fo:margin-left="0cm" fo:margin-right="4.352cm" fo:margin-top="0cm" fo:margin-bottom="0cm" loext:contextual-spacing="false" fo:line-height="138%" fo:text-indent="0cm" style:auto-text-indent="false" style:writing-mode="lr-tb"/>
      <style:text-properties fo:font-weight="normal"/>
    </style:style>
    <style:style style:name="P659" style:family="paragraph" style:parent-style-name="Text_20_body">
      <style:paragraph-properties fo:margin-left="0cm" fo:margin-right="6.341cm" fo:margin-top="0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660" style:family="paragraph" style:parent-style-name="Text_20_body">
      <style:paragraph-properties fo:margin-left="0cm" fo:margin-right="14.004cm" fo:margin-top="2.108cm" fo:margin-bottom="0cm" loext:contextual-spacing="false" fo:line-height="138%" fo:text-indent="0cm" style:auto-text-indent="false" style:writing-mode="lr-tb"/>
      <style:text-properties fo:font-weight="normal"/>
    </style:style>
    <style:style style:name="P661" style:family="paragraph" style:parent-style-name="Text_20_body">
      <style:paragraph-properties fo:margin-left="0cm" fo:margin-right="2.912cm" fo:margin-top="0.288cm" fo:margin-bottom="0cm" loext:contextual-spacing="false" fo:line-height="138%" fo:text-indent="0cm" style:auto-text-indent="false" style:writing-mode="lr-tb"/>
      <style:text-properties fo:font-weight="normal"/>
    </style:style>
    <style:style style:name="P662" style:family="paragraph" style:parent-style-name="Text_20_body">
      <style:paragraph-properties fo:margin-left="0cm" fo:margin-right="14.995cm" fo:margin-top="0.245cm" fo:margin-bottom="0cm" loext:contextual-spacing="false" fo:line-height="138%" fo:text-indent="0cm" style:auto-text-indent="false" style:writing-mode="lr-tb"/>
      <style:text-properties fo:font-weight="normal"/>
    </style:style>
    <style:style style:name="P663" style:family="paragraph" style:parent-style-name="Text_20_body">
      <style:paragraph-properties fo:margin-left="0cm" fo:margin-right="14.995cm" fo:margin-top="0.263cm" fo:margin-bottom="0cm" loext:contextual-spacing="false" fo:line-height="138%" fo:text-indent="0cm" style:auto-text-indent="false" style:writing-mode="lr-tb"/>
      <style:text-properties fo:font-weight="normal"/>
    </style:style>
    <style:style style:name="P664" style:family="paragraph" style:parent-style-name="Text_20_body">
      <style:paragraph-properties fo:margin-left="0cm" fo:margin-right="5.368cm" fo:margin-top="0cm" fo:margin-bottom="0cm" loext:contextual-spacing="false" fo:line-height="138%" fo:text-indent="0cm" style:auto-text-indent="false" style:writing-mode="lr-tb"/>
      <style:text-properties fo:font-weight="normal"/>
    </style:style>
    <style:style style:name="P665" style:family="paragraph" style:parent-style-name="Text_20_body">
      <style:paragraph-properties fo:margin-left="0cm" fo:margin-right="3.971cm" fo:margin-top="2.219cm" fo:margin-bottom="0cm" loext:contextual-spacing="false" fo:line-height="138%" fo:text-indent="0cm" style:auto-text-indent="false" style:writing-mode="lr-tb"/>
      <style:text-properties fo:font-weight="normal"/>
    </style:style>
    <style:style style:name="P666" style:family="paragraph" style:parent-style-name="Text_20_body">
      <style:paragraph-properties fo:margin-left="0cm" fo:margin-right="14.376cm" fo:margin-top="0cm" fo:margin-bottom="0cm" loext:contextual-spacing="false" fo:line-height="138%" fo:text-indent="0cm" style:auto-text-indent="false" style:writing-mode="lr-tb"/>
      <style:text-properties fo:font-weight="normal"/>
    </style:style>
    <style:style style:name="P667" style:family="paragraph" style:parent-style-name="Text_20_body">
      <style:paragraph-properties fo:margin-left="0cm" fo:margin-right="14.376cm" fo:margin-top="0.33cm" fo:margin-bottom="0cm" loext:contextual-spacing="false" fo:line-height="138%" fo:text-indent="0cm" style:auto-text-indent="false" style:writing-mode="lr-tb"/>
      <style:text-properties fo:font-weight="normal"/>
    </style:style>
    <style:style style:name="P668" style:family="paragraph" style:parent-style-name="Text_20_body">
      <style:paragraph-properties fo:margin-left="0cm" fo:margin-right="16.993cm" fo:margin-top="0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669" style:family="paragraph" style:parent-style-name="Text_20_body">
      <style:paragraph-properties fo:margin-left="0cm" fo:margin-right="12.709cm" fo:margin-top="0cm" fo:margin-bottom="0cm" loext:contextual-spacing="false" fo:line-height="138%" fo:text-indent="0cm" style:auto-text-indent="false" style:writing-mode="lr-tb"/>
      <style:text-properties fo:font-weight="normal"/>
    </style:style>
    <style:style style:name="P670" style:family="paragraph" style:parent-style-name="Text_20_body">
      <style:paragraph-properties fo:margin-left="0cm" fo:margin-right="12.709cm" fo:margin-top="0.296cm" fo:margin-bottom="0cm" loext:contextual-spacing="false" fo:line-height="138%" fo:text-indent="0cm" style:auto-text-indent="false" style:writing-mode="lr-tb"/>
      <style:text-properties fo:font-weight="normal"/>
    </style:style>
    <style:style style:name="P671" style:family="paragraph" style:parent-style-name="Text_20_body">
      <style:paragraph-properties fo:margin-left="0cm" fo:margin-right="16.713cm" fo:margin-top="3.082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672" style:family="paragraph" style:parent-style-name="Text_20_body">
      <style:paragraph-properties fo:margin-left="0cm" fo:margin-right="8.703cm" fo:margin-top="0.263cm" fo:margin-bottom="0cm" loext:contextual-spacing="false" fo:line-height="138%" fo:text-indent="0cm" style:auto-text-indent="false" style:writing-mode="lr-tb"/>
      <style:text-properties fo:font-weight="normal"/>
    </style:style>
    <style:style style:name="P673" style:family="paragraph" style:parent-style-name="Text_20_body">
      <style:paragraph-properties fo:margin-left="0cm" fo:margin-right="14.656cm" fo:margin-top="0.381cm" fo:margin-bottom="0cm" loext:contextual-spacing="false" fo:line-height="138%" fo:text-indent="0cm" style:auto-text-indent="false" style:writing-mode="lr-tb"/>
      <style:text-properties fo:font-weight="normal"/>
    </style:style>
    <style:style style:name="P674" style:family="paragraph" style:parent-style-name="Text_20_body">
      <style:paragraph-properties fo:margin-left="0cm" fo:margin-right="14.656cm" fo:margin-top="0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675" style:family="paragraph" style:parent-style-name="Text_20_body">
      <style:paragraph-properties fo:margin-left="0cm" fo:margin-right="5.232cm" fo:margin-top="0.236cm" fo:margin-bottom="0cm" loext:contextual-spacing="false" fo:line-height="138%" fo:text-indent="0cm" style:auto-text-indent="false" style:writing-mode="lr-tb"/>
      <style:text-properties fo:font-weight="normal"/>
    </style:style>
    <style:style style:name="P676" style:family="paragraph" style:parent-style-name="Text_20_body">
      <style:paragraph-properties fo:margin-left="0cm" fo:margin-right="12.294cm" fo:margin-top="0cm" fo:margin-bottom="0cm" loext:contextual-spacing="false" fo:line-height="138%" fo:text-indent="0cm" style:auto-text-indent="false" style:writing-mode="lr-tb"/>
      <style:text-properties fo:font-weight="normal"/>
    </style:style>
    <style:style style:name="P677" style:family="paragraph" style:parent-style-name="Text_20_body">
      <style:paragraph-properties fo:margin-left="0cm" fo:margin-right="1.016cm" fo:margin-top="0.423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678" style:family="paragraph" style:parent-style-name="Text_20_body">
      <style:paragraph-properties fo:margin-left="0cm" fo:margin-right="1.016cm" fo:margin-top="0cm" fo:margin-bottom="0cm" loext:contextual-spacing="false" fo:line-height="138%" fo:text-indent="0cm" style:auto-text-indent="false" style:writing-mode="lr-tb"/>
      <style:text-properties fo:font-weight="normal"/>
    </style:style>
    <style:style style:name="P679" style:family="paragraph" style:parent-style-name="Text_20_body">
      <style:paragraph-properties fo:margin-left="0cm" fo:margin-right="12.446cm" fo:margin-top="0.263cm" fo:margin-bottom="0cm" loext:contextual-spacing="false" fo:line-height="138%" fo:text-indent="0cm" style:auto-text-indent="false" style:writing-mode="lr-tb"/>
      <style:text-properties fo:font-weight="normal"/>
    </style:style>
    <style:style style:name="P680" style:family="paragraph" style:parent-style-name="Text_20_body">
      <style:paragraph-properties fo:margin-left="0cm" fo:margin-right="7.306cm" fo:margin-top="0.314cm" fo:margin-bottom="0cm" loext:contextual-spacing="false" fo:line-height="138%" fo:text-indent="0cm" style:auto-text-indent="false" style:writing-mode="lr-tb"/>
      <style:text-properties fo:font-weight="normal"/>
    </style:style>
    <style:style style:name="P681" style:family="paragraph" style:parent-style-name="Text_20_body">
      <style:paragraph-properties fo:margin-left="0cm" fo:margin-right="7.052cm" fo:margin-top="0.314cm" fo:margin-bottom="0cm" loext:contextual-spacing="false" fo:line-height="138%" fo:text-indent="0cm" style:auto-text-indent="false" style:writing-mode="lr-tb"/>
      <style:text-properties fo:font-weight="normal"/>
    </style:style>
    <style:style style:name="P682" style:family="paragraph" style:parent-style-name="Text_20_body">
      <style:paragraph-properties fo:margin-left="0cm" fo:margin-right="15.469cm" fo:margin-top="0.288cm" fo:margin-bottom="0cm" loext:contextual-spacing="false" fo:line-height="138%" fo:text-indent="0cm" style:auto-text-indent="false" style:writing-mode="lr-tb"/>
      <style:text-properties fo:font-weight="normal"/>
    </style:style>
    <style:style style:name="P683" style:family="paragraph" style:parent-style-name="Text_20_body">
      <style:paragraph-properties fo:margin-left="0cm" fo:margin-right="15.739cm" fo:margin-top="0.363cm" fo:margin-bottom="0cm" loext:contextual-spacing="false" fo:line-height="138%" fo:text-indent="0cm" style:auto-text-indent="false" style:writing-mode="lr-tb"/>
      <style:text-properties fo:font-weight="normal"/>
    </style:style>
    <style:style style:name="P684" style:family="paragraph" style:parent-style-name="Text_20_body">
      <style:paragraph-properties fo:margin-left="0cm" fo:margin-right="15.739cm" fo:margin-top="0.499cm" fo:margin-bottom="0cm" loext:contextual-spacing="false" fo:line-height="138%" fo:text-indent="0cm" style:auto-text-indent="false" style:writing-mode="lr-tb"/>
      <style:text-properties fo:font-variant="normal" fo:text-transform="none" fo:color="#2a2a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685" style:family="paragraph" style:parent-style-name="Text_20_body">
      <style:paragraph-properties fo:margin-left="0cm" fo:margin-right="13.656cm" fo:margin-top="0.279cm" fo:margin-bottom="0cm" loext:contextual-spacing="false" fo:line-height="138%" fo:text-indent="0cm" style:auto-text-indent="false" style:writing-mode="lr-tb"/>
      <style:text-properties fo:font-weight="normal"/>
    </style:style>
    <style:style style:name="P686" style:family="paragraph" style:parent-style-name="Text_20_body">
      <style:paragraph-properties fo:margin-left="0cm" fo:margin-right="3.157cm" fo:margin-top="0.288cm" fo:margin-bottom="0cm" loext:contextual-spacing="false" fo:line-height="138%" fo:text-indent="0cm" style:auto-text-indent="false" style:writing-mode="lr-tb"/>
      <style:text-properties fo:font-weight="normal"/>
    </style:style>
    <style:style style:name="P687" style:family="paragraph" style:parent-style-name="Text_20_body">
      <style:paragraph-properties fo:margin-left="0cm" fo:margin-right="6.925cm" fo:margin-top="0cm" fo:margin-bottom="0cm" loext:contextual-spacing="false" fo:line-height="138%" fo:text-indent="2.346cm" style:auto-text-indent="false" style:writing-mode="lr-tb"/>
      <style:text-properties fo:font-weight="normal"/>
    </style:style>
    <style:style style:name="P688" style:family="paragraph" style:parent-style-name="Text_20_body">
      <style:paragraph-properties fo:margin-left="0cm" fo:margin-right="17.085cm" fo:margin-top="0.203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689" style:family="paragraph" style:parent-style-name="Text_20_body">
      <style:paragraph-properties fo:margin-left="9.331cm" fo:margin-right="5.927cm" fo:margin-top="0cm" fo:margin-bottom="0cm" loext:contextual-spacing="false" fo:line-height="138%" fo:text-indent="0cm" style:auto-text-indent="false" style:writing-mode="lr-tb"/>
      <style:text-properties fo:font-weight="normal"/>
    </style:style>
    <style:style style:name="P690" style:family="paragraph" style:parent-style-name="Text_20_body">
      <style:paragraph-properties fo:margin-left="0cm" fo:margin-right="1.633cm" fo:margin-top="3.353cm" fo:margin-bottom="0cm" loext:contextual-spacing="false" fo:line-height="138%" fo:text-indent="1.905cm" style:auto-text-indent="false" style:writing-mode="lr-tb"/>
      <style:text-properties fo:font-weight="normal"/>
    </style:style>
    <style:style style:name="P691" style:family="paragraph" style:parent-style-name="Text_20_body">
      <style:paragraph-properties fo:margin-left="0cm" fo:margin-right="2.311cm" fo:margin-top="0.33cm" fo:margin-bottom="0cm" loext:contextual-spacing="false" fo:line-height="138%" fo:text-indent="0cm" style:auto-text-indent="false" style:writing-mode="lr-tb"/>
      <style:text-properties fo:font-weight="normal"/>
    </style:style>
    <style:style style:name="P692" style:family="paragraph" style:parent-style-name="Text_20_body">
      <style:paragraph-properties fo:margin-left="0cm" fo:margin-right="12.183cm" fo:margin-top="0.245cm" fo:margin-bottom="0cm" loext:contextual-spacing="false" fo:line-height="138%" fo:text-indent="0cm" style:auto-text-indent="false" style:writing-mode="lr-tb"/>
      <style:text-properties fo:font-weight="normal"/>
    </style:style>
    <style:style style:name="P693" style:family="paragraph" style:parent-style-name="Text_20_body">
      <style:paragraph-properties fo:margin-left="0cm" fo:margin-right="9.423cm" fo:margin-top="0.314cm" fo:margin-bottom="0cm" loext:contextual-spacing="false" fo:line-height="138%" fo:text-indent="0cm" style:auto-text-indent="false" style:writing-mode="lr-tb"/>
      <style:text-properties fo:font-weight="normal"/>
    </style:style>
    <style:style style:name="P694" style:family="paragraph" style:parent-style-name="Text_20_body">
      <style:paragraph-properties fo:margin-left="0cm" fo:margin-right="14.3cm" fo:margin-top="0.314cm" fo:margin-bottom="0cm" loext:contextual-spacing="false" fo:line-height="138%" fo:text-indent="0cm" style:auto-text-indent="false" style:writing-mode="lr-tb"/>
      <style:text-properties fo:font-weight="normal"/>
    </style:style>
    <style:style style:name="P695" style:family="paragraph" style:parent-style-name="Text_20_body">
      <style:paragraph-properties fo:margin-left="0cm" fo:margin-right="6.798cm" fo:margin-top="1.33cm" fo:margin-bottom="0cm" loext:contextual-spacing="false" fo:line-height="138%" fo:text-indent="0cm" style:auto-text-indent="false" style:writing-mode="lr-tb"/>
      <style:text-properties fo:font-weight="normal"/>
    </style:style>
    <style:style style:name="P696" style:family="paragraph" style:parent-style-name="Text_20_body">
      <style:paragraph-properties fo:margin-left="0cm" fo:margin-right="13.42cm" fo:margin-top="1.177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697" style:family="paragraph" style:parent-style-name="Text_20_body">
      <style:paragraph-properties fo:margin-left="0cm" fo:margin-right="1.118cm" fo:margin-top="0.245cm" fo:margin-bottom="0cm" loext:contextual-spacing="false" fo:line-height="138%" fo:text-indent="2.337cm" style:auto-text-indent="false" style:writing-mode="lr-tb"/>
      <style:text-properties fo:font-weight="normal"/>
    </style:style>
    <style:style style:name="P698" style:family="paragraph" style:parent-style-name="Text_20_body">
      <style:paragraph-properties fo:margin-left="0cm" fo:margin-right="15.011cm" fo:margin-top="0.229cm" fo:margin-bottom="0cm" loext:contextual-spacing="false" fo:line-height="138%" fo:text-indent="0cm" style:auto-text-indent="false" style:writing-mode="lr-tb"/>
      <style:text-properties fo:font-weight="normal"/>
    </style:style>
    <style:style style:name="P699" style:family="paragraph" style:parent-style-name="Text_20_body">
      <style:paragraph-properties fo:margin-left="0cm" fo:margin-right="13.776cm" fo:margin-top="0.203cm" fo:margin-bottom="0cm" loext:contextual-spacing="false" fo:line-height="138%" fo:text-indent="0cm" style:auto-text-indent="false" style:writing-mode="lr-tb"/>
      <style:text-properties fo:font-weight="normal"/>
    </style:style>
    <style:style style:name="P700" style:family="paragraph" style:parent-style-name="Text_20_body">
      <style:paragraph-properties fo:margin-left="0cm" fo:margin-right="10.109cm" fo:margin-top="0.272cm" fo:margin-bottom="0cm" loext:contextual-spacing="false" fo:line-height="138%" fo:text-indent="0cm" style:auto-text-indent="false" style:writing-mode="lr-tb"/>
      <style:text-properties fo:font-weight="normal"/>
    </style:style>
    <style:style style:name="P701" style:family="paragraph" style:parent-style-name="Text_20_body">
      <style:paragraph-properties fo:margin-left="0cm" fo:margin-right="15.993cm" fo:margin-top="0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702" style:family="paragraph" style:parent-style-name="Text_20_body">
      <style:paragraph-properties fo:margin-left="0cm" fo:margin-right="5.715cm" fo:margin-top="1.279cm" fo:margin-bottom="0cm" loext:contextual-spacing="false" fo:line-height="138%" fo:text-indent="0cm" style:auto-text-indent="false" style:writing-mode="lr-tb"/>
      <style:text-properties fo:font-weight="normal"/>
    </style:style>
    <style:style style:name="P703" style:family="paragraph" style:parent-style-name="Text_20_body">
      <style:paragraph-properties fo:margin-left="0cm" fo:margin-right="15.173cm" fo:margin-top="0.263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704" style:family="paragraph" style:parent-style-name="Text_20_body">
      <style:paragraph-properties fo:margin-left="0cm" fo:margin-right="7.925cm" fo:margin-top="0.314cm" fo:margin-bottom="0cm" loext:contextual-spacing="false" fo:line-height="138%" fo:text-indent="0cm" style:auto-text-indent="false" style:writing-mode="lr-tb"/>
      <style:text-properties fo:font-weight="normal"/>
    </style:style>
    <style:style style:name="P705" style:family="paragraph" style:parent-style-name="Text_20_body">
      <style:paragraph-properties fo:margin-left="0cm" fo:margin-right="12.023cm" fo:margin-top="0.305cm" fo:margin-bottom="0cm" loext:contextual-spacing="false" fo:line-height="138%" fo:text-indent="0cm" style:auto-text-indent="false" style:writing-mode="lr-tb"/>
      <style:text-properties fo:font-weight="normal"/>
    </style:style>
    <style:style style:name="P706" style:family="paragraph" style:parent-style-name="Text_20_body">
      <style:paragraph-properties fo:margin-left="0cm" fo:margin-right="8.382cm" fo:margin-top="0.254cm" fo:margin-bottom="0cm" loext:contextual-spacing="false" fo:line-height="138%" fo:text-indent="0cm" style:auto-text-indent="false" style:writing-mode="lr-tb"/>
      <style:text-properties fo:font-weight="normal"/>
    </style:style>
    <style:style style:name="P707" style:family="paragraph" style:parent-style-name="Text_20_body">
      <style:paragraph-properties fo:margin-left="0cm" fo:margin-right="2.041cm" fo:margin-top="0.321cm" fo:margin-bottom="0cm" loext:contextual-spacing="false" fo:line-height="138%" fo:text-indent="0cm" style:auto-text-indent="false" style:writing-mode="lr-tb"/>
      <style:text-properties fo:font-weight="normal"/>
    </style:style>
    <style:style style:name="P708" style:family="paragraph" style:parent-style-name="Text_20_body">
      <style:paragraph-properties fo:margin-left="0cm" fo:margin-right="12.878cm" fo:margin-top="0.272cm" fo:margin-bottom="0cm" loext:contextual-spacing="false" fo:line-height="138%" fo:text-indent="0cm" style:auto-text-indent="false" style:writing-mode="lr-tb"/>
      <style:text-properties fo:font-weight="normal"/>
    </style:style>
    <style:style style:name="P709" style:family="paragraph" style:parent-style-name="Text_20_body">
      <style:paragraph-properties fo:margin-left="0cm" fo:margin-right="3.411cm" fo:margin-top="1.219cm" fo:margin-bottom="0cm" loext:contextual-spacing="false" fo:line-height="138%" fo:text-indent="0cm" style:auto-text-indent="false" style:writing-mode="lr-tb"/>
      <style:text-properties fo:font-weight="normal"/>
    </style:style>
    <style:style style:name="P710" style:family="paragraph" style:parent-style-name="Text_20_body">
      <style:paragraph-properties fo:margin-left="0cm" fo:margin-right="1.49cm" fo:margin-top="0.229cm" fo:margin-bottom="0cm" loext:contextual-spacing="false" fo:line-height="138%" fo:text-indent="0cm" style:auto-text-indent="false" style:writing-mode="lr-tb"/>
      <style:text-properties fo:font-weight="normal"/>
    </style:style>
    <style:style style:name="P711" style:family="paragraph" style:parent-style-name="Text_20_body">
      <style:paragraph-properties fo:margin-left="0cm" fo:margin-right="1.49cm" fo:margin-top="0.194cm" fo:margin-bottom="0cm" loext:contextual-spacing="false" fo:line-height="138%" fo:text-indent="0cm" style:auto-text-indent="false" style:writing-mode="lr-tb"/>
      <style:text-properties fo:font-weight="normal"/>
    </style:style>
    <style:style style:name="P712" style:family="paragraph" style:parent-style-name="Text_20_body">
      <style:paragraph-properties fo:margin-left="0cm" fo:margin-right="6.138cm" fo:margin-top="1.236cm" fo:margin-bottom="0cm" loext:contextual-spacing="false" fo:line-height="138%" fo:text-indent="0cm" style:auto-text-indent="false" style:writing-mode="lr-tb"/>
      <style:text-properties fo:font-weight="normal"/>
    </style:style>
    <style:style style:name="P713" style:family="paragraph" style:parent-style-name="Text_20_body">
      <style:paragraph-properties fo:margin-left="0cm" fo:margin-right="4.479cm" fo:margin-top="0.229cm" fo:margin-bottom="0cm" loext:contextual-spacing="false" fo:line-height="138%" fo:text-indent="0cm" style:auto-text-indent="false" style:writing-mode="lr-tb"/>
      <style:text-properties fo:font-weight="normal"/>
    </style:style>
    <style:style style:name="P714" style:family="paragraph" style:parent-style-name="Text_20_body">
      <style:paragraph-properties fo:margin-left="0cm" fo:margin-right="2.304cm" fo:margin-top="0.203cm" fo:margin-bottom="0cm" loext:contextual-spacing="false" fo:line-height="138%" fo:text-indent="0cm" style:auto-text-indent="false" style:writing-mode="lr-tb"/>
      <style:text-properties fo:font-weight="normal"/>
    </style:style>
    <style:style style:name="P715" style:family="paragraph" style:parent-style-name="Text_20_body">
      <style:paragraph-properties fo:margin-left="0cm" fo:margin-right="4.216cm" fo:margin-top="0.245cm" fo:margin-bottom="0cm" loext:contextual-spacing="false" fo:line-height="138%" fo:text-indent="0cm" style:auto-text-indent="false" style:writing-mode="lr-tb"/>
      <style:text-properties fo:font-weight="normal"/>
    </style:style>
    <style:style style:name="P716" style:family="paragraph" style:parent-style-name="Text_20_body">
      <style:paragraph-properties fo:margin-left="2.642cm" fo:margin-right="4.216cm" fo:margin-top="0cm" fo:margin-bottom="0cm" loext:contextual-spacing="false" fo:line-height="138%" fo:text-indent="0cm" style:auto-text-indent="false" style:writing-mode="lr-tb"/>
      <style:text-properties fo:font-weight="normal"/>
    </style:style>
    <style:style style:name="P717" style:family="paragraph" style:parent-style-name="Text_20_body">
      <style:paragraph-properties fo:margin-left="0cm" fo:margin-right="12.21cm" fo:margin-top="1.219cm" fo:margin-bottom="0cm" loext:contextual-spacing="false" fo:line-height="138%" fo:text-indent="0cm" style:auto-text-indent="false" style:writing-mode="lr-tb"/>
      <style:text-properties fo:font-weight="normal"/>
    </style:style>
    <style:style style:name="P718" style:family="paragraph" style:parent-style-name="Text_20_body">
      <style:paragraph-properties fo:margin-left="0cm" fo:margin-right="10.321cm" fo:margin-top="0.314cm" fo:margin-bottom="0cm" loext:contextual-spacing="false" fo:line-height="138%" fo:text-indent="0cm" style:auto-text-indent="false" style:writing-mode="lr-tb"/>
      <style:text-properties fo:font-weight="normal"/>
    </style:style>
    <style:style style:name="P719" style:family="paragraph" style:parent-style-name="Text_20_body">
      <style:paragraph-properties fo:margin-left="0cm" fo:margin-right="12.201cm" fo:margin-top="0.178cm" fo:margin-bottom="0cm" loext:contextual-spacing="false" fo:line-height="138%" fo:text-indent="0cm" style:auto-text-indent="false" style:writing-mode="lr-tb"/>
      <style:text-properties fo:font-weight="normal"/>
    </style:style>
    <style:style style:name="P720" style:family="paragraph" style:parent-style-name="Text_20_body">
      <style:paragraph-properties fo:margin-left="0cm" fo:margin-right="15.046cm" fo:margin-top="0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721" style:family="paragraph" style:parent-style-name="Text_20_body">
      <style:paragraph-properties fo:margin-left="0cm" fo:margin-right="0.236cm" fo:margin-top="0.288cm" fo:margin-bottom="0cm" loext:contextual-spacing="false" fo:line-height="138%" fo:text-indent="0cm" style:auto-text-indent="false" style:writing-mode="lr-tb"/>
      <style:text-properties fo:font-weight="normal"/>
    </style:style>
    <style:style style:name="P722" style:family="paragraph" style:parent-style-name="Text_20_body">
      <style:paragraph-properties fo:margin-left="0cm" fo:margin-right="11.777cm" fo:margin-top="0.236cm" fo:margin-bottom="0cm" loext:contextual-spacing="false" fo:line-height="138%" fo:text-indent="0cm" style:auto-text-indent="false" style:writing-mode="lr-tb"/>
      <style:text-properties fo:font-weight="normal"/>
    </style:style>
    <style:style style:name="P723" style:family="paragraph" style:parent-style-name="Text_20_body">
      <style:paragraph-properties fo:margin-left="0cm" fo:margin-right="11.777cm" fo:margin-top="0.254cm" fo:margin-bottom="0cm" loext:contextual-spacing="false" fo:line-height="138%" fo:text-indent="0cm" style:auto-text-indent="false" style:writing-mode="lr-tb"/>
      <style:text-properties fo:font-weight="normal"/>
    </style:style>
    <style:style style:name="P724" style:family="paragraph" style:parent-style-name="Text_20_body">
      <style:paragraph-properties fo:margin-left="0cm" fo:margin-right="8.729cm" fo:margin-top="0.356cm" fo:margin-bottom="0cm" loext:contextual-spacing="false" fo:line-height="138%" fo:text-indent="0cm" style:auto-text-indent="false" style:writing-mode="lr-tb"/>
      <style:text-properties fo:font-weight="normal"/>
    </style:style>
    <style:style style:name="P725" style:family="paragraph" style:parent-style-name="Text_20_body">
      <style:paragraph-properties fo:margin-left="0cm" fo:margin-right="14.411cm" fo:margin-top="0.432cm" fo:margin-bottom="0cm" loext:contextual-spacing="false" fo:line-height="138%" fo:text-indent="0cm" style:auto-text-indent="false" style:writing-mode="lr-tb"/>
      <style:text-properties fo:font-weight="normal"/>
    </style:style>
    <style:style style:name="P726" style:family="paragraph" style:parent-style-name="Text_20_body">
      <style:paragraph-properties fo:margin-left="0cm" fo:margin-right="14.411cm" fo:margin-top="0.441cm" fo:margin-bottom="0cm" loext:contextual-spacing="false" fo:line-height="138%" fo:text-indent="0cm" style:auto-text-indent="false" style:writing-mode="lr-tb"/>
      <style:text-properties fo:font-weight="normal"/>
    </style:style>
    <style:style style:name="P727" style:family="paragraph" style:parent-style-name="Text_20_body">
      <style:paragraph-properties fo:margin-left="0cm" fo:margin-right="13.268cm" fo:margin-top="0.466cm" fo:margin-bottom="0cm" loext:contextual-spacing="false" fo:line-height="138%" fo:text-indent="0cm" style:auto-text-indent="false" style:writing-mode="lr-tb"/>
      <style:text-properties fo:font-weight="normal"/>
    </style:style>
    <style:style style:name="P728" style:family="paragraph" style:parent-style-name="Text_20_body">
      <style:paragraph-properties fo:margin-left="0cm" fo:margin-right="14.351cm" fo:margin-top="0.33cm" fo:margin-bottom="0cm" loext:contextual-spacing="false" fo:line-height="138%" fo:text-indent="0cm" style:auto-text-indent="false" style:writing-mode="lr-tb"/>
      <style:text-properties fo:font-weight="normal"/>
    </style:style>
    <style:style style:name="P729" style:family="paragraph" style:parent-style-name="Text_20_body">
      <style:paragraph-properties fo:margin-left="0.187cm" fo:margin-right="13.589cm" fo:margin-top="0.33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730" style:family="paragraph" style:parent-style-name="Text_20_body">
      <style:paragraph-properties fo:margin-left="0.093cm" fo:margin-right="15.434cm" fo:margin-top="4.046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731" style:family="paragraph" style:parent-style-name="Text_20_body">
      <style:paragraph-properties fo:margin-left="0.483cm" fo:margin-right="11.243cm" fo:margin-top="0cm" fo:margin-bottom="0cm" loext:contextual-spacing="false" fo:line-height="138%" fo:text-indent="0cm" style:auto-text-indent="false" style:writing-mode="lr-tb"/>
      <style:text-properties fo:font-weight="normal"/>
    </style:style>
    <style:style style:name="P732" style:family="paragraph" style:parent-style-name="Text_20_body">
      <style:paragraph-properties fo:margin-left="0.55cm" fo:margin-right="9.973cm" fo:margin-top="0.339cm" fo:margin-bottom="0cm" loext:contextual-spacing="false" fo:line-height="138%" fo:text-indent="0cm" style:auto-text-indent="false" style:writing-mode="lr-tb"/>
      <style:text-properties fo:font-weight="normal"/>
    </style:style>
    <style:style style:name="P733" style:family="paragraph" style:parent-style-name="Text_20_body">
      <style:paragraph-properties fo:margin-left="0.533cm" fo:margin-right="8.729cm" fo:margin-top="0.22cm" fo:margin-bottom="0cm" loext:contextual-spacing="false" fo:line-height="138%" fo:text-indent="0cm" style:auto-text-indent="false" style:writing-mode="lr-tb"/>
      <style:text-properties fo:font-weight="normal"/>
    </style:style>
    <style:style style:name="P734" style:family="paragraph" style:parent-style-name="Text_20_body">
      <style:paragraph-properties fo:margin-left="0.533cm" fo:margin-right="7.992cm" fo:margin-top="0.245cm" fo:margin-bottom="0cm" loext:contextual-spacing="false" fo:line-height="138%" fo:text-indent="0cm" style:auto-text-indent="false" style:writing-mode="lr-tb"/>
      <style:text-properties fo:font-weight="normal"/>
    </style:style>
    <style:style style:name="P735" style:family="paragraph" style:parent-style-name="Text_20_body">
      <style:paragraph-properties fo:margin-left="0.145cm" fo:margin-right="11.82cm" fo:margin-top="1.219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736" style:family="paragraph" style:parent-style-name="Text_20_body">
      <style:paragraph-properties fo:margin-left="0.169cm" fo:margin-right="2.633cm" fo:margin-top="0.279cm" fo:margin-bottom="0cm" loext:contextual-spacing="false" fo:line-height="138%" fo:text-indent="0cm" style:auto-text-indent="false" style:writing-mode="lr-tb"/>
      <style:text-properties fo:font-weight="normal"/>
    </style:style>
    <style:style style:name="P737" style:family="paragraph" style:parent-style-name="Text_20_body">
      <style:paragraph-properties fo:margin-left="0cm" fo:margin-right="15.596cm" fo:margin-top="0.22cm" fo:margin-bottom="0cm" loext:contextual-spacing="false" fo:line-height="138%" fo:text-indent="0cm" style:auto-text-indent="false" style:writing-mode="lr-tb"/>
      <style:text-properties fo:font-weight="normal"/>
    </style:style>
    <style:style style:name="P738" style:family="paragraph" style:parent-style-name="Text_20_body">
      <style:paragraph-properties fo:margin-left="0cm" fo:margin-right="14.139cm" fo:margin-top="0.363cm" fo:margin-bottom="0cm" loext:contextual-spacing="false" fo:line-height="138%" fo:text-indent="0cm" style:auto-text-indent="false" style:writing-mode="lr-tb"/>
      <style:text-properties fo:font-weight="normal"/>
    </style:style>
    <style:style style:name="P739" style:family="paragraph" style:parent-style-name="Text_20_body">
      <style:paragraph-properties fo:margin-left="0cm" fo:margin-right="1.092cm" fo:margin-top="0.339cm" fo:margin-bottom="0cm" loext:contextual-spacing="false" fo:line-height="138%" fo:text-indent="2.658cm" style:auto-text-indent="false" style:writing-mode="lr-tb"/>
      <style:text-properties fo:font-weight="normal"/>
    </style:style>
    <style:style style:name="P740" style:family="paragraph" style:parent-style-name="Text_20_body">
      <style:paragraph-properties fo:margin-left="0cm" fo:margin-right="13.952cm" fo:margin-top="0.321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741" style:family="paragraph" style:parent-style-name="Text_20_body">
      <style:paragraph-properties fo:margin-left="0cm" fo:margin-right="13.623cm" fo:margin-top="0.432cm" fo:margin-bottom="0cm" loext:contextual-spacing="false" fo:line-height="138%" fo:text-indent="0cm" style:auto-text-indent="false" style:writing-mode="lr-tb"/>
      <style:text-properties fo:font-weight="normal"/>
    </style:style>
    <style:style style:name="P742" style:family="paragraph" style:parent-style-name="Text_20_body">
      <style:paragraph-properties fo:margin-left="0cm" fo:margin-right="13.623cm" fo:margin-top="0.415cm" fo:margin-bottom="0cm" loext:contextual-spacing="false" fo:line-height="138%" fo:text-indent="0cm" style:auto-text-indent="false" style:writing-mode="lr-tb"/>
      <style:text-properties fo:font-weight="normal"/>
    </style:style>
    <style:style style:name="P743" style:family="paragraph" style:parent-style-name="Text_20_body">
      <style:paragraph-properties fo:margin-left="0cm" fo:margin-right="5.944cm" fo:margin-top="1.379cm" fo:margin-bottom="0cm" loext:contextual-spacing="false" fo:line-height="138%" fo:text-indent="0cm" style:auto-text-indent="false" style:writing-mode="lr-tb"/>
      <style:text-properties fo:font-weight="normal"/>
    </style:style>
    <style:style style:name="P744" style:family="paragraph" style:parent-style-name="Text_20_body">
      <style:paragraph-properties fo:margin-left="0cm" fo:margin-right="5.944cm" fo:margin-top="1.337cm" fo:margin-bottom="0cm" loext:contextual-spacing="false" fo:line-height="138%" fo:text-indent="0cm" style:auto-text-indent="false" style:writing-mode="lr-tb"/>
      <style:text-properties fo:font-weight="normal"/>
    </style:style>
    <style:style style:name="P745" style:family="paragraph" style:parent-style-name="Text_20_body">
      <style:paragraph-properties fo:margin-left="0cm" fo:margin-right="10.813cm" fo:margin-top="0.288cm" fo:margin-bottom="0cm" loext:contextual-spacing="false" fo:line-height="138%" fo:text-indent="0cm" style:auto-text-indent="false" style:writing-mode="lr-tb"/>
      <style:text-properties fo:font-weight="normal"/>
    </style:style>
    <style:style style:name="P746" style:family="paragraph" style:parent-style-name="Text_20_body">
      <style:paragraph-properties fo:margin-left="0cm" fo:margin-right="10.813cm" fo:margin-top="0.254cm" fo:margin-bottom="0cm" loext:contextual-spacing="false" fo:line-height="138%" fo:text-indent="0cm" style:auto-text-indent="false" style:writing-mode="lr-tb"/>
      <style:text-properties fo:font-weight="normal"/>
    </style:style>
    <style:style style:name="P747" style:family="paragraph" style:parent-style-name="Text_20_body">
      <style:paragraph-properties fo:margin-left="0cm" fo:margin-right="5.655cm" fo:margin-top="0.381cm" fo:margin-bottom="0cm" loext:contextual-spacing="false" fo:line-height="138%" fo:text-indent="0cm" style:auto-text-indent="false" style:writing-mode="lr-tb"/>
      <style:text-properties fo:font-weight="normal"/>
    </style:style>
    <style:style style:name="P748" style:family="paragraph" style:parent-style-name="Text_20_body">
      <style:paragraph-properties fo:margin-left="0cm" fo:margin-right="14.732cm" fo:margin-top="0.272cm" fo:margin-bottom="0cm" loext:contextual-spacing="false" fo:line-height="138%" fo:text-indent="0cm" style:auto-text-indent="false" style:writing-mode="lr-tb"/>
      <style:text-properties fo:font-weight="normal"/>
    </style:style>
    <style:style style:name="P749" style:family="paragraph" style:parent-style-name="Text_20_body">
      <style:paragraph-properties fo:margin-left="0cm" fo:margin-right="7.257cm" fo:margin-top="0.272cm" fo:margin-bottom="0cm" loext:contextual-spacing="false" fo:line-height="138%" fo:text-indent="0cm" style:auto-text-indent="false" style:writing-mode="lr-tb"/>
      <style:text-properties fo:font-weight="normal"/>
    </style:style>
    <style:style style:name="P750" style:family="paragraph" style:parent-style-name="Text_20_body">
      <style:paragraph-properties fo:margin-left="0cm" fo:margin-right="3.581cm" fo:margin-top="0cm" fo:margin-bottom="0cm" loext:contextual-spacing="false" fo:line-height="138%" fo:text-indent="0cm" style:auto-text-indent="false" style:writing-mode="lr-tb"/>
      <style:text-properties fo:font-weight="normal"/>
    </style:style>
    <style:style style:name="P751" style:family="paragraph" style:parent-style-name="Text_20_body">
      <style:paragraph-properties fo:margin-left="0cm" fo:margin-right="14.723cm" fo:margin-top="0.288cm" fo:margin-bottom="0cm" loext:contextual-spacing="false" fo:line-height="138%" fo:text-indent="0cm" style:auto-text-indent="false" style:writing-mode="lr-tb"/>
      <style:text-properties fo:font-weight="normal"/>
    </style:style>
    <style:style style:name="P752" style:family="paragraph" style:parent-style-name="Text_20_body">
      <style:paragraph-properties fo:margin-left="0cm" fo:margin-right="14.723cm" fo:margin-top="0cm" fo:margin-bottom="0cm" loext:contextual-spacing="false" fo:line-height="138%" fo:text-indent="0cm" style:auto-text-indent="false" style:writing-mode="lr-tb"/>
      <style:text-properties fo:font-weight="normal"/>
    </style:style>
    <style:style style:name="P753" style:family="paragraph" style:parent-style-name="Text_20_body">
      <style:paragraph-properties fo:margin-left="0cm" fo:margin-right="14.723cm" fo:margin-top="0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754" style:family="paragraph" style:parent-style-name="Text_20_body">
      <style:paragraph-properties fo:margin-left="0cm" fo:margin-right="5.918cm" fo:margin-top="1.337cm" fo:margin-bottom="0cm" loext:contextual-spacing="false" fo:line-height="138%" fo:text-indent="0cm" style:auto-text-indent="false" style:writing-mode="lr-tb"/>
      <style:text-properties fo:font-weight="normal"/>
    </style:style>
    <style:style style:name="P755" style:family="paragraph" style:parent-style-name="Text_20_body">
      <style:paragraph-properties fo:margin-left="0cm" fo:margin-right="5.918cm" fo:margin-top="1.355cm" fo:margin-bottom="0cm" loext:contextual-spacing="false" fo:line-height="138%" fo:text-indent="0cm" style:auto-text-indent="false" style:writing-mode="lr-tb"/>
      <style:text-properties fo:font-weight="normal"/>
    </style:style>
    <style:style style:name="P756" style:family="paragraph" style:parent-style-name="Text_20_body">
      <style:paragraph-properties fo:margin-left="0cm" fo:margin-right="10.626cm" fo:margin-top="0.279cm" fo:margin-bottom="0cm" loext:contextual-spacing="false" fo:line-height="138%" fo:text-indent="0cm" style:auto-text-indent="false" style:writing-mode="lr-tb"/>
      <style:text-properties fo:font-weight="normal"/>
    </style:style>
    <style:style style:name="P757" style:family="paragraph" style:parent-style-name="Text_20_body">
      <style:paragraph-properties fo:margin-left="0.178cm" fo:margin-right="13.598cm" fo:margin-top="0.321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758" style:family="paragraph" style:parent-style-name="Text_20_body">
      <style:paragraph-properties fo:margin-left="0.136cm" fo:margin-right="15.46cm" fo:margin-top="4.064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759" style:family="paragraph" style:parent-style-name="Text_20_body">
      <style:paragraph-properties fo:margin-left="0.533cm" fo:margin-right="10.516cm" fo:margin-top="0cm" fo:margin-bottom="0cm" loext:contextual-spacing="false" fo:line-height="138%" fo:text-indent="0cm" style:auto-text-indent="false" style:writing-mode="lr-tb"/>
      <style:text-properties fo:font-weight="normal"/>
    </style:style>
    <style:style style:name="P760" style:family="paragraph" style:parent-style-name="Text_20_body">
      <style:paragraph-properties fo:margin-left="0.517cm" fo:margin-right="10.608cm" fo:margin-top="0.236cm" fo:margin-bottom="0cm" loext:contextual-spacing="false" fo:line-height="138%" fo:text-indent="0cm" style:auto-text-indent="false" style:writing-mode="lr-tb"/>
      <style:text-properties fo:font-weight="normal"/>
    </style:style>
    <style:style style:name="P761" style:family="paragraph" style:parent-style-name="Text_20_body">
      <style:paragraph-properties fo:margin-left="0.526cm" fo:margin-right="9.331cm" fo:margin-top="0.288cm" fo:margin-bottom="0cm" loext:contextual-spacing="false" fo:line-height="138%" fo:text-indent="0cm" style:auto-text-indent="false" style:writing-mode="lr-tb"/>
      <style:text-properties fo:font-weight="normal"/>
    </style:style>
    <style:style style:name="P762" style:family="paragraph" style:parent-style-name="Text_20_body">
      <style:paragraph-properties fo:margin-left="0.127cm" fo:margin-right="0.974cm" fo:margin-top="2.159cm" fo:margin-bottom="0cm" loext:contextual-spacing="false" fo:line-height="138%" fo:text-indent="0cm" style:auto-text-indent="false" style:writing-mode="lr-tb"/>
      <style:text-properties fo:font-weight="normal"/>
    </style:style>
    <style:style style:name="P763" style:family="paragraph" style:parent-style-name="Text_20_body">
      <style:paragraph-properties fo:margin-left="0cm" fo:margin-right="14.944cm" fo:margin-top="0.236cm" fo:margin-bottom="0cm" loext:contextual-spacing="false" fo:line-height="138%" fo:text-indent="0cm" style:auto-text-indent="false" style:writing-mode="lr-tb"/>
      <style:text-properties fo:font-weight="normal"/>
    </style:style>
    <style:style style:name="P764" style:family="paragraph" style:parent-style-name="Text_20_body">
      <style:paragraph-properties fo:margin-left="0cm" fo:margin-right="14.258cm" fo:margin-top="0.321cm" fo:margin-bottom="0cm" loext:contextual-spacing="false" fo:line-height="138%" fo:text-indent="0.898cm" style:auto-text-indent="false" style:writing-mode="lr-tb"/>
      <style:text-properties fo:font-weight="normal"/>
    </style:style>
    <style:style style:name="P765" style:family="paragraph" style:parent-style-name="Text_20_body">
      <style:paragraph-properties fo:margin-left="0cm" fo:margin-right="5.909cm" fo:margin-top="1.337cm" fo:margin-bottom="0cm" loext:contextual-spacing="false" fo:line-height="138%" fo:text-indent="0cm" style:auto-text-indent="false" style:writing-mode="lr-tb"/>
      <style:text-properties fo:font-weight="normal"/>
    </style:style>
    <style:style style:name="P766" style:family="paragraph" style:parent-style-name="Text_20_body">
      <style:paragraph-properties fo:margin-left="0cm" fo:margin-right="8.594cm" fo:margin-top="0.305cm" fo:margin-bottom="0cm" loext:contextual-spacing="false" fo:line-height="138%" fo:text-indent="0cm" style:auto-text-indent="false" style:writing-mode="lr-tb"/>
      <style:text-properties fo:font-weight="normal"/>
    </style:style>
    <style:style style:name="P767" style:family="paragraph" style:parent-style-name="Text_20_body">
      <style:paragraph-properties fo:margin-left="0cm" fo:margin-right="14.072cm" fo:margin-top="0.203cm" fo:margin-bottom="0cm" loext:contextual-spacing="false" fo:line-height="138%" fo:text-indent="0cm" style:auto-text-indent="false" style:writing-mode="lr-tb"/>
      <style:text-properties fo:font-weight="normal"/>
    </style:style>
    <style:style style:name="P768" style:family="paragraph" style:parent-style-name="Text_20_body">
      <style:paragraph-properties fo:margin-left="0.152cm" fo:margin-right="7.045cm" fo:margin-top="0.33cm" fo:margin-bottom="0cm" loext:contextual-spacing="false" fo:line-height="138%" fo:text-indent="0cm" style:auto-text-indent="false" style:writing-mode="lr-tb"/>
      <style:text-properties fo:font-weight="normal"/>
    </style:style>
    <style:style style:name="P769" style:family="paragraph" style:parent-style-name="Text_20_body">
      <style:paragraph-properties fo:margin-left="0.526cm" fo:margin-right="14.317cm" fo:margin-top="0.321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770" style:family="paragraph" style:parent-style-name="Text_20_body">
      <style:paragraph-properties fo:margin-left="0.871cm" fo:margin-right="9.229cm" fo:margin-top="0.415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771" style:family="paragraph" style:parent-style-name="Text_20_body">
      <style:paragraph-properties fo:margin-left="0.871cm" fo:margin-right="12.869cm" fo:margin-top="0.279cm" fo:margin-bottom="0cm" loext:contextual-spacing="false" fo:line-height="138%" fo:text-indent="0cm" style:auto-text-indent="false" style:writing-mode="lr-tb"/>
      <style:text-properties fo:font-weight="normal"/>
    </style:style>
    <style:style style:name="P772" style:family="paragraph" style:parent-style-name="Text_20_body">
      <style:paragraph-properties fo:margin-left="1.228cm" fo:margin-right="9.864cm" fo:margin-top="0.272cm" fo:margin-bottom="0cm" loext:contextual-spacing="false" fo:line-height="138%" fo:text-indent="0cm" style:auto-text-indent="false" style:writing-mode="lr-tb"/>
      <style:text-properties fo:font-weight="normal"/>
    </style:style>
    <style:style style:name="P773" style:family="paragraph" style:parent-style-name="Text_20_body">
      <style:paragraph-properties fo:margin-left="1.219cm" fo:margin-right="7.332cm" fo:margin-top="0.356cm" fo:margin-bottom="0cm" loext:contextual-spacing="false" fo:line-height="138%" fo:text-indent="0cm" style:auto-text-indent="false" style:writing-mode="lr-tb"/>
      <style:text-properties fo:font-weight="normal"/>
    </style:style>
    <style:style style:name="P774" style:family="paragraph" style:parent-style-name="Text_20_body">
      <style:paragraph-properties fo:margin-left="1.236cm" fo:margin-right="6.502cm" fo:margin-top="0.288cm" fo:margin-bottom="0cm" loext:contextual-spacing="false" fo:line-height="138%" fo:text-indent="0cm" style:auto-text-indent="false" style:writing-mode="lr-tb"/>
      <style:text-properties fo:font-weight="normal"/>
    </style:style>
    <style:style style:name="P775" style:family="paragraph" style:parent-style-name="Text_20_body">
      <style:paragraph-properties fo:margin-left="0.753cm" fo:margin-right="14.774cm" fo:margin-top="0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776" style:family="paragraph" style:parent-style-name="Text_20_body">
      <style:paragraph-properties fo:margin-left="1.185cm" fo:margin-right="9.237cm" fo:margin-top="0cm" fo:margin-bottom="0cm" loext:contextual-spacing="false" fo:line-height="138%" fo:text-indent="0cm" style:auto-text-indent="false" style:writing-mode="lr-tb"/>
      <style:text-properties fo:font-weight="normal"/>
    </style:style>
    <style:style style:name="P777" style:family="paragraph" style:parent-style-name="Text_20_body">
      <style:paragraph-properties fo:margin-left="0.855cm" fo:margin-right="13.988cm" fo:margin-top="2.201cm" fo:margin-bottom="0cm" loext:contextual-spacing="false" fo:line-height="138%" fo:text-indent="0cm" style:auto-text-indent="false" style:writing-mode="lr-tb"/>
      <style:text-properties fo:font-weight="normal"/>
    </style:style>
    <style:style style:name="P778" style:family="paragraph" style:parent-style-name="Text_20_body">
      <style:paragraph-properties fo:margin-left="1.219cm" fo:margin-right="12.539cm" fo:margin-top="0.466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779" style:family="paragraph" style:parent-style-name="Text_20_body">
      <style:paragraph-properties fo:margin-left="1.542cm" fo:margin-right="11.539cm" fo:margin-top="0.263cm" fo:margin-bottom="0cm" loext:contextual-spacing="false" fo:line-height="138%" fo:text-indent="0cm" style:auto-text-indent="false" style:writing-mode="lr-tb"/>
      <style:text-properties fo:font-weight="normal"/>
    </style:style>
    <style:style style:name="P780" style:family="paragraph" style:parent-style-name="Text_20_body">
      <style:paragraph-properties fo:margin-left="1.143cm" fo:margin-right="14.402cm" fo:margin-top="3.2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781" style:family="paragraph" style:parent-style-name="Text_20_body">
      <style:paragraph-properties fo:margin-left="0.813cm" fo:margin-right="14.563cm" fo:margin-top="0.272cm" fo:margin-bottom="0cm" loext:contextual-spacing="false" fo:line-height="138%" fo:text-indent="0cm" style:auto-text-indent="false" style:writing-mode="lr-tb"/>
      <style:text-properties fo:font-weight="normal"/>
    </style:style>
    <style:style style:name="P782" style:family="paragraph" style:parent-style-name="Text_20_body">
      <style:paragraph-properties fo:margin-left="1.6cm" fo:margin-right="11.321cm" fo:margin-top="0cm" fo:margin-bottom="0cm" loext:contextual-spacing="false" fo:line-height="138%" fo:text-indent="0cm" style:auto-text-indent="false" style:writing-mode="lr-tb"/>
      <style:text-properties fo:font-weight="normal"/>
    </style:style>
    <style:style style:name="P783" style:family="paragraph" style:parent-style-name="Text_20_body">
      <style:paragraph-properties fo:margin-left="1.566cm" fo:margin-right="6.706cm" fo:margin-top="0.245cm" fo:margin-bottom="0cm" loext:contextual-spacing="false" fo:line-height="138%" fo:text-indent="0cm" style:auto-text-indent="false" style:writing-mode="lr-tb"/>
      <style:text-properties fo:font-weight="normal"/>
    </style:style>
    <style:style style:name="P784" style:family="paragraph" style:parent-style-name="Text_20_body">
      <style:paragraph-properties fo:margin-left="1.591cm" fo:margin-right="5.156cm" fo:margin-top="0.305cm" fo:margin-bottom="0cm" loext:contextual-spacing="false" fo:line-height="138%" fo:text-indent="0cm" style:auto-text-indent="false" style:writing-mode="lr-tb"/>
      <style:text-properties fo:font-weight="normal"/>
    </style:style>
    <style:style style:name="P785" style:family="paragraph" style:parent-style-name="Text_20_body">
      <style:paragraph-properties fo:margin-left="0.847cm" fo:margin-right="7.13cm" fo:margin-top="2.184cm" fo:margin-bottom="0cm" loext:contextual-spacing="false" fo:line-height="138%" fo:text-indent="0cm" style:auto-text-indent="false" style:writing-mode="lr-tb"/>
      <style:text-properties fo:font-weight="normal"/>
    </style:style>
    <style:style style:name="P786" style:family="paragraph" style:parent-style-name="Text_20_body">
      <style:paragraph-properties fo:margin-left="0.864cm" fo:margin-right="0cm" fo:margin-top="0.321cm" fo:margin-bottom="0cm" loext:contextual-spacing="false" fo:line-height="138%" fo:text-indent="0cm" style:auto-text-indent="false" style:writing-mode="lr-tb"/>
      <style:text-properties fo:font-weight="normal"/>
    </style:style>
    <style:style style:name="P787" style:family="paragraph" style:parent-style-name="Text_20_body">
      <style:paragraph-properties fo:margin-left="0cm" fo:margin-right="14.783cm" fo:margin-top="0.279cm" fo:margin-bottom="0cm" loext:contextual-spacing="false" fo:line-height="138%" fo:text-indent="0cm" style:auto-text-indent="false" style:writing-mode="lr-tb"/>
      <style:text-properties fo:font-weight="normal"/>
    </style:style>
    <style:style style:name="P788" style:family="paragraph" style:parent-style-name="Text_20_body">
      <style:paragraph-properties fo:margin-left="0.508cm" fo:margin-right="13.674cm" fo:margin-top="0.372cm" fo:margin-bottom="0cm" loext:contextual-spacing="false" fo:line-height="138%" fo:text-indent="0cm" style:auto-text-indent="false" style:writing-mode="lr-tb"/>
      <style:text-properties fo:font-weight="normal"/>
    </style:style>
    <style:style style:name="P789" style:family="paragraph" style:parent-style-name="Text_20_body">
      <style:paragraph-properties fo:margin-left="0.06cm" fo:margin-right="15.206cm" fo:margin-top="0.363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790" style:family="paragraph" style:parent-style-name="Text_20_body">
      <style:paragraph-properties fo:margin-left="0cm" fo:margin-right="14.36cm" fo:margin-top="0.296cm" fo:margin-bottom="0cm" loext:contextual-spacing="false" fo:line-height="138%" fo:text-indent="0cm" style:auto-text-indent="false" style:writing-mode="lr-tb"/>
      <style:text-properties fo:font-weight="normal"/>
    </style:style>
    <style:style style:name="P791" style:family="paragraph" style:parent-style-name="Text_20_body">
      <style:paragraph-properties fo:margin-left="0cm" fo:margin-right="0cm" fo:margin-top="1.228cm" fo:margin-bottom="0cm" loext:contextual-spacing="false" fo:line-height="138%" fo:text-indent="1.591cm" style:auto-text-indent="false" style:writing-mode="lr-tb"/>
      <style:text-properties fo:font-weight="normal"/>
    </style:style>
    <style:style style:name="P792" style:family="paragraph" style:parent-style-name="Text_20_body">
      <style:paragraph-properties fo:margin-left="0cm" fo:margin-right="8.052cm" fo:margin-top="1.143cm" fo:margin-bottom="0cm" loext:contextual-spacing="false" fo:line-height="138%" fo:text-indent="0cm" style:auto-text-indent="false" style:writing-mode="lr-tb"/>
      <style:text-properties fo:font-weight="normal"/>
    </style:style>
    <style:style style:name="P793" style:family="paragraph" style:parent-style-name="Text_20_body">
      <style:paragraph-properties fo:margin-left="0cm" fo:margin-right="8.052cm" fo:margin-top="3.235cm" fo:margin-bottom="0cm" loext:contextual-spacing="false" fo:line-height="138%" fo:text-indent="0cm" style:auto-text-indent="false" style:writing-mode="lr-tb"/>
      <style:text-properties fo:font-weight="normal"/>
    </style:style>
    <style:style style:name="P794" style:family="paragraph" style:parent-style-name="Text_20_body">
      <style:paragraph-properties fo:margin-left="0cm" fo:margin-right="17.196cm" fo:margin-top="0.314cm" fo:margin-bottom="0cm" loext:contextual-spacing="false" fo:line-height="138%" fo:text-indent="0cm" style:auto-text-indent="false" style:writing-mode="lr-tb"/>
      <style:text-properties fo:font-variant="normal" fo:text-transform="none" fo:color="#3e3e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795" style:family="paragraph" style:parent-style-name="Text_20_body">
      <style:paragraph-properties fo:margin-left="0cm" fo:margin-right="17.196cm" fo:margin-top="1.346cm" fo:margin-bottom="0cm" loext:contextual-spacing="false" fo:line-height="138%" fo:text-indent="0cm" style:auto-text-indent="false" style:writing-mode="lr-tb"/>
      <style:text-properties fo:font-weight="normal"/>
    </style:style>
    <style:style style:name="P796" style:family="paragraph" style:parent-style-name="Text_20_body">
      <style:paragraph-properties fo:margin-left="0cm" fo:margin-right="0cm" fo:margin-top="0.305cm" fo:margin-bottom="0cm" loext:contextual-spacing="false" fo:line-height="138%" fo:text-indent="1.506cm" style:auto-text-indent="false" style:writing-mode="lr-tb"/>
      <style:text-properties fo:font-weight="normal"/>
    </style:style>
    <style:style style:name="P797" style:family="paragraph" style:parent-style-name="Text_20_body">
      <style:paragraph-properties fo:margin-left="0cm" fo:margin-right="9.813cm" fo:margin-top="0.321cm" fo:margin-bottom="0cm" loext:contextual-spacing="false" fo:line-height="138%" fo:text-indent="0cm" style:auto-text-indent="false" style:writing-mode="lr-tb"/>
      <style:text-properties fo:font-weight="normal"/>
    </style:style>
    <style:style style:name="P798" style:family="paragraph" style:parent-style-name="Text_20_body">
      <style:paragraph-properties fo:margin-left="0cm" fo:margin-right="15.833cm" fo:margin-top="0.314cm" fo:margin-bottom="0cm" loext:contextual-spacing="false" fo:line-height="138%" fo:text-indent="0cm" style:auto-text-indent="false" style:writing-mode="lr-tb"/>
      <style:text-properties fo:font-weight="normal"/>
    </style:style>
    <style:style style:name="P799" style:family="paragraph" style:parent-style-name="Text_20_body">
      <style:paragraph-properties fo:margin-left="0cm" fo:margin-right="5.86cm" fo:margin-top="0.263cm" fo:margin-bottom="0cm" loext:contextual-spacing="false" fo:line-height="138%" fo:text-indent="0cm" style:auto-text-indent="false" style:writing-mode="lr-tb"/>
      <style:text-properties fo:font-weight="normal"/>
    </style:style>
    <style:style style:name="P800" style:family="paragraph" style:parent-style-name="Text_20_body">
      <style:paragraph-properties fo:margin-left="0cm" fo:margin-right="9.211cm" fo:margin-top="0.229cm" fo:margin-bottom="0cm" loext:contextual-spacing="false" fo:line-height="138%" fo:text-indent="0cm" style:auto-text-indent="false" style:writing-mode="lr-tb"/>
      <style:text-properties fo:font-weight="normal"/>
    </style:style>
    <style:style style:name="P801" style:family="paragraph" style:parent-style-name="Text_20_body">
      <style:paragraph-properties fo:margin-left="0cm" fo:margin-right="6.638cm" fo:margin-top="0.254cm" fo:margin-bottom="0cm" loext:contextual-spacing="false" fo:line-height="138%" fo:text-indent="0cm" style:auto-text-indent="false" style:writing-mode="lr-tb"/>
      <style:text-properties fo:font-weight="normal"/>
    </style:style>
    <style:style style:name="P802" style:family="paragraph" style:parent-style-name="Text_20_body">
      <style:paragraph-properties fo:margin-left="0cm" fo:margin-right="2.226cm" fo:margin-top="0.236cm" fo:margin-bottom="0cm" loext:contextual-spacing="false" fo:line-height="138%" fo:text-indent="0cm" style:auto-text-indent="false" style:writing-mode="lr-tb"/>
      <style:text-properties fo:font-weight="normal"/>
    </style:style>
    <style:style style:name="P803" style:family="paragraph" style:parent-style-name="Text_20_body">
      <style:paragraph-properties fo:margin-left="0cm" fo:margin-right="6.586cm" fo:margin-top="0.22cm" fo:margin-bottom="0cm" loext:contextual-spacing="false" fo:line-height="138%" fo:text-indent="1.626cm" style:auto-text-indent="false" style:writing-mode="lr-tb"/>
      <style:text-properties fo:font-weight="normal"/>
    </style:style>
    <style:style style:name="P804" style:family="paragraph" style:parent-style-name="Text_20_body">
      <style:paragraph-properties fo:margin-left="0cm" fo:margin-right="11.321cm" fo:margin-top="1.21cm" fo:margin-bottom="0cm" loext:contextual-spacing="false" fo:line-height="138%" fo:text-indent="0cm" style:auto-text-indent="false" style:writing-mode="lr-tb"/>
      <style:text-properties fo:font-weight="normal"/>
    </style:style>
    <style:style style:name="P805" style:family="paragraph" style:parent-style-name="Text_20_body">
      <style:paragraph-properties fo:margin-left="0cm" fo:margin-right="16.561cm" fo:margin-top="4.039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806" style:family="paragraph" style:parent-style-name="Text_20_body">
      <style:paragraph-properties fo:margin-left="0cm" fo:margin-right="6.782cm" fo:margin-top="0cm" fo:margin-bottom="0cm" loext:contextual-spacing="false" fo:line-height="138%" fo:text-indent="0cm" style:auto-text-indent="false" style:writing-mode="lr-tb"/>
      <style:text-properties fo:font-weight="normal"/>
    </style:style>
    <style:style style:name="P807" style:family="paragraph" style:parent-style-name="Text_20_body">
      <style:paragraph-properties fo:margin-left="0cm" fo:margin-right="8.433cm" fo:margin-top="0.236cm" fo:margin-bottom="0cm" loext:contextual-spacing="false" fo:line-height="138%" fo:text-indent="0cm" style:auto-text-indent="false" style:writing-mode="lr-tb"/>
      <style:text-properties fo:font-weight="normal"/>
    </style:style>
    <style:style style:name="P808" style:family="paragraph" style:parent-style-name="Text_20_body">
      <style:paragraph-properties fo:margin-left="0cm" fo:margin-right="6.586cm" fo:margin-top="0.254cm" fo:margin-bottom="0cm" loext:contextual-spacing="false" fo:line-height="138%" fo:text-indent="0cm" style:auto-text-indent="false" style:writing-mode="lr-tb"/>
      <style:text-properties fo:font-weight="normal"/>
    </style:style>
    <style:style style:name="P809" style:family="paragraph" style:parent-style-name="Text_20_body">
      <style:paragraph-properties fo:margin-left="0cm" fo:margin-right="6.586cm" fo:margin-top="1.279cm" fo:margin-bottom="0cm" loext:contextual-spacing="false" fo:line-height="138%" fo:text-indent="0cm" style:auto-text-indent="false" style:writing-mode="lr-tb"/>
      <style:text-properties fo:font-weight="normal"/>
    </style:style>
    <style:style style:name="P810" style:family="paragraph" style:parent-style-name="Text_20_body">
      <style:paragraph-properties fo:margin-left="0cm" fo:margin-right="14.741cm" fo:margin-top="0.212cm" fo:margin-bottom="0cm" loext:contextual-spacing="false" fo:line-height="138%" fo:text-indent="0cm" style:auto-text-indent="false" style:writing-mode="lr-tb"/>
      <style:text-properties fo:font-weight="normal"/>
    </style:style>
    <style:style style:name="P811" style:family="paragraph" style:parent-style-name="Text_20_body">
      <style:paragraph-properties fo:margin-left="0cm" fo:margin-right="3.023cm" fo:margin-top="1.304cm" fo:margin-bottom="0cm" loext:contextual-spacing="false" fo:line-height="138%" fo:text-indent="1.93cm" style:auto-text-indent="false" style:writing-mode="lr-tb"/>
      <style:text-properties fo:font-weight="normal"/>
    </style:style>
    <style:style style:name="P812" style:family="paragraph" style:parent-style-name="Text_20_body">
      <style:paragraph-properties fo:margin-left="0cm" fo:margin-right="1.464cm" fo:margin-top="0.372cm" fo:margin-bottom="0cm" loext:contextual-spacing="false" fo:line-height="138%" fo:text-indent="1.584cm" style:auto-text-indent="false" style:writing-mode="lr-tb"/>
      <style:text-properties fo:font-weight="normal"/>
    </style:style>
    <style:style style:name="P813" style:family="paragraph" style:parent-style-name="Text_20_body">
      <style:paragraph-properties fo:margin-left="0cm" fo:margin-right="15.037cm" fo:margin-top="1.194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814" style:family="paragraph" style:parent-style-name="Text_20_body">
      <style:paragraph-properties fo:margin-left="0cm" fo:margin-right="0.236cm" fo:margin-top="0.272cm" fo:margin-bottom="0cm" loext:contextual-spacing="false" fo:line-height="138%" fo:text-indent="2.252cm" style:auto-text-indent="false" style:writing-mode="lr-tb"/>
      <style:text-properties fo:font-weight="normal"/>
    </style:style>
    <style:style style:name="P815" style:family="paragraph" style:parent-style-name="Text_20_body">
      <style:paragraph-properties fo:margin-left="0cm" fo:margin-right="8.772cm" fo:margin-top="0.279cm" fo:margin-bottom="0cm" loext:contextual-spacing="false" fo:line-height="138%" fo:text-indent="0cm" style:auto-text-indent="false" style:writing-mode="lr-tb"/>
      <style:text-properties fo:font-weight="normal"/>
    </style:style>
    <style:style style:name="P816" style:family="paragraph" style:parent-style-name="Text_20_body">
      <style:paragraph-properties fo:margin-left="0cm" fo:margin-right="15.376cm" fo:margin-top="0.305cm" fo:margin-bottom="0cm" loext:contextual-spacing="false" fo:line-height="138%" fo:text-indent="0cm" style:auto-text-indent="false" style:writing-mode="lr-tb"/>
      <style:text-properties fo:font-weight="normal"/>
    </style:style>
    <style:style style:name="P817" style:family="paragraph" style:parent-style-name="Text_20_body">
      <style:paragraph-properties fo:margin-left="0cm" fo:margin-right="13.936cm" fo:margin-top="0.423cm" fo:margin-bottom="0cm" loext:contextual-spacing="false" fo:line-height="138%" fo:text-indent="0cm" style:auto-text-indent="false" style:writing-mode="lr-tb"/>
      <style:text-properties fo:font-weight="normal"/>
    </style:style>
    <style:style style:name="P818" style:family="paragraph" style:parent-style-name="Text_20_body">
      <style:paragraph-properties fo:margin-left="0cm" fo:margin-right="13.936cm" fo:margin-top="0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819" style:family="paragraph" style:parent-style-name="Text_20_body">
      <style:paragraph-properties fo:margin-left="0.127cm" fo:margin-right="11.608cm" fo:margin-top="0.263cm" fo:margin-bottom="0cm" loext:contextual-spacing="false" fo:line-height="138%" fo:text-indent="0cm" style:auto-text-indent="false" style:writing-mode="lr-tb"/>
      <style:text-properties fo:font-weight="normal"/>
    </style:style>
    <style:style style:name="P820" style:family="paragraph" style:parent-style-name="Text_20_body">
      <style:paragraph-properties fo:margin-left="0.178cm" fo:margin-right="12.751cm" fo:margin-top="0.415cm" fo:margin-bottom="0cm" loext:contextual-spacing="false" fo:line-height="138%" fo:text-indent="0cm" style:auto-text-indent="false" style:writing-mode="lr-tb"/>
      <style:text-properties fo:font-weight="normal"/>
    </style:style>
    <style:style style:name="P821" style:family="paragraph" style:parent-style-name="Text_20_body">
      <style:paragraph-properties fo:margin-left="0.178cm" fo:margin-right="10.855cm" fo:margin-top="0.288cm" fo:margin-bottom="0cm" loext:contextual-spacing="false" fo:line-height="138%" fo:text-indent="0cm" style:auto-text-indent="false" style:writing-mode="lr-tb"/>
      <style:text-properties fo:font-weight="normal"/>
    </style:style>
    <style:style style:name="P822" style:family="paragraph" style:parent-style-name="Text_20_body">
      <style:paragraph-properties fo:margin-left="0.161cm" fo:margin-right="8.357cm" fo:margin-top="0cm" fo:margin-bottom="0cm" loext:contextual-spacing="false" fo:line-height="138%" fo:text-indent="0cm" style:auto-text-indent="false" style:writing-mode="lr-tb"/>
      <style:text-properties fo:font-weight="normal"/>
    </style:style>
    <style:style style:name="P823" style:family="paragraph" style:parent-style-name="Text_20_body">
      <style:paragraph-properties fo:margin-left="0.178cm" fo:margin-right="1.956cm" fo:margin-top="0.229cm" fo:margin-bottom="0cm" loext:contextual-spacing="false" fo:line-height="138%" fo:text-indent="0cm" style:auto-text-indent="false" style:writing-mode="lr-tb"/>
      <style:text-properties fo:font-weight="normal"/>
    </style:style>
    <style:style style:name="P824" style:family="paragraph" style:parent-style-name="Text_20_body">
      <style:paragraph-properties fo:margin-left="0cm" fo:margin-right="12.802cm" fo:margin-top="0.203cm" fo:margin-bottom="0cm" loext:contextual-spacing="false" fo:line-height="138%" fo:text-indent="0cm" style:auto-text-indent="false" style:writing-mode="lr-tb"/>
      <style:text-properties fo:font-weight="normal"/>
    </style:style>
    <style:style style:name="P825" style:family="paragraph" style:parent-style-name="Text_20_body">
      <style:paragraph-properties fo:margin-left="0cm" fo:margin-right="15.841cm" fo:margin-top="1.21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826" style:family="paragraph" style:parent-style-name="Text_20_body">
      <style:paragraph-properties fo:margin-left="0cm" fo:margin-right="15.96cm" fo:margin-top="0.288cm" fo:margin-bottom="0cm" loext:contextual-spacing="false" fo:line-height="138%" fo:text-indent="0cm" style:auto-text-indent="false" style:writing-mode="lr-tb"/>
      <style:text-properties fo:font-weight="normal"/>
    </style:style>
    <style:style style:name="P827" style:family="paragraph" style:parent-style-name="Text_20_body">
      <style:paragraph-properties fo:margin-left="0.127cm" fo:margin-right="4.53cm" fo:margin-top="0cm" fo:margin-bottom="0cm" loext:contextual-spacing="false" fo:line-height="138%" fo:text-indent="0cm" style:auto-text-indent="false" style:writing-mode="lr-tb"/>
      <style:text-properties fo:font-weight="normal"/>
    </style:style>
    <style:style style:name="P828" style:family="paragraph" style:parent-style-name="Text_20_body">
      <style:paragraph-properties fo:margin-left="0cm" fo:margin-right="7.976cm" fo:margin-top="2.184cm" fo:margin-bottom="0cm" loext:contextual-spacing="false" fo:line-height="138%" fo:text-indent="0cm" style:auto-text-indent="false" style:writing-mode="lr-tb"/>
      <style:text-properties fo:font-weight="normal"/>
    </style:style>
    <style:style style:name="P829" style:family="paragraph" style:parent-style-name="Text_20_body">
      <style:paragraph-properties fo:margin-left="0cm" fo:margin-right="1.203cm" fo:margin-top="0.245cm" fo:margin-bottom="0cm" loext:contextual-spacing="false" fo:line-height="138%" fo:text-indent="3.057cm" style:auto-text-indent="false" style:writing-mode="lr-tb"/>
      <style:text-properties fo:font-weight="normal"/>
    </style:style>
    <style:style style:name="P830" style:family="paragraph" style:parent-style-name="Text_20_body">
      <style:paragraph-properties fo:margin-left="0cm" fo:margin-right="2.353cm" fo:margin-top="0.272cm" fo:margin-bottom="0cm" loext:contextual-spacing="false" fo:line-height="138%" fo:text-indent="3.048cm" style:auto-text-indent="false" style:writing-mode="lr-tb"/>
      <style:text-properties fo:font-weight="normal"/>
    </style:style>
    <style:style style:name="P831" style:family="paragraph" style:parent-style-name="Text_20_body">
      <style:paragraph-properties fo:margin-left="0cm" fo:margin-right="5.706cm" fo:margin-top="1.27cm" fo:margin-bottom="0cm" loext:contextual-spacing="false" fo:line-height="138%" fo:text-indent="0cm" style:auto-text-indent="false" style:writing-mode="lr-tb"/>
      <style:text-properties fo:font-weight="normal"/>
    </style:style>
    <style:style style:name="P832" style:family="paragraph" style:parent-style-name="Text_20_body">
      <style:paragraph-properties fo:margin-left="0cm" fo:margin-right="5.706cm" fo:margin-top="1.161cm" fo:margin-bottom="0cm" loext:contextual-spacing="false" fo:line-height="138%" fo:text-indent="0cm" style:auto-text-indent="false" style:writing-mode="lr-tb"/>
      <style:text-properties fo:font-weight="normal"/>
    </style:style>
    <style:style style:name="P833" style:family="paragraph" style:parent-style-name="Text_20_body">
      <style:paragraph-properties fo:margin-left="0cm" fo:margin-right="0cm" fo:margin-top="0.245cm" fo:margin-bottom="0cm" loext:contextual-spacing="false" fo:line-height="138%" fo:text-indent="1.651cm" style:auto-text-indent="false" style:writing-mode="lr-tb"/>
      <style:text-properties fo:font-weight="normal"/>
    </style:style>
    <style:style style:name="P834" style:family="paragraph" style:parent-style-name="Text_20_body">
      <style:paragraph-properties fo:margin-left="10.38cm" fo:margin-right="5.352cm" fo:margin-top="1.533cm" fo:margin-bottom="0cm" loext:contextual-spacing="false" fo:line-height="138%" fo:text-indent="0cm" style:auto-text-indent="false" style:writing-mode="lr-tb"/>
      <style:text-properties fo:font-variant="normal" fo:text-transform="none" fo:color="#8080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835" style:family="paragraph" style:parent-style-name="Text_20_body">
      <style:paragraph-properties fo:margin-left="0cm" fo:margin-right="3.362cm" fo:margin-top="0cm" fo:margin-bottom="0cm" loext:contextual-spacing="false" fo:line-height="138%" fo:text-indent="0cm" style:auto-text-indent="false" style:writing-mode="lr-tb"/>
      <style:text-properties fo:font-weight="normal"/>
    </style:style>
    <style:style style:name="P836" style:family="paragraph" style:parent-style-name="Text_20_body">
      <style:paragraph-properties fo:margin-left="0cm" fo:margin-right="8.331cm" fo:margin-top="1.261cm" fo:margin-bottom="0cm" loext:contextual-spacing="false" fo:line-height="138%" fo:text-indent="0cm" style:auto-text-indent="false" style:writing-mode="lr-tb"/>
      <style:text-properties fo:font-weight="normal"/>
    </style:style>
    <style:style style:name="P837" style:family="paragraph" style:parent-style-name="Text_20_body">
      <style:paragraph-properties fo:margin-left="0cm" fo:margin-right="15.73cm" fo:margin-top="0.272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838" style:family="paragraph" style:parent-style-name="Text_20_body">
      <style:paragraph-properties fo:margin-left="0cm" fo:margin-right="15.73cm" fo:margin-top="0.356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839" style:family="paragraph" style:parent-style-name="Text_20_body">
      <style:paragraph-properties fo:margin-left="0cm" fo:margin-right="9.745cm" fo:margin-top="0.245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840" style:family="paragraph" style:parent-style-name="Text_20_body">
      <style:paragraph-properties fo:margin-left="0cm" fo:margin-right="12.887cm" fo:margin-top="0.22cm" fo:margin-bottom="0cm" loext:contextual-spacing="false" fo:line-height="138%" fo:text-indent="0cm" style:auto-text-indent="false" style:writing-mode="lr-tb"/>
      <style:text-properties fo:font-weight="normal"/>
    </style:style>
    <style:style style:name="P841" style:family="paragraph" style:parent-style-name="Text_20_body">
      <style:paragraph-properties fo:margin-left="0cm" fo:margin-right="3.538cm" fo:margin-top="0.22cm" fo:margin-bottom="0cm" loext:contextual-spacing="false" fo:line-height="138%" fo:text-indent="0cm" style:auto-text-indent="false" style:writing-mode="lr-tb"/>
      <style:text-properties fo:font-weight="normal"/>
    </style:style>
    <style:style style:name="P842" style:family="paragraph" style:parent-style-name="Text_20_body">
      <style:paragraph-properties fo:margin-left="0cm" fo:margin-right="16.722cm" fo:margin-top="0.229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843" style:family="paragraph" style:parent-style-name="Text_20_body">
      <style:paragraph-properties fo:margin-left="0cm" fo:margin-right="15.028cm" fo:margin-top="1.21cm" fo:margin-bottom="0cm" loext:contextual-spacing="false" fo:line-height="138%" fo:text-indent="0cm" style:auto-text-indent="false" style:writing-mode="lr-tb"/>
      <style:text-properties fo:font-weight="normal"/>
    </style:style>
    <style:style style:name="P844" style:family="paragraph" style:parent-style-name="Text_20_body">
      <style:paragraph-properties fo:margin-left="0cm" fo:margin-right="0.229cm" fo:margin-top="0.288cm" fo:margin-bottom="0cm" loext:contextual-spacing="false" fo:line-height="138%" fo:text-indent="0cm" style:auto-text-indent="false" style:writing-mode="lr-tb"/>
      <style:text-properties fo:font-weight="normal"/>
    </style:style>
    <style:style style:name="P845" style:family="paragraph" style:parent-style-name="Text_20_body">
      <style:paragraph-properties fo:margin-left="0cm" fo:margin-right="8.696cm" fo:margin-top="0.339cm" fo:margin-bottom="0cm" loext:contextual-spacing="false" fo:line-height="138%" fo:text-indent="0cm" style:auto-text-indent="false" style:writing-mode="lr-tb"/>
      <style:text-properties fo:font-weight="normal"/>
    </style:style>
    <style:style style:name="P846" style:family="paragraph" style:parent-style-name="Text_20_body">
      <style:paragraph-properties fo:margin-left="0cm" fo:margin-right="11.845cm" fo:margin-top="0.423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847" style:family="paragraph" style:parent-style-name="Text_20_body">
      <style:paragraph-properties fo:margin-left="0cm" fo:margin-right="13.411cm" fo:margin-top="0.483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848" style:family="paragraph" style:parent-style-name="Text_20_body">
      <style:paragraph-properties fo:margin-left="0.161cm" fo:margin-right="13.607cm" fo:margin-top="0.415cm" fo:margin-bottom="0cm" loext:contextual-spacing="false" fo:line-height="138%" fo:text-indent="0cm" style:auto-text-indent="false" style:writing-mode="lr-tb"/>
      <style:text-properties fo:font-weight="normal"/>
    </style:style>
    <style:style style:name="P849" style:family="paragraph" style:parent-style-name="Text_20_body">
      <style:paragraph-properties fo:margin-left="0.109cm" fo:margin-right="15.46cm" fo:margin-top="1.99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850" style:family="paragraph" style:parent-style-name="Text_20_body">
      <style:paragraph-properties fo:margin-left="0.483cm" fo:margin-right="9.982cm" fo:margin-top="0cm" fo:margin-bottom="0cm" loext:contextual-spacing="false" fo:line-height="138%" fo:text-indent="0cm" style:auto-text-indent="false" style:writing-mode="lr-tb"/>
      <style:text-properties fo:font-weight="normal"/>
    </style:style>
    <style:style style:name="P851" style:family="paragraph" style:parent-style-name="Text_20_body">
      <style:paragraph-properties fo:margin-left="0.526cm" fo:margin-right="8.729cm" fo:margin-top="0.212cm" fo:margin-bottom="0cm" loext:contextual-spacing="false" fo:line-height="138%" fo:text-indent="0cm" style:auto-text-indent="false" style:writing-mode="lr-tb"/>
      <style:text-properties fo:font-weight="normal"/>
    </style:style>
    <style:style style:name="P852" style:family="paragraph" style:parent-style-name="Text_20_body">
      <style:paragraph-properties fo:margin-left="0.127cm" fo:margin-right="10.287cm" fo:margin-top="1.21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853" style:family="paragraph" style:parent-style-name="Text_20_body">
      <style:paragraph-properties fo:margin-left="0.161cm" fo:margin-right="1.076cm" fo:margin-top="0.288cm" fo:margin-bottom="0cm" loext:contextual-spacing="false" fo:line-height="138%" fo:text-indent="0cm" style:auto-text-indent="false" style:writing-mode="lr-tb"/>
      <style:text-properties fo:font-weight="normal"/>
    </style:style>
    <style:style style:name="P854" style:family="paragraph" style:parent-style-name="Text_20_body">
      <style:paragraph-properties fo:margin-left="0cm" fo:margin-right="15.612cm" fo:margin-top="0.236cm" fo:margin-bottom="0cm" loext:contextual-spacing="false" fo:line-height="138%" fo:text-indent="0cm" style:auto-text-indent="false" style:writing-mode="lr-tb"/>
      <style:text-properties fo:font-weight="normal"/>
    </style:style>
    <style:style style:name="P855" style:family="paragraph" style:parent-style-name="Text_20_body">
      <style:paragraph-properties fo:margin-left="0cm" fo:margin-right="14.088cm" fo:margin-top="0.381cm" fo:margin-bottom="0cm" loext:contextual-spacing="false" fo:line-height="138%" fo:text-indent="0cm" style:auto-text-indent="false" style:writing-mode="lr-tb"/>
      <style:text-properties fo:font-weight="normal"/>
    </style:style>
    <style:style style:name="P856" style:family="paragraph" style:parent-style-name="Text_20_body">
      <style:paragraph-properties fo:margin-left="0cm" fo:margin-right="14.088cm" fo:margin-top="0.448cm" fo:margin-bottom="0cm" loext:contextual-spacing="false" fo:line-height="138%" fo:text-indent="0cm" style:auto-text-indent="false" style:writing-mode="lr-tb"/>
      <style:text-properties fo:font-weight="normal"/>
    </style:style>
    <style:style style:name="P857" style:family="paragraph" style:parent-style-name="Text_20_body">
      <style:paragraph-properties fo:margin-left="0cm" fo:margin-right="1.034cm" fo:margin-top="0.372cm" fo:margin-bottom="0cm" loext:contextual-spacing="false" fo:line-height="138%" fo:text-indent="2.591cm" style:auto-text-indent="false" style:writing-mode="lr-tb"/>
      <style:text-properties fo:font-weight="normal"/>
    </style:style>
    <style:style style:name="P858" style:family="paragraph" style:parent-style-name="Text_20_body">
      <style:paragraph-properties fo:margin-left="0cm" fo:margin-right="13.903cm" fo:margin-top="0.288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859" style:family="paragraph" style:parent-style-name="Text_20_body">
      <style:paragraph-properties fo:margin-left="0cm" fo:margin-right="8.712cm" fo:margin-top="0.279cm" fo:margin-bottom="0cm" loext:contextual-spacing="false" fo:line-height="138%" fo:text-indent="0cm" style:auto-text-indent="false" style:writing-mode="lr-tb"/>
      <style:text-properties fo:font-weight="normal"/>
    </style:style>
    <style:style style:name="P860" style:family="paragraph" style:parent-style-name="Text_20_body">
      <style:paragraph-properties fo:margin-left="0.145cm" fo:margin-right="13.571cm" fo:margin-top="0.236cm" fo:margin-bottom="0cm" loext:contextual-spacing="false" fo:line-height="138%" fo:text-indent="0cm" style:auto-text-indent="false" style:writing-mode="lr-tb"/>
      <style:text-properties fo:font-weight="normal"/>
    </style:style>
    <style:style style:name="P861" style:family="paragraph" style:parent-style-name="Text_20_body">
      <style:paragraph-properties fo:margin-left="0.533cm" fo:margin-right="9.347cm" fo:margin-top="0.263cm" fo:margin-bottom="0cm" loext:contextual-spacing="false" fo:line-height="138%" fo:text-indent="0cm" style:auto-text-indent="false" style:writing-mode="lr-tb"/>
      <style:text-properties fo:font-weight="normal"/>
    </style:style>
    <style:style style:name="P862" style:family="paragraph" style:parent-style-name="Text_20_body">
      <style:paragraph-properties fo:margin-left="0.542cm" fo:margin-right="9.982cm" fo:margin-top="0.229cm" fo:margin-bottom="0cm" loext:contextual-spacing="false" fo:line-height="138%" fo:text-indent="0cm" style:auto-text-indent="false" style:writing-mode="lr-tb"/>
      <style:text-properties fo:font-weight="normal"/>
    </style:style>
    <style:style style:name="P863" style:family="paragraph" style:parent-style-name="Text_20_body">
      <style:paragraph-properties fo:margin-left="0.542cm" fo:margin-right="11.1cm" fo:margin-top="0.288cm" fo:margin-bottom="0cm" loext:contextual-spacing="false" fo:line-height="138%" fo:text-indent="0cm" style:auto-text-indent="false" style:writing-mode="lr-tb"/>
      <style:text-properties fo:font-weight="normal"/>
    </style:style>
    <style:style style:name="P864" style:family="paragraph" style:parent-style-name="Text_20_body">
      <style:paragraph-properties fo:margin-left="0cm" fo:margin-right="16.882cm" fo:margin-top="5.951cm" fo:margin-bottom="0cm" loext:contextual-spacing="false" fo:line-height="138%" fo:text-indent="0cm" style:auto-text-indent="false" style:writing-mode="lr-tb"/>
      <style:text-properties fo:font-weight="normal"/>
    </style:style>
    <style:style style:name="P865" style:family="paragraph" style:parent-style-name="Text_20_body">
      <style:paragraph-properties fo:margin-left="0.076cm" fo:margin-right="15.443cm" fo:margin-top="0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866" style:family="paragraph" style:parent-style-name="Text_20_body">
      <style:paragraph-properties fo:margin-left="0.145cm" fo:margin-right="8.213cm" fo:margin-top="1.252cm" fo:margin-bottom="0cm" loext:contextual-spacing="false" fo:line-height="138%" fo:text-indent="0cm" style:auto-text-indent="false" style:writing-mode="lr-tb"/>
      <style:text-properties fo:font-weight="normal"/>
    </style:style>
    <style:style style:name="P867" style:family="paragraph" style:parent-style-name="Text_20_body">
      <style:paragraph-properties fo:margin-left="0cm" fo:margin-right="14.714cm" fo:margin-top="0.296cm" fo:margin-bottom="0cm" loext:contextual-spacing="false" fo:line-height="138%" fo:text-indent="0cm" style:auto-text-indent="false" style:writing-mode="lr-tb"/>
      <style:text-properties fo:font-weight="normal"/>
    </style:style>
    <style:style style:name="P868" style:family="paragraph" style:parent-style-name="Text_20_body">
      <style:paragraph-properties fo:margin-left="0cm" fo:margin-right="0cm" fo:margin-top="0.254cm" fo:margin-bottom="0cm" loext:contextual-spacing="false" fo:line-height="138%" fo:text-indent="1.617cm" style:auto-text-indent="false" style:writing-mode="lr-tb"/>
      <style:text-properties fo:font-weight="normal"/>
    </style:style>
    <style:style style:name="P869" style:family="paragraph" style:parent-style-name="Text_20_body">
      <style:paragraph-properties fo:margin-left="0cm" fo:margin-right="0cm" fo:margin-top="0.229cm" fo:margin-bottom="0cm" loext:contextual-spacing="false" fo:line-height="138%" fo:text-indent="1.617cm" style:auto-text-indent="false" style:writing-mode="lr-tb"/>
      <style:text-properties fo:font-weight="normal"/>
    </style:style>
    <style:style style:name="P870" style:family="paragraph" style:parent-style-name="Text_20_body">
      <style:paragraph-properties fo:margin-left="0cm" fo:margin-right="3.658cm" fo:margin-top="0.178cm" fo:margin-bottom="0cm" loext:contextual-spacing="false" fo:line-height="138%" fo:text-indent="1.88cm" style:auto-text-indent="false" style:writing-mode="lr-tb"/>
      <style:text-properties fo:font-weight="normal"/>
    </style:style>
    <style:style style:name="P871" style:family="paragraph" style:parent-style-name="Text_20_body">
      <style:paragraph-properties fo:margin-left="0cm" fo:margin-right="5.41cm" fo:margin-top="1.203cm" fo:margin-bottom="0cm" loext:contextual-spacing="false" fo:line-height="138%" fo:text-indent="0cm" style:auto-text-indent="false" style:writing-mode="lr-tb"/>
      <style:text-properties fo:font-weight="normal"/>
    </style:style>
    <style:style style:name="P872" style:family="paragraph" style:parent-style-name="Text_20_body">
      <style:paragraph-properties fo:margin-left="0cm" fo:margin-right="16.967cm" fo:margin-top="2.159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873" style:family="paragraph" style:parent-style-name="Text_20_body">
      <style:paragraph-properties fo:margin-left="0cm" fo:margin-right="0.949cm" fo:margin-top="0cm" fo:margin-bottom="0cm" loext:contextual-spacing="false" fo:line-height="138%" fo:text-indent="0cm" style:auto-text-indent="false" style:writing-mode="lr-tb"/>
      <style:text-properties fo:font-weight="normal"/>
    </style:style>
    <style:style style:name="P874" style:family="paragraph" style:parent-style-name="Text_20_body">
      <style:paragraph-properties fo:margin-left="0cm" fo:margin-right="0.949cm" fo:margin-top="0.272cm" fo:margin-bottom="0cm" loext:contextual-spacing="false" fo:line-height="138%" fo:text-indent="0cm" style:auto-text-indent="false" style:writing-mode="lr-tb"/>
      <style:text-properties fo:font-weight="normal"/>
    </style:style>
    <style:style style:name="P875" style:family="paragraph" style:parent-style-name="Text_20_body">
      <style:paragraph-properties fo:margin-left="0cm" fo:margin-right="15.02cm" fo:margin-top="2.184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876" style:family="paragraph" style:parent-style-name="Text_20_body">
      <style:paragraph-properties fo:margin-left="0cm" fo:margin-right="14.284cm" fo:margin-top="0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877" style:family="paragraph" style:parent-style-name="Text_20_body">
      <style:paragraph-properties fo:margin-left="0cm" fo:margin-right="16.138cm" fo:margin-top="5.046cm" fo:margin-bottom="0cm" loext:contextual-spacing="false" fo:line-height="138%" fo:text-indent="0cm" style:auto-text-indent="false" style:writing-mode="lr-tb"/>
      <style:text-properties fo:font-weight="normal"/>
    </style:style>
    <style:style style:name="P878" style:family="paragraph" style:parent-style-name="Text_20_body">
      <style:paragraph-properties fo:margin-left="0cm" fo:margin-right="12.217cm" fo:margin-top="0.305cm" fo:margin-bottom="0cm" loext:contextual-spacing="false" fo:line-height="138%" fo:text-indent="0cm" style:auto-text-indent="false" style:writing-mode="lr-tb"/>
      <style:text-properties fo:font-weight="normal"/>
    </style:style>
    <style:style style:name="P879" style:family="paragraph" style:parent-style-name="Text_20_body">
      <style:paragraph-properties fo:margin-left="0cm" fo:margin-right="10.245cm" fo:margin-top="0.245cm" fo:margin-bottom="0cm" loext:contextual-spacing="false" fo:line-height="138%" fo:text-indent="0cm" style:auto-text-indent="false" style:writing-mode="lr-tb"/>
      <style:text-properties fo:font-weight="normal"/>
    </style:style>
    <style:style style:name="P880" style:family="paragraph" style:parent-style-name="Text_20_body">
      <style:paragraph-properties fo:margin-left="0cm" fo:margin-right="11.278cm" fo:margin-top="0.263cm" fo:margin-bottom="0cm" loext:contextual-spacing="false" fo:line-height="138%" fo:text-indent="0cm" style:auto-text-indent="false" style:writing-mode="lr-tb"/>
      <style:text-properties fo:font-weight="normal"/>
    </style:style>
    <style:style style:name="P881" style:family="paragraph" style:parent-style-name="Text_20_body">
      <style:paragraph-properties fo:margin-left="0cm" fo:margin-right="1.845cm" fo:margin-top="0.22cm" fo:margin-bottom="0cm" loext:contextual-spacing="false" fo:line-height="138%" fo:text-indent="0cm" style:auto-text-indent="false" style:writing-mode="lr-tb"/>
      <style:text-properties fo:font-weight="normal"/>
    </style:style>
    <style:style style:name="P882" style:family="paragraph" style:parent-style-name="Text_20_body">
      <style:paragraph-properties fo:margin-left="0cm" fo:margin-right="12.056cm" fo:margin-top="0.288cm" fo:margin-bottom="0cm" loext:contextual-spacing="false" fo:line-height="138%" fo:text-indent="0cm" style:auto-text-indent="false" style:writing-mode="lr-tb"/>
      <style:text-properties fo:font-weight="normal"/>
    </style:style>
    <style:style style:name="P883" style:family="paragraph" style:parent-style-name="Text_20_body">
      <style:paragraph-properties fo:margin-left="0cm" fo:margin-right="12.337cm" fo:margin-top="0.305cm" fo:margin-bottom="0cm" loext:contextual-spacing="false" fo:line-height="138%" fo:text-indent="0cm" style:auto-text-indent="false" style:writing-mode="lr-tb"/>
      <style:text-properties fo:font-weight="normal"/>
    </style:style>
    <style:style style:name="P884" style:family="paragraph" style:parent-style-name="Text_20_body">
      <style:paragraph-properties fo:margin-left="0cm" fo:margin-right="12.337cm" fo:margin-top="0.406cm" fo:margin-bottom="0cm" loext:contextual-spacing="false" fo:line-height="138%" fo:text-indent="0cm" style:auto-text-indent="false" style:writing-mode="lr-tb"/>
      <style:text-properties fo:font-weight="normal"/>
    </style:style>
    <style:style style:name="P885" style:family="paragraph" style:parent-style-name="Text_20_body">
      <style:paragraph-properties fo:margin-left="0cm" fo:margin-right="15.24cm" fo:margin-top="0.399cm" fo:margin-bottom="0cm" loext:contextual-spacing="false" fo:line-height="138%" fo:text-indent="0cm" style:auto-text-indent="false" style:writing-mode="lr-tb"/>
      <style:text-properties fo:font-weight="normal"/>
    </style:style>
    <style:style style:name="P886" style:family="paragraph" style:parent-style-name="Text_20_body">
      <style:paragraph-properties fo:margin-left="0cm" fo:margin-right="15.392cm" fo:margin-top="1.288cm" fo:margin-bottom="0cm" loext:contextual-spacing="false" fo:line-height="138%" fo:text-indent="0cm" style:auto-text-indent="false" style:writing-mode="lr-tb"/>
      <style:text-properties fo:font-weight="normal"/>
    </style:style>
    <style:style style:name="P887" style:family="paragraph" style:parent-style-name="Text_20_body">
      <style:paragraph-properties fo:margin-left="0cm" fo:margin-right="16.238cm" fo:margin-top="3.268cm" fo:margin-bottom="0cm" loext:contextual-spacing="false" fo:line-height="138%" fo:text-indent="0cm" style:auto-text-indent="false" style:writing-mode="lr-tb"/>
      <style:text-properties fo:font-weight="normal"/>
    </style:style>
    <style:style style:name="P888" style:family="paragraph" style:parent-style-name="Text_20_body">
      <style:paragraph-properties fo:margin-left="0cm" fo:margin-right="15.773cm" fo:margin-top="5.013cm" fo:margin-bottom="0cm" loext:contextual-spacing="false" fo:line-height="138%" fo:text-indent="0cm" style:auto-text-indent="false" style:writing-mode="lr-tb"/>
      <style:text-properties fo:font-weight="normal"/>
    </style:style>
    <style:style style:name="P889" style:family="paragraph" style:parent-style-name="Text_20_body">
      <style:paragraph-properties fo:margin-left="0.169cm" fo:margin-right="11.624cm" fo:margin-top="0cm" fo:margin-bottom="0cm" loext:contextual-spacing="false" fo:line-height="138%" fo:text-indent="0cm" style:auto-text-indent="false" style:writing-mode="lr-tb"/>
      <style:text-properties fo:font-weight="normal"/>
    </style:style>
    <style:style style:name="P890" style:family="paragraph" style:parent-style-name="Text_20_body">
      <style:paragraph-properties fo:margin-left="0.178cm" fo:margin-right="0cm" fo:margin-top="0.263cm" fo:margin-bottom="0cm" loext:contextual-spacing="false" fo:line-height="138%" fo:text-indent="0cm" style:auto-text-indent="false" style:writing-mode="lr-tb"/>
      <style:text-properties fo:font-weight="normal"/>
    </style:style>
    <style:style style:name="P891" style:family="paragraph" style:parent-style-name="Text_20_body">
      <style:paragraph-properties fo:margin-left="0.145cm" fo:margin-right="12.268cm" fo:margin-top="1.134cm" fo:margin-bottom="0cm" loext:contextual-spacing="false" fo:line-height="138%" fo:text-indent="0cm" style:auto-text-indent="false" style:writing-mode="lr-tb"/>
      <style:text-properties fo:font-weight="normal"/>
    </style:style>
    <style:style style:name="P892" style:family="paragraph" style:parent-style-name="Text_20_body">
      <style:paragraph-properties fo:margin-left="0.187cm" fo:margin-right="10.075cm" fo:margin-top="0.194cm" fo:margin-bottom="0cm" loext:contextual-spacing="false" fo:line-height="138%" fo:text-indent="0cm" style:auto-text-indent="false" style:writing-mode="lr-tb"/>
      <style:text-properties fo:font-weight="normal"/>
    </style:style>
    <style:style style:name="P893" style:family="paragraph" style:parent-style-name="Text_20_body">
      <style:paragraph-properties fo:margin-left="0cm" fo:margin-right="14.639cm" fo:margin-top="0.169cm" fo:margin-bottom="0cm" loext:contextual-spacing="false" fo:line-height="138%" fo:text-indent="0cm" style:auto-text-indent="false" style:writing-mode="lr-tb"/>
      <style:text-properties fo:font-weight="normal"/>
    </style:style>
    <style:style style:name="P894" style:family="paragraph" style:parent-style-name="Text_20_body">
      <style:paragraph-properties fo:margin-left="0.152cm" fo:margin-right="10.321cm" fo:margin-top="0.245cm" fo:margin-bottom="0cm" loext:contextual-spacing="false" fo:line-height="138%" fo:text-indent="0cm" style:auto-text-indent="false" style:writing-mode="lr-tb"/>
      <style:text-properties fo:font-weight="normal"/>
    </style:style>
    <style:style style:name="P895" style:family="paragraph" style:parent-style-name="Text_20_body">
      <style:paragraph-properties fo:margin-left="0.145cm" fo:margin-right="10.278cm" fo:margin-top="0.399cm" fo:margin-bottom="0cm" loext:contextual-spacing="false" fo:line-height="138%" fo:text-indent="0cm" style:auto-text-indent="false" style:writing-mode="lr-tb"/>
      <style:text-properties fo:font-weight="normal"/>
    </style:style>
    <style:style style:name="P896" style:family="paragraph" style:parent-style-name="Text_20_body">
      <style:paragraph-properties fo:margin-left="0cm" fo:margin-right="14.369cm" fo:margin-top="0.415cm" fo:margin-bottom="0cm" loext:contextual-spacing="false" fo:line-height="138%" fo:text-indent="0cm" style:auto-text-indent="false" style:writing-mode="lr-tb"/>
      <style:text-properties fo:font-weight="normal"/>
    </style:style>
    <style:style style:name="P897" style:family="paragraph" style:parent-style-name="Text_20_body">
      <style:paragraph-properties fo:margin-left="0cm" fo:margin-right="0cm" fo:margin-top="0.406cm" fo:margin-bottom="0cm" loext:contextual-spacing="false" fo:line-height="138%" fo:text-indent="3.006cm" style:auto-text-indent="false" style:writing-mode="lr-tb"/>
      <style:text-properties fo:font-weight="normal"/>
    </style:style>
    <style:style style:name="P898" style:family="paragraph" style:parent-style-name="Text_20_body">
      <style:paragraph-properties fo:margin-left="0.136cm" fo:margin-right="13.571cm" fo:margin-top="0.305cm" fo:margin-bottom="0cm" loext:contextual-spacing="false" fo:line-height="138%" fo:text-indent="0cm" style:auto-text-indent="false" style:writing-mode="lr-tb"/>
      <style:text-properties fo:font-weight="normal"/>
    </style:style>
    <style:style style:name="P899" style:family="paragraph" style:parent-style-name="Text_20_body">
      <style:paragraph-properties fo:margin-left="0.161cm" fo:margin-right="15.561cm" fo:margin-top="2.438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bold" style:text-blinking="false" fo:background-color="transparent"/>
    </style:style>
    <style:style style:name="P900" style:family="paragraph" style:parent-style-name="Text_20_body">
      <style:paragraph-properties fo:margin-left="0.526cm" fo:margin-right="4.995cm" fo:margin-top="0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901" style:family="paragraph" style:parent-style-name="Text_20_body">
      <style:paragraph-properties fo:margin-left="0.526cm" fo:margin-right="0cm" fo:margin-top="0.314cm" fo:margin-bottom="0cm" loext:contextual-spacing="false" fo:line-height="138%" fo:text-indent="0cm" style:auto-text-indent="false" style:writing-mode="lr-tb"/>
      <style:text-properties fo:font-weight="normal"/>
    </style:style>
    <style:style style:name="P902" style:family="paragraph" style:parent-style-name="Text_20_body">
      <style:paragraph-properties fo:margin-left="0.526cm" fo:margin-right="5.156cm" fo:margin-top="1.21cm" fo:margin-bottom="0cm" loext:contextual-spacing="false" fo:line-height="138%" fo:text-indent="0cm" style:auto-text-indent="false" style:writing-mode="lr-tb"/>
      <style:text-properties fo:font-weight="normal"/>
    </style:style>
    <style:style style:name="P903" style:family="paragraph" style:parent-style-name="Text_20_body">
      <style:paragraph-properties fo:margin-left="0cm" fo:margin-right="17.247cm" fo:margin-top="3.895cm" fo:margin-bottom="0cm" loext:contextual-spacing="false" fo:line-height="138%" fo:text-indent="0cm" style:auto-text-indent="false" style:writing-mode="lr-tb"/>
      <style:text-properties fo:font-weight="normal"/>
    </style:style>
    <style:style style:name="P904" style:family="paragraph" style:parent-style-name="Text_20_body">
      <style:paragraph-properties fo:margin-left="0cm" fo:margin-right="17.247cm" fo:margin-top="1.609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bold" style:text-blinking="false" fo:background-color="transparent"/>
    </style:style>
    <style:style style:name="P905" style:family="paragraph" style:parent-style-name="Text_20_body">
      <style:paragraph-properties fo:margin-left="0.145cm" fo:margin-right="12.92cm" fo:margin-top="0cm" fo:margin-bottom="0cm" loext:contextual-spacing="false" fo:line-height="138%" fo:text-indent="0cm" style:auto-text-indent="false" style:writing-mode="lr-tb"/>
      <style:text-properties fo:font-weight="normal"/>
    </style:style>
    <style:style style:name="P906" style:family="paragraph" style:parent-style-name="Text_20_body">
      <style:paragraph-properties fo:margin-left="0.127cm" fo:margin-right="2.362cm" fo:margin-top="0.39cm" fo:margin-bottom="0cm" loext:contextual-spacing="false" fo:line-height="138%" fo:text-indent="0cm" style:auto-text-indent="false" style:writing-mode="lr-tb"/>
      <style:text-properties fo:font-weight="normal"/>
    </style:style>
    <style:style style:name="P907" style:family="paragraph" style:parent-style-name="Text_20_body">
      <style:paragraph-properties fo:margin-left="0cm" fo:margin-right="14.707cm" fo:margin-top="0.415cm" fo:margin-bottom="0cm" loext:contextual-spacing="false" fo:line-height="138%" fo:text-indent="0cm" style:auto-text-indent="false" style:writing-mode="lr-tb"/>
      <style:text-properties fo:font-weight="normal"/>
    </style:style>
    <style:style style:name="P908" style:family="paragraph" style:parent-style-name="Text_20_body">
      <style:paragraph-properties fo:margin-left="0cm" fo:margin-right="9.093cm" fo:margin-top="2.141cm" fo:margin-bottom="0cm" loext:contextual-spacing="false" fo:line-height="138%" fo:text-indent="0cm" style:auto-text-indent="false" style:writing-mode="lr-tb"/>
      <style:text-properties fo:font-weight="normal"/>
    </style:style>
    <style:style style:name="P909" style:family="paragraph" style:parent-style-name="Text_20_body">
      <style:paragraph-properties fo:margin-left="9.661cm" fo:margin-right="6.087cm" fo:margin-top="0cm" fo:margin-bottom="0cm" loext:contextual-spacing="false" fo:line-height="138%" fo:text-indent="0cm" style:auto-text-indent="false" style:writing-mode="lr-tb"/>
      <style:text-properties fo:font-variant="normal" fo:text-transform="none" fo:color="#eeee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910" style:family="paragraph" style:parent-style-name="Text_20_body">
      <style:paragraph-properties fo:margin-left="8.509cm" fo:margin-right="6.096cm" fo:margin-top="1.669cm" fo:margin-bottom="0cm" loext:contextual-spacing="false" fo:line-height="138%" fo:text-indent="0cm" style:auto-text-indent="false" style:writing-mode="lr-tb"/>
      <style:text-properties fo:font-variant="normal" fo:text-transform="none" fo:color="#2d2d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911" style:family="paragraph" style:parent-style-name="Text_20_body">
      <style:paragraph-properties fo:margin-left="1.965cm" fo:margin-right="11.972cm" fo:margin-top="0cm" fo:margin-bottom="0cm" loext:contextual-spacing="false" fo:line-height="138%" fo:text-indent="0cm" style:auto-text-indent="false" style:writing-mode="lr-tb"/>
      <style:text-properties fo:font-weight="normal"/>
    </style:style>
    <style:style style:name="P912" style:family="paragraph" style:parent-style-name="Text_20_body">
      <style:paragraph-properties fo:margin-left="0cm" fo:margin-right="14.215cm" fo:margin-top="0.474cm" fo:margin-bottom="0cm" loext:contextual-spacing="false" fo:line-height="138%" fo:text-indent="0cm" style:auto-text-indent="false" style:writing-mode="lr-tb"/>
      <style:text-properties fo:font-weight="normal"/>
    </style:style>
    <style:style style:name="P913" style:family="paragraph" style:parent-style-name="Text_20_body">
      <style:paragraph-properties fo:margin-left="7.315cm" fo:margin-right="8.162cm" fo:margin-top="0cm" fo:margin-bottom="0cm" loext:contextual-spacing="false" fo:line-height="138%" fo:text-indent="0cm" style:auto-text-indent="false" style:writing-mode="lr-tb"/>
      <style:text-properties fo:font-weight="normal"/>
    </style:style>
    <style:style style:name="P914" style:family="paragraph" style:parent-style-name="Text_20_body">
      <style:paragraph-properties fo:margin-left="8.915cm" fo:margin-right="6.595cm" fo:margin-top="0cm" fo:margin-bottom="0cm" loext:contextual-spacing="false" fo:line-height="138%" fo:text-indent="0cm" style:auto-text-indent="false" style:writing-mode="lr-tb"/>
      <style:text-properties fo:font-weight="normal"/>
    </style:style>
    <style:style style:name="P915" style:family="paragraph" style:parent-style-name="Text_20_body">
      <style:paragraph-properties fo:margin-left="13.25cm" fo:margin-right="2.261cm" fo:margin-top="0cm" fo:margin-bottom="0cm" loext:contextual-spacing="false" fo:line-height="138%" fo:text-indent="0cm" style:auto-text-indent="false" style:writing-mode="lr-tb"/>
      <style:text-properties fo:font-weight="normal"/>
    </style:style>
    <style:style style:name="P916" style:family="paragraph" style:parent-style-name="Text_20_body">
      <style:paragraph-properties fo:margin-left="2.887cm" fo:margin-right="0cm" fo:margin-top="0.457cm" fo:margin-bottom="0cm" loext:contextual-spacing="false" fo:line-height="138%" fo:text-indent="0cm" style:auto-text-indent="false" style:writing-mode="lr-tb"/>
      <style:text-properties fo:font-weight="normal"/>
    </style:style>
    <style:style style:name="P917" style:family="paragraph" style:parent-style-name="Text_20_body">
      <style:paragraph-properties fo:margin-left="0cm" fo:margin-right="7.518cm" fo:margin-top="1.203cm" fo:margin-bottom="0cm" loext:contextual-spacing="false" fo:line-height="138%" fo:text-indent="0cm" style:auto-text-indent="false" style:writing-mode="lr-tb"/>
      <style:text-properties fo:font-weight="normal"/>
    </style:style>
    <style:style style:name="P918" style:family="paragraph" style:parent-style-name="Text_20_body">
      <style:paragraph-properties fo:margin-left="10.178cm" fo:margin-right="0cm" fo:margin-top="0cm" fo:margin-bottom="0cm" loext:contextual-spacing="false" fo:line-height="138%" fo:text-indent="0cm" style:auto-text-indent="false" style:writing-mode="lr-tb"/>
      <style:text-properties fo:font-weight="normal"/>
    </style:style>
    <style:style style:name="P919" style:family="paragraph" style:parent-style-name="Text_20_body">
      <style:paragraph-properties fo:margin-left="11.608cm" fo:margin-right="1.626cm" fo:margin-top="0.415cm" fo:margin-bottom="0cm" loext:contextual-spacing="false" fo:line-height="138%" fo:text-indent="0cm" style:auto-text-indent="false" style:writing-mode="lr-tb"/>
      <style:text-properties fo:font-weight="normal"/>
    </style:style>
    <style:style style:name="P920" style:family="paragraph" style:parent-style-name="Text_20_body">
      <style:paragraph-properties fo:margin-left="3.785cm" fo:margin-right="7.814cm" fo:margin-top="0cm" fo:margin-bottom="0cm" loext:contextual-spacing="false" fo:line-height="138%" fo:text-indent="0cm" style:auto-text-indent="false" style:writing-mode="lr-tb"/>
      <style:text-properties fo:font-weight="normal"/>
    </style:style>
    <style:style style:name="P921" style:family="paragraph" style:parent-style-name="Text_20_body">
      <style:paragraph-properties fo:margin-left="9.322cm" fo:margin-right="6.181cm" fo:margin-top="0cm" fo:margin-bottom="0cm" loext:contextual-spacing="false" fo:line-height="138%" fo:text-indent="0cm" style:auto-text-indent="false" style:writing-mode="lr-tb"/>
      <style:text-properties fo:font-weight="normal"/>
    </style:style>
    <style:style style:name="P922" style:family="paragraph" style:parent-style-name="Text_20_body">
      <style:paragraph-properties fo:margin-left="0cm" fo:margin-right="16.002cm" fo:margin-top="0.466cm" fo:margin-bottom="0cm" loext:contextual-spacing="false" fo:line-height="138%" fo:text-indent="0cm" style:auto-text-indent="false" style:writing-mode="lr-tb"/>
      <style:text-properties fo:font-variant="normal" fo:text-transform="none" fo:color="#3f3f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923" style:family="paragraph" style:parent-style-name="Text_20_body">
      <style:paragraph-properties fo:margin-left="4.741cm" fo:margin-right="11.285cm" fo:margin-top="0cm" fo:margin-bottom="0cm" loext:contextual-spacing="false" fo:line-height="138%" fo:text-indent="0cm" style:auto-text-indent="false" style:writing-mode="lr-tb"/>
      <style:text-properties fo:font-variant="normal" fo:text-transform="none" fo:color="#2e2e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924" style:family="paragraph" style:parent-style-name="Text_20_body">
      <style:paragraph-properties fo:margin-left="4.741cm" fo:margin-right="11.285cm" fo:margin-top="0.314cm" fo:margin-bottom="0cm" loext:contextual-spacing="false" fo:line-height="138%" fo:text-indent="0cm" style:auto-text-indent="false" style:writing-mode="lr-tb"/>
      <style:text-properties fo:font-variant="normal" fo:text-transform="none" fo:color="#2e2e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925" style:family="paragraph" style:parent-style-name="Text_20_body">
      <style:paragraph-properties fo:margin-left="9.432cm" fo:margin-right="6.544cm" fo:margin-top="0cm" fo:margin-bottom="0cm" loext:contextual-spacing="false" fo:line-height="138%" fo:text-indent="0cm" style:auto-text-indent="false" style:writing-mode="lr-tb"/>
      <style:text-properties fo:font-variant="normal" fo:text-transform="none" fo:color="#3434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926" style:family="paragraph" style:parent-style-name="Text_20_body">
      <style:paragraph-properties fo:margin-left="0cm" fo:margin-right="14.418cm" fo:margin-top="0.339cm" fo:margin-bottom="0cm" loext:contextual-spacing="false" fo:line-height="138%" fo:text-indent="0cm" style:auto-text-indent="false" style:writing-mode="lr-tb"/>
      <style:text-properties fo:font-weight="normal"/>
    </style:style>
    <style:style style:name="P927" style:family="paragraph" style:parent-style-name="Text_20_body">
      <style:paragraph-properties fo:margin-left="0cm" fo:margin-right="15.748cm" fo:margin-top="0.517cm" fo:margin-bottom="0cm" loext:contextual-spacing="false" fo:line-height="138%" fo:text-indent="0cm" style:auto-text-indent="false" style:writing-mode="lr-tb"/>
      <style:text-properties fo:font-variant="normal" fo:text-transform="none" fo:color="#2c2c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928" style:family="paragraph" style:parent-style-name="Text_20_body">
      <style:paragraph-properties fo:margin-left="4.868cm" fo:margin-right="10.871cm" fo:margin-top="0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929" style:family="paragraph" style:parent-style-name="Text_20_body">
      <style:paragraph-properties fo:margin-left="0cm" fo:margin-right="0.762cm" fo:margin-top="0.39cm" fo:margin-bottom="0cm" loext:contextual-spacing="false" fo:line-height="138%" fo:text-indent="0cm" style:auto-text-indent="false" style:writing-mode="lr-tb"/>
      <style:text-properties fo:font-weight="normal"/>
    </style:style>
    <style:style style:name="P930" style:family="paragraph" style:parent-style-name="Text_20_body">
      <style:paragraph-properties fo:margin-left="0cm" fo:margin-right="15.984cm" fo:margin-top="0.296cm" fo:margin-bottom="0cm" loext:contextual-spacing="false" fo:line-height="138%" fo:text-indent="0cm" style:auto-text-indent="false" style:writing-mode="lr-tb"/>
      <style:text-properties fo:font-variant="normal" fo:text-transform="none" fo:color="#3f3f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931" style:family="paragraph" style:parent-style-name="Text_20_body">
      <style:paragraph-properties fo:margin-left="4.759cm" fo:margin-right="11.269cm" fo:margin-top="0cm" fo:margin-bottom="0cm" loext:contextual-spacing="false" fo:line-height="138%" fo:text-indent="0cm" style:auto-text-indent="false" style:writing-mode="lr-tb"/>
      <style:text-properties fo:font-variant="normal" fo:text-transform="none" fo:color="#2e2e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932" style:family="paragraph" style:parent-style-name="Text_20_body">
      <style:paragraph-properties fo:margin-left="4.851cm" fo:margin-right="10.855cm" fo:margin-top="0.49cm" fo:margin-bottom="0cm" loext:contextual-spacing="false" fo:line-height="138%" fo:text-indent="0cm" style:auto-text-indent="false" style:writing-mode="lr-tb"/>
      <style:text-properties fo:font-variant="normal" fo:text-transform="none" fo:color="#2626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933" style:family="paragraph" style:parent-style-name="Text_20_body">
      <style:paragraph-properties fo:margin-left="9.458cm" fo:margin-right="6.553cm" fo:margin-top="0cm" fo:margin-bottom="0cm" loext:contextual-spacing="false" fo:line-height="138%" fo:text-indent="0cm" style:auto-text-indent="false" style:writing-mode="lr-tb"/>
      <style:text-properties fo:font-variant="normal" fo:text-transform="none" fo:color="#3434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934" style:family="paragraph" style:parent-style-name="Text_20_body">
      <style:paragraph-properties fo:margin-left="9.804cm" fo:margin-right="6.214cm" fo:margin-top="0.372cm" fo:margin-bottom="0cm" loext:contextual-spacing="false" fo:line-height="138%" fo:text-indent="0cm" style:auto-text-indent="false" style:writing-mode="lr-tb"/>
      <style:text-properties fo:font-variant="normal" fo:text-transform="none" fo:color="#4040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935" style:family="paragraph" style:parent-style-name="Text_20_body">
      <style:paragraph-properties fo:margin-left="9.423cm" fo:margin-right="6.537cm" fo:margin-top="1.288cm" fo:margin-bottom="0cm" loext:contextual-spacing="false" fo:line-height="138%" fo:text-indent="0cm" style:auto-text-indent="false" style:writing-mode="lr-tb"/>
      <style:text-properties fo:font-variant="normal" fo:text-transform="none" fo:color="#3434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936" style:family="paragraph" style:parent-style-name="Text_20_body">
      <style:paragraph-properties fo:margin-left="10.777cm" fo:margin-right="4.741cm" fo:margin-top="0.466cm" fo:margin-bottom="0cm" loext:contextual-spacing="false" fo:line-height="138%" fo:text-indent="0cm" style:auto-text-indent="false" style:writing-mode="lr-tb"/>
      <style:text-properties fo:font-weight="normal"/>
    </style:style>
    <style:style style:name="P937" style:family="paragraph" style:parent-style-name="Text_20_body">
      <style:paragraph-properties fo:margin-left="0cm" fo:margin-right="15.418cm" fo:margin-top="1.372cm" fo:margin-bottom="0cm" loext:contextual-spacing="false" fo:line-height="138%" fo:text-indent="0cm" style:auto-text-indent="false" style:writing-mode="lr-tb"/>
      <style:text-properties fo:font-weight="normal"/>
    </style:style>
    <style:style style:name="P938" style:family="paragraph" style:parent-style-name="Text_20_body">
      <style:paragraph-properties fo:margin-left="5.368cm" fo:margin-right="10.151cm" fo:margin-top="0cm" fo:margin-bottom="0cm" loext:contextual-spacing="false" fo:line-height="138%" fo:text-indent="0cm" style:auto-text-indent="false" style:writing-mode="lr-tb"/>
      <style:text-properties fo:font-weight="normal"/>
    </style:style>
    <style:style style:name="P939" style:family="paragraph" style:parent-style-name="Text_20_body">
      <style:paragraph-properties fo:margin-left="4.699cm" fo:margin-right="11.261cm" fo:margin-top="0.483cm" fo:margin-bottom="0cm" loext:contextual-spacing="false" fo:line-height="138%" fo:text-indent="0cm" style:auto-text-indent="false" style:writing-mode="lr-tb"/>
      <style:text-properties fo:font-variant="normal" fo:text-transform="none" fo:color="#2e2e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940" style:family="paragraph" style:parent-style-name="Text_20_body">
      <style:paragraph-properties fo:margin-left="4.708cm" fo:margin-right="11.015cm" fo:margin-top="0.526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941" style:family="paragraph" style:parent-style-name="Text_20_body">
      <style:paragraph-properties fo:margin-left="4.708cm" fo:margin-right="11.015cm" fo:margin-top="0.508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942" style:family="paragraph" style:parent-style-name="Text_20_body">
      <style:paragraph-properties fo:margin-left="4.708cm" fo:margin-right="11.015cm" fo:margin-top="0.499cm" fo:margin-bottom="0cm" loext:contextual-spacing="false" fo:line-height="138%" fo:text-indent="0cm" style:auto-text-indent="false" style:writing-mode="lr-tb"/>
      <style:text-properties fo:font-variant="normal" fo:text-transform="none" fo:color="#3030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943" style:family="paragraph" style:parent-style-name="Text_20_body">
      <style:paragraph-properties fo:margin-left="3.014cm" fo:margin-right="5.579cm" fo:margin-top="0.406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944" style:family="paragraph" style:parent-style-name="Text_20_body">
      <style:paragraph-properties fo:margin-left="4.724cm" fo:margin-right="11.294cm" fo:margin-top="0.356cm" fo:margin-bottom="0cm" loext:contextual-spacing="false" fo:line-height="138%" fo:text-indent="0cm" style:auto-text-indent="false" style:writing-mode="lr-tb"/>
      <style:text-properties fo:font-variant="normal" fo:text-transform="none" fo:color="#2e2e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945" style:family="paragraph" style:parent-style-name="Text_20_body">
      <style:paragraph-properties fo:margin-left="4.708cm" fo:margin-right="11.024cm" fo:margin-top="0.483cm" fo:margin-bottom="0cm" loext:contextual-spacing="false" fo:line-height="138%" fo:text-indent="0cm" style:auto-text-indent="false" style:writing-mode="lr-tb"/>
      <style:text-properties fo:font-variant="normal" fo:text-transform="none" fo:color="#2626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946" style:family="paragraph" style:parent-style-name="Text_20_body">
      <style:paragraph-properties fo:margin-left="4.708cm" fo:margin-right="11.024cm" fo:margin-top="0.508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947" style:family="paragraph" style:parent-style-name="Text_20_body">
      <style:paragraph-properties fo:margin-left="4.708cm" fo:margin-right="11.024cm" fo:margin-top="0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948" style:family="paragraph" style:parent-style-name="Text_20_body">
      <style:paragraph-properties fo:margin-left="4.708cm" fo:margin-right="11.024cm" fo:margin-top="0.49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949" style:family="paragraph" style:parent-style-name="Text_20_body">
      <style:paragraph-properties fo:margin-left="2.649cm" fo:margin-right="6.265cm" fo:margin-top="0.363cm" fo:margin-bottom="0cm" loext:contextual-spacing="false" fo:line-height="138%" fo:text-indent="0cm" style:auto-text-indent="false" style:writing-mode="lr-tb"/>
      <style:text-properties fo:font-weight="normal"/>
    </style:style>
    <style:style style:name="P950" style:family="paragraph" style:parent-style-name="Text_20_body">
      <style:paragraph-properties fo:margin-left="4.724cm" fo:margin-right="11.269cm" fo:margin-top="0.347cm" fo:margin-bottom="0cm" loext:contextual-spacing="false" fo:line-height="138%" fo:text-indent="0cm" style:auto-text-indent="false" style:writing-mode="lr-tb"/>
      <style:text-properties fo:font-variant="normal" fo:text-transform="none" fo:color="#2e2e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951" style:family="paragraph" style:parent-style-name="Text_20_body">
      <style:paragraph-properties fo:margin-left="4.724cm" fo:margin-right="11.269cm" fo:margin-top="0.314cm" fo:margin-bottom="0cm" loext:contextual-spacing="false" fo:line-height="138%" fo:text-indent="0cm" style:auto-text-indent="false" style:writing-mode="lr-tb"/>
      <style:text-properties fo:font-variant="normal" fo:text-transform="none" fo:color="#2e2e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952" style:family="paragraph" style:parent-style-name="Text_20_body">
      <style:paragraph-properties fo:margin-left="2.803cm" fo:margin-right="6.713cm" fo:margin-top="0.356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953" style:family="paragraph" style:parent-style-name="Text_20_body">
      <style:paragraph-properties fo:margin-left="4.733cm" fo:margin-right="11.278cm" fo:margin-top="0.296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954" style:family="paragraph" style:parent-style-name="Text_20_body">
      <style:paragraph-properties fo:margin-left="1.693cm" fo:margin-right="1.194cm" fo:margin-top="0.432cm" fo:margin-bottom="0cm" loext:contextual-spacing="false" fo:line-height="138%" fo:text-indent="0cm" style:auto-text-indent="false" style:writing-mode="lr-tb"/>
      <style:text-properties fo:font-weight="normal"/>
    </style:style>
    <style:style style:name="P955" style:family="paragraph" style:parent-style-name="Text_20_body">
      <style:paragraph-properties fo:margin-left="4.699cm" fo:margin-right="11.015cm" fo:margin-top="1.372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956" style:family="paragraph" style:parent-style-name="Text_20_body">
      <style:paragraph-properties fo:margin-left="4.699cm" fo:margin-right="11.015cm" fo:margin-top="1.457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957" style:family="paragraph" style:parent-style-name="Text_20_body">
      <style:paragraph-properties fo:margin-left="2.963cm" fo:margin-right="6.655cm" fo:margin-top="0.339cm" fo:margin-bottom="0cm" loext:contextual-spacing="false" fo:line-height="138%" fo:text-indent="0cm" style:auto-text-indent="false" style:writing-mode="lr-tb"/>
      <style:text-properties fo:font-weight="normal"/>
    </style:style>
    <style:style style:name="P958" style:family="paragraph" style:parent-style-name="Text_20_body">
      <style:paragraph-properties fo:margin-left="4.75cm" fo:margin-right="11.261cm" fo:margin-top="0.339cm" fo:margin-bottom="0cm" loext:contextual-spacing="false" fo:line-height="138%" fo:text-indent="0cm" style:auto-text-indent="false" style:writing-mode="lr-tb"/>
      <style:text-properties fo:font-variant="normal" fo:text-transform="none" fo:color="#2e2e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959" style:family="paragraph" style:parent-style-name="Text_20_body">
      <style:paragraph-properties fo:margin-left="3.683cm" fo:margin-right="7.747cm" fo:margin-top="0.399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960" style:family="paragraph" style:parent-style-name="Text_20_body">
      <style:paragraph-properties fo:margin-left="4.699cm" fo:margin-right="11.024cm" fo:margin-top="0.499cm" fo:margin-bottom="0cm" loext:contextual-spacing="false" fo:line-height="138%" fo:text-indent="0cm" style:auto-text-indent="false" style:writing-mode="lr-tb"/>
      <style:text-properties fo:font-variant="normal" fo:text-transform="none" fo:color="#2b2b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961" style:family="paragraph" style:parent-style-name="Text_20_body">
      <style:paragraph-properties fo:margin-left="2.963cm" fo:margin-right="7.188cm" fo:margin-top="0.406cm" fo:margin-bottom="0cm" loext:contextual-spacing="false" fo:line-height="138%" fo:text-indent="0cm" style:auto-text-indent="false" style:writing-mode="lr-tb"/>
      <style:text-properties fo:font-weight="normal"/>
    </style:style>
    <style:style style:name="P962" style:family="paragraph" style:parent-style-name="Text_20_body">
      <style:paragraph-properties fo:margin-left="4.708cm" fo:margin-right="11.049cm" fo:margin-top="1.482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963" style:family="paragraph" style:parent-style-name="Text_20_body">
      <style:paragraph-properties fo:margin-left="2.277cm" fo:margin-right="5.495cm" fo:margin-top="0.399cm" fo:margin-bottom="0cm" loext:contextual-spacing="false" fo:line-height="138%" fo:text-indent="0cm" style:auto-text-indent="false" style:writing-mode="lr-tb"/>
      <style:text-properties fo:font-weight="normal"/>
    </style:style>
    <style:style style:name="P964" style:family="paragraph" style:parent-style-name="Text_20_body">
      <style:paragraph-properties fo:margin-left="2.574cm" fo:margin-right="4.378cm" fo:margin-top="0.339cm" fo:margin-bottom="0cm" loext:contextual-spacing="false" fo:line-height="138%" fo:text-indent="0cm" style:auto-text-indent="false" style:writing-mode="lr-tb"/>
      <style:text-properties fo:font-weight="normal"/>
    </style:style>
    <style:style style:name="P965" style:family="paragraph" style:parent-style-name="Text_20_body">
      <style:paragraph-properties fo:margin-left="4.699cm" fo:margin-right="11.252cm" fo:margin-top="0.288cm" fo:margin-bottom="0cm" loext:contextual-spacing="false" fo:line-height="138%" fo:text-indent="0cm" style:auto-text-indent="false" style:writing-mode="lr-tb"/>
      <style:text-properties fo:font-variant="normal" fo:text-transform="none" fo:color="#2e2e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966" style:family="paragraph" style:parent-style-name="Text_20_body">
      <style:paragraph-properties fo:margin-left="2.76cm" fo:margin-right="7.856cm" fo:margin-top="0.363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967" style:family="paragraph" style:parent-style-name="Text_20_body">
      <style:paragraph-properties fo:margin-left="4.733cm" fo:margin-right="11.261cm" fo:margin-top="0.441cm" fo:margin-bottom="0cm" loext:contextual-spacing="false" fo:line-height="138%" fo:text-indent="0cm" style:auto-text-indent="false" style:writing-mode="lr-tb"/>
      <style:text-properties fo:font-variant="normal" fo:text-transform="none" fo:color="#2e2e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968" style:family="paragraph" style:parent-style-name="Text_20_body">
      <style:paragraph-properties fo:margin-left="1.871cm" fo:margin-right="4.817cm" fo:margin-top="0.279cm" fo:margin-bottom="0cm" loext:contextual-spacing="false" fo:line-height="138%" fo:text-indent="0cm" style:auto-text-indent="false" style:writing-mode="lr-tb"/>
      <style:text-properties fo:font-weight="normal"/>
    </style:style>
    <style:style style:name="P969" style:family="paragraph" style:parent-style-name="Text_20_body">
      <style:paragraph-properties fo:margin-left="3.293cm" fo:margin-right="7.856cm" fo:margin-top="0.423cm" fo:margin-bottom="0cm" loext:contextual-spacing="false" fo:line-height="138%" fo:text-indent="0cm" style:auto-text-indent="false" style:writing-mode="lr-tb"/>
      <style:text-properties fo:font-weight="normal"/>
    </style:style>
    <style:style style:name="P970" style:family="paragraph" style:parent-style-name="Text_20_body">
      <style:paragraph-properties fo:margin-left="0cm" fo:margin-right="11.913cm" fo:margin-top="3.302cm" fo:margin-bottom="0cm" loext:contextual-spacing="false" fo:line-height="138%" fo:text-indent="0cm" style:auto-text-indent="false" style:writing-mode="lr-tb"/>
      <style:text-properties fo:font-weight="normal"/>
    </style:style>
    <style:style style:name="P971" style:family="paragraph" style:parent-style-name="Text_20_body">
      <style:paragraph-properties fo:margin-left="9.483cm" fo:margin-right="6.087cm" fo:margin-top="0cm" fo:margin-bottom="0cm" loext:contextual-spacing="false" fo:line-height="138%" fo:text-indent="0cm" style:auto-text-indent="false" style:writing-mode="lr-tb"/>
      <style:text-properties fo:font-variant="normal" fo:text-transform="none" fo:color="#b8b8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972" style:family="paragraph" style:parent-style-name="Text_20_body">
      <style:paragraph-properties fo:margin-left="8.881cm" fo:margin-right="6.096cm" fo:margin-top="1.676cm" fo:margin-bottom="0cm" loext:contextual-spacing="false" fo:line-height="138%" fo:text-indent="0cm" style:auto-text-indent="false" style:writing-mode="lr-tb"/>
      <style:text-properties fo:font-variant="normal" fo:text-transform="none" fo:color="#c0c0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973" style:family="paragraph" style:parent-style-name="Text_20_body">
      <style:paragraph-properties fo:margin-left="0cm" fo:margin-right="8.881cm" fo:margin-top="0cm" fo:margin-bottom="0cm" loext:contextual-spacing="false" fo:line-height="138%" fo:text-indent="0cm" style:auto-text-indent="false" style:writing-mode="lr-tb"/>
      <style:text-properties fo:font-weight="normal"/>
    </style:style>
    <style:style style:name="P974" style:family="paragraph" style:parent-style-name="Text_20_body">
      <style:paragraph-properties fo:margin-left="0cm" fo:margin-right="17.179cm" fo:margin-top="1.337cm" fo:margin-bottom="0cm" loext:contextual-spacing="false" fo:line-height="138%" fo:text-indent="0cm" style:auto-text-indent="false" style:writing-mode="lr-tb"/>
      <style:text-properties fo:font-weight="normal"/>
    </style:style>
    <style:style style:name="P975" style:family="paragraph" style:parent-style-name="Text_20_body">
      <style:paragraph-properties fo:margin-left="11.624cm" fo:margin-right="3.971cm" fo:margin-top="0cm" fo:margin-bottom="0cm" loext:contextual-spacing="false" fo:line-height="138%" fo:text-indent="0cm" style:auto-text-indent="false" style:writing-mode="lr-tb"/>
      <style:text-properties fo:font-variant="normal" fo:text-transform="none" fo:color="#333300" style:text-line-through-style="none" style:text-line-through-type="none" style:font-name="Arial2" fo:font-size="12pt" fo:font-style="normal" style:text-underline-style="none" fo:font-weight="bold" style:text-blinking="false" fo:background-color="transparent"/>
    </style:style>
    <style:style style:name="P976" style:family="paragraph" style:parent-style-name="Text_20_body">
      <style:paragraph-properties fo:margin-left="11.506cm" fo:margin-right="3.971cm" fo:margin-top="0cm" fo:margin-bottom="0cm" loext:contextual-spacing="false" fo:line-height="138%" fo:text-indent="0cm" style:auto-text-indent="false" style:writing-mode="lr-tb"/>
      <style:text-properties fo:font-weight="normal"/>
    </style:style>
    <style:style style:name="P977" style:family="paragraph" style:parent-style-name="Text_20_body">
      <style:paragraph-properties fo:margin-left="11.37cm" fo:margin-right="4.013cm" fo:margin-top="0cm" fo:margin-bottom="0cm" loext:contextual-spacing="false" fo:line-height="138%" fo:text-indent="0cm" style:auto-text-indent="false" style:writing-mode="lr-tb"/>
      <style:text-properties fo:font-weight="normal"/>
    </style:style>
    <style:style style:name="P978" style:family="paragraph" style:parent-style-name="Text_20_body">
      <style:paragraph-properties fo:margin-left="0cm" fo:margin-right="17.103cm" fo:margin-top="1.524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979" style:family="paragraph" style:parent-style-name="Text_20_body">
      <style:paragraph-properties fo:margin-left="0cm" fo:margin-right="9.821cm" fo:margin-top="3.166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980" style:family="paragraph" style:parent-style-name="Text_20_body">
      <style:paragraph-properties fo:margin-left="9.661cm" fo:margin-right="6.062cm" fo:margin-top="0cm" fo:margin-bottom="0cm" loext:contextual-spacing="false" fo:line-height="138%" fo:text-indent="0cm" style:auto-text-indent="false" style:writing-mode="lr-tb"/>
      <style:text-properties fo:font-variant="normal" fo:text-transform="none" fo:color="#f0f0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981" style:family="paragraph" style:parent-style-name="Text_20_body">
      <style:paragraph-properties fo:margin-left="9.652cm" fo:margin-right="6.062cm" fo:margin-top="1.685cm" fo:margin-bottom="0cm" loext:contextual-spacing="false" fo:line-height="138%" fo:text-indent="0cm" style:auto-text-indent="false" style:writing-mode="lr-tb"/>
      <style:text-properties fo:font-variant="normal" fo:text-transform="none" fo:color="#eeee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982" style:family="paragraph" style:parent-style-name="Text_20_body">
      <style:paragraph-properties fo:margin-left="11.439cm" fo:margin-right="4.14cm" fo:margin-top="1.609cm" fo:margin-bottom="0cm" loext:contextual-spacing="false" fo:line-height="138%" fo:text-indent="0cm" style:auto-text-indent="false" style:writing-mode="lr-tb"/>
      <style:text-properties fo:font-variant="normal" fo:text-transform="none" fo:color="#3a3a00" style:text-line-through-style="none" style:text-line-through-type="none" style:font-name="Arial2" fo:font-size="12pt" fo:font-style="normal" style:text-underline-style="none" fo:font-weight="bold" style:text-blinking="false" fo:background-color="transparent"/>
    </style:style>
    <style:style style:name="P983" style:family="paragraph" style:parent-style-name="Text_20_body">
      <style:paragraph-properties fo:margin-left="8.5cm" fo:margin-right="0.822cm" fo:margin-top="0.39cm" fo:margin-bottom="0cm" loext:contextual-spacing="false" fo:line-height="138%" fo:text-indent="0cm" style:auto-text-indent="false" style:writing-mode="lr-tb"/>
      <style:text-properties fo:font-weight="normal"/>
    </style:style>
    <style:style style:name="P984" style:family="paragraph" style:parent-style-name="Text_20_body">
      <style:paragraph-properties fo:margin-left="3.404cm" fo:margin-right="12.243cm" fo:margin-top="0cm" fo:margin-bottom="0cm" loext:contextual-spacing="false" fo:line-height="138%" fo:text-indent="0cm" style:auto-text-indent="false" style:writing-mode="lr-tb"/>
      <style:text-properties fo:font-variant="normal" fo:text-transform="none" fo:color="#323200" style:text-line-through-style="none" style:text-line-through-type="none" style:font-name="Arial2" fo:font-size="12pt" fo:font-style="normal" style:text-underline-style="none" fo:font-weight="bold" style:text-blinking="false" fo:background-color="transparent"/>
    </style:style>
    <style:style style:name="P985" style:family="paragraph" style:parent-style-name="Text_20_body">
      <style:paragraph-properties fo:margin-left="0cm" fo:margin-right="10.659cm" fo:margin-top="0.399cm" fo:margin-bottom="0cm" loext:contextual-spacing="false" fo:line-height="138%" fo:text-indent="0cm" style:auto-text-indent="false" style:writing-mode="lr-tb"/>
      <style:text-properties fo:font-weight="normal"/>
    </style:style>
    <style:style style:name="P986" style:family="paragraph" style:parent-style-name="Text_20_body">
      <style:paragraph-properties fo:margin-left="1.279cm" fo:margin-right="12.047cm" fo:margin-top="0cm" fo:margin-bottom="0cm" loext:contextual-spacing="false" fo:line-height="138%" fo:text-indent="0cm" style:auto-text-indent="false" style:writing-mode="lr-tb"/>
      <style:text-properties fo:font-weight="normal"/>
    </style:style>
    <style:style style:name="P987" style:family="paragraph" style:parent-style-name="Text_20_body">
      <style:paragraph-properties fo:margin-left="6.773cm" fo:margin-right="8.763cm" fo:margin-top="0cm" fo:margin-bottom="0cm" loext:contextual-spacing="false" fo:line-height="138%" fo:text-indent="0cm" style:auto-text-indent="false" style:writing-mode="lr-tb"/>
      <style:text-properties fo:font-weight="normal"/>
    </style:style>
    <style:style style:name="P988" style:family="paragraph" style:parent-style-name="Text_20_body">
      <style:paragraph-properties fo:margin-left="6.985cm" fo:margin-right="8.348cm" fo:margin-top="1.524cm" fo:margin-bottom="0cm" loext:contextual-spacing="false" fo:line-height="138%" fo:text-indent="0cm" style:auto-text-indent="false" style:writing-mode="lr-tb"/>
      <style:text-properties fo:font-weight="normal"/>
    </style:style>
    <style:style style:name="P989" style:family="paragraph" style:parent-style-name="Text_20_body">
      <style:paragraph-properties fo:margin-left="9.543cm" fo:margin-right="6.105cm" fo:margin-top="0cm" fo:margin-bottom="0cm" loext:contextual-spacing="false" fo:line-height="138%" fo:text-indent="0cm" style:auto-text-indent="false" style:writing-mode="lr-tb"/>
      <style:text-properties fo:font-variant="normal" fo:text-transform="none" fo:color="#2e2e00" style:text-line-through-style="none" style:text-line-through-type="none" style:font-name="Arial2" fo:font-size="12pt" fo:font-style="normal" style:text-underline-style="none" fo:font-weight="bold" style:text-blinking="false" fo:background-color="transparent"/>
    </style:style>
    <style:style style:name="P990" style:family="paragraph" style:parent-style-name="Text_20_body">
      <style:paragraph-properties fo:margin-left="0.907cm" fo:margin-right="6.147cm" fo:margin-top="1.397cm" fo:margin-bottom="0cm" loext:contextual-spacing="false" fo:line-height="138%" fo:text-indent="0cm" style:auto-text-indent="false" style:writing-mode="lr-tb"/>
      <style:text-properties fo:font-weight="normal"/>
    </style:style>
    <style:style style:name="P991" style:family="paragraph" style:parent-style-name="Text_20_body">
      <style:paragraph-properties fo:margin-left="11.718cm" fo:margin-right="3.785cm" fo:margin-top="0cm" fo:margin-bottom="0cm" loext:contextual-spacing="false" fo:line-height="138%" fo:text-indent="0cm" style:auto-text-indent="false" style:writing-mode="lr-tb"/>
      <style:text-properties fo:font-weight="normal"/>
    </style:style>
    <style:style style:name="P992" style:family="paragraph" style:parent-style-name="Text_20_body">
      <style:paragraph-properties fo:margin-left="12.675cm" fo:margin-right="3.336cm" fo:margin-top="1.439cm" fo:margin-bottom="0cm" loext:contextual-spacing="false" fo:line-height="138%" fo:text-indent="0cm" style:auto-text-indent="false" style:writing-mode="lr-tb"/>
      <style:text-properties fo:font-variant="normal" fo:text-transform="none" fo:color="#4141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993" style:family="paragraph" style:parent-style-name="Text_20_body">
      <style:paragraph-properties fo:margin-left="0.889cm" fo:margin-right="15.131cm" fo:margin-top="0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994" style:family="paragraph" style:parent-style-name="Text_20_body">
      <style:paragraph-properties fo:margin-left="0.889cm" fo:margin-right="15.131cm" fo:margin-top="0cm" fo:margin-bottom="0cm" loext:contextual-spacing="false" fo:line-height="138%" fo:text-indent="0cm" style:auto-text-indent="false" style:writing-mode="lr-tb"/>
      <style:text-properties fo:font-variant="normal" fo:text-transform="none" fo:color="#3838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995" style:family="paragraph" style:parent-style-name="Text_20_body">
      <style:paragraph-properties fo:margin-left="0.847cm" fo:margin-right="14.893cm" fo:margin-top="0.499cm" fo:margin-bottom="0cm" loext:contextual-spacing="false" fo:line-height="138%" fo:text-indent="0cm" style:auto-text-indent="false" style:writing-mode="lr-tb"/>
      <style:text-properties fo:font-variant="normal" fo:text-transform="none" fo:color="#2727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996" style:family="paragraph" style:parent-style-name="Text_20_body">
      <style:paragraph-properties fo:margin-left="0.838cm" fo:margin-right="15.113cm" fo:margin-top="0.363cm" fo:margin-bottom="0cm" loext:contextual-spacing="false" fo:line-height="138%" fo:text-indent="0cm" style:auto-text-indent="false" style:writing-mode="lr-tb"/>
      <style:text-properties fo:font-variant="normal" fo:text-transform="none" fo:color="#3838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997" style:family="paragraph" style:parent-style-name="Text_20_body">
      <style:paragraph-properties fo:margin-left="0.88cm" fo:margin-right="9.761cm" fo:margin-top="0.279cm" fo:margin-bottom="0cm" loext:contextual-spacing="false" fo:line-height="138%" fo:text-indent="0cm" style:auto-text-indent="false" style:writing-mode="lr-tb"/>
      <style:text-properties fo:font-weight="normal"/>
    </style:style>
    <style:style style:name="P998" style:family="paragraph" style:parent-style-name="Text_20_body">
      <style:paragraph-properties fo:margin-left="0.838cm" fo:margin-right="14.656cm" fo:margin-top="0.339cm" fo:margin-bottom="0cm" loext:contextual-spacing="false" fo:line-height="138%" fo:text-indent="0cm" style:auto-text-indent="false" style:writing-mode="lr-tb"/>
      <style:text-properties fo:font-weight="normal"/>
    </style:style>
    <style:style style:name="P999" style:family="paragraph" style:parent-style-name="Text_20_body">
      <style:paragraph-properties fo:margin-left="8.061cm" fo:margin-right="7.934cm" fo:margin-top="0.483cm" fo:margin-bottom="0cm" loext:contextual-spacing="false" fo:line-height="138%" fo:text-indent="0cm" style:auto-text-indent="false" style:writing-mode="lr-tb"/>
      <style:text-properties fo:font-variant="normal" fo:text-transform="none" fo:color="#3636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1000" style:family="paragraph" style:parent-style-name="Text_20_body">
      <style:paragraph-properties fo:margin-left="8.035cm" fo:margin-right="7.687cm" fo:margin-top="0.483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1001" style:family="paragraph" style:parent-style-name="Text_20_body">
      <style:paragraph-properties fo:margin-left="8.754cm" fo:margin-right="6.749cm" fo:margin-top="0cm" fo:margin-bottom="0cm" loext:contextual-spacing="false" fo:line-height="138%" fo:text-indent="0cm" style:auto-text-indent="false" style:writing-mode="lr-tb"/>
      <style:text-properties fo:font-weight="normal"/>
    </style:style>
    <style:style style:name="P1002" style:family="paragraph" style:parent-style-name="Text_20_body">
      <style:paragraph-properties fo:margin-left="6.308cm" fo:margin-right="4.521cm" fo:margin-top="2.252cm" fo:margin-bottom="0cm" loext:contextual-spacing="false" fo:line-height="138%" fo:text-indent="0cm" style:auto-text-indent="false" style:writing-mode="lr-tb"/>
      <style:text-properties fo:font-weight="normal"/>
    </style:style>
    <style:style style:name="P1003" style:family="paragraph" style:parent-style-name="Text_20_body">
      <style:paragraph-properties fo:margin-left="8.019cm" fo:margin-right="7.687cm" fo:margin-top="1.473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1004" style:family="paragraph" style:parent-style-name="Text_20_body">
      <style:paragraph-properties fo:margin-left="0cm" fo:margin-right="1.406cm" fo:margin-top="3.09cm" fo:margin-bottom="0cm" loext:contextual-spacing="false" fo:line-height="138%" fo:text-indent="0cm" style:auto-text-indent="false" style:writing-mode="lr-tb"/>
      <style:text-properties fo:font-weight="normal"/>
    </style:style>
    <style:style style:name="P1005" style:family="paragraph" style:parent-style-name="Text_20_body">
      <style:paragraph-properties fo:margin-left="0cm" fo:margin-right="2.522cm" fo:margin-top="1.27cm" fo:margin-bottom="0cm" loext:contextual-spacing="false" fo:line-height="138%" fo:text-indent="1.685cm" style:auto-text-indent="false" style:writing-mode="lr-tb"/>
      <style:text-properties fo:font-weight="normal"/>
    </style:style>
    <style:style style:name="P1006" style:family="paragraph" style:parent-style-name="Text_20_body">
      <style:paragraph-properties fo:margin-left="0cm" fo:margin-right="11.769cm" fo:margin-top="0.321cm" fo:margin-bottom="0cm" loext:contextual-spacing="false" fo:line-height="138%" fo:text-indent="0cm" style:auto-text-indent="false" style:writing-mode="lr-tb"/>
      <style:text-properties fo:font-weight="normal"/>
    </style:style>
    <style:style style:name="P1007" style:family="paragraph" style:parent-style-name="Text_20_body">
      <style:paragraph-properties fo:margin-left="0cm" fo:margin-right="7.036cm" fo:margin-top="0.33cm" fo:margin-bottom="0cm" loext:contextual-spacing="false" fo:line-height="138%" fo:text-indent="0cm" style:auto-text-indent="false" style:writing-mode="lr-tb"/>
      <style:text-properties fo:font-weight="normal"/>
    </style:style>
    <style:style style:name="P1008" style:family="paragraph" style:parent-style-name="Text_20_body">
      <style:paragraph-properties fo:margin-left="0cm" fo:margin-right="7.036cm" fo:margin-top="0.263cm" fo:margin-bottom="0cm" loext:contextual-spacing="false" fo:line-height="138%" fo:text-indent="0cm" style:auto-text-indent="false" style:writing-mode="lr-tb"/>
      <style:text-properties fo:font-weight="normal"/>
    </style:style>
    <style:style style:name="P1009" style:family="paragraph" style:parent-style-name="Text_20_body">
      <style:paragraph-properties fo:margin-left="0cm" fo:margin-right="6.384cm" fo:margin-top="0.321cm" fo:margin-bottom="0cm" loext:contextual-spacing="false" fo:line-height="138%" fo:text-indent="0cm" style:auto-text-indent="false" style:writing-mode="lr-tb"/>
      <style:text-properties fo:font-weight="normal"/>
    </style:style>
    <style:style style:name="P1010" style:family="paragraph" style:parent-style-name="Text_20_body">
      <style:paragraph-properties fo:margin-left="0cm" fo:margin-right="8.23cm" fo:margin-top="0.305cm" fo:margin-bottom="0cm" loext:contextual-spacing="false" fo:line-height="138%" fo:text-indent="0cm" style:auto-text-indent="false" style:writing-mode="lr-tb"/>
      <style:text-properties fo:font-weight="normal"/>
    </style:style>
    <style:style style:name="P1011" style:family="paragraph" style:parent-style-name="Text_20_body">
      <style:paragraph-properties fo:margin-left="0cm" fo:margin-right="1.972cm" fo:margin-top="0.432cm" fo:margin-bottom="0cm" loext:contextual-spacing="false" fo:line-height="138%" fo:text-indent="0cm" style:auto-text-indent="false" style:writing-mode="lr-tb"/>
      <style:text-properties fo:font-weight="normal"/>
    </style:style>
    <style:style style:name="P1012" style:family="paragraph" style:parent-style-name="Text_20_body">
      <style:paragraph-properties fo:margin-left="0cm" fo:margin-right="7.29cm" fo:margin-top="1.152cm" fo:margin-bottom="0cm" loext:contextual-spacing="false" fo:line-height="138%" fo:text-indent="0cm" style:auto-text-indent="false" style:writing-mode="lr-tb"/>
      <style:text-properties fo:font-weight="normal"/>
    </style:style>
    <style:style style:name="P1013" style:family="paragraph" style:parent-style-name="Text_20_body">
      <style:paragraph-properties fo:margin-left="0cm" fo:margin-right="6.257cm" fo:margin-top="0.22cm" fo:margin-bottom="0cm" loext:contextual-spacing="false" fo:line-height="138%" fo:text-indent="0cm" style:auto-text-indent="false" style:writing-mode="lr-tb"/>
      <style:text-properties fo:font-weight="normal"/>
    </style:style>
    <style:style style:name="P1014" style:family="paragraph" style:parent-style-name="Text_20_body">
      <style:paragraph-properties fo:margin-left="0cm" fo:margin-right="0.152cm" fo:margin-top="0.288cm" fo:margin-bottom="0cm" loext:contextual-spacing="false" fo:line-height="138%" fo:text-indent="0cm" style:auto-text-indent="false" style:writing-mode="lr-tb"/>
      <style:text-properties fo:font-weight="normal"/>
    </style:style>
    <style:style style:name="P1015" style:family="paragraph" style:parent-style-name="Text_20_body">
      <style:paragraph-properties fo:margin-left="0cm" fo:margin-right="0cm" fo:margin-top="0.212cm" fo:margin-bottom="0cm" loext:contextual-spacing="false" fo:line-height="138%" fo:text-indent="2.007cm" style:auto-text-indent="false" style:writing-mode="lr-tb"/>
      <style:text-properties fo:font-weight="normal"/>
    </style:style>
    <style:style style:name="P1016" style:family="paragraph" style:parent-style-name="Text_20_body">
      <style:paragraph-properties fo:margin-left="0cm" fo:margin-right="2.819cm" fo:margin-top="0.448cm" fo:margin-bottom="0cm" loext:contextual-spacing="false" fo:line-height="138%" fo:text-indent="0cm" style:auto-text-indent="false" style:writing-mode="lr-tb"/>
      <style:text-properties fo:font-weight="normal"/>
    </style:style>
    <style:style style:name="P1017" style:family="paragraph" style:parent-style-name="Text_20_body">
      <style:paragraph-properties fo:margin-left="0cm" fo:margin-right="0cm" fo:margin-top="0.314cm" fo:margin-bottom="0cm" loext:contextual-spacing="false" fo:line-height="138%" fo:text-indent="1.998cm" style:auto-text-indent="false" style:writing-mode="lr-tb"/>
      <style:text-properties fo:font-weight="normal"/>
    </style:style>
    <style:style style:name="P1018" style:family="paragraph" style:parent-style-name="Text_20_body">
      <style:paragraph-properties fo:margin-left="0cm" fo:margin-right="8.297cm" fo:margin-top="0cm" fo:margin-bottom="0cm" loext:contextual-spacing="false" fo:line-height="138%" fo:text-indent="0cm" style:auto-text-indent="false" style:writing-mode="lr-tb"/>
      <style:text-properties fo:font-weight="normal"/>
    </style:style>
    <style:style style:name="P1019" style:family="paragraph" style:parent-style-name="Text_20_body">
      <style:paragraph-properties fo:margin-left="0cm" fo:margin-right="0.804cm" fo:margin-top="0.263cm" fo:margin-bottom="0cm" loext:contextual-spacing="false" fo:line-height="138%" fo:text-indent="0cm" style:auto-text-indent="false" style:writing-mode="lr-tb"/>
      <style:text-properties fo:font-weight="normal"/>
    </style:style>
    <style:style style:name="P1020" style:family="paragraph" style:parent-style-name="Text_20_body">
      <style:paragraph-properties fo:margin-left="0cm" fo:margin-right="0.051cm" fo:margin-top="0.288cm" fo:margin-bottom="0cm" loext:contextual-spacing="false" fo:line-height="138%" fo:text-indent="1.965cm" style:auto-text-indent="false" style:writing-mode="lr-tb"/>
      <style:text-properties fo:font-weight="normal"/>
    </style:style>
    <style:style style:name="P1021" style:family="paragraph" style:parent-style-name="Text_20_body">
      <style:paragraph-properties fo:margin-left="0cm" fo:margin-right="2.286cm" fo:margin-top="0.194cm" fo:margin-bottom="0cm" loext:contextual-spacing="false" fo:line-height="138%" fo:text-indent="1.905cm" style:auto-text-indent="false" style:writing-mode="lr-tb"/>
      <style:text-properties fo:font-weight="normal"/>
    </style:style>
    <style:style style:name="P1022" style:family="paragraph" style:parent-style-name="Text_20_body">
      <style:paragraph-properties fo:margin-left="0cm" fo:margin-right="11.92cm" fo:margin-top="0.178cm" fo:margin-bottom="0cm" loext:contextual-spacing="false" fo:line-height="138%" fo:text-indent="0cm" style:auto-text-indent="false" style:writing-mode="lr-tb"/>
      <style:text-properties fo:font-weight="normal"/>
    </style:style>
    <style:style style:name="P1023" style:family="paragraph" style:parent-style-name="Text_20_body">
      <style:paragraph-properties fo:margin-left="0cm" fo:margin-right="5.343cm" fo:margin-top="0.296cm" fo:margin-bottom="0cm" loext:contextual-spacing="false" fo:line-height="138%" fo:text-indent="0cm" style:auto-text-indent="false" style:writing-mode="lr-tb"/>
      <style:text-properties fo:font-weight="normal"/>
    </style:style>
    <style:style style:name="P1024" style:family="paragraph" style:parent-style-name="Text_20_body">
      <style:paragraph-properties fo:margin-left="0cm" fo:margin-right="0.829cm" fo:margin-top="3.15cm" fo:margin-bottom="0cm" loext:contextual-spacing="false" fo:line-height="138%" fo:text-indent="0cm" style:auto-text-indent="false" style:writing-mode="lr-tb"/>
      <style:text-properties fo:font-weight="normal"/>
    </style:style>
    <style:style style:name="P1025" style:family="paragraph" style:parent-style-name="Text_20_body">
      <style:paragraph-properties fo:margin-left="0cm" fo:margin-right="6.84cm" fo:margin-top="1.355cm" fo:margin-bottom="0cm" loext:contextual-spacing="false" fo:line-height="138%" fo:text-indent="0cm" style:auto-text-indent="false" style:writing-mode="lr-tb"/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1026" style:family="paragraph" style:parent-style-name="Text_20_body">
      <style:paragraph-properties fo:margin-left="0cm" fo:margin-right="0.127cm" fo:margin-top="0.279cm" fo:margin-bottom="0cm" loext:contextual-spacing="false" fo:line-height="138%" fo:text-indent="1.887cm" style:auto-text-indent="false" style:writing-mode="lr-tb"/>
      <style:text-properties fo:font-weight="normal"/>
    </style:style>
    <style:style style:name="P1027" style:family="paragraph" style:parent-style-name="Text_20_body">
      <style:paragraph-properties fo:margin-left="0cm" fo:margin-right="1.812cm" fo:margin-top="0.229cm" fo:margin-bottom="0cm" loext:contextual-spacing="false" fo:line-height="138%" fo:text-indent="0cm" style:auto-text-indent="false" style:writing-mode="lr-tb"/>
      <style:text-properties fo:font-weight="normal"/>
    </style:style>
    <style:style style:name="P1028" style:family="paragraph" style:parent-style-name="Text_20_body">
      <style:paragraph-properties fo:margin-left="0cm" fo:margin-right="0cm" fo:margin-top="0.187cm" fo:margin-bottom="0cm" loext:contextual-spacing="false" fo:line-height="138%" fo:text-indent="1.803cm" style:auto-text-indent="false" style:writing-mode="lr-tb"/>
      <style:text-properties fo:font-weight="normal"/>
    </style:style>
    <style:style style:name="P1029" style:family="paragraph" style:parent-style-name="Text_20_body">
      <style:paragraph-properties fo:margin-left="0cm" fo:margin-right="5.537cm" fo:margin-top="0.254cm" fo:margin-bottom="0cm" loext:contextual-spacing="false" fo:line-height="138%" fo:text-indent="0cm" style:auto-text-indent="false" style:writing-mode="lr-tb"/>
      <style:text-properties fo:font-weight="normal"/>
    </style:style>
    <style:style style:name="P1030" style:family="paragraph" style:parent-style-name="Text_20_body">
      <style:paragraph-properties fo:margin-left="0cm" fo:margin-right="7.384cm" fo:margin-top="0.381cm" fo:margin-bottom="0cm" loext:contextual-spacing="false" fo:line-height="138%" fo:text-indent="0cm" style:auto-text-indent="false" style:writing-mode="lr-tb"/>
      <style:text-properties fo:font-weight="normal"/>
    </style:style>
    <style:style style:name="P1031" style:family="paragraph" style:parent-style-name="Text_20_body">
      <style:paragraph-properties fo:margin-left="0cm" fo:margin-right="1.566cm" fo:margin-top="0.245cm" fo:margin-bottom="0cm" loext:contextual-spacing="false" fo:line-height="138%" fo:text-indent="1.93cm" style:auto-text-indent="false" style:writing-mode="lr-tb"/>
      <style:text-properties fo:font-weight="normal"/>
    </style:style>
    <style:style style:name="P1032" style:family="paragraph" style:parent-style-name="Text_20_body">
      <style:paragraph-properties fo:margin-left="0cm" fo:margin-right="1.676cm" fo:margin-top="0.305cm" fo:margin-bottom="0cm" loext:contextual-spacing="false" fo:line-height="138%" fo:text-indent="0cm" style:auto-text-indent="false" style:writing-mode="lr-tb"/>
      <style:text-properties fo:font-weight="normal"/>
    </style:style>
    <style:style style:name="P1033" style:family="paragraph" style:parent-style-name="Text_20_body">
      <style:paragraph-properties fo:margin-left="0cm" fo:margin-right="0.178cm" fo:margin-top="0.305cm" fo:margin-bottom="0cm" loext:contextual-spacing="false" fo:line-height="138%" fo:text-indent="0cm" style:auto-text-indent="false" style:writing-mode="lr-tb"/>
      <style:text-properties fo:font-weight="normal"/>
    </style:style>
    <style:style style:name="P1034" style:family="paragraph" style:parent-style-name="Text_20_body">
      <style:paragraph-properties fo:margin-left="0cm" fo:margin-right="6.807cm" fo:margin-top="1.279cm" fo:margin-bottom="0cm" loext:contextual-spacing="false" fo:line-height="138%" fo:text-indent="0cm" style:auto-text-indent="false" style:writing-mode="lr-tb"/>
      <style:text-properties fo:font-weight="normal"/>
    </style:style>
    <style:style style:name="P1035" style:family="paragraph" style:parent-style-name="Text_20_body">
      <style:paragraph-properties fo:margin-left="0cm" fo:margin-right="4.124cm" fo:margin-top="0.178cm" fo:margin-bottom="0cm" loext:contextual-spacing="false" fo:line-height="138%" fo:text-indent="0cm" style:auto-text-indent="false" style:writing-mode="lr-tb"/>
      <style:text-properties fo:font-weight="normal"/>
    </style:style>
    <style:style style:name="P1036" style:family="paragraph" style:parent-style-name="Text_20_body">
      <style:paragraph-properties fo:margin-left="0cm" fo:margin-right="2.099cm" fo:margin-top="0.229cm" fo:margin-bottom="0cm" loext:contextual-spacing="false" fo:line-height="138%" fo:text-indent="0cm" style:auto-text-indent="false" style:writing-mode="lr-tb"/>
      <style:text-properties fo:font-weight="normal"/>
    </style:style>
    <style:style style:name="P1037" style:family="paragraph" style:parent-style-name="Text_20_body">
      <style:paragraph-properties fo:margin-left="0cm" fo:margin-right="10.414cm" fo:margin-top="0.254cm" fo:margin-bottom="0cm" loext:contextual-spacing="false" fo:line-height="138%" fo:text-indent="0cm" style:auto-text-indent="false" style:writing-mode="lr-tb"/>
      <style:text-properties fo:font-weight="normal"/>
    </style:style>
    <style:style style:name="P1038" style:family="paragraph" style:parent-style-name="Text_20_body">
      <style:paragraph-properties fo:margin-left="0cm" fo:margin-right="14.986cm" fo:margin-top="0.415cm" fo:margin-bottom="0cm" loext:contextual-spacing="false" fo:line-height="138%" fo:text-indent="0cm" style:auto-text-indent="false" style:writing-mode="lr-tb"/>
      <style:text-properties fo:font-weight="normal"/>
    </style:style>
    <style:style style:name="P1039" style:family="paragraph" style:parent-style-name="Text_20_body">
      <style:paragraph-properties fo:margin-left="0cm" fo:margin-right="13.649cm" fo:margin-top="0.415cm" fo:margin-bottom="0cm" loext:contextual-spacing="false" fo:line-height="138%" fo:text-indent="0cm" style:auto-text-indent="false" style:writing-mode="lr-tb"/>
      <style:text-properties fo:font-weight="normal"/>
    </style:style>
    <style:style style:name="P1040" style:family="paragraph" style:parent-style-name="Text_20_body">
      <style:paragraph-properties fo:margin-left="0cm" fo:margin-right="11.328cm" fo:margin-top="0.363cm" fo:margin-bottom="0cm" loext:contextual-spacing="false" fo:line-height="138%" fo:text-indent="0cm" style:auto-text-indent="false" style:writing-mode="lr-tb"/>
      <style:text-properties fo:font-weight="normal"/>
    </style:style>
    <style:style style:name="P1041" style:family="paragraph" style:parent-style-name="Text_20_body">
      <style:paragraph-properties fo:margin-left="0cm" fo:margin-right="0.381cm" fo:margin-top="3.209cm" fo:margin-bottom="0cm" loext:contextual-spacing="false" fo:line-height="138%" fo:text-indent="0cm" style:auto-text-indent="false" style:writing-mode="lr-tb"/>
      <style:text-properties fo:font-weight="normal"/>
    </style:style>
    <style:style style:name="P1042" style:family="paragraph" style:parent-style-name="Text_20_body">
      <style:paragraph-properties fo:margin-left="0cm" fo:margin-right="5.173cm" fo:margin-top="1.203cm" fo:margin-bottom="0cm" loext:contextual-spacing="false" fo:line-height="138%" fo:text-indent="0cm" style:auto-text-indent="false" style:writing-mode="lr-tb"/>
      <style:text-properties fo:font-weight="normal"/>
    </style:style>
    <style:style style:name="P1043" style:family="paragraph" style:parent-style-name="Text_20_body">
      <style:paragraph-properties fo:margin-left="0cm" fo:margin-right="8.627cm" fo:margin-top="0.194cm" fo:margin-bottom="0cm" loext:contextual-spacing="false" fo:line-height="138%" fo:text-indent="0cm" style:auto-text-indent="false" style:writing-mode="lr-tb"/>
      <style:text-properties fo:font-weight="normal"/>
    </style:style>
    <style:style style:name="P1044" style:family="paragraph" style:parent-style-name="Text_20_body">
      <style:paragraph-properties fo:margin-left="0cm" fo:margin-right="12.894cm" fo:margin-top="0.229cm" fo:margin-bottom="0cm" loext:contextual-spacing="false" fo:line-height="138%" fo:text-indent="0cm" style:auto-text-indent="false" style:writing-mode="lr-tb"/>
      <style:text-properties fo:font-weight="normal"/>
    </style:style>
    <style:style style:name="P1045" style:family="paragraph" style:parent-style-name="Text_20_body">
      <style:paragraph-properties fo:margin-left="0cm" fo:margin-right="9.077cm" fo:margin-top="0.22cm" fo:margin-bottom="0cm" loext:contextual-spacing="false" fo:line-height="138%" fo:text-indent="1.295cm" style:auto-text-indent="false" style:writing-mode="lr-tb"/>
      <style:text-properties fo:font-weight="normal"/>
    </style:style>
    <style:style style:name="P1046" style:family="paragraph" style:parent-style-name="Text_20_body">
      <style:paragraph-properties fo:margin-left="0cm" fo:margin-right="9.61cm" fo:margin-top="0.236cm" fo:margin-bottom="0cm" loext:contextual-spacing="false" fo:line-height="138%" fo:text-indent="0cm" style:auto-text-indent="false" style:writing-mode="lr-tb"/>
      <style:text-properties fo:font-weight="normal"/>
    </style:style>
    <style:style style:name="P1047" style:family="paragraph" style:parent-style-name="Text_20_body">
      <style:paragraph-properties fo:margin-left="0cm" fo:margin-right="5.512cm" fo:margin-top="1.177cm" fo:margin-bottom="0cm" loext:contextual-spacing="false" fo:line-height="138%" fo:text-indent="0cm" style:auto-text-indent="false" style:writing-mode="lr-tb"/>
      <style:text-properties fo:font-weight="normal"/>
    </style:style>
    <style:style style:name="P1048" style:family="paragraph" style:parent-style-name="Text_20_body">
      <style:paragraph-properties fo:margin-left="0cm" fo:margin-right="1.711cm" fo:margin-top="0.296cm" fo:margin-bottom="0cm" loext:contextual-spacing="false" fo:line-height="138%" fo:text-indent="0cm" style:auto-text-indent="false" style:writing-mode="lr-tb"/>
      <style:text-properties fo:font-weight="normal"/>
    </style:style>
    <style:style style:name="P1049" style:family="paragraph" style:parent-style-name="Text_20_body">
      <style:paragraph-properties fo:margin-left="0cm" fo:margin-right="13.607cm" fo:margin-top="0.272cm" fo:margin-bottom="0cm" loext:contextual-spacing="false" fo:line-height="138%" fo:text-indent="0cm" style:auto-text-indent="false" style:writing-mode="lr-tb"/>
      <style:text-properties fo:font-weight="normal"/>
    </style:style>
    <style:style style:name="P1050" style:family="paragraph" style:parent-style-name="Text_20_body">
      <style:paragraph-properties fo:margin-left="0cm" fo:margin-right="8.213cm" fo:margin-top="0.356cm" fo:margin-bottom="0cm" loext:contextual-spacing="false" fo:line-height="138%" fo:text-indent="0cm" style:auto-text-indent="false" style:writing-mode="lr-tb"/>
      <style:text-properties fo:font-weight="normal"/>
    </style:style>
    <style:style style:name="P1051" style:family="paragraph" style:parent-style-name="Text_20_body">
      <style:paragraph-properties fo:margin-left="0cm" fo:margin-right="11.887cm" fo:margin-top="0.33cm" fo:margin-bottom="0cm" loext:contextual-spacing="false" fo:line-height="138%" fo:text-indent="0cm" style:auto-text-indent="false" style:writing-mode="lr-tb"/>
      <style:text-properties fo:font-weight="normal"/>
    </style:style>
    <style:style style:name="P1052" style:family="paragraph" style:parent-style-name="Text_20_body">
      <style:paragraph-properties fo:margin-left="0cm" fo:margin-right="0.855cm" fo:margin-top="0.372cm" fo:margin-bottom="0cm" loext:contextual-spacing="false" fo:line-height="138%" fo:text-indent="1.812cm" style:auto-text-indent="false" style:writing-mode="lr-tb"/>
      <style:text-properties fo:font-weight="normal"/>
    </style:style>
    <style:style style:name="P1053" style:family="paragraph" style:parent-style-name="Text_20_body">
      <style:paragraph-properties fo:margin-left="0cm" fo:margin-right="2.337cm" fo:margin-top="0.288cm" fo:margin-bottom="0cm" loext:contextual-spacing="false" fo:line-height="138%" fo:text-indent="0cm" style:auto-text-indent="false" style:writing-mode="lr-tb"/>
      <style:text-properties fo:font-weight="normal"/>
    </style:style>
    <style:style style:name="P1054" style:family="paragraph" style:parent-style-name="Text_20_body">
      <style:paragraph-properties fo:margin-left="0cm" fo:margin-right="4.944cm" fo:margin-top="1.252cm" fo:margin-bottom="0cm" loext:contextual-spacing="false" fo:line-height="138%" fo:text-indent="0cm" style:auto-text-indent="false" style:writing-mode="lr-tb"/>
      <style:text-properties fo:font-weight="normal"/>
    </style:style>
    <style:style style:name="P1055" style:family="paragraph" style:parent-style-name="Text_20_body">
      <style:paragraph-properties fo:margin-left="0cm" fo:margin-right="3.302cm" fo:margin-top="0.272cm" fo:margin-bottom="0cm" loext:contextual-spacing="false" fo:line-height="138%" fo:text-indent="0cm" style:auto-text-indent="false" style:writing-mode="lr-tb"/>
      <style:text-properties fo:font-weight="normal"/>
    </style:style>
    <style:style style:name="P1056" style:family="paragraph" style:parent-style-name="Text_20_body">
      <style:paragraph-properties fo:margin-left="0cm" fo:margin-right="7.553cm" fo:margin-top="0.279cm" fo:margin-bottom="0cm" loext:contextual-spacing="false" fo:line-height="138%" fo:text-indent="0cm" style:auto-text-indent="false" style:writing-mode="lr-tb"/>
      <style:text-properties fo:font-weight="normal"/>
    </style:style>
    <style:style style:name="P1057" style:family="paragraph" style:parent-style-name="Text_20_body">
      <style:paragraph-properties fo:margin-left="0cm" fo:margin-right="8.975cm" fo:margin-top="0.296cm" fo:margin-bottom="0cm" loext:contextual-spacing="false" fo:line-height="138%" fo:text-indent="0cm" style:auto-text-indent="false" style:writing-mode="lr-tb"/>
      <style:text-properties fo:font-weight="normal"/>
    </style:style>
    <style:style style:name="P1058" style:family="paragraph" style:parent-style-name="Text_20_body">
      <style:paragraph-properties fo:margin-left="0cm" fo:margin-right="8.569cm" fo:margin-top="0.33cm" fo:margin-bottom="0cm" loext:contextual-spacing="false" fo:line-height="138%" fo:text-indent="0cm" style:auto-text-indent="false" style:writing-mode="lr-tb"/>
      <style:text-properties fo:font-weight="normal"/>
    </style:style>
    <style:style style:name="P1059" style:family="paragraph" style:parent-style-name="Text_20_body">
      <style:paragraph-properties fo:margin-left="0cm" fo:margin-right="4.004cm" fo:margin-top="0.203cm" fo:margin-bottom="0cm" loext:contextual-spacing="false" fo:line-height="138%" fo:text-indent="0cm" style:auto-text-indent="false" style:writing-mode="lr-tb"/>
      <style:text-properties fo:font-weight="normal"/>
    </style:style>
    <style:style style:name="P1060" style:family="paragraph" style:parent-style-name="Text_20_body">
      <style:paragraph-properties fo:margin-left="0cm" fo:margin-right="8.449cm" fo:margin-top="1.295cm" fo:margin-bottom="0cm" loext:contextual-spacing="false" fo:line-height="138%" fo:text-indent="0cm" style:auto-text-indent="false" style:writing-mode="lr-tb"/>
      <style:text-properties fo:font-weight="normal"/>
    </style:style>
    <style:style style:name="P1061" style:family="paragraph" style:parent-style-name="Text_20_body">
      <style:paragraph-properties fo:margin-left="0cm" fo:margin-right="0.584cm" fo:margin-top="0.263cm" fo:margin-bottom="0cm" loext:contextual-spacing="false" fo:line-height="138%" fo:text-indent="0cm" style:auto-text-indent="false" style:writing-mode="lr-tb"/>
      <style:text-properties fo:font-weight="normal"/>
    </style:style>
    <style:style style:name="P1062" style:family="paragraph" style:parent-style-name="Text_20_body">
      <style:paragraph-properties fo:margin-left="0cm" fo:margin-right="2.845cm" fo:margin-top="0.406cm" fo:margin-bottom="0cm" loext:contextual-spacing="false" fo:line-height="138%" fo:text-indent="0cm" style:auto-text-indent="false" style:writing-mode="lr-tb"/>
      <style:text-properties fo:font-weight="normal"/>
    </style:style>
    <style:style style:name="P1063" style:family="paragraph" style:parent-style-name="Text_20_body">
      <style:paragraph-properties fo:margin-left="0cm" fo:margin-right="3.632cm" fo:margin-top="0.296cm" fo:margin-bottom="0cm" loext:contextual-spacing="false" fo:line-height="138%" fo:text-indent="0cm" style:auto-text-indent="false" style:writing-mode="lr-tb"/>
      <style:text-properties fo:font-weight="normal"/>
    </style:style>
    <style:style style:name="P1064" style:family="paragraph" style:parent-style-name="Text_20_body">
      <style:paragraph-properties fo:margin-left="0cm" fo:margin-right="6.274cm" fo:margin-top="0cm" fo:margin-bottom="0cm" loext:contextual-spacing="false" fo:line-height="138%" fo:text-indent="1.617cm" style:auto-text-indent="false" style:writing-mode="lr-tb"/>
      <style:text-properties fo:font-weight="normal"/>
    </style:style>
    <style:style style:name="P1065" style:family="paragraph" style:parent-style-name="Text_20_body">
      <style:paragraph-properties fo:margin-left="0cm" fo:margin-right="2.854cm" fo:margin-top="0.229cm" fo:margin-bottom="0cm" loext:contextual-spacing="false" fo:line-height="138%" fo:text-indent="0cm" style:auto-text-indent="false" style:writing-mode="lr-tb"/>
      <style:text-properties fo:font-weight="normal"/>
    </style:style>
    <style:style style:name="P1066" style:family="paragraph" style:parent-style-name="Text_20_body">
      <style:paragraph-properties fo:margin-left="0cm" fo:margin-right="2.134cm" fo:margin-top="0.314cm" fo:margin-bottom="0cm" loext:contextual-spacing="false" fo:line-height="138%" fo:text-indent="0cm" style:auto-text-indent="false" style:writing-mode="lr-tb"/>
      <style:text-properties fo:font-weight="normal"/>
    </style:style>
    <style:style style:name="P1067" style:family="paragraph" style:parent-style-name="Text_20_body">
      <style:paragraph-properties fo:margin-left="0cm" fo:margin-right="9.017cm" fo:margin-top="0.279cm" fo:margin-bottom="0cm" loext:contextual-spacing="false" fo:line-height="138%" fo:text-indent="0cm" style:auto-text-indent="false" style:writing-mode="lr-tb"/>
      <style:text-properties fo:font-weight="normal"/>
    </style:style>
    <style:style style:name="P1068" style:family="paragraph" style:parent-style-name="Text_20_body">
      <style:paragraph-properties fo:margin-left="0cm" fo:margin-right="8.576cm" fo:margin-top="0.39cm" fo:margin-bottom="0cm" loext:contextual-spacing="false" fo:line-height="138%" fo:text-indent="0cm" style:auto-text-indent="false" style:writing-mode="lr-tb"/>
      <style:text-properties fo:font-weight="normal"/>
    </style:style>
    <style:style style:name="P1069" style:family="paragraph" style:parent-style-name="Text_20_body">
      <style:paragraph-properties fo:margin-left="0cm" fo:margin-right="11.21cm" fo:margin-top="0.314cm" fo:margin-bottom="0cm" loext:contextual-spacing="false" fo:line-height="138%" fo:text-indent="0cm" style:auto-text-indent="false" style:writing-mode="lr-tb"/>
      <style:text-properties fo:font-weight="normal"/>
    </style:style>
    <style:style style:name="P1070" style:family="paragraph" style:parent-style-name="Text_20_body">
      <style:paragraph-properties fo:margin-left="0cm" fo:margin-right="0.457cm" fo:margin-top="0.39cm" fo:margin-bottom="0cm" loext:contextual-spacing="false" fo:line-height="138%" fo:text-indent="0cm" style:auto-text-indent="false" style:writing-mode="lr-tb"/>
      <style:text-properties fo:font-weight="normal"/>
    </style:style>
    <style:style style:name="P1071" style:family="paragraph" style:parent-style-name="Text_20_body">
      <style:paragraph-properties fo:margin-left="0cm" fo:margin-right="9.652cm" fo:margin-top="0.254cm" fo:margin-bottom="0cm" loext:contextual-spacing="false" fo:line-height="138%" fo:text-indent="0cm" style:auto-text-indent="false" style:writing-mode="lr-tb"/>
      <style:text-properties fo:font-weight="normal"/>
    </style:style>
    <style:style style:name="P1072" style:family="paragraph" style:parent-style-name="Text_20_body">
      <style:paragraph-properties fo:margin-left="0cm" fo:margin-right="5.486cm" fo:margin-top="0.314cm" fo:margin-bottom="0cm" loext:contextual-spacing="false" fo:line-height="138%" fo:text-indent="0cm" style:auto-text-indent="false" style:writing-mode="lr-tb"/>
      <style:text-properties fo:font-weight="normal"/>
    </style:style>
    <style:style style:name="P1073" style:family="paragraph" style:parent-style-name="Text_20_body">
      <style:paragraph-properties fo:margin-left="0cm" fo:margin-right="0.483cm" fo:margin-top="1.228cm" fo:margin-bottom="0cm" loext:contextual-spacing="false" fo:line-height="138%" fo:text-indent="1.609cm" style:auto-text-indent="false" style:writing-mode="lr-tb"/>
      <style:text-properties fo:font-weight="normal"/>
    </style:style>
    <style:style style:name="P1074" style:family="paragraph" style:parent-style-name="Text_20_body">
      <style:paragraph-properties fo:margin-left="0cm" fo:margin-right="0.279cm" fo:margin-top="0.406cm" fo:margin-bottom="0cm" loext:contextual-spacing="false" fo:line-height="138%" fo:text-indent="0cm" style:auto-text-indent="false" style:writing-mode="lr-tb"/>
      <style:text-properties fo:font-weight="normal"/>
    </style:style>
    <style:style style:name="P1075" style:family="paragraph" style:parent-style-name="Text_20_body">
      <style:paragraph-properties fo:margin-left="0cm" fo:margin-right="5.851cm" fo:margin-top="0cm" fo:margin-bottom="0cm" loext:contextual-spacing="false" fo:line-height="138%" fo:text-indent="0cm" style:auto-text-indent="false" style:writing-mode="lr-tb"/>
      <style:text-properties fo:font-weight="normal"/>
    </style:style>
    <style:style style:name="P1076" style:family="paragraph" style:parent-style-name="Text_20_body">
      <style:paragraph-properties fo:margin-left="0cm" fo:margin-right="14.233cm" fo:margin-top="0.33cm" fo:margin-bottom="0cm" loext:contextual-spacing="false" fo:line-height="138%" fo:text-indent="0cm" style:auto-text-indent="false" style:writing-mode="lr-tb"/>
      <style:text-properties fo:font-weight="normal"/>
    </style:style>
    <style:style style:name="P1077" style:family="paragraph" style:parent-style-name="Text_20_body">
      <style:paragraph-properties fo:margin-left="0cm" fo:margin-right="12.259cm" fo:margin-top="1.337cm" fo:margin-bottom="0cm" loext:contextual-spacing="false" fo:line-height="138%" fo:text-indent="0cm" style:auto-text-indent="false" style:writing-mode="lr-tb"/>
      <style:text-properties fo:font-weight="normal"/>
    </style:style>
    <style:style style:name="P1078" style:family="paragraph" style:parent-style-name="Text_20_body">
      <style:paragraph-properties fo:margin-left="0cm" fo:margin-right="2.803cm" fo:margin-top="0.263cm" fo:margin-bottom="0cm" loext:contextual-spacing="false" fo:line-height="138%" fo:text-indent="0cm" style:auto-text-indent="false" style:writing-mode="lr-tb"/>
      <style:text-properties fo:font-weight="normal"/>
    </style:style>
    <style:style style:name="T1" style:family="text">
      <style:text-properties style:text-line-through-style="none" style:text-line-through-type="none" fo:font-size="11pt" style:text-underline-style="none" style:font-size-asian="11pt"/>
    </style:style>
    <style:style style:name="T2" style:family="text">
      <style:text-properties style:text-line-through-style="none" style:text-line-through-type="none" style:font-name="Arial1" fo:font-size="11pt" fo:letter-spacing="normal" style:text-underline-style="none" fo:font-weight="normal" style:font-size-asian="11pt" style:font-weight-asian="normal" style:text-scale="100%"/>
    </style:style>
    <style:style style:name="T3" style:family="text">
      <style:text-properties style:font-name="Arial1" fo:font-size="11pt" fo:letter-spacing="normal" fo:font-weight="normal" style:font-size-asian="11pt" style:font-weight-asian="normal" style:text-scale="100%"/>
    </style:style>
    <style:style style:name="T4" style:family="text">
      <style:text-properties style:font-name="Arial1" fo:font-size="11pt" fo:letter-spacing="normal" fo:font-weight="normal" officeooo:rsid="0014dd36" style:font-size-asian="11pt" style:font-weight-asian="normal" style:text-scale="100%"/>
    </style:style>
    <style:style style:name="T5" style:family="text">
      <style:text-properties style:font-name="Arial1" fo:font-size="11pt" fo:letter-spacing="-0.004cm" fo:font-weight="normal" style:font-size-asian="11pt" style:font-weight-asian="normal" style:text-scale="100%"/>
    </style:style>
    <style:style style:name="T6" style:family="text">
      <style:text-properties style:font-name="Arial1" fo:font-size="11pt" fo:letter-spacing="-0.004cm" fo:font-weight="normal" officeooo:rsid="0014dd36" style:font-size-asian="11pt" style:font-weight-asian="normal" style:text-scale="100%"/>
    </style:style>
    <style:style style:name="T7" style:family="text">
      <style:text-properties style:font-name="Arial1" fo:font-size="11pt" fo:letter-spacing="-0.018cm" fo:font-weight="normal" style:font-size-asian="11pt" style:font-weight-asian="normal" style:text-scale="100%"/>
    </style:style>
    <style:style style:name="T8" style:family="text">
      <style:text-properties style:font-name="Arial1" fo:font-size="11pt" fo:letter-spacing="0.071cm" fo:font-weight="normal" style:font-size-asian="11pt" style:font-weight-asian="normal" style:text-scale="100%"/>
    </style:style>
    <style:style style:name="T9" style:family="text">
      <style:text-properties style:font-name="Arial1" fo:font-size="11pt" fo:letter-spacing="-0.007cm" fo:font-weight="normal" style:font-size-asian="11pt" style:font-weight-asian="normal" style:text-scale="100%"/>
    </style:style>
    <style:style style:name="T10" style:family="text">
      <style:text-properties style:font-name="Arial1" fo:font-size="11pt" fo:letter-spacing="-0.005cm" fo:font-weight="normal" style:font-size-asian="11pt" style:font-weight-asian="normal" style:text-scale="100%"/>
    </style:style>
    <style:style style:name="T11" style:family="text">
      <style:text-properties style:font-name="Arial1" fo:font-size="11pt" fo:letter-spacing="-0.011cm" fo:font-weight="normal" style:font-size-asian="11pt" style:font-weight-asian="normal" style:text-scale="100%"/>
    </style:style>
    <style:style style:name="T12" style:family="text">
      <style:text-properties fo:font-variant="normal" fo:text-transform="none" fo:color="#2f2f00" style:text-line-through-style="none" style:text-line-through-type="none" style:font-name="Times New Roman1" fo:font-style="normal" style:text-underline-style="none" style:text-blinking="false" fo:background-color="transparent" loext:char-shading-value="0"/>
    </style:style>
    <style:style style:name="T13" style:family="text">
      <style:text-properties fo:font-variant="normal" fo:text-transform="none" fo:color="#2f2f00" style:text-line-through-style="none" style:text-line-through-type="none" style:font-name="Times New Roman1" fo:font-size="12pt" fo:font-style="normal" style:text-underline-style="none" style:text-blinking="false" fo:background-color="transparent" loext:char-shading-value="0"/>
    </style:style>
    <style:style style:name="T14" style:family="text">
      <style:text-properties fo:font-variant="normal" fo:text-transform="none" fo:color="#2f2f00" style:text-line-through-style="none" style:text-line-through-type="none" style:font-name="Arial2" fo:font-style="normal" style:text-underline-style="none" style:text-blinking="false" fo:background-color="transparent" loext:char-shading-value="0"/>
    </style:style>
    <style:style style:name="T15" style:family="text">
      <style:text-properties fo:font-variant="normal" fo:text-transform="none" fo:color="#2f2f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16" style:family="text">
      <style:text-properties fo:font-variant="normal" fo:text-transform="none" fo:color="#2f2f00" style:text-line-through-style="none" style:text-line-through-type="none" style:font-name="Courier New" fo:font-size="12pt" fo:font-style="normal" style:text-underline-style="none" style:text-blinking="false" fo:background-color="transparent" loext:char-shading-value="0"/>
    </style:style>
    <style:style style:name="T17" style:family="text">
      <style:text-properties fo:font-variant="normal" fo:text-transform="none" fo:color="#252500" style:text-line-through-style="none" style:text-line-through-type="none" style:font-name="Arial2" fo:font-style="normal" style:text-underline-style="none" style:text-blinking="false" fo:background-color="transparent" loext:char-shading-value="0"/>
    </style:style>
    <style:style style:name="T18" style:family="text">
      <style:text-properties fo:font-variant="normal" fo:text-transform="none" fo:color="#2525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19" style:family="text">
      <style:text-properties fo:font-variant="normal" fo:text-transform="none" fo:color="#252500" style:text-line-through-style="none" style:text-line-through-type="none" style:font-name="Arial2" fo:font-size="12pt" fo:font-style="normal" style:text-underline-style="none" officeooo:rsid="00163f98" style:text-blinking="false" fo:background-color="transparent" loext:char-shading-value="0"/>
    </style:style>
    <style:style style:name="T20" style:family="text">
      <style:text-properties fo:font-variant="normal" fo:text-transform="none" fo:color="#252500" style:text-line-through-style="none" style:text-line-through-type="none" style:font-name="Arial2" fo:font-size="12pt" fo:font-style="normal" style:text-underline-style="none" officeooo:rsid="00168e0f" style:text-blinking="false" fo:background-color="transparent" loext:char-shading-value="0"/>
    </style:style>
    <style:style style:name="T21" style:family="text"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style:text-blinking="false" fo:background-color="transparent" loext:char-shading-value="0"/>
    </style:style>
    <style:style style:name="T22" style:family="text"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officeooo:rsid="00163f98" style:text-blinking="false" fo:background-color="transparent" loext:char-shading-value="0"/>
    </style:style>
    <style:style style:name="T23" style:family="text"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normal" officeooo:rsid="00168e0f" style:text-blinking="false" fo:background-color="transparent" loext:char-shading-value="0"/>
    </style:style>
    <style:style style:name="T24" style:family="text">
      <style:text-properties fo:font-variant="normal" fo:text-transform="none" fo:color="#252500" style:text-line-through-style="none" style:text-line-through-type="none" style:font-name="Arial2" fo:font-size="12pt" fo:font-style="normal" style:text-underline-style="none" fo:font-weight="bold" style:text-blinking="false" fo:background-color="transparent" loext:char-shading-value="0"/>
    </style:style>
    <style:style style:name="T25" style:family="text">
      <style:text-properties fo:font-variant="normal" fo:text-transform="none" fo:color="#252500" style:text-line-through-style="none" style:text-line-through-type="none" style:font-name="Times New Roman1" fo:font-size="12pt" fo:font-style="normal" style:text-underline-style="none" style:text-blinking="false" fo:background-color="transparent" loext:char-shading-value="0"/>
    </style:style>
    <style:style style:name="T26" style:family="text">
      <style:text-properties fo:font-variant="normal" fo:text-transform="none" fo:color="#252500" style:text-line-through-style="none" style:text-line-through-type="none" style:font-name="Times New Roman1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27" style:family="text">
      <style:text-properties fo:font-variant="normal" fo:text-transform="none" fo:color="#252500" style:text-line-through-style="none" style:text-line-through-type="none" style:font-name="Times New Roman1" fo:font-size="12pt" fo:font-style="normal" style:text-underline-style="none" fo:font-weight="bold" style:text-blinking="false" fo:background-color="transparent" loext:char-shading-value="0"/>
    </style:style>
    <style:style style:name="T28" style:family="text">
      <style:text-properties fo:font-variant="normal" fo:text-transform="none" fo:color="#252500" style:text-line-through-style="none" style:text-line-through-type="none" style:font-name="Times New Roman1" fo:font-style="normal" style:text-underline-style="none" style:text-blinking="false" fo:background-color="transparent" loext:char-shading-value="0"/>
    </style:style>
    <style:style style:name="T29" style:family="text">
      <style:text-properties fo:font-variant="normal" fo:text-transform="none" fo:color="#252500" style:text-line-through-style="none" style:text-line-through-type="none" style:font-name="Courier New" fo:font-style="normal" style:text-underline-style="none" style:text-blinking="false" fo:background-color="transparent" loext:char-shading-value="0"/>
    </style:style>
    <style:style style:name="T30" style:family="text">
      <style:text-properties fo:font-variant="normal" fo:text-transform="none" fo:color="#252500" style:text-line-through-style="none" style:text-line-through-type="none" style:font-name="Courier New" fo:font-size="12pt" fo:font-style="normal" style:text-underline-style="none" style:text-blinking="false" fo:background-color="transparent" loext:char-shading-value="0"/>
    </style:style>
    <style:style style:name="T31" style:family="text">
      <style:text-properties fo:font-variant="normal" fo:text-transform="none" fo:color="#252500" style:text-line-through-style="none" style:text-line-through-type="none" style:font-name="Courier New" fo:font-size="12pt" fo:font-style="normal" style:text-underline-style="none" fo:font-weight="bold" style:text-blinking="false" fo:background-color="transparent" loext:char-shading-value="0"/>
    </style:style>
    <style:style style:name="T32" style:family="text">
      <style:text-properties fo:font-variant="normal" fo:text-transform="none" fo:color="#000000" style:text-line-through-style="none" style:text-line-through-type="none" style:font-name="Arial2" fo:font-style="normal" style:text-underline-style="none" style:text-blinking="false" fo:background-color="transparent" loext:char-shading-value="0"/>
    </style:style>
    <style:style style:name="T33" style:family="text">
      <style:text-properties fo:font-variant="normal" fo:text-transform="none" fo:color="#000000" style:text-line-through-style="none" style:text-line-through-type="none" style:font-name="Arial2" fo:font-style="normal" style:text-underline-style="none" fo:font-weight="bold" style:text-blinking="false" fo:background-color="transparent" loext:char-shading-value="0"/>
    </style:style>
    <style:style style:name="T34" style:family="text">
      <style:text-properties fo:font-variant="normal" fo:text-transform="none" fo:color="#0000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35" style:family="text">
      <style:text-properties fo:font-variant="normal" fo:text-transform="none" fo:color="#000000" style:text-line-through-style="none" style:text-line-through-type="none" style:font-name="Arial2" fo:font-size="12pt" fo:font-style="normal" style:text-underline-style="none" fo:font-weight="normal" style:text-blinking="false" fo:background-color="transparent" loext:char-shading-value="0"/>
    </style:style>
    <style:style style:name="T36" style:family="text">
      <style:text-properties fo:font-variant="normal" fo:text-transform="none" fo:color="#000000" style:text-line-through-style="none" style:text-line-through-type="none" style:font-name="Arial2" fo:font-size="12pt" fo:font-style="normal" style:text-underline-style="none" fo:font-weight="normal" officeooo:rsid="0014dd36" style:text-blinking="false" fo:background-color="transparent" loext:char-shading-value="0"/>
    </style:style>
    <style:style style:name="T37" style:family="text">
      <style:text-properties fo:font-variant="normal" fo:text-transform="none" fo:color="#000000" style:text-line-through-style="none" style:text-line-through-type="none" style:font-name="Arial2" fo:font-size="12pt" fo:font-style="normal" style:text-underline-style="none" fo:font-weight="bold" style:text-blinking="false" fo:background-color="transparent" loext:char-shading-value="0"/>
    </style:style>
    <style:style style:name="T38" style:family="text">
      <style:text-properties fo:font-variant="normal" fo:text-transform="none" fo:color="#000000" style:text-line-through-style="none" style:text-line-through-type="none" style:font-name="Courier New" fo:font-style="normal" style:text-underline-style="none" fo:font-weight="bold" style:text-blinking="false" fo:background-color="transparent" loext:char-shading-value="0"/>
    </style:style>
    <style:style style:name="T39" style:family="text">
      <style:text-properties fo:font-variant="normal" fo:text-transform="none" fo:color="#000000" style:text-line-through-style="none" style:text-line-through-type="none" style:font-name="Courier New" fo:font-size="12pt" fo:font-style="normal" style:text-underline-style="none" style:text-blinking="false" fo:background-color="transparent" loext:char-shading-value="0"/>
    </style:style>
    <style:style style:name="T40" style:family="text">
      <style:text-properties fo:font-variant="normal" fo:text-transform="none" fo:color="#000000" style:text-line-through-style="none" style:text-line-through-type="none" style:font-name="Courier New" fo:font-size="12pt" fo:font-style="normal" style:text-underline-style="none" fo:font-weight="bold" style:text-blinking="false" fo:background-color="transparent" loext:char-shading-value="0"/>
    </style:style>
    <style:style style:name="T41" style:family="text">
      <style:text-properties fo:font-variant="normal" fo:text-transform="none" fo:color="#000000" style:text-line-through-style="none" style:text-line-through-type="none" style:font-name="Times New Roman1" fo:font-style="normal" style:text-underline-style="none" style:text-blinking="false" fo:background-color="transparent" loext:char-shading-value="0"/>
    </style:style>
    <style:style style:name="T42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style:text-blinking="false" fo:background-color="transparent" loext:char-shading-value="0"/>
    </style:style>
    <style:style style:name="T43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 loext:char-shading-value="0"/>
    </style:style>
    <style:style style:name="T44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bold" style:text-blinking="false" fo:background-color="transparent" loext:char-shading-value="0"/>
    </style:style>
    <style:style style:name="T45" style:family="text">
      <style:text-properties fo:font-variant="normal" fo:text-transform="none" fo:color="#383800" style:text-line-through-style="none" style:text-line-through-type="none" style:font-name="Arial2" fo:font-style="normal" style:text-underline-style="none" style:text-blinking="false" fo:background-color="transparent" loext:char-shading-value="0"/>
    </style:style>
    <style:style style:name="T46" style:family="text">
      <style:text-properties fo:font-variant="normal" fo:text-transform="none" fo:color="#3838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47" style:family="text">
      <style:text-properties fo:font-variant="normal" fo:text-transform="none" fo:color="#383800" style:text-line-through-style="none" style:text-line-through-type="none" style:font-name="Arial2" fo:font-size="12pt" fo:font-style="normal" style:text-underline-style="none" fo:font-weight="normal" style:text-blinking="false" fo:background-color="transparent" loext:char-shading-value="0"/>
    </style:style>
    <style:style style:name="T48" style:family="text">
      <style:text-properties fo:font-variant="normal" fo:text-transform="none" fo:color="#383800" style:text-line-through-style="none" style:text-line-through-type="none" style:font-name="Arial2" fo:font-size="12pt" fo:font-style="normal" style:text-underline-style="none" fo:font-weight="normal" officeooo:rsid="00163f98" style:text-blinking="false" fo:background-color="transparent" loext:char-shading-value="0"/>
    </style:style>
    <style:style style:name="T49" style:family="text">
      <style:text-properties fo:font-variant="normal" fo:text-transform="none" fo:color="#383800" style:text-line-through-style="none" style:text-line-through-type="none" style:font-name="Arial2" fo:font-size="12pt" fo:font-style="normal" style:text-underline-style="none" fo:font-weight="bold" style:text-blinking="false" fo:background-color="transparent" loext:char-shading-value="0"/>
    </style:style>
    <style:style style:name="T50" style:family="text">
      <style:text-properties fo:font-variant="normal" fo:text-transform="none" fo:color="#383800" style:text-line-through-style="none" style:text-line-through-type="none" style:font-name="Times New Roman1" fo:font-size="12pt" fo:font-style="normal" style:text-underline-style="none" style:text-blinking="false" fo:background-color="transparent" loext:char-shading-value="0"/>
    </style:style>
    <style:style style:name="T51" style:family="text">
      <style:text-properties fo:font-variant="normal" fo:text-transform="none" fo:color="#383800" style:text-line-through-style="none" style:text-line-through-type="none" style:font-name="Times New Roman1" fo:font-size="12pt" fo:font-style="normal" style:text-underline-style="none" fo:font-weight="bold" style:text-blinking="false" fo:background-color="transparent" loext:char-shading-value="0"/>
    </style:style>
    <style:style style:name="T52" style:family="text">
      <style:text-properties fo:font-variant="normal" fo:text-transform="none" fo:color="#2b2b00" style:text-line-through-style="none" style:text-line-through-type="none" style:font-name="Arial2" fo:font-style="normal" style:text-underline-style="none" style:text-blinking="false" fo:background-color="transparent" loext:char-shading-value="0"/>
    </style:style>
    <style:style style:name="T53" style:family="text">
      <style:text-properties fo:font-variant="normal" fo:text-transform="none" fo:color="#2b2b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54" style:family="text">
      <style:text-properties fo:font-variant="normal" fo:text-transform="none" fo:color="#2b2b00" style:text-line-through-style="none" style:text-line-through-type="none" style:font-name="Arial2" fo:font-size="12pt" fo:font-style="normal" style:text-underline-style="none" fo:font-weight="bold" style:text-blinking="false" fo:background-color="transparent" loext:char-shading-value="0"/>
    </style:style>
    <style:style style:name="T55" style:family="text">
      <style:text-properties fo:font-variant="normal" fo:text-transform="none" fo:color="#2b2b00" style:text-line-through-style="none" style:text-line-through-type="none" style:font-name="Times New Roman1" fo:font-style="normal" style:text-underline-style="none" style:text-blinking="false" fo:background-color="transparent" loext:char-shading-value="0"/>
    </style:style>
    <style:style style:name="T56" style:family="text">
      <style:text-properties fo:font-variant="normal" fo:text-transform="none" fo:color="#2b2b00" style:text-line-through-style="none" style:text-line-through-type="none" style:font-name="Times New Roman1" fo:font-size="12pt" fo:font-style="normal" style:text-underline-style="none" style:text-blinking="false" fo:background-color="transparent" loext:char-shading-value="0"/>
    </style:style>
    <style:style style:name="T57" style:family="text">
      <style:text-properties fo:font-variant="normal" fo:text-transform="none" fo:color="#2b2b00" style:text-line-through-style="none" style:text-line-through-type="none" style:font-name="Times New Roman1" fo:font-size="12pt" fo:font-style="normal" style:text-underline-style="none" fo:font-weight="bold" style:text-blinking="false" fo:background-color="transparent" loext:char-shading-value="0"/>
    </style:style>
    <style:style style:name="T58" style:family="text">
      <style:text-properties fo:font-variant="normal" fo:text-transform="none" fo:color="#2b2b00" style:text-line-through-style="none" style:text-line-through-type="none" style:font-name="Courier New" fo:font-size="12pt" fo:font-style="normal" style:text-underline-style="none" style:text-blinking="false" fo:background-color="transparent" loext:char-shading-value="0"/>
    </style:style>
    <style:style style:name="T59" style:family="text">
      <style:text-properties fo:font-variant="normal" fo:text-transform="none" fo:color="#393900" style:text-line-through-style="none" style:text-line-through-type="none" style:font-name="Times New Roman1" fo:font-style="normal" style:text-underline-style="none" style:text-blinking="false" fo:background-color="transparent" loext:char-shading-value="0"/>
    </style:style>
    <style:style style:name="T60" style:family="text">
      <style:text-properties fo:font-variant="normal" fo:text-transform="none" fo:color="#393900" style:text-line-through-style="none" style:text-line-through-type="none" style:font-name="Times New Roman1" fo:font-size="12pt" fo:font-style="normal" style:text-underline-style="none" style:text-blinking="false" fo:background-color="transparent" loext:char-shading-value="0"/>
    </style:style>
    <style:style style:name="T61" style:family="text">
      <style:text-properties fo:font-variant="normal" fo:text-transform="none" fo:color="#3939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62" style:family="text">
      <style:text-properties fo:font-variant="normal" fo:text-transform="none" fo:color="#393900" style:text-line-through-style="none" style:text-line-through-type="none" style:text-underline-style="none" style:text-blinking="false" fo:background-color="transparent" loext:char-shading-value="0"/>
    </style:style>
    <style:style style:name="T63" style:family="text">
      <style:text-properties fo:font-variant="normal" fo:text-transform="none" fo:color="#2c2c00" style:text-line-through-style="none" style:text-line-through-type="none" style:font-name="Times New Roman1" fo:font-style="normal" style:text-underline-style="none" style:text-blinking="false" fo:background-color="transparent" loext:char-shading-value="0"/>
    </style:style>
    <style:style style:name="T64" style:family="text">
      <style:text-properties fo:font-variant="normal" fo:text-transform="none" fo:color="#2c2c00" style:text-line-through-style="none" style:text-line-through-type="none" style:font-name="Times New Roman1" fo:font-size="12pt" fo:font-style="normal" style:text-underline-style="none" style:text-blinking="false" fo:background-color="transparent" loext:char-shading-value="0"/>
    </style:style>
    <style:style style:name="T65" style:family="text">
      <style:text-properties fo:font-variant="normal" fo:text-transform="none" fo:color="#2c2c00" style:text-line-through-style="none" style:text-line-through-type="none" style:font-name="Arial2" fo:font-style="normal" style:text-underline-style="none" style:text-blinking="false" fo:background-color="transparent" loext:char-shading-value="0"/>
    </style:style>
    <style:style style:name="T66" style:family="text">
      <style:text-properties fo:font-variant="normal" fo:text-transform="none" fo:color="#2c2c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67" style:family="text">
      <style:text-properties fo:font-variant="normal" fo:text-transform="none" fo:color="#2c2c00" style:text-line-through-style="none" style:text-line-through-type="none" style:font-name="Arial2" fo:font-size="12pt" fo:font-style="normal" style:text-underline-style="none" fo:font-weight="bold" style:text-blinking="false" fo:background-color="transparent" loext:char-shading-value="0"/>
    </style:style>
    <style:style style:name="T68" style:family="text">
      <style:text-properties fo:font-variant="normal" fo:text-transform="none" fo:color="#2c2c00" style:text-line-through-style="none" style:text-line-through-type="none" style:font-name="Courier New" fo:font-size="12pt" fo:font-style="normal" style:text-underline-style="none" style:text-blinking="false" fo:background-color="transparent" loext:char-shading-value="0"/>
    </style:style>
    <style:style style:name="T69" style:family="text">
      <style:text-properties fo:font-variant="normal" fo:text-transform="none" fo:color="#2c2c00" style:text-line-through-style="none" style:text-line-through-type="none" style:font-name="Courier New" fo:font-size="12pt" fo:font-style="normal" style:text-underline-style="none" fo:font-weight="bold" style:text-blinking="false" fo:background-color="transparent" loext:char-shading-value="0"/>
    </style:style>
    <style:style style:name="T70" style:family="text">
      <style:text-properties fo:font-variant="normal" fo:text-transform="none" fo:color="#262600" style:text-line-through-style="none" style:text-line-through-type="none" style:font-name="Arial2" fo:font-style="normal" style:text-underline-style="none" style:text-blinking="false" fo:background-color="transparent" loext:char-shading-value="0"/>
    </style:style>
    <style:style style:name="T71" style:family="text">
      <style:text-properties fo:font-variant="normal" fo:text-transform="none" fo:color="#2626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72" style:family="text">
      <style:text-properties fo:font-variant="normal" fo:text-transform="none" fo:color="#262600" style:text-line-through-style="none" style:text-line-through-type="none" style:font-name="Arial2" fo:font-size="12pt" fo:font-style="normal" style:text-underline-style="none" officeooo:rsid="00168e0f" style:text-blinking="false" fo:background-color="transparent" loext:char-shading-value="0"/>
    </style:style>
    <style:style style:name="T73" style:family="text">
      <style:text-properties fo:font-variant="normal" fo:text-transform="none" fo:color="#262600" style:text-line-through-style="none" style:text-line-through-type="none" style:font-name="Arial2" fo:font-size="12pt" fo:font-style="normal" style:text-underline-style="none" fo:font-weight="normal" style:text-blinking="false" fo:background-color="transparent" loext:char-shading-value="0"/>
    </style:style>
    <style:style style:name="T74" style:family="text">
      <style:text-properties fo:font-variant="normal" fo:text-transform="none" fo:color="#262600" style:text-line-through-style="none" style:text-line-through-type="none" style:font-name="Times New Roman1" fo:font-size="12pt" fo:font-style="normal" style:text-underline-style="none" style:text-blinking="false" fo:background-color="transparent" loext:char-shading-value="0"/>
    </style:style>
    <style:style style:name="T75" style:family="text">
      <style:text-properties fo:font-variant="normal" fo:text-transform="none" fo:color="#262600" style:text-line-through-style="none" style:text-line-through-type="none" style:font-name="Times New Roman1" fo:font-size="12pt" fo:font-style="normal" style:text-underline-style="none" fo:font-weight="bold" style:text-blinking="false" fo:background-color="transparent" loext:char-shading-value="0"/>
    </style:style>
    <style:style style:name="T76" style:family="text">
      <style:text-properties fo:font-variant="normal" fo:text-transform="none" fo:color="#262600" style:text-line-through-style="none" style:text-line-through-type="none" style:font-name="Courier New" fo:font-size="12pt" fo:font-style="normal" style:text-underline-style="none" style:text-blinking="false" fo:background-color="transparent" loext:char-shading-value="0"/>
    </style:style>
    <style:style style:name="T77" style:family="text">
      <style:text-properties fo:font-variant="normal" fo:text-transform="none" fo:color="#262600" style:text-line-through-style="none" style:text-line-through-type="none" style:font-name="Courier New" fo:font-size="12pt" fo:font-style="normal" style:text-underline-style="none" fo:font-weight="bold" style:text-blinking="false" fo:background-color="transparent" loext:char-shading-value="0"/>
    </style:style>
    <style:style style:name="T78" style:family="text">
      <style:text-properties fo:font-variant="normal" fo:text-transform="none" fo:color="#272700" style:text-line-through-style="none" style:text-line-through-type="none" style:font-name="Arial2" fo:font-style="normal" style:text-underline-style="none" style:text-blinking="false" fo:background-color="transparent" loext:char-shading-value="0"/>
    </style:style>
    <style:style style:name="T79" style:family="text">
      <style:text-properties fo:font-variant="normal" fo:text-transform="none" fo:color="#2727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80" style:family="text">
      <style:text-properties fo:font-variant="normal" fo:text-transform="none" fo:color="#272700" style:text-line-through-style="none" style:text-line-through-type="none" style:font-name="Arial2" fo:font-size="12pt" fo:font-style="normal" style:text-underline-style="none" officeooo:rsid="00163f98" style:text-blinking="false" fo:background-color="transparent" loext:char-shading-value="0"/>
    </style:style>
    <style:style style:name="T81" style:family="text">
      <style:text-properties fo:font-variant="normal" fo:text-transform="none" fo:color="#272700" style:text-line-through-style="none" style:text-line-through-type="none" style:font-name="Arial2" fo:font-size="12pt" fo:font-style="normal" style:text-underline-style="none" fo:font-weight="normal" style:text-blinking="false" fo:background-color="transparent" loext:char-shading-value="0"/>
    </style:style>
    <style:style style:name="T82" style:family="text">
      <style:text-properties fo:font-variant="normal" fo:text-transform="none" fo:color="#272700" style:text-line-through-style="none" style:text-line-through-type="none" style:font-name="Arial2" fo:font-size="12pt" fo:font-style="normal" style:text-underline-style="none" fo:font-weight="bold" style:text-blinking="false" fo:background-color="transparent" loext:char-shading-value="0"/>
    </style:style>
    <style:style style:name="T83" style:family="text">
      <style:text-properties fo:font-variant="normal" fo:text-transform="none" fo:color="#272700" style:text-line-through-style="none" style:text-line-through-type="none" style:font-name="Courier New" fo:font-size="12pt" fo:font-style="normal" style:text-underline-style="none" style:text-blinking="false" fo:background-color="transparent" loext:char-shading-value="0"/>
    </style:style>
    <style:style style:name="T84" style:family="text">
      <style:text-properties fo:font-variant="normal" fo:text-transform="none" fo:color="#272700" style:text-line-through-style="none" style:text-line-through-type="none" style:font-name="Courier New" fo:font-size="12pt" fo:font-style="italic" style:text-underline-style="none" style:text-blinking="false" fo:background-color="transparent" loext:char-shading-value="0"/>
    </style:style>
    <style:style style:name="T85" style:family="text">
      <style:text-properties fo:font-variant="normal" fo:text-transform="none" fo:color="#272700" style:text-line-through-style="none" style:text-line-through-type="none" style:font-name="Times New Roman1" fo:font-size="12pt" fo:font-style="normal" style:text-underline-style="none" style:text-blinking="false" fo:background-color="transparent" loext:char-shading-value="0"/>
    </style:style>
    <style:style style:name="T86" style:family="text">
      <style:text-properties fo:font-variant="normal" fo:text-transform="none" fo:color="#272700" style:text-line-through-style="none" style:text-line-through-type="none" style:font-name="Times New Roman1" fo:font-size="12pt" fo:font-style="normal" style:text-underline-style="none" fo:font-weight="bold" style:text-blinking="false" fo:background-color="transparent" loext:char-shading-value="0"/>
    </style:style>
    <style:style style:name="T87" style:family="text">
      <style:text-properties fo:font-variant="normal" fo:text-transform="none" fo:color="#292900" style:text-line-through-style="none" style:text-line-through-type="none" style:font-name="Arial2" fo:font-style="normal" style:text-underline-style="none" style:text-blinking="false" fo:background-color="transparent" loext:char-shading-value="0"/>
    </style:style>
    <style:style style:name="T88" style:family="text">
      <style:text-properties fo:font-variant="normal" fo:text-transform="none" fo:color="#2929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89" style:family="text">
      <style:text-properties fo:font-variant="normal" fo:text-transform="none" fo:color="#292900" style:text-line-through-style="none" style:text-line-through-type="none" style:font-name="Arial2" fo:font-size="12pt" fo:font-style="normal" style:text-underline-style="none" officeooo:rsid="00163f98" style:text-blinking="false" fo:background-color="transparent" loext:char-shading-value="0"/>
    </style:style>
    <style:style style:name="T90" style:family="text">
      <style:text-properties fo:font-variant="normal" fo:text-transform="none" fo:color="#292900" style:text-line-through-style="none" style:text-line-through-type="none" style:font-name="Arial2" fo:font-size="12pt" fo:font-style="normal" style:text-underline-style="none" fo:font-weight="bold" style:text-blinking="false" fo:background-color="transparent" loext:char-shading-value="0"/>
    </style:style>
    <style:style style:name="T91" style:family="text">
      <style:text-properties fo:font-variant="normal" fo:text-transform="none" fo:color="#292900" style:text-line-through-style="none" style:text-line-through-type="none" style:font-name="Arial2" fo:font-size="12pt" fo:font-style="normal" style:text-underline-style="none" fo:font-weight="normal" style:text-blinking="false" fo:background-color="transparent" loext:char-shading-value="0"/>
    </style:style>
    <style:style style:name="T92" style:family="text">
      <style:text-properties fo:font-variant="normal" fo:text-transform="none" fo:color="#292900" style:text-line-through-style="none" style:text-line-through-type="none" style:font-name="Times New Roman1" fo:font-style="normal" style:text-underline-style="none" style:text-blinking="false" fo:background-color="transparent" loext:char-shading-value="0"/>
    </style:style>
    <style:style style:name="T93" style:family="text">
      <style:text-properties fo:font-variant="normal" fo:text-transform="none" fo:color="#292900" style:text-line-through-style="none" style:text-line-through-type="none" style:font-name="Times New Roman1" fo:font-size="12pt" fo:font-style="normal" style:text-underline-style="none" style:text-blinking="false" fo:background-color="transparent" loext:char-shading-value="0"/>
    </style:style>
    <style:style style:name="T94" style:family="text">
      <style:text-properties fo:font-variant="normal" fo:text-transform="none" fo:color="#292900" style:text-line-through-style="none" style:text-line-through-type="none" style:font-name="Times New Roman1" fo:font-size="12pt" fo:font-style="normal" style:text-underline-style="none" fo:font-weight="bold" style:text-blinking="false" fo:background-color="transparent" loext:char-shading-value="0"/>
    </style:style>
    <style:style style:name="T95" style:family="text">
      <style:text-properties fo:font-variant="normal" fo:text-transform="none" fo:color="#292900" style:text-line-through-style="none" style:text-line-through-type="none" style:font-name="Courier New" fo:font-size="12pt" fo:font-style="normal" style:text-underline-style="none" style:text-blinking="false" fo:background-color="transparent" loext:char-shading-value="0"/>
    </style:style>
    <style:style style:name="T96" style:family="text">
      <style:text-properties fo:font-variant="normal" fo:text-transform="none" fo:color="#323200" style:text-line-through-style="none" style:text-line-through-type="none" style:font-name="Arial2" fo:font-style="normal" style:text-underline-style="none" style:text-blinking="false" fo:background-color="transparent" loext:char-shading-value="0"/>
    </style:style>
    <style:style style:name="T97" style:family="text">
      <style:text-properties fo:font-variant="normal" fo:text-transform="none" fo:color="#3232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98" style:family="text">
      <style:text-properties fo:font-variant="normal" fo:text-transform="none" fo:color="#323200" style:text-line-through-style="none" style:text-line-through-type="none" style:font-name="Arial2" fo:font-size="12pt" fo:font-style="normal" style:text-underline-style="none" fo:font-weight="bold" style:text-blinking="false" fo:background-color="transparent" loext:char-shading-value="0"/>
    </style:style>
    <style:style style:name="T99" style:family="text">
      <style:text-properties fo:font-variant="normal" fo:text-transform="none" fo:color="#323200" style:text-line-through-style="none" style:text-line-through-type="none" style:font-name="Times New Roman1" fo:font-size="12pt" fo:font-style="normal" style:text-underline-style="none" style:text-blinking="false" fo:background-color="transparent" loext:char-shading-value="0"/>
    </style:style>
    <style:style style:name="T100" style:family="text">
      <style:text-properties fo:font-variant="normal" fo:text-transform="none" fo:color="#323200" style:text-line-through-style="none" style:text-line-through-type="none" style:font-name="Courier New" fo:font-size="12pt" fo:font-style="normal" style:text-underline-style="none" fo:font-weight="bold" style:text-blinking="false" fo:background-color="transparent" loext:char-shading-value="0"/>
    </style:style>
    <style:style style:name="T101" style:family="text">
      <style:text-properties fo:font-variant="normal" fo:text-transform="none" fo:color="#373700" style:text-line-through-style="none" style:text-line-through-type="none" style:font-name="Arial2" fo:font-style="normal" style:text-underline-style="none" style:text-blinking="false" fo:background-color="transparent" loext:char-shading-value="0"/>
    </style:style>
    <style:style style:name="T102" style:family="text">
      <style:text-properties fo:font-variant="normal" fo:text-transform="none" fo:color="#3737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103" style:family="text">
      <style:text-properties fo:font-variant="normal" fo:text-transform="none" fo:color="#373700" style:text-line-through-style="none" style:text-line-through-type="none" style:font-name="Times New Roman1" fo:font-size="12pt" fo:font-style="normal" style:text-underline-style="none" style:text-blinking="false" fo:background-color="transparent" loext:char-shading-value="0"/>
    </style:style>
    <style:style style:name="T104" style:family="text">
      <style:text-properties fo:font-variant="normal" fo:text-transform="none" fo:color="#363600" style:text-line-through-style="none" style:text-line-through-type="none" style:font-name="Arial2" fo:font-style="normal" style:text-underline-style="none" style:text-blinking="false" fo:background-color="transparent" loext:char-shading-value="0"/>
    </style:style>
    <style:style style:name="T105" style:family="text">
      <style:text-properties fo:font-variant="normal" fo:text-transform="none" fo:color="#3636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106" style:family="text">
      <style:text-properties fo:font-variant="normal" fo:text-transform="none" fo:color="#363600" style:text-line-through-style="none" style:text-line-through-type="none" style:font-name="Arial2" fo:font-size="12pt" fo:font-style="normal" style:text-underline-style="none" fo:font-weight="bold" style:text-blinking="false" fo:background-color="transparent" loext:char-shading-value="0"/>
    </style:style>
    <style:style style:name="T107" style:family="text">
      <style:text-properties fo:font-variant="normal" fo:text-transform="none" fo:color="#363600" style:text-line-through-style="none" style:text-line-through-type="none" style:font-name="Times New Roman1" fo:font-size="12pt" fo:font-style="normal" style:text-underline-style="none" style:text-blinking="false" fo:background-color="transparent" loext:char-shading-value="0"/>
    </style:style>
    <style:style style:name="T108" style:family="text">
      <style:text-properties fo:font-variant="normal" fo:text-transform="none" fo:color="#282800" style:text-line-through-style="none" style:text-line-through-type="none" style:font-name="Arial2" fo:font-style="normal" style:text-underline-style="none" style:text-blinking="false" fo:background-color="transparent" loext:char-shading-value="0"/>
    </style:style>
    <style:style style:name="T109" style:family="text">
      <style:text-properties fo:font-variant="normal" fo:text-transform="none" fo:color="#2828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110" style:family="text">
      <style:text-properties fo:font-variant="normal" fo:text-transform="none" fo:color="#282800" style:text-line-through-style="none" style:text-line-through-type="none" style:font-name="Arial2" fo:font-size="12pt" fo:font-style="normal" style:text-underline-style="none" officeooo:rsid="00168e0f" style:text-blinking="false" fo:background-color="transparent" loext:char-shading-value="0"/>
    </style:style>
    <style:style style:name="T111" style:family="text">
      <style:text-properties fo:font-variant="normal" fo:text-transform="none" fo:color="#282800" style:text-line-through-style="none" style:text-line-through-type="none" style:font-name="Arial2" fo:font-size="12pt" fo:font-style="normal" style:text-underline-style="none" fo:font-weight="normal" style:text-blinking="false" fo:background-color="transparent" loext:char-shading-value="0"/>
    </style:style>
    <style:style style:name="T112" style:family="text">
      <style:text-properties fo:font-variant="normal" fo:text-transform="none" fo:color="#282800" style:text-line-through-style="none" style:text-line-through-type="none" style:font-name="Arial2" fo:font-size="12pt" fo:font-style="normal" style:text-underline-style="none" fo:font-weight="bold" style:text-blinking="false" fo:background-color="transparent" loext:char-shading-value="0"/>
    </style:style>
    <style:style style:name="T113" style:family="text">
      <style:text-properties fo:font-variant="normal" fo:text-transform="none" fo:color="#282800" style:text-line-through-style="none" style:text-line-through-type="none" style:font-name="Times New Roman1" fo:font-size="12pt" fo:font-style="normal" style:text-underline-style="none" style:text-blinking="false" fo:background-color="transparent" loext:char-shading-value="0"/>
    </style:style>
    <style:style style:name="T114" style:family="text">
      <style:text-properties fo:font-variant="normal" fo:text-transform="none" fo:color="#282800" style:text-line-through-style="none" style:text-line-through-type="none" style:font-name="Times New Roman1" fo:font-size="12pt" fo:font-style="normal" style:text-underline-style="none" fo:font-weight="bold" style:text-blinking="false" fo:background-color="transparent" loext:char-shading-value="0"/>
    </style:style>
    <style:style style:name="T115" style:family="text">
      <style:text-properties fo:font-variant="normal" fo:text-transform="none" fo:color="#282800" style:text-line-through-style="none" style:text-line-through-type="none" style:font-name="Courier New" fo:font-size="12pt" fo:font-style="normal" style:text-underline-style="none" style:text-blinking="false" fo:background-color="transparent" loext:char-shading-value="0"/>
    </style:style>
    <style:style style:name="T116" style:family="text">
      <style:text-properties fo:font-variant="normal" fo:text-transform="none" fo:color="#454500" style:text-line-through-style="none" style:text-line-through-type="none" style:font-name="Arial2" fo:font-style="normal" style:text-underline-style="none" style:text-blinking="false" fo:background-color="transparent" loext:char-shading-value="0"/>
    </style:style>
    <style:style style:name="T117" style:family="text">
      <style:text-properties fo:font-variant="normal" fo:text-transform="none" fo:color="#4545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118" style:family="text">
      <style:text-properties fo:font-variant="normal" fo:text-transform="none" fo:color="#454500" style:text-line-through-style="none" style:text-line-through-type="none" style:font-name="Times New Roman1" fo:font-size="12pt" fo:font-style="normal" style:text-underline-style="none" style:text-blinking="false" fo:background-color="transparent" loext:char-shading-value="0"/>
    </style:style>
    <style:style style:name="T119" style:family="text">
      <style:text-properties fo:font-variant="normal" fo:text-transform="none" fo:color="#d4d400" style:text-line-through-style="none" style:text-line-through-type="none" style:font-name="Arial2" fo:font-style="normal" style:text-underline-style="none" style:text-blinking="false" fo:background-color="transparent" loext:char-shading-value="0"/>
    </style:style>
    <style:style style:name="T120" style:family="text">
      <style:text-properties fo:font-variant="normal" fo:text-transform="none" fo:color="#d4d4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121" style:family="text">
      <style:text-properties fo:font-variant="normal" fo:text-transform="none" fo:color="#898900" style:text-line-through-style="none" style:text-line-through-type="none" style:font-name="Arial2" fo:font-style="normal" style:text-underline-style="none" style:text-blinking="false" fo:background-color="transparent" loext:char-shading-value="0"/>
    </style:style>
    <style:style style:name="T122" style:family="text">
      <style:text-properties fo:font-variant="normal" fo:text-transform="none" fo:color="#8989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123" style:family="text">
      <style:text-properties fo:font-variant="normal" fo:text-transform="none" fo:color="#2d2d00" style:text-line-through-style="none" style:text-line-through-type="none" style:font-name="Times New Roman1" fo:font-style="normal" style:text-underline-style="none" style:text-blinking="false" fo:background-color="transparent" loext:char-shading-value="0"/>
    </style:style>
    <style:style style:name="T124" style:family="text">
      <style:text-properties fo:font-variant="normal" fo:text-transform="none" fo:color="#2d2d00" style:text-line-through-style="none" style:text-line-through-type="none" style:font-name="Times New Roman1" fo:font-size="12pt" fo:font-style="normal" style:text-underline-style="none" style:text-blinking="false" fo:background-color="transparent" loext:char-shading-value="0"/>
    </style:style>
    <style:style style:name="T125" style:family="text">
      <style:text-properties fo:font-variant="normal" fo:text-transform="none" fo:color="#2d2d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126" style:family="text">
      <style:text-properties fo:font-variant="normal" fo:text-transform="none" fo:color="#2d2d00" style:text-line-through-style="none" style:text-line-through-type="none" style:font-name="Arial2" fo:font-size="12pt" fo:font-style="normal" style:text-underline-style="none" officeooo:rsid="00163f98" style:text-blinking="false" fo:background-color="transparent" loext:char-shading-value="0"/>
    </style:style>
    <style:style style:name="T127" style:family="text">
      <style:text-properties fo:font-variant="normal" fo:text-transform="none" fo:color="#2d2d00" style:text-line-through-style="none" style:text-line-through-type="none" style:font-name="Arial2" fo:font-size="12pt" fo:font-style="normal" style:text-underline-style="none" fo:font-weight="bold" style:text-blinking="false" fo:background-color="transparent" loext:char-shading-value="0"/>
    </style:style>
    <style:style style:name="T128" style:family="text">
      <style:text-properties fo:font-variant="normal" fo:text-transform="none" fo:color="#2d2d00" style:text-line-through-style="none" style:text-line-through-type="none" style:font-name="Courier New" fo:font-size="12pt" fo:font-style="normal" style:text-underline-style="none" style:text-blinking="false" fo:background-color="transparent" loext:char-shading-value="0"/>
    </style:style>
    <style:style style:name="T129" style:family="text">
      <style:text-properties fo:font-variant="normal" fo:text-transform="none" fo:color="#cccc00" style:text-line-through-style="none" style:text-line-through-type="none" style:font-name="Arial2" fo:font-style="normal" style:text-underline-style="none" style:text-blinking="false" fo:background-color="transparent" loext:char-shading-value="0"/>
    </style:style>
    <style:style style:name="T130" style:family="text">
      <style:text-properties fo:font-variant="normal" fo:text-transform="none" fo:color="#cccc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131" style:family="text">
      <style:text-properties fo:font-variant="normal" fo:text-transform="none" fo:color="#696900" style:text-line-through-style="none" style:text-line-through-type="none" style:font-name="Arial2" fo:font-style="normal" style:text-underline-style="none" style:text-blinking="false" fo:background-color="transparent" loext:char-shading-value="0"/>
    </style:style>
    <style:style style:name="T132" style:family="text">
      <style:text-properties fo:font-variant="normal" fo:text-transform="none" fo:color="#313100" style:text-line-through-style="none" style:text-line-through-type="none" style:font-name="Arial2" fo:font-style="normal" style:text-underline-style="none" style:text-blinking="false" fo:background-color="transparent" loext:char-shading-value="0"/>
    </style:style>
    <style:style style:name="T133" style:family="text">
      <style:text-properties fo:font-variant="normal" fo:text-transform="none" fo:color="#3131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134" style:family="text">
      <style:text-properties fo:font-variant="normal" fo:text-transform="none" fo:color="#313100" style:text-line-through-style="none" style:text-line-through-type="none" style:font-name="Courier New" fo:font-size="12pt" fo:font-style="normal" style:text-underline-style="none" style:text-blinking="false" fo:background-color="transparent" loext:char-shading-value="0"/>
    </style:style>
    <style:style style:name="T135" style:family="text">
      <style:text-properties fo:font-variant="normal" fo:text-transform="none" fo:color="#313100" style:text-line-through-style="none" style:text-line-through-type="none" style:font-name="Times New Roman1" fo:font-size="12pt" fo:font-style="normal" style:text-underline-style="none" style:text-blinking="false" fo:background-color="transparent" loext:char-shading-value="0"/>
    </style:style>
    <style:style style:name="T136" style:family="text">
      <style:text-properties fo:font-variant="normal" fo:text-transform="none" fo:color="#5a5a00" style:text-line-through-style="none" style:text-line-through-type="none" style:font-name="Arial2" fo:font-style="normal" style:text-underline-style="none" style:text-blinking="false" fo:background-color="transparent" loext:char-shading-value="0"/>
    </style:style>
    <style:style style:name="T137" style:family="text">
      <style:text-properties fo:font-variant="normal" fo:text-transform="none" fo:color="#5a5a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138" style:family="text">
      <style:text-properties fo:font-variant="normal" fo:text-transform="none" fo:color="#5a5a00" style:text-line-through-style="none" style:text-line-through-type="none" style:font-name="Times New Roman1" fo:font-size="12pt" fo:font-style="normal" style:text-underline-style="none" style:text-blinking="false" fo:background-color="transparent" loext:char-shading-value="0"/>
    </style:style>
    <style:style style:name="T139" style:family="text">
      <style:text-properties fo:font-variant="normal" fo:text-transform="none" fo:color="#7c7c00" style:text-line-through-style="none" style:text-line-through-type="none" style:font-name="Arial2" fo:font-style="normal" style:text-underline-style="none" style:text-blinking="false" fo:background-color="transparent" loext:char-shading-value="0"/>
    </style:style>
    <style:style style:name="T140" style:family="text">
      <style:text-properties fo:font-variant="normal" fo:text-transform="none" fo:color="#2a2a00" style:text-line-through-style="none" style:text-line-through-type="none" style:font-name="Arial2" fo:font-style="normal" style:text-underline-style="none" style:text-blinking="false" fo:background-color="transparent" loext:char-shading-value="0"/>
    </style:style>
    <style:style style:name="T141" style:family="text">
      <style:text-properties fo:font-variant="normal" fo:text-transform="none" fo:color="#2a2a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142" style:family="text">
      <style:text-properties fo:font-variant="normal" fo:text-transform="none" fo:color="#2a2a00" style:text-line-through-style="none" style:text-line-through-type="none" style:font-name="Arial2" fo:font-size="12pt" fo:font-style="normal" style:text-underline-style="none" officeooo:rsid="00163f98" style:text-blinking="false" fo:background-color="transparent" loext:char-shading-value="0"/>
    </style:style>
    <style:style style:name="T143" style:family="text">
      <style:text-properties fo:font-variant="normal" fo:text-transform="none" fo:color="#2a2a00" style:text-line-through-style="none" style:text-line-through-type="none" style:font-name="Arial2" fo:font-size="12pt" fo:font-style="normal" style:text-underline-style="none" fo:font-weight="normal" style:text-blinking="false" fo:background-color="transparent" loext:char-shading-value="0"/>
    </style:style>
    <style:style style:name="T144" style:family="text">
      <style:text-properties fo:font-variant="normal" fo:text-transform="none" fo:color="#2a2a00" style:text-line-through-style="none" style:text-line-through-type="none" style:font-name="Arial2" fo:font-size="12pt" fo:font-style="normal" style:text-underline-style="none" fo:font-weight="bold" style:text-blinking="false" fo:background-color="transparent" loext:char-shading-value="0"/>
    </style:style>
    <style:style style:name="T145" style:family="text">
      <style:text-properties fo:font-variant="normal" fo:text-transform="none" fo:color="#2a2a00" style:text-line-through-style="none" style:text-line-through-type="none" style:font-name="Times New Roman1" fo:font-size="12pt" fo:font-style="normal" style:text-underline-style="none" style:text-blinking="false" fo:background-color="transparent" loext:char-shading-value="0"/>
    </style:style>
    <style:style style:name="T146" style:family="text">
      <style:text-properties fo:font-variant="normal" fo:text-transform="none" fo:color="#2a2a00" style:text-line-through-style="none" style:text-line-through-type="none" style:font-name="Times New Roman1" fo:font-size="12pt" fo:font-style="normal" style:text-underline-style="none" fo:font-weight="bold" style:text-blinking="false" fo:background-color="transparent" loext:char-shading-value="0"/>
    </style:style>
    <style:style style:name="T147" style:family="text">
      <style:text-properties fo:font-variant="normal" fo:text-transform="none" fo:color="#2a2a00" style:text-line-through-style="none" style:text-line-through-type="none" style:font-name="Courier New" fo:font-size="12pt" fo:font-style="normal" style:text-underline-style="none" style:text-blinking="false" fo:background-color="transparent" loext:char-shading-value="0"/>
    </style:style>
    <style:style style:name="T148" style:family="text">
      <style:text-properties fo:font-variant="normal" fo:text-transform="none" fo:color="#3a3a00" style:text-line-through-style="none" style:text-line-through-type="none" style:font-name="Arial2" fo:font-style="normal" style:text-underline-style="none" style:text-blinking="false" fo:background-color="transparent" loext:char-shading-value="0"/>
    </style:style>
    <style:style style:name="T149" style:family="text">
      <style:text-properties fo:font-variant="normal" fo:text-transform="none" fo:color="#3a3a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150" style:family="text">
      <style:text-properties fo:font-variant="normal" fo:text-transform="none" fo:color="#3a3a00" style:text-line-through-style="none" style:text-line-through-type="none" style:font-name="Arial2" fo:font-size="12pt" fo:font-style="normal" style:text-underline-style="none" fo:font-weight="bold" style:text-blinking="false" fo:background-color="transparent" loext:char-shading-value="0"/>
    </style:style>
    <style:style style:name="T151" style:family="text">
      <style:text-properties fo:font-variant="normal" fo:text-transform="none" fo:color="#3a3a00" style:text-line-through-style="none" style:text-line-through-type="none" style:font-name="Courier New" fo:font-size="12pt" fo:font-style="normal" style:text-underline-style="none" fo:font-weight="bold" style:text-blinking="false" fo:background-color="transparent" loext:char-shading-value="0"/>
    </style:style>
    <style:style style:name="T152" style:family="text">
      <style:text-properties fo:font-variant="normal" fo:text-transform="none" fo:color="#3a3a00" style:text-line-through-style="none" style:text-line-through-type="none" style:font-name="Times New Roman1" fo:font-size="12pt" fo:font-style="normal" style:text-underline-style="none" style:text-blinking="false" fo:background-color="transparent" loext:char-shading-value="0"/>
    </style:style>
    <style:style style:name="T153" style:family="text">
      <style:text-properties fo:font-variant="normal" fo:text-transform="none" fo:color="#474700" style:text-line-through-style="none" style:text-line-through-type="none" style:font-name="Courier New" fo:font-style="normal" style:text-underline-style="none" style:text-blinking="false" fo:background-color="transparent" loext:char-shading-value="0"/>
    </style:style>
    <style:style style:name="T154" style:family="text">
      <style:text-properties fo:font-variant="normal" fo:text-transform="none" fo:color="#474700" style:text-line-through-style="none" style:text-line-through-type="none" style:font-name="Times New Roman1" fo:font-size="12pt" fo:font-style="normal" style:text-underline-style="none" style:text-blinking="false" fo:background-color="transparent" loext:char-shading-value="0"/>
    </style:style>
    <style:style style:name="T155" style:family="text">
      <style:text-properties fo:font-variant="normal" fo:text-transform="none" fo:color="#4747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156" style:family="text">
      <style:text-properties fo:font-variant="normal" fo:text-transform="none" fo:color="#333300" style:text-line-through-style="none" style:text-line-through-type="none" style:text-underline-style="none" style:text-blinking="false" fo:background-color="transparent" loext:char-shading-value="0"/>
    </style:style>
    <style:style style:name="T157" style:family="text">
      <style:text-properties fo:font-variant="normal" fo:text-transform="none" fo:color="#333300" style:text-line-through-style="none" style:text-line-through-type="none" style:font-name="Arial2" fo:font-style="normal" style:text-underline-style="none" style:text-blinking="false" fo:background-color="transparent" loext:char-shading-value="0"/>
    </style:style>
    <style:style style:name="T158" style:family="text">
      <style:text-properties fo:font-variant="normal" fo:text-transform="none" fo:color="#3333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159" style:family="text">
      <style:text-properties fo:font-variant="normal" fo:text-transform="none" fo:color="#333300" style:text-line-through-style="none" style:text-line-through-type="none" style:font-name="Arial2" fo:font-size="12pt" fo:font-style="normal" style:text-underline-style="none" fo:font-weight="normal" style:text-blinking="false" fo:background-color="transparent" loext:char-shading-value="0"/>
    </style:style>
    <style:style style:name="T160" style:family="text">
      <style:text-properties fo:font-variant="normal" fo:text-transform="none" fo:color="#333300" style:text-line-through-style="none" style:text-line-through-type="none" style:font-name="Arial2" fo:font-size="12pt" fo:font-style="normal" style:text-underline-style="none" fo:font-weight="bold" style:text-blinking="false" fo:background-color="transparent" loext:char-shading-value="0"/>
    </style:style>
    <style:style style:name="T161" style:family="text">
      <style:text-properties fo:font-variant="normal" fo:text-transform="none" fo:color="#333300" style:text-line-through-style="none" style:text-line-through-type="none" style:font-name="Times New Roman1" fo:font-size="12pt" fo:font-style="normal" style:text-underline-style="none" style:text-blinking="false" fo:background-color="transparent" loext:char-shading-value="0"/>
    </style:style>
    <style:style style:name="T162" style:family="text">
      <style:text-properties fo:font-variant="normal" fo:text-transform="none" fo:color="#656500" style:text-line-through-style="none" style:text-line-through-type="none" style:text-underline-style="none" style:text-blinking="false" fo:background-color="transparent" loext:char-shading-value="0"/>
    </style:style>
    <style:style style:name="T163" style:family="text">
      <style:text-properties fo:font-variant="normal" fo:text-transform="none" fo:color="#6565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164" style:family="text">
      <style:text-properties fo:font-variant="normal" fo:text-transform="none" fo:color="#606000" style:text-line-through-style="none" style:text-line-through-type="none" style:font-name="Times New Roman1" fo:font-style="normal" style:text-underline-style="none" style:text-blinking="false" fo:background-color="transparent" loext:char-shading-value="0"/>
    </style:style>
    <style:style style:name="T165" style:family="text">
      <style:text-properties fo:font-variant="normal" fo:text-transform="none" fo:color="#6060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166" style:family="text">
      <style:text-properties fo:font-variant="normal" fo:text-transform="none" fo:color="#424200" style:text-line-through-style="none" style:text-line-through-type="none" style:text-underline-style="none" style:text-blinking="false" fo:background-color="transparent" loext:char-shading-value="0"/>
    </style:style>
    <style:style style:name="T167" style:family="text">
      <style:text-properties fo:font-variant="normal" fo:text-transform="none" fo:color="#4242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168" style:family="text">
      <style:text-properties fo:font-variant="normal" fo:text-transform="none" fo:color="#2e2e00" style:text-line-through-style="none" style:text-line-through-type="none" style:font-name="Arial2" fo:font-style="normal" style:text-underline-style="none" style:text-blinking="false" fo:background-color="transparent" loext:char-shading-value="0"/>
    </style:style>
    <style:style style:name="T169" style:family="text">
      <style:text-properties fo:font-variant="normal" fo:text-transform="none" fo:color="#2e2e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170" style:family="text">
      <style:text-properties fo:font-variant="normal" fo:text-transform="none" fo:color="#2e2e00" style:text-line-through-style="none" style:text-line-through-type="none" style:font-name="Arial2" fo:font-size="12pt" fo:font-style="normal" style:text-underline-style="none" officeooo:rsid="00163f98" style:text-blinking="false" fo:background-color="transparent" loext:char-shading-value="0"/>
    </style:style>
    <style:style style:name="T171" style:family="text">
      <style:text-properties fo:font-variant="normal" fo:text-transform="none" fo:color="#2e2e00" style:text-line-through-style="none" style:text-line-through-type="none" style:font-name="Arial2" fo:font-size="12pt" fo:font-style="normal" style:text-underline-style="none" fo:font-weight="bold" style:text-blinking="false" fo:background-color="transparent" loext:char-shading-value="0"/>
    </style:style>
    <style:style style:name="T172" style:family="text">
      <style:text-properties fo:font-variant="normal" fo:text-transform="none" fo:color="#2e2e00" style:text-line-through-style="none" style:text-line-through-type="none" style:font-name="Arial2" fo:font-size="12pt" fo:font-style="normal" style:text-underline-style="none" fo:font-weight="normal" style:text-blinking="false" fo:background-color="transparent" loext:char-shading-value="0"/>
    </style:style>
    <style:style style:name="T173" style:family="text">
      <style:text-properties fo:font-variant="normal" fo:text-transform="none" fo:color="#2e2e00" style:text-line-through-style="none" style:text-line-through-type="none" style:font-name="Courier New" fo:font-size="12pt" fo:font-style="normal" style:text-underline-style="none" style:text-blinking="false" fo:background-color="transparent" loext:char-shading-value="0"/>
    </style:style>
    <style:style style:name="T174" style:family="text">
      <style:text-properties fo:font-variant="normal" fo:text-transform="none" fo:color="#2e2e00" style:text-line-through-style="none" style:text-line-through-type="none" style:font-name="Times New Roman1" fo:font-size="12pt" fo:font-style="normal" style:text-underline-style="none" style:text-blinking="false" fo:background-color="transparent" loext:char-shading-value="0"/>
    </style:style>
    <style:style style:name="T175" style:family="text">
      <style:text-properties fo:font-variant="normal" fo:text-transform="none" fo:color="#303000" style:text-line-through-style="none" style:text-line-through-type="none" style:font-name="Arial2" fo:font-style="normal" style:text-underline-style="none" style:text-blinking="false" fo:background-color="transparent" loext:char-shading-value="0"/>
    </style:style>
    <style:style style:name="T176" style:family="text">
      <style:text-properties fo:font-variant="normal" fo:text-transform="none" fo:color="#3030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177" style:family="text">
      <style:text-properties fo:font-variant="normal" fo:text-transform="none" fo:color="#303000" style:text-line-through-style="none" style:text-line-through-type="none" style:font-name="Arial2" fo:font-size="12pt" fo:font-style="normal" style:text-underline-style="none" fo:font-weight="normal" style:text-blinking="false" fo:background-color="transparent" loext:char-shading-value="0"/>
    </style:style>
    <style:style style:name="T178" style:family="text">
      <style:text-properties fo:font-variant="normal" fo:text-transform="none" fo:color="#303000" style:text-line-through-style="none" style:text-line-through-type="none" style:font-name="Arial2" fo:font-size="12pt" fo:font-style="normal" style:text-underline-style="none" fo:font-weight="bold" style:text-blinking="false" fo:background-color="transparent" loext:char-shading-value="0"/>
    </style:style>
    <style:style style:name="T179" style:family="text">
      <style:text-properties fo:font-variant="normal" fo:text-transform="none" fo:color="#303000" style:text-line-through-style="none" style:text-line-through-type="none" style:font-name="Times New Roman1" fo:font-size="12pt" fo:font-style="normal" style:text-underline-style="none" style:text-blinking="false" fo:background-color="transparent" loext:char-shading-value="0"/>
    </style:style>
    <style:style style:name="T180" style:family="text">
      <style:text-properties fo:font-variant="normal" fo:text-transform="none" fo:color="#303000" style:text-line-through-style="none" style:text-line-through-type="none" style:font-name="Courier New" fo:font-size="12pt" fo:font-style="normal" style:text-underline-style="none" style:text-blinking="false" fo:background-color="transparent" loext:char-shading-value="0"/>
    </style:style>
    <style:style style:name="T181" style:family="text">
      <style:text-properties fo:font-variant="normal" fo:text-transform="none" fo:color="#b3b300" style:text-line-through-style="none" style:text-line-through-type="none" style:font-name="Arial2" fo:font-style="normal" style:text-underline-style="none" style:text-blinking="false" fo:background-color="transparent" loext:char-shading-value="0"/>
    </style:style>
    <style:style style:name="T182" style:family="text">
      <style:text-properties fo:font-variant="normal" fo:text-transform="none" fo:color="#fbfb00" style:text-line-through-style="none" style:text-line-through-type="none" style:font-name="Arial2" fo:font-style="normal" style:text-underline-style="none" style:text-blinking="false" fo:background-color="transparent" loext:char-shading-value="0"/>
    </style:style>
    <style:style style:name="T183" style:family="text">
      <style:text-properties fo:font-variant="normal" fo:text-transform="none" fo:color="#fbfb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184" style:family="text">
      <style:text-properties fo:font-variant="normal" fo:text-transform="none" fo:color="#fbfb00" style:text-line-through-style="none" style:text-line-through-type="none" style:font-name="Arial2" fo:font-size="12pt" fo:font-style="normal" style:text-underline-style="none" fo:font-weight="normal" style:text-blinking="false" fo:background-color="transparent" loext:char-shading-value="0"/>
    </style:style>
    <style:style style:name="T185" style:family="text">
      <style:text-properties fo:font-variant="normal" fo:text-transform="none" fo:color="#444400" style:text-line-through-style="none" style:text-line-through-type="none" style:font-name="Arial2" fo:font-style="normal" style:text-underline-style="none" style:text-blinking="false" fo:background-color="transparent" loext:char-shading-value="0"/>
    </style:style>
    <style:style style:name="T186" style:family="text">
      <style:text-properties fo:font-variant="normal" fo:text-transform="none" fo:color="#4444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187" style:family="text">
      <style:text-properties fo:font-variant="normal" fo:text-transform="none" fo:color="#444400" style:text-line-through-style="none" style:text-line-through-type="none" style:font-name="Times New Roman1" fo:font-size="12pt" fo:font-style="normal" style:text-underline-style="none" style:text-blinking="false" fo:background-color="transparent" loext:char-shading-value="0"/>
    </style:style>
    <style:style style:name="T188" style:family="text">
      <style:text-properties fo:font-variant="normal" fo:text-transform="none" fo:color="#e8e800" style:text-line-through-style="none" style:text-line-through-type="none" style:font-name="Arial2" fo:font-style="normal" style:text-underline-style="none" style:text-blinking="false" fo:background-color="transparent" loext:char-shading-value="0"/>
    </style:style>
    <style:style style:name="T189" style:family="text">
      <style:text-properties fo:font-variant="normal" fo:text-transform="none" fo:color="#e8e8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190" style:family="text">
      <style:text-properties fo:font-variant="normal" fo:text-transform="none" fo:color="#343400" style:text-line-through-style="none" style:text-line-through-type="none" style:font-name="Times New Roman1" fo:font-style="normal" style:text-underline-style="none" style:text-blinking="false" fo:background-color="transparent" loext:char-shading-value="0"/>
    </style:style>
    <style:style style:name="T191" style:family="text">
      <style:text-properties fo:font-variant="normal" fo:text-transform="none" fo:color="#343400" style:text-line-through-style="none" style:text-line-through-type="none" style:font-name="Times New Roman1" fo:font-size="12pt" fo:font-style="normal" style:text-underline-style="none" style:text-blinking="false" fo:background-color="transparent" loext:char-shading-value="0"/>
    </style:style>
    <style:style style:name="T192" style:family="text">
      <style:text-properties fo:font-variant="normal" fo:text-transform="none" fo:color="#343400" style:text-line-through-style="none" style:text-line-through-type="none" style:font-name="Courier New" fo:font-size="12pt" fo:font-style="normal" style:text-underline-style="none" style:text-blinking="false" fo:background-color="transparent" loext:char-shading-value="0"/>
    </style:style>
    <style:style style:name="T193" style:family="text">
      <style:text-properties fo:font-variant="normal" fo:text-transform="none" fo:color="#343400" style:text-line-through-style="none" style:text-line-through-type="none" style:font-name="Courier New" fo:font-size="12pt" fo:font-style="normal" style:text-underline-style="none" fo:font-weight="bold" style:text-blinking="false" fo:background-color="transparent" loext:char-shading-value="0"/>
    </style:style>
    <style:style style:name="T194" style:family="text">
      <style:text-properties fo:font-variant="normal" fo:text-transform="none" fo:color="#3434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195" style:family="text">
      <style:text-properties fo:font-variant="normal" fo:text-transform="none" fo:color="#343400" style:text-line-through-style="none" style:text-line-through-type="none" style:font-name="Arial2" fo:font-size="12pt" fo:font-style="normal" style:text-underline-style="none" fo:font-weight="bold" style:text-blinking="false" fo:background-color="transparent" loext:char-shading-value="0"/>
    </style:style>
    <style:style style:name="T196" style:family="text">
      <style:text-properties fo:font-variant="normal" fo:text-transform="none" fo:color="#6c6c00" style:text-line-through-style="none" style:text-line-through-type="none" style:font-name="Arial2" fo:font-style="normal" style:text-underline-style="none" style:text-blinking="false" fo:background-color="transparent" loext:char-shading-value="0"/>
    </style:style>
    <style:style style:name="T197" style:family="text">
      <style:text-properties fo:font-variant="normal" fo:text-transform="none" fo:color="#6c6c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198" style:family="text">
      <style:text-properties fo:font-variant="normal" fo:text-transform="none" fo:color="#989800" style:text-line-through-style="none" style:text-line-through-type="none" style:font-name="Arial2" fo:font-style="normal" style:text-underline-style="none" style:text-blinking="false" fo:background-color="transparent" loext:char-shading-value="0"/>
    </style:style>
    <style:style style:name="T199" style:family="text">
      <style:text-properties fo:font-variant="normal" fo:text-transform="none" fo:color="#3f3f00" style:text-line-through-style="none" style:text-line-through-type="none" style:font-name="Times New Roman1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200" style:family="text">
      <style:text-properties fo:font-variant="normal" fo:text-transform="none" fo:color="#3f3f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201" style:family="text">
      <style:text-properties fo:font-variant="normal" fo:text-transform="none" fo:color="#4848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202" style:family="text">
      <style:text-properties fo:font-variant="normal" fo:text-transform="none" fo:color="#5757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203" style:family="text">
      <style:text-properties fo:font-variant="normal" fo:text-transform="none" fo:color="#5858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204" style:family="text">
      <style:text-properties fo:font-variant="normal" fo:text-transform="none" fo:color="#585800" style:text-line-through-style="none" style:text-line-through-type="none" style:font-name="Courier New" fo:font-size="12pt" fo:font-style="normal" style:text-underline-style="none" style:text-blinking="false" fo:background-color="transparent" loext:char-shading-value="0"/>
    </style:style>
    <style:style style:name="T205" style:family="text">
      <style:text-properties fo:font-variant="normal" fo:text-transform="none" fo:color="#9999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206" style:family="text">
      <style:text-properties fo:font-variant="normal" fo:text-transform="none" fo:color="#7d7d00" style:text-line-through-style="none" style:text-line-through-type="none" style:font-name="Times New Roman1" fo:font-size="12pt" fo:font-style="normal" style:text-underline-style="none" style:text-blinking="false" fo:background-color="transparent" loext:char-shading-value="0"/>
    </style:style>
    <style:style style:name="T207" style:family="text">
      <style:text-properties fo:font-variant="normal" fo:text-transform="none" fo:color="#7d7d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208" style:family="text">
      <style:text-properties fo:font-variant="normal" fo:text-transform="none" fo:color="#3e3e00" style:text-line-through-style="none" style:text-line-through-type="none" style:font-name="Times New Roman1" fo:font-size="12pt" fo:font-style="normal" style:text-underline-style="none" style:text-blinking="false" fo:background-color="transparent" loext:char-shading-value="0"/>
    </style:style>
    <style:style style:name="T209" style:family="text">
      <style:text-properties fo:font-variant="normal" fo:text-transform="none" fo:color="#3e3e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210" style:family="text">
      <style:text-properties fo:font-variant="normal" fo:text-transform="none" fo:color="#dbdb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211" style:family="text">
      <style:text-properties fo:font-variant="normal" fo:text-transform="none" fo:color="#3c3c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212" style:family="text">
      <style:text-properties fo:font-variant="normal" fo:text-transform="none" fo:color="#3c3c00" style:text-line-through-style="none" style:text-line-through-type="none" style:font-name="Arial2" fo:font-size="12pt" fo:font-style="normal" style:text-underline-style="none" officeooo:rsid="00168e0f" style:text-blinking="false" fo:background-color="transparent" loext:char-shading-value="0"/>
    </style:style>
    <style:style style:name="T213" style:family="text">
      <style:text-properties fo:font-variant="normal" fo:text-transform="none" fo:color="#3c3c00" style:text-line-through-style="none" style:text-line-through-type="none" style:font-name="Arial2" fo:font-size="12pt" fo:font-style="normal" style:text-underline-style="none" fo:font-weight="bold" style:text-blinking="false" fo:background-color="transparent" loext:char-shading-value="0"/>
    </style:style>
    <style:style style:name="T214" style:family="text">
      <style:text-properties fo:font-variant="normal" fo:text-transform="none" fo:color="#3c3c00" style:text-line-through-style="none" style:text-line-through-type="none" style:font-name="Times New Roman1" fo:font-size="12pt" fo:font-style="normal" style:text-underline-style="none" style:text-blinking="false" fo:background-color="transparent" loext:char-shading-value="0"/>
    </style:style>
    <style:style style:name="T215" style:family="text">
      <style:text-properties fo:font-variant="normal" fo:text-transform="none" fo:color="#3c3c00" style:text-line-through-style="none" style:text-line-through-type="none" style:font-name="Times New Roman1" fo:font-size="12pt" fo:font-style="normal" style:text-underline-style="none" fo:font-weight="bold" style:text-blinking="false" fo:background-color="transparent" loext:char-shading-value="0"/>
    </style:style>
    <style:style style:name="T216" style:family="text">
      <style:text-properties fo:font-variant="normal" fo:text-transform="none" fo:color="#a1a1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217" style:family="text">
      <style:text-properties fo:font-variant="normal" fo:text-transform="none" fo:color="#eeee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218" style:family="text">
      <style:text-properties fo:font-variant="normal" fo:text-transform="none" fo:color="#8282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219" style:family="text">
      <style:text-properties fo:font-variant="normal" fo:text-transform="none" fo:color="#8484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220" style:family="text">
      <style:text-properties fo:font-variant="normal" fo:text-transform="none" fo:color="#4343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221" style:family="text">
      <style:text-properties fo:font-variant="normal" fo:text-transform="none" fo:color="#f9f900" style:text-line-through-style="none" style:text-line-through-type="none" style:font-name="Times New Roman1" fo:font-size="12pt" fo:font-style="normal" style:text-underline-style="none" style:text-blinking="false" fo:background-color="transparent" loext:char-shading-value="0"/>
    </style:style>
    <style:style style:name="T222" style:family="text">
      <style:text-properties fo:font-variant="normal" fo:text-transform="none" fo:color="#f9f9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223" style:family="text">
      <style:text-properties fo:font-variant="normal" fo:text-transform="none" fo:color="#f9f900" style:text-line-through-style="none" style:text-line-through-type="none" style:font-name="Arial2" fo:font-size="12pt" fo:font-style="normal" style:text-underline-style="none" fo:font-weight="bold" style:text-blinking="false" fo:background-color="transparent" loext:char-shading-value="0"/>
    </style:style>
    <style:style style:name="T224" style:family="text">
      <style:text-properties fo:font-variant="normal" fo:text-transform="none" fo:color="#dfdf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225" style:family="text">
      <style:text-properties fo:font-variant="normal" fo:text-transform="none" fo:color="#f4f4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226" style:family="text">
      <style:text-properties fo:font-variant="normal" fo:text-transform="none" fo:color="#c6c6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227" style:family="text">
      <style:text-properties fo:font-variant="normal" fo:text-transform="none" fo:color="#c6c600" style:text-line-through-style="none" style:text-line-through-type="none" style:font-name="Times New Roman1" fo:font-size="12pt" fo:font-style="normal" style:text-underline-style="none" style:text-blinking="false" fo:background-color="transparent" loext:char-shading-value="0"/>
    </style:style>
    <style:style style:name="T228" style:family="text">
      <style:text-properties fo:font-variant="normal" fo:text-transform="none" fo:color="#9292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229" style:family="text">
      <style:text-properties fo:font-variant="normal" fo:text-transform="none" fo:color="#4646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230" style:family="text">
      <style:text-properties fo:font-variant="normal" fo:text-transform="none" fo:color="#464600" style:text-line-through-style="none" style:text-line-through-type="none" style:font-name="Courier New" fo:font-size="12pt" fo:font-style="normal" style:text-underline-style="none" style:text-blinking="false" fo:background-color="transparent" loext:char-shading-value="0"/>
    </style:style>
    <style:style style:name="T231" style:family="text">
      <style:text-properties fo:font-variant="normal" fo:text-transform="none" fo:color="#c9c900" style:text-line-through-style="none" style:text-line-through-type="none" style:font-name="Times New Roman1" fo:font-size="12pt" fo:font-style="normal" style:text-underline-style="none" style:text-blinking="false" fo:background-color="transparent" loext:char-shading-value="0"/>
    </style:style>
    <style:style style:name="T232" style:family="text">
      <style:text-properties fo:font-variant="normal" fo:text-transform="none" fo:color="#c9c9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233" style:family="text">
      <style:text-properties fo:font-variant="normal" fo:text-transform="none" fo:color="#9696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234" style:family="text">
      <style:text-properties fo:font-variant="normal" fo:text-transform="none" fo:color="#9b9b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235" style:family="text">
      <style:text-properties fo:font-variant="normal" fo:text-transform="none" fo:color="#9b9b00" style:text-line-through-style="none" style:text-line-through-type="none" style:font-name="Arial2" fo:font-size="12pt" fo:font-style="normal" style:text-underline-style="none" fo:font-weight="normal" style:text-blinking="false" fo:background-color="transparent" loext:char-shading-value="0"/>
    </style:style>
    <style:style style:name="T236" style:family="text">
      <style:text-properties fo:font-variant="normal" fo:text-transform="none" fo:color="#adad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237" style:family="text">
      <style:text-properties fo:font-variant="normal" fo:text-transform="none" fo:color="#7e7e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238" style:family="text">
      <style:text-properties fo:font-variant="normal" fo:text-transform="none" fo:color="#7e7e00" style:text-line-through-style="none" style:text-line-through-type="none" style:font-name="Arial2" fo:font-size="12pt" fo:font-style="normal" style:text-underline-style="none" fo:font-weight="normal" style:text-blinking="false" fo:background-color="transparent" loext:char-shading-value="0"/>
    </style:style>
    <style:style style:name="T239" style:family="text">
      <style:text-properties fo:font-variant="normal" fo:text-transform="none" fo:color="#5151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240" style:family="text">
      <style:text-properties fo:font-variant="normal" fo:text-transform="none" fo:color="#6d6d00" style:text-line-through-style="none" style:text-line-through-type="none" style:font-name="Times New Roman1" fo:font-size="12pt" fo:font-style="normal" style:text-underline-style="none" style:text-blinking="false" fo:background-color="transparent" loext:char-shading-value="0"/>
    </style:style>
    <style:style style:name="T241" style:family="text">
      <style:text-properties fo:font-variant="normal" fo:text-transform="none" fo:color="#c2c2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242" style:family="text">
      <style:text-properties fo:font-variant="normal" fo:text-transform="none" fo:color="#4b4b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243" style:family="text">
      <style:text-properties fo:font-variant="normal" fo:text-transform="none" fo:color="#4b4b00" style:text-line-through-style="none" style:text-line-through-type="none" style:font-name="Times New Roman1" fo:font-size="12pt" fo:font-style="normal" style:text-underline-style="none" style:text-blinking="false" fo:background-color="transparent" loext:char-shading-value="0"/>
    </style:style>
    <style:style style:name="T244" style:family="text">
      <style:text-properties fo:font-variant="normal" fo:text-transform="none" fo:color="#c0c000" style:text-line-through-style="none" style:text-line-through-type="none" style:font-name="Arial2" fo:font-size="12pt" fo:font-style="italic" style:text-underline-style="none" style:text-blinking="false" fo:background-color="transparent" loext:char-shading-value="0"/>
    </style:style>
    <style:style style:name="T245" style:family="text">
      <style:text-properties fo:font-variant="normal" fo:text-transform="none" fo:color="#c0c0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246" style:family="text">
      <style:text-properties fo:font-variant="normal" fo:text-transform="none" fo:color="#c5c500" style:text-line-through-style="none" style:text-line-through-type="none" style:font-name="Times New Roman1" fo:font-size="12pt" fo:font-style="normal" style:text-underline-style="none" style:text-blinking="false" fo:background-color="transparent" loext:char-shading-value="0"/>
    </style:style>
    <style:style style:name="T247" style:family="text">
      <style:text-properties fo:font-variant="normal" fo:text-transform="none" fo:color="#c5c5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248" style:family="text">
      <style:text-properties fo:font-variant="normal" fo:text-transform="none" fo:color="#e5e5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249" style:family="text">
      <style:text-properties fo:font-variant="normal" fo:text-transform="none" fo:color="#a5a500" style:text-line-through-style="none" style:text-line-through-type="none" style:font-name="Times New Roman1" fo:font-size="12pt" fo:font-style="normal" style:text-underline-style="none" style:text-blinking="false" fo:background-color="transparent" loext:char-shading-value="0"/>
    </style:style>
    <style:style style:name="T250" style:family="text">
      <style:text-properties fo:font-variant="normal" fo:text-transform="none" fo:color="#a5a5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251" style:family="text">
      <style:text-properties fo:font-variant="normal" fo:text-transform="none" fo:color="#6767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252" style:family="text">
      <style:text-properties fo:font-variant="normal" fo:text-transform="none" fo:color="#a7a7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253" style:family="text">
      <style:text-properties fo:font-variant="normal" fo:text-transform="none" fo:color="#fafa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254" style:family="text">
      <style:text-properties fo:font-variant="normal" fo:text-transform="none" fo:color="#afaf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255" style:family="text">
      <style:text-properties fo:font-variant="normal" fo:text-transform="none" fo:color="#cbcb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256" style:family="text">
      <style:text-properties fo:font-variant="normal" fo:text-transform="none" fo:color="#636300" style:text-line-through-style="none" style:text-line-through-type="none" style:font-name="Courier New" fo:font-size="12pt" fo:font-style="italic" style:text-underline-style="none" style:text-blinking="false" fo:background-color="transparent" loext:char-shading-value="0"/>
    </style:style>
    <style:style style:name="T257" style:family="text">
      <style:text-properties fo:font-variant="normal" fo:text-transform="none" fo:color="#6363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258" style:family="text">
      <style:text-properties fo:font-variant="normal" fo:text-transform="none" fo:color="#b5b500" style:text-line-through-style="none" style:text-line-through-type="none" style:font-name="Times New Roman1" fo:font-size="12pt" fo:font-style="normal" style:text-underline-style="none" style:text-blinking="false" fo:background-color="transparent" loext:char-shading-value="0"/>
    </style:style>
    <style:style style:name="T259" style:family="text">
      <style:text-properties fo:font-variant="normal" fo:text-transform="none" fo:color="#b5b500" style:text-line-through-style="none" style:text-line-through-type="none" style:font-name="Arial2" fo:font-size="12pt" fo:font-style="normal" style:text-underline-style="none" fo:font-weight="bold" style:text-blinking="false" fo:background-color="transparent" loext:char-shading-value="0"/>
    </style:style>
    <style:style style:name="T260" style:family="text">
      <style:text-properties fo:font-variant="normal" fo:text-transform="none" fo:color="#eaea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261" style:family="text">
      <style:text-properties fo:font-variant="normal" fo:text-transform="none" fo:color="#eaea00" style:text-line-through-style="none" style:text-line-through-type="none" style:font-name="Arial2" fo:font-size="12pt" fo:font-style="normal" style:text-underline-style="none" fo:font-weight="normal" style:text-blinking="false" fo:background-color="transparent" loext:char-shading-value="0"/>
    </style:style>
    <style:style style:name="T262" style:family="text">
      <style:text-properties fo:font-variant="normal" fo:text-transform="none" fo:color="#d7d7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263" style:family="text">
      <style:text-properties fo:font-variant="normal" fo:text-transform="none" fo:color="#8888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264" style:family="text">
      <style:text-properties fo:font-variant="normal" fo:text-transform="none" fo:color="#a4a4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265" style:family="text">
      <style:text-properties fo:font-variant="normal" fo:text-transform="none" fo:color="#a4a400" style:text-line-through-style="none" style:text-line-through-type="none" style:font-name="Times New Roman1" fo:font-size="12pt" fo:font-style="normal" style:text-underline-style="none" style:text-blinking="false" fo:background-color="transparent" loext:char-shading-value="0"/>
    </style:style>
    <style:style style:name="T266" style:family="text">
      <style:text-properties fo:font-variant="normal" fo:text-transform="none" fo:color="#5959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267" style:family="text">
      <style:text-properties fo:font-variant="normal" fo:text-transform="none" fo:color="#ecec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268" style:family="text">
      <style:text-properties fo:font-variant="normal" fo:text-transform="none" fo:color="#d3d3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269" style:family="text">
      <style:text-properties fo:font-variant="normal" fo:text-transform="none" fo:color="#5e5e00" style:text-line-through-style="none" style:text-line-through-type="none" style:font-name="Times New Roman1" fo:font-size="12pt" fo:font-style="normal" style:text-underline-style="none" style:text-blinking="false" fo:background-color="transparent" loext:char-shading-value="0"/>
    </style:style>
    <style:style style:name="T270" style:family="text">
      <style:text-properties fo:font-variant="normal" fo:text-transform="none" fo:color="#5e5e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271" style:family="text">
      <style:text-properties fo:font-variant="normal" fo:text-transform="none" fo:color="#b9b9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272" style:family="text">
      <style:text-properties fo:font-variant="normal" fo:text-transform="none" fo:color="#f1f100" style:text-line-through-style="none" style:text-line-through-type="none" style:font-name="Times New Roman1" fo:font-size="12pt" fo:font-style="normal" style:text-underline-style="none" style:text-blinking="false" fo:background-color="transparent" loext:char-shading-value="0"/>
    </style:style>
    <style:style style:name="T273" style:family="text">
      <style:text-properties fo:font-variant="normal" fo:text-transform="none" fo:color="#f1f1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274" style:family="text">
      <style:text-properties fo:font-variant="normal" fo:text-transform="none" fo:color="#e2e2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275" style:family="text">
      <style:text-properties fo:font-variant="normal" fo:text-transform="none" fo:color="#d8d8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276" style:family="text">
      <style:text-properties fo:font-variant="normal" fo:text-transform="none" fo:color="#dddd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277" style:family="text">
      <style:text-properties fo:font-variant="normal" fo:text-transform="none" fo:color="#3d3d00" style:text-line-through-style="none" style:text-line-through-type="none" style:font-name="Times New Roman1" fo:font-size="12pt" fo:font-style="normal" style:text-underline-style="none" style:text-blinking="false" fo:background-color="transparent" loext:char-shading-value="0"/>
    </style:style>
    <style:style style:name="T278" style:family="text">
      <style:text-properties fo:font-variant="normal" fo:text-transform="none" fo:color="#3d3d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279" style:family="text">
      <style:text-properties fo:font-variant="normal" fo:text-transform="none" fo:color="#5656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280" style:family="text">
      <style:text-properties fo:font-variant="normal" fo:text-transform="none" fo:color="#565600" style:text-line-through-style="none" style:text-line-through-type="none" style:font-name="Times New Roman1" fo:font-size="12pt" fo:font-style="normal" style:text-underline-style="none" style:text-blinking="false" fo:background-color="transparent" loext:char-shading-value="0"/>
    </style:style>
    <style:style style:name="T281" style:family="text">
      <style:text-properties fo:font-variant="normal" fo:text-transform="none" fo:color="#565600" style:text-line-through-style="none" style:text-line-through-type="none" style:text-underline-style="none" style:text-blinking="false" fo:background-color="transparent" loext:char-shading-value="0"/>
    </style:style>
    <style:style style:name="T282" style:family="text">
      <style:text-properties fo:font-variant="normal" fo:text-transform="none" fo:color="#e3e3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283" style:family="text">
      <style:text-properties fo:font-variant="normal" fo:text-transform="none" fo:color="#5252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284" style:family="text">
      <style:text-properties fo:font-variant="normal" fo:text-transform="none" fo:color="#3535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285" style:family="text">
      <style:text-properties fo:font-variant="normal" fo:text-transform="none" fo:color="#353500" style:text-line-through-style="none" style:text-line-through-type="none" style:font-name="Arial2" fo:font-size="12pt" fo:font-style="normal" style:text-underline-style="none" officeooo:rsid="00163f98" style:text-blinking="false" fo:background-color="transparent" loext:char-shading-value="0"/>
    </style:style>
    <style:style style:name="T286" style:family="text">
      <style:text-properties fo:font-variant="normal" fo:text-transform="none" fo:color="#353500" style:text-line-through-style="none" style:text-line-through-type="none" style:font-name="Arial2" fo:font-size="12pt" fo:font-style="normal" style:text-underline-style="none" officeooo:rsid="00168e0f" style:text-blinking="false" fo:background-color="transparent" loext:char-shading-value="0"/>
    </style:style>
    <style:style style:name="T287" style:family="text">
      <style:text-properties fo:font-variant="normal" fo:text-transform="none" fo:color="#353500" style:text-line-through-style="none" style:text-line-through-type="none" style:font-name="Arial2" fo:font-size="12pt" fo:font-style="normal" style:text-underline-style="none" fo:font-weight="bold" style:text-blinking="false" fo:background-color="transparent" loext:char-shading-value="0"/>
    </style:style>
    <style:style style:name="T288" style:family="text">
      <style:text-properties fo:font-variant="normal" fo:text-transform="none" fo:color="#353500" style:text-line-through-style="none" style:text-line-through-type="none" style:font-name="Courier New" fo:font-size="12pt" fo:font-style="normal" style:text-underline-style="none" style:text-blinking="false" fo:background-color="transparent" loext:char-shading-value="0"/>
    </style:style>
    <style:style style:name="T289" style:family="text">
      <style:text-properties fo:font-variant="normal" fo:text-transform="none" fo:color="#353500" style:text-line-through-style="none" style:text-line-through-type="none" style:font-name="Courier New" fo:font-size="12pt" fo:font-style="normal" style:text-underline-style="none" fo:font-weight="bold" style:text-blinking="false" fo:background-color="transparent" loext:char-shading-value="0"/>
    </style:style>
    <style:style style:name="T290" style:family="text">
      <style:text-properties fo:font-variant="normal" fo:text-transform="none" fo:color="#353500" style:text-line-through-style="none" style:text-line-through-type="none" style:font-name="Times New Roman1" fo:font-size="12pt" fo:font-style="normal" style:text-underline-style="none" style:text-blinking="false" fo:background-color="transparent" loext:char-shading-value="0"/>
    </style:style>
    <style:style style:name="T291" style:family="text">
      <style:text-properties fo:font-variant="normal" fo:text-transform="none" fo:color="#a6a6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292" style:family="text">
      <style:text-properties fo:font-variant="normal" fo:text-transform="none" fo:color="#9393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293" style:family="text">
      <style:text-properties fo:font-variant="normal" fo:text-transform="none" fo:color="#9595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294" style:family="text">
      <style:text-properties fo:font-variant="normal" fo:text-transform="none" fo:color="#baba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295" style:family="text">
      <style:text-properties fo:font-variant="normal" fo:text-transform="none" fo:color="#7171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296" style:family="text">
      <style:text-properties fo:font-variant="normal" fo:text-transform="none" fo:color="#bbbb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297" style:family="text">
      <style:text-properties fo:font-variant="normal" fo:text-transform="none" fo:color="#d6d6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298" style:family="text">
      <style:text-properties fo:font-variant="normal" fo:text-transform="none" fo:color="#aaaa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299" style:family="text">
      <style:text-properties fo:font-variant="normal" fo:text-transform="none" fo:color="#aaaa00" style:text-line-through-style="none" style:text-line-through-type="none" style:font-name="Arial2" fo:font-size="12pt" fo:font-style="normal" style:text-underline-style="none" fo:font-weight="normal" style:text-blinking="false" fo:background-color="transparent" loext:char-shading-value="0"/>
    </style:style>
    <style:style style:name="T300" style:family="text">
      <style:text-properties fo:font-variant="normal" fo:text-transform="none" fo:color="#aaaa00" style:text-line-through-style="none" style:text-line-through-type="none" style:font-name="Arial2" fo:font-size="12pt" fo:font-style="normal" style:text-underline-style="none" fo:font-weight="normal" officeooo:rsid="0014dd36" style:text-blinking="false" fo:background-color="transparent" loext:char-shading-value="0"/>
    </style:style>
    <style:style style:name="T301" style:family="text">
      <style:text-properties fo:font-variant="normal" fo:text-transform="none" fo:color="#8c8c00" style:text-line-through-style="none" style:text-line-through-type="none" style:font-name="Arial2" fo:font-size="12pt" fo:font-style="normal" style:text-underline-style="none" fo:font-weight="normal" style:text-blinking="false" fo:background-color="transparent" loext:char-shading-value="0"/>
    </style:style>
    <style:style style:name="T302" style:family="text">
      <style:text-properties fo:font-variant="normal" fo:text-transform="none" fo:color="#4040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303" style:family="text">
      <style:text-properties fo:font-variant="normal" fo:text-transform="none" fo:color="#4e4e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304" style:family="text">
      <style:text-properties fo:font-variant="normal" fo:text-transform="none" fo:color="#4e4e00" style:text-line-through-style="none" style:text-line-through-type="none" style:font-name="Times New Roman1" fo:font-size="12pt" fo:font-style="normal" style:text-underline-style="none" style:text-blinking="false" fo:background-color="transparent" loext:char-shading-value="0"/>
    </style:style>
    <style:style style:name="T305" style:family="text">
      <style:text-properties fo:font-variant="normal" fo:text-transform="none" fo:color="#7a7a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306" style:family="text">
      <style:text-properties fo:font-variant="normal" fo:text-transform="none" fo:color="#f8f8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307" style:family="text">
      <style:text-properties fo:font-variant="normal" fo:text-transform="none" fo:color="#f8f800" style:text-line-through-style="none" style:text-line-through-type="none" style:font-name="Arial2" fo:font-size="12pt" fo:font-style="normal" style:text-underline-style="none" fo:font-weight="bold" style:text-blinking="false" fo:background-color="transparent" loext:char-shading-value="0"/>
    </style:style>
    <style:style style:name="T308" style:family="text">
      <style:text-properties fo:font-variant="normal" fo:text-transform="none" fo:color="#7777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309" style:family="text">
      <style:text-properties fo:font-variant="normal" fo:text-transform="none" fo:color="#5555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310" style:family="text">
      <style:text-properties fo:font-variant="normal" fo:text-transform="none" fo:color="#7979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311" style:family="text">
      <style:text-properties fo:font-variant="normal" fo:text-transform="none" fo:color="#797900" style:text-line-through-style="none" style:text-line-through-type="none" style:font-name="Arial2" fo:font-size="12pt" fo:font-style="normal" style:text-underline-style="none" fo:font-weight="bold" style:text-blinking="false" fo:background-color="transparent" loext:char-shading-value="0"/>
    </style:style>
    <style:style style:name="T312" style:family="text">
      <style:text-properties fo:font-variant="normal" fo:text-transform="none" fo:color="#4141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313" style:family="text">
      <style:text-properties fo:font-variant="normal" fo:text-transform="none" fo:color="#414100" style:text-line-through-style="none" style:text-line-through-type="none" style:font-name="Courier New" fo:font-size="12pt" fo:font-style="normal" style:text-underline-style="none" style:text-blinking="false" fo:background-color="transparent" loext:char-shading-value="0"/>
    </style:style>
    <style:style style:name="T314" style:family="text">
      <style:text-properties fo:font-variant="normal" fo:text-transform="none" fo:color="#6a6a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315" style:family="text">
      <style:text-properties fo:font-variant="normal" fo:text-transform="none" fo:color="#5c5c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316" style:family="text">
      <style:text-properties fo:font-variant="normal" fo:text-transform="none" fo:color="#dada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317" style:family="text">
      <style:text-properties fo:font-variant="normal" fo:text-transform="none" fo:color="#8e8e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318" style:family="text">
      <style:text-properties fo:font-variant="normal" fo:text-transform="none" fo:color="#3b3b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319" style:family="text">
      <style:text-properties fo:font-variant="normal" fo:text-transform="none" fo:color="#3b3b00" style:text-line-through-style="none" style:text-line-through-type="none" style:font-name="Arial2" fo:font-size="12pt" fo:font-style="normal" style:text-underline-style="none" officeooo:rsid="00168e0f" style:text-blinking="false" fo:background-color="transparent" loext:char-shading-value="0"/>
    </style:style>
    <style:style style:name="T320" style:family="text">
      <style:text-properties fo:font-variant="normal" fo:text-transform="none" fo:color="#3b3b00" style:text-line-through-style="none" style:text-line-through-type="none" style:font-name="Arial2" fo:font-size="12pt" fo:font-style="normal" style:text-underline-style="none" fo:font-weight="normal" style:text-blinking="false" fo:background-color="transparent" loext:char-shading-value="0"/>
    </style:style>
    <style:style style:name="T321" style:family="text">
      <style:text-properties fo:font-variant="normal" fo:text-transform="none" fo:color="#3b3b00" style:text-line-through-style="none" style:text-line-through-type="none" style:font-name="Times New Roman1" fo:font-size="12pt" fo:font-style="normal" style:text-underline-style="none" style:text-blinking="false" fo:background-color="transparent" loext:char-shading-value="0"/>
    </style:style>
    <style:style style:name="T322" style:family="text">
      <style:text-properties fo:font-variant="normal" fo:text-transform="none" fo:color="#5454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323" style:family="text">
      <style:text-properties fo:font-variant="normal" fo:text-transform="none" fo:color="#cfcf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324" style:family="text">
      <style:text-properties fo:font-variant="normal" fo:text-transform="none" fo:color="#e6e6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325" style:family="text">
      <style:text-properties fo:font-variant="normal" fo:text-transform="none" fo:color="#dcdc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326" style:family="text">
      <style:text-properties fo:font-variant="normal" fo:text-transform="none" fo:color="#bcbc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327" style:family="text">
      <style:text-properties fo:font-variant="normal" fo:text-transform="none" fo:color="#caca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328" style:family="text">
      <style:text-properties fo:font-variant="normal" fo:text-transform="none" fo:color="#9a9a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329" style:family="text">
      <style:text-properties fo:font-variant="normal" fo:text-transform="none" fo:color="#4c4c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330" style:family="text">
      <style:text-properties fo:font-variant="normal" fo:text-transform="none" fo:color="#8f8f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331" style:family="text">
      <style:text-properties fo:font-variant="normal" fo:text-transform="none" fo:color="#a9a9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332" style:family="text">
      <style:text-properties fo:font-variant="normal" fo:text-transform="none" fo:color="#dede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333" style:family="text">
      <style:text-properties fo:font-variant="normal" fo:text-transform="none" fo:color="#abab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334" style:family="text">
      <style:text-properties fo:font-variant="normal" fo:text-transform="none" fo:color="#aeae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335" style:family="text">
      <style:text-properties fo:font-variant="normal" fo:text-transform="none" fo:color="#aeae00" style:text-line-through-style="none" style:text-line-through-type="none" style:font-name="Times New Roman1" fo:font-size="12pt" fo:font-style="normal" style:text-underline-style="none" style:text-blinking="false" fo:background-color="transparent" loext:char-shading-value="0"/>
    </style:style>
    <style:style style:name="T336" style:family="text">
      <style:text-properties fo:font-variant="normal" fo:text-transform="none" fo:color="#7575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337" style:family="text">
      <style:text-properties fo:font-variant="normal" fo:text-transform="none" fo:color="#757500" style:text-line-through-style="none" style:text-line-through-type="none" style:font-name="Times New Roman1" fo:font-size="12pt" fo:font-style="normal" style:text-underline-style="none" officeooo:rsid="00168e0f" style:text-blinking="false" fo:background-color="transparent" loext:char-shading-value="0"/>
    </style:style>
    <style:style style:name="T338" style:family="text">
      <style:text-properties fo:font-variant="normal" fo:text-transform="none" fo:color="#9191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339" style:family="text">
      <style:text-properties fo:font-variant="normal" fo:text-transform="none" fo:color="#b1b1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340" style:family="text">
      <style:text-properties fo:font-variant="normal" fo:text-transform="none" fo:color="#cdcd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341" style:family="text">
      <style:text-properties fo:font-variant="normal" fo:text-transform="none" fo:color="#6868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342" style:family="text">
      <style:text-properties fo:font-variant="normal" fo:text-transform="none" fo:color="#4949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343" style:family="text">
      <style:text-properties fo:font-variant="normal" fo:text-transform="none" fo:color="#f0f0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344" style:family="text">
      <style:text-properties fo:font-variant="normal" fo:text-transform="none" fo:color="#7070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345" style:family="text">
      <style:text-properties fo:font-variant="normal" fo:text-transform="none" fo:color="#9c9c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346" style:family="text">
      <style:text-properties fo:font-variant="normal" fo:text-transform="none" fo:color="#7b7b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347" style:family="text">
      <style:text-properties fo:font-variant="normal" fo:text-transform="none" fo:color="#4a4a00" style:text-line-through-style="none" style:text-line-through-type="none" style:font-name="Times New Roman1" fo:font-size="12pt" fo:font-style="normal" style:text-underline-style="none" style:text-blinking="false" fo:background-color="transparent" loext:char-shading-value="0"/>
    </style:style>
    <style:style style:name="T348" style:family="text">
      <style:text-properties fo:font-variant="normal" fo:text-transform="none" fo:color="#4a4a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349" style:family="text">
      <style:text-properties fo:font-variant="normal" fo:text-transform="none" fo:color="#6262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350" style:family="text">
      <style:text-properties fo:font-variant="normal" fo:text-transform="none" fo:color="#6f6f00" style:text-line-through-style="none" style:text-line-through-type="none" style:font-name="Times New Roman1" fo:font-size="12pt" fo:font-style="normal" style:text-underline-style="none" style:text-blinking="false" fo:background-color="transparent" loext:char-shading-value="0"/>
    </style:style>
    <style:style style:name="T351" style:family="text">
      <style:text-properties fo:font-variant="normal" fo:text-transform="none" fo:color="#f3f3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352" style:family="text">
      <style:text-properties fo:font-variant="normal" fo:text-transform="none" fo:color="#f3f300" style:text-line-through-style="none" style:text-line-through-type="none" style:font-name="Times New Roman1" fo:font-size="12pt" fo:font-style="normal" style:text-underline-style="none" style:text-blinking="false" fo:background-color="transparent" loext:char-shading-value="0"/>
    </style:style>
    <style:style style:name="T353" style:family="text">
      <style:text-properties fo:font-variant="normal" fo:text-transform="none" fo:color="#b4b4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354" style:family="text">
      <style:text-properties fo:font-variant="normal" fo:text-transform="none" fo:color="#e0e000" style:text-line-through-style="none" style:text-line-through-type="none" style:font-name="Times New Roman1" fo:font-size="12pt" fo:font-style="normal" style:text-underline-style="none" style:text-blinking="false" fo:background-color="transparent" loext:char-shading-value="0"/>
    </style:style>
    <style:style style:name="T355" style:family="text">
      <style:text-properties fo:font-variant="normal" fo:text-transform="none" fo:color="#d0d0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356" style:family="text">
      <style:text-properties fo:font-variant="normal" fo:text-transform="none" fo:color="#6e6e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357" style:family="text">
      <style:text-properties fo:font-variant="normal" fo:text-transform="none" fo:color="#c3c3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358" style:family="text">
      <style:text-properties fo:font-variant="normal" fo:text-transform="none" fo:color="#6464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359" style:family="text">
      <style:text-properties fo:font-variant="normal" fo:text-transform="none" fo:color="#d9d9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360" style:family="text">
      <style:text-properties fo:font-variant="normal" fo:text-transform="none" fo:color="#c8c8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361" style:family="text">
      <style:text-properties fo:font-variant="normal" fo:text-transform="none" fo:color="#f2f2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362" style:family="text">
      <style:text-properties fo:font-variant="normal" fo:text-transform="none" fo:color="#8080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363" style:family="text">
      <style:text-properties fo:font-variant="normal" fo:text-transform="none" fo:color="#9797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364" style:family="text">
      <style:text-properties fo:font-variant="normal" fo:text-transform="none" fo:color="#8b8b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365" style:family="text">
      <style:text-properties fo:font-variant="normal" fo:text-transform="none" fo:color="#6b6b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366" style:family="text">
      <style:text-properties fo:font-variant="normal" fo:text-transform="none" fo:color="#7474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367" style:family="text">
      <style:text-properties fo:font-variant="normal" fo:text-transform="none" fo:color="#7f7f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368" style:family="text">
      <style:text-properties fo:font-variant="normal" fo:text-transform="none" fo:color="#a8a8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369" style:family="text">
      <style:text-properties fo:font-variant="normal" fo:text-transform="none" fo:color="#9d9d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370" style:family="text">
      <style:text-properties fo:font-variant="normal" fo:text-transform="none" fo:color="#8383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371" style:family="text">
      <style:text-properties fo:font-variant="normal" fo:text-transform="none" fo:color="#838300" style:text-line-through-style="none" style:text-line-through-type="none" style:font-name="Arial2" fo:font-size="12pt" fo:font-style="normal" style:text-underline-style="none" fo:font-weight="bold" style:text-blinking="false" fo:background-color="transparent" loext:char-shading-value="0"/>
    </style:style>
    <style:style style:name="T372" style:family="text">
      <style:text-properties fo:font-variant="normal" fo:text-transform="none" fo:color="#b8b8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373" style:family="text">
      <style:text-properties fo:font-variant="normal" fo:text-transform="none" fo:color="#c4c4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374" style:family="text">
      <style:text-properties fo:font-variant="normal" fo:text-transform="none" fo:color="#d5d5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375" style:family="text">
      <style:text-properties fo:font-variant="normal" fo:text-transform="none" fo:color="#e9e9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376" style:family="text">
      <style:text-properties fo:font-variant="normal" fo:text-transform="none" fo:color="#c7c7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377" style:family="text">
      <style:text-properties fo:font-variant="normal" fo:text-transform="none" fo:color="#c7c700" style:text-line-through-style="none" style:text-line-through-type="none" style:font-name="Arial2" fo:font-size="12pt" fo:font-style="normal" style:text-underline-style="none" fo:font-weight="bold" style:text-blinking="false" fo:background-color="transparent" loext:char-shading-value="0"/>
    </style:style>
    <style:style style:name="T378" style:family="text">
      <style:text-properties fo:font-variant="normal" fo:text-transform="none" fo:color="#c7c700" style:text-line-through-style="none" style:text-line-through-type="none" style:font-name="Courier New" fo:font-size="12pt" fo:font-style="normal" style:text-underline-style="none" style:text-blinking="false" fo:background-color="transparent" loext:char-shading-value="0"/>
    </style:style>
    <style:style style:name="T379" style:family="text">
      <style:text-properties fo:font-variant="normal" fo:text-transform="none" fo:color="#efef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380" style:family="text">
      <style:text-properties fo:font-variant="normal" fo:text-transform="none" fo:color="#8181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381" style:family="text">
      <style:text-properties fo:font-variant="normal" fo:text-transform="none" fo:color="#d1d1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382" style:family="text">
      <style:text-properties fo:font-variant="normal" fo:text-transform="none" fo:color="#7272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383" style:family="text">
      <style:text-properties fo:font-variant="normal" fo:text-transform="none" fo:color="#c1c1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384" style:family="text">
      <style:text-properties fo:font-variant="normal" fo:text-transform="none" fo:color="#c1c100" style:text-line-through-style="none" style:text-line-through-type="none" style:font-name="Times New Roman1" fo:font-size="12pt" fo:font-style="normal" style:text-underline-style="none" fo:font-weight="normal" style:text-blinking="false" fo:background-color="transparent" loext:char-shading-value="0"/>
    </style:style>
    <style:style style:name="T385" style:family="text">
      <style:text-properties fo:font-variant="normal" fo:text-transform="none" fo:color="#4f4f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386" style:family="text">
      <style:text-properties fo:font-variant="normal" fo:text-transform="none" fo:color="#8a8a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387" style:family="text">
      <style:text-properties fo:font-variant="normal" fo:text-transform="none" fo:color="#a2a2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388" style:family="text">
      <style:text-properties fo:font-variant="normal" fo:text-transform="none" fo:color="#e7e7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389" style:family="text">
      <style:text-properties fo:font-variant="normal" fo:text-transform="none" fo:color="#e7e700" style:text-line-through-style="none" style:text-line-through-type="none" style:font-name="Times New Roman1" fo:font-size="12pt" fo:font-style="normal" style:text-underline-style="none" style:text-blinking="false" fo:background-color="transparent" loext:char-shading-value="0"/>
    </style:style>
    <style:style style:name="T390" style:family="text">
      <style:text-properties fo:font-variant="normal" fo:text-transform="none" fo:color="#cece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391" style:family="text">
      <style:text-properties fo:font-variant="normal" fo:text-transform="none" fo:color="#4d4d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392" style:family="text">
      <style:text-properties fo:font-variant="normal" fo:text-transform="none" fo:color="#e4e4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393" style:family="text">
      <style:text-properties fo:font-variant="normal" fo:text-transform="none" fo:color="#5b5b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394" style:family="text">
      <style:text-properties fo:font-variant="normal" fo:text-transform="none" fo:color="#a0a0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395" style:family="text">
      <style:text-properties fo:font-variant="normal" fo:text-transform="none" fo:color="#f5f5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396" style:family="text">
      <style:text-properties fo:font-variant="normal" fo:text-transform="none" fo:color="#737300" style:text-line-through-style="none" style:text-line-through-type="none" style:font-name="Times New Roman1" fo:font-size="12pt" fo:font-style="normal" style:text-underline-style="none" style:text-blinking="false" fo:background-color="transparent" loext:char-shading-value="0"/>
    </style:style>
    <style:style style:name="T397" style:family="text">
      <style:text-properties fo:font-variant="normal" fo:text-transform="none" fo:color="#b2b2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398" style:family="text">
      <style:text-properties fo:font-variant="normal" fo:text-transform="none" fo:color="#9090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399" style:family="text">
      <style:text-properties fo:font-variant="normal" fo:text-transform="none" fo:color="#bebe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400" style:family="text">
      <style:text-properties fo:font-variant="normal" fo:text-transform="none" fo:color="#5f5f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401" style:family="text">
      <style:text-properties fo:font-variant="normal" fo:text-transform="none" fo:color="#7878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402" style:family="text">
      <style:text-properties fo:font-variant="normal" fo:text-transform="none" fo:color="#acac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403" style:family="text">
      <style:text-properties fo:font-variant="normal" fo:text-transform="none" fo:color="#a3a3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404" style:family="text">
      <style:text-properties fo:font-variant="normal" fo:text-transform="none" fo:color="#5d5d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405" style:family="text">
      <style:text-properties fo:font-variant="normal" fo:text-transform="none" fo:color="#eded00" style:text-line-through-style="none" style:text-line-through-type="none" style:font-name="Arial2" fo:font-size="12pt" fo:font-style="normal" style:text-underline-style="none" fo:font-weight="bold" style:text-blinking="false" fo:background-color="transparent" loext:char-shading-value="0"/>
    </style:style>
    <style:style style:name="T406" style:family="text">
      <style:text-properties fo:font-variant="normal" fo:text-transform="none" fo:color="#b0b0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407" style:family="text">
      <style:text-properties fo:font-variant="normal" fo:text-transform="none" fo:color="#f6f6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408" style:family="text">
      <style:text-properties fo:font-variant="normal" fo:text-transform="none" fo:color="#b7b7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409" style:family="text">
      <style:text-properties fo:font-variant="normal" fo:text-transform="none" fo:color="#8787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410" style:family="text">
      <style:text-properties fo:font-variant="normal" fo:text-transform="none" fo:color="#9e9e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411" style:family="text">
      <style:text-properties fo:font-variant="normal" fo:text-transform="none" fo:color="#616100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412" style:family="text">
      <style:text-properties officeooo:rsid="00163f98"/>
    </style:style>
    <style:style style:name="T413" style:family="text">
      <style:text-properties officeooo:rsid="00168e0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5">NexusOS Protocol</text:p>
      <text:p text:style-name="P5"/>
      <text:p text:style-name="P5">Overwiew:</text:p>
      <text:p text:style-name="P5"/>
      <text:p text:style-name="P66"><text:bookmark text:name="docs-internal-guid-3db0945d-7fff-35e9-2757-e6900cfee31c"/><text:span text:style-name="T12"># </text:span><text:span text:style-name="T17">Wavelength</text:span><text:span text:style-name="T32">-</text:span><text:span text:style-name="T17">Native Signaling Protocol (WNSP</text:span><text:span text:style-name="T45">) </text:span><text:span text:style-name="T17">v1.0 </text:span></text:p>
      <text:p text:style-name="P72">## 1. Overview </text:p>
      <text:p text:style-name="P73"><text:span text:style-name="T17">The Wavelength</text:span><text:span text:style-name="T32">-</text:span><text:span text:style-name="T17">Native Signaling Protocol (WNSP) is a lightweight optical signaling standard for MesgNexusOS</text:span><text:span text:style-name="T32">. </text:span></text:p>
      <text:p text:style-name="P107"><text:span text:style-name="T17">It encodes </text:span><text:span text:style-name="T52">textual </text:span><text:span text:style-name="T17">messages into a sequence of </text:span><text:span text:style-name="T59">**</text:span><text:span text:style-name="T17">wavelength_nm</text:span><text:span text:style-name="T63">** </text:span><text:span text:style-name="T17">values across the visible spectrum and packages </text:span><text:span text:style-name="T70">them </text:span><text:span text:style-name="T78">into </text:span><text:span text:style-name="T17">discrete **</text:span><text:span text:style-name="T70">frames</text:span><text:span text:style-name="T28">**</text:span><text:span text:style-name="T32">. </text:span><text:span text:style-name="T17">These </text:span><text:span text:style-name="T87">frames </text:span><text:span text:style-name="T17">can be rendered </text:span><text:span text:style-name="T14">as flashes </text:span><text:span text:style-name="T96">of </text:span><text:span text:style-name="T17">light (screen</text:span><text:span text:style-name="T32">, </text:span><text:span text:style-name="T17">LED</text:span><text:span text:style-name="T32">, </text:span><text:span text:style-name="T101">etc.</text:span><text:span text:style-name="T104">) </text:span><text:span text:style-name="T108">and </text:span><text:span text:style-name="T17">decoded via camera or photodiode</text:span><text:span text:style-name="T32">, </text:span><text:span text:style-name="T17">then reconstructed back into text</text:span><text:span text:style-name="T32">. </text:span></text:p>
      <text:p text:style-name="P109"><text:span text:style-name="T17">WNSP is designed </text:span><text:span text:style-name="T78">to </text:span><text:span text:style-name="T70">be</text:span><text:span text:style-name="T96">: </text:span></text:p>
      <text:p text:style-name="P74"><text:span text:style-name="T38">- </text:span><text:span text:style-name="T108">**</text:span><text:span text:style-name="T17">Physics</text:span><text:span text:style-name="T32">-</text:span><text:span text:style-name="T17">based</text:span><text:span text:style-name="T108">**</text:span><text:span text:style-name="T116">: </text:span><text:span text:style-name="T17">The core symbol is wavelength_nm</text:span><text:span text:style-name="T119">, </text:span><text:span text:style-name="T17">not perceived color. </text:span></text:p>
      <text:p text:style-name="P112">— </text:p>
      <text:p text:style-name="P113"><text:span text:style-name="T78">**</text:span><text:span text:style-name="T17">Device</text:span><text:span text:style-name="T32">-</text:span><text:span text:style-name="T17">agnostic</text:span><text:span text:style-name="T28">**</text:span><text:span text:style-name="T17">: Independent of </text:span><text:span text:style-name="T70">screen </text:span><text:span text:style-name="T17">brand</text:span><text:span text:style-name="T121">, </text:span><text:span text:style-name="T17">gamma, or white balance</text:span><text:span text:style-name="T32">. </text:span></text:p>
      <text:p text:style-name="P76"><text:span text:style-name="T33">- </text:span><text:span text:style-name="T92">**</text:span><text:span text:style-name="T17">Accessible</text:span><text:span text:style-name="T123">**</text:span><text:span text:style-name="T17">: Works for color</text:span><text:span text:style-name="T32">-</text:span><text:span text:style-name="T17">blind users; humans do not </text:span></text:p>
      <text:p text:style-name="P115"><text:span text:style-name="T17">need to see the color</text:span><text:span text:style-name="T32">. </text:span></text:p>
      <text:p text:style-name="P117"><text:span text:style-name="T38">- </text:span><text:span text:style-name="T96">**</text:span><text:span text:style-name="T17">Mesh</text:span><text:span text:style-name="T32">-</text:span><text:span text:style-name="T17">ready</text:span><text:span text:style-name="T87">**</text:span><text:span text:style-name="T116">: </text:span><text:span text:style-name="T17">Suitable as a signaling layer for offline</text:span><text:span text:style-name="T129">, </text:span><text:span text:style-name="T17">optical mesh networking</text:span><text:span text:style-name="T131">. </text:span></text:p>
      <text:p text:style-name="P78"><text:span text:style-name="T33">- </text:span><text:span text:style-name="T96">**</text:span><text:span text:style-name="T17">Extensible</text:span><text:span text:style-name="T132">**</text:span><text:span text:style-name="T136">: </text:span><text:span text:style-name="T17">Can evolve to support smart cities</text:span><text:span text:style-name="T32">, </text:span><text:span text:style-name="T17">loT</text:span><text:span text:style-name="T32">, </text:span><text:span text:style-name="T17">and civilizational signaling</text:span><text:span text:style-name="T139">. </text:span></text:p>
      <text:p text:style-name="P118"><text:soft-page-break/><text:span text:style-name="T28">## </text:span><text:span text:style-name="T140">2. </text:span><text:span text:style-name="T108">Alphabet </text:span><text:span text:style-name="T17">and Wavelength Mapping </text:span></text:p>
      <text:p text:style-name="P81"><text:span text:style-name="T17">WNSP v1.0 </text:span><text:span text:style-name="T70">defines </text:span><text:span text:style-name="T17">a </text:span><text:span text:style-name="T70">base </text:span><text:span text:style-name="T17">alphabet </text:span><text:span text:style-name="T70">of </text:span><text:span text:style-name="T17">**26 </text:span><text:span text:style-name="T70">letters</text:span><text:span text:style-name="T28">** </text:span><text:span text:style-name="T17">(A</text:span><text:span text:style-name="T32">-</text:span><text:span text:style-name="T70">Z</text:span><text:span text:style-name="T17">): </text:span></text:p>
      <text:p text:style-name="P119"><text:span text:style-name="T32">- </text:span><text:span text:style-name="T70">Each </text:span><text:span text:style-name="T78">letter has</text:span><text:span text:style-name="T17">: </text:span></text:p>
      <text:p text:style-name="P121"><text:span text:style-name="T32">- </text:span><text:span text:style-name="T17">A **</text:span><text:span text:style-name="T70">hex color</text:span><text:span text:style-name="T28">** </text:span><text:span text:style-name="T17">(</text:span><text:span text:style-name="T140">for </text:span><text:span text:style-name="T65">basic </text:span><text:span text:style-name="T78">visualization and </text:span><text:span text:style-name="T17">UI)</text:span><text:span text:style-name="T32">. </text:span></text:p>
      <text:p text:style-name="P122"><text:span text:style-name="T32">- </text:span><text:span text:style-name="T17">A </text:span><text:span text:style-name="T140">**</text:span><text:span text:style-name="T17">wavelength_nm</text:span><text:span text:style-name="T78">** </text:span><text:span text:style-name="T17">value</text:span><text:span text:style-name="T32">, </text:span><text:span text:style-name="T17">evenly spaced </text:span><text:span text:style-name="T70">across </text:span><text:span text:style-name="T17">the visible spectrum from </text:span><text:span text:style-name="T32">~</text:span><text:span text:style-name="T17">380 nm </text:span><text:span text:style-name="T70">to </text:span><text:span text:style-name="T41">~</text:span><text:span text:style-name="T17">740 nm</text:span><text:span text:style-name="T32">. </text:span></text:p>
      <text:p text:style-name="P123"><text:span text:style-name="T17">The exact mapping is defined in </text:span><text:span text:style-name="T32">`</text:span><text:span text:style-name="T17">/src</text:span><text:span text:style-name="T70">/</text:span><text:span text:style-name="T17">protocol/ wavelengthMap.ts`</text:span><text:span text:style-name="T32">. </text:span></text:p>
      <text:p text:style-name="P124"><text:span text:style-name="T17">Example (conceptual</text:span><text:span text:style-name="T148">)</text:span><text:span text:style-name="T17">: </text:span></text:p>
      <text:p text:style-name="P125"><text:span text:style-name="T32">- </text:span><text:span text:style-name="T153">A</text:span><text:span text:style-name="T156">→ </text:span><text:span text:style-name="T17">380 nm (violet) </text:span></text:p>
      <text:p text:style-name="P127"><text:span text:style-name="T17">-M</text:span><text:span text:style-name="T162">→ </text:span><text:span text:style-name="T164">~</text:span><text:span text:style-name="T17">567-582 nm (greenish</text:span><text:span text:style-name="T32">-</text:span><text:span text:style-name="T17">yellow) </text:span></text:p>
      <text:p text:style-name="P129"><text:span text:style-name="T29">-Z </text:span><text:span text:style-name="T166">→</text:span><text:span text:style-name="T70">740 </text:span><text:span text:style-name="T17">nm (deep red) </text:span></text:p>
      <text:p text:style-name="P82"><text:span text:style-name="T17">The **wavelength_nm** is the canonical representation; the </text:span><text:span text:style-name="T101">hex </text:span><text:span text:style-name="T78">color </text:span><text:span text:style-name="T168">is </text:span><text:span text:style-name="T101">illustrative</text:span><text:span text:style-name="T32">. </text:span></text:p>
      <text:p text:style-name="P132"><text:span text:style-name="T17">## </text:span><text:span text:style-name="T55">3. </text:span><text:span text:style-name="T17">Frames </text:span></text:p>
      <text:p text:style-name="P134"><text:span text:style-name="T17">The core unit of transmission is the </text:span><text:span text:style-name="T175">**</text:span><text:span text:style-name="T17">WNSP Frame</text:span><text:span text:style-name="T63">**</text:span><text:span text:style-name="T17">: </text:span></text:p>
      <text:p text:style-name="P135"><text:span text:style-name="T32">```</text:span><text:span text:style-name="T17">ts </text:span></text:p>
      <text:p text:style-name="P136"><text:span text:style-name="T17">type WnspFrame </text:span><text:span text:style-name="T181">= </text:span><text:span text:style-name="T132">{ </text:span></text:p>
      <text:p text:style-name="P137"><text:soft-page-break/><text:span text:style-name="T17">sync</text:span><text:span text:style-name="T182">: </text:span><text:span text:style-name="T17">number</text:span><text:span text:style-name="T78">; </text:span></text:p>
      <text:p text:style-name="P139"><text:span text:style-name="T28">// </text:span><text:span text:style-name="T17">sync </text:span><text:span text:style-name="T70">pattern </text:span><text:span text:style-name="T17">identifier </text:span></text:p>
      <text:p text:style-name="P140">wavelengthNm: number; </text:p>
      <text:p text:style-name="P143"><text:span text:style-name="T70">// </text:span><text:span text:style-name="T168">encoded </text:span><text:span text:style-name="T17">symbol wavelength </text:span></text:p>
      <text:p text:style-name="P144"><text:span text:style-name="T17">intensityLevel</text:span><text:span text:style-name="T157">: </text:span><text:span text:style-name="T17">number</text:span><text:span text:style-name="T185">; </text:span><text:span text:style-name="T17">// discrete level</text:span><text:span text:style-name="T188">, </text:span><text:span text:style-name="T17">e.g. </text:span><text:span text:style-name="T29">0-7 </text:span></text:p>
      <text:p text:style-name="P145">checksum: number; </text:p>
      <text:p text:style-name="P146">detection </text:p>
      <text:p text:style-name="P147"><text:span text:style-name="T17">payloadBit: 0 </text:span><text:span text:style-name="T148">| </text:span><text:span text:style-name="T17">1; </text:span></text:p>
      <text:p text:style-name="P148"><text:span text:style-name="T123">// </text:span><text:span text:style-name="T17">simple checksum </text:span><text:span text:style-name="T78">for </text:span><text:span text:style-name="T52">error </text:span></text:p>
      <text:p text:style-name="P149"><text:span text:style-name="T190">// </text:span><text:span text:style-name="T17">a single bit carried in </text:span><text:span text:style-name="T108">this </text:span><text:span text:style-name="T196">frame </text:span></text:p>
      <text:p text:style-name="P150">// local timestamp when frame </text:p>
      <text:p text:style-name="P151"><text:span text:style-name="T17">timestampMs</text:span><text:span text:style-name="T198">: </text:span><text:span text:style-name="T17">number</text:span><text:span text:style-name="T108">; </text:span></text:p>
      <text:p text:style-name="P154">was created </text:p>
      <text:p text:style-name="P155"><text:span text:style-name="T26">}</text:span><text:span text:style-name="T199">;</text:span></text:p>
      <text:p text:style-name="Standard"><text:span text:style-name="T1"/></text:p>
      <text:p text:style-name="P17"><text:span text:style-name="T4">Part1</text:span></text:p>
      <text:p text:style-name="P17"><text:span text:style-name="T3">Below</text:span><text:span text:style-name="T10"> </text:span><text:span text:style-name="T3">is</text:span><text:span text:style-name="T10"> </text:span><text:span text:style-name="T3">the</text:span><text:span text:style-name="T10"> </text:span><text:span text:style-name="T3">complete</text:span><text:span text:style-name="T10"> </text:span><text:span text:style-name="T3">Nexus</text:span><text:span text:style-name="T10"> </text:span><text:span text:style-name="T3">equation</text:span><text:span text:style-name="T10"> </text:span><text:span text:style-name="T3">beginning</text:span><text:span text:style-name="T10"> </text:span><text:span text:style-name="T3">from</text:span><text:span text:style-name="T10"> </text:span><text:span text:style-name="T3">the</text:span><text:span text:style-name="T10"> </text:span><text:span text:style-name="T3">foun</text:span><text:span text:style-name="T4">ation is a</text:span><text:span text:style-name="T6"> </text:span><text:span text:style-name="T3">self-contained</text:span><text:span text:style-name="T10"> </text:span><text:span text:style-name="T3">mathematical</text:span><text:span text:style-name="T10"> </text:span><text:span text:style-name="T3">model</text:span><text:span text:style-name="T10"> </text:span><text:span text:style-name="T3">of</text:span><text:span text:style-name="T10"> </text:span><text:span text:style-name="T3">the</text:span><text:span text:style-name="T10"> </text:span><text:span text:style-name="T3">system’s</text:span><text:span text:style-name="T10"> </text:span><text:span text:style-name="T3">state,</text:span><text:span text:style-name="T10"> </text:span><text:span text:style-name="T3">issua</text:span><text:span text:style-name="T5"> </text:span><text:span text:style-name="T3">feedback</text:span><text:span text:style-name="T10"> </text:span><text:span text:style-name="T3">controllers,</text:span><text:span text:style-name="T10"> </text:span><text:span text:style-name="T3">and</text:span><text:span text:style-name="T10"> </text:span><text:span text:style-name="T3">constraints.</text:span><text:span text:style-name="T10"> </text:span><text:span text:style-name="T3">I</text:span><text:span text:style-name="T10"> </text:span><text:span text:style-name="T3">exclude</text:span><text:span text:style-name="T10"> </text:span><text:span text:style-name="T3">the</text:span><text:span text:style-name="T10"> </text:span><text:span text:style-name="T3">recycling/p</text:span><text:span text:style-name="T5"> </text:span><text:span text:style-name="T3">domain-specific</text:span><text:span text:style-name="T10"> </text:span><text:span text:style-name="T3">recycling</text:span><text:span text:style-name="T10"> </text:span><text:span text:style-name="T3">mechanics;</text:span><text:span text:style-name="T10"> </text:span><text:span text:style-name="T3">this</text:span><text:span text:style-name="T10"> </text:span><text:span text:style-name="T3">is</text:span><text:span text:style-name="T10"> </text:span><text:span text:style-name="T3">the</text:span><text:span text:style-name="T10"> </text:span><text:span text:style-name="T3">core,</text:span><text:span text:style-name="T10"> </text:span><text:span text:style-name="T3">general-OS</text:span><text:span text:style-name="T10"> </text:span><text:span text:style-name="T3">model</text:span><text:span text:style-name="T10"> </text:span><text:span text:style-name="T3">you</text:span><text:span text:style-name="T10"> </text:span><text:span text:style-name="T3">can</text:span><text:span text:style-name="T10"> </text:span><text:span text:style-name="T3">reuse</text:span><text:span text:style-name="T10"> </text:span><text:span text:style-name="T3">across</text:span><text:span text:style-name="T10"> </text:span><text:span text:style-name="T3">domains.</text:span></text:p>
      <text:p text:style-name="P18"/>
      <text:p text:style-name="P10"><text:span text:style-name="T3">I present:</text:span></text:p>
      <text:p text:style-name="P13"/>
      <text:p text:style-name="P19"><text:span text:style-name="T3">variables &amp; interpretation,</text:span></text:p>
      <text:p text:style-name="P1"/>
      <text:p text:style-name="P19"><text:span text:style-name="T3">continuous-time core differential system,</text:span></text:p>
      <text:p text:style-name="P1"/>
      <text:p text:style-name="P19"><text:span text:style-name="T3">issuance / burn functional forms,</text:span></text:p>
      <text:p text:style-name="P1"/>
      <text:p text:style-name="P20"><text:span text:style-name="T3">feedback (regulation) term,</text:span></text:p>
      <text:p text:style-name="P1"/>
      <text:p text:style-name="P19"><text:span text:style-name="T3">long-run conservation constraint,</text:span></text:p>
      <text:p text:style-name="P1"/>
      <text:p text:style-name="P19"><text:span text:style-name="T3">discrete-time implementation (for simulation / smart contrac</text:span></text:p>
      <text:p text:style-name="P1"/>
      <text:p text:style-name="P19"><text:span text:style-name="T3">compact operator form + short parameter notes.</text:span></text:p>
      <text:p text:style-name="P1"/>
      <text:p text:style-name="P10"><text:span text:style-name="T9">---</text:span></text:p>
      <text:p text:style-name="P13"><text:soft-page-break/></text:p>
      <text:p text:style-name="P21"><text:span text:style-name="T3">1 — Variables and definitions All functions depend on time .</text:span></text:p>
      <text:list xml:id="list4019456075" text:style-name="WWNum2">
        <text:list-item>
          <text:p text:style-name="P22"><text:span text:style-name="T3">Nexus aggregate systemic state (total systemic value / inte</text:span></text:p>
        </text:list-item>
      </text:list>
      <text:p text:style-name="P7"/>
      <text:list xml:id="list102438060269030" text:continue-numbering="true" text:style-name="WWNum2">
        <text:list-item>
          <text:p text:style-name="P23"><text:span text:style-name="T3">validated human contribution rate (value units / time).</text:span></text:p>
        </text:list-item>
      </text:list>
      <text:p text:style-name="P7"/>
      <text:list xml:id="list102438419213269" text:continue-numbering="true" text:style-name="WWNum2">
        <text:list-item>
          <text:p text:style-name="P23"><text:span text:style-name="T3">machine/automated contribution rate.</text:span></text:p>
        </text:list-item>
      </text:list>
      <text:p text:style-name="P7"/>
      <text:list xml:id="list102437669007468" text:continue-numbering="true" text:style-name="WWNum2">
        <text:list-item>
          <text:p text:style-name="P22"><text:span text:style-name="T3">environmental / energy / ecological index (normalized, ).</text:span></text:p>
        </text:list-item>
      </text:list>
      <text:p text:style-name="P13"/>
      <text:list xml:id="list102437918283156" text:continue-numbering="true" text:style-name="WWNum2">
        <text:list-item>
          <text:p text:style-name="P22"><text:span text:style-name="T3">quality-weighted data inflow rate (signals / time).</text:span></text:p>
        </text:list-item>
      </text:list>
      <text:p text:style-name="Standard"><text:span text:style-name="T1"/></text:p>
      <text:p text:style-name="P24"><text:span text:style-name="T2">— Floor (baseline guaranteed value; can be constant</text:span><text:span text:style-name="T8"> </text:span><text:span text:style-name="T3">or time-varying).</text:span></text:p>
      <text:p text:style-name="P26"><text:span text:style-name="T3">issuance rate (value created per unit time).</text:span></text:p>
      <text:p text:style-name="P7"/>
      <text:p text:style-name="P27"><text:span text:style-name="T3">burn/destruction rate (value destroyed per unit time).</text:span></text:p>
      <text:p text:style-name="P7"/>
      <text:p text:style-name="P28"><text:span text:style-name="T3">net credit flow.</text:span></text:p>
      <text:p text:style-name="P13"/>
      <text:p text:style-name="P28"><text:span text:style-name="T3">temporal decay coefficient (units 1/time); optionally</text:span><text:span text:style-name="T8"> </text:span><text:span text:style-name="T3">for half-life .</text:span></text:p>
      <text:p text:style-name="P13"/>
      <text:p text:style-name="P28"><text:span text:style-name="T3">feedback/regulation (controller) term (can be PID-like).</text:span></text:p>
      <text:p text:style-name="P13"/>
      <text:p text:style-name="P28"><text:span text:style-name="T3">System Health index (normalized, ).</text:span></text:p>
      <text:p text:style-name="P13"/>
      <text:p text:style-name="P28"><text:span text:style-name="T3">adaptive issuance and burn gains (controller levers).</text:span></text:p>
      <text:p text:style-name="P13"/>
      <text:p text:style-name="P28"><text:span text:style-name="T3">nonnegative weights for input importance.</text:span></text:p>
      <text:p text:style-name="P13"/>
      <text:p text:style-name="P28"><text:span text:style-name="T3">target Nexus state (policy anchor).</text:span></text:p>
      <text:p text:style-name="P13"/>
      <text:p text:style-name="P28"><text:span text:style-name="T3">coupling coefficient that injects the Floor into dynamics.</text:span></text:p>
      <text:p text:style-name="P1"/>
      <text:p text:style-name="P29"><text:span text:style-name="T3">All scalar quantities are normalized/units-consistent.</text:span></text:p>
      <text:p text:style-name="P30"><text:span text:style-name="T9">---</text:span></text:p>
      <text:p text:style-name="P30"><text:span text:style-name="T3">2 — Core continuous-time evolution (main differential equation)</text:span></text:p>
      <text:p text:style-name="P7"/>
      <text:p text:style-name="P29"><text:span text:style-name="T5">\boxed{\displaystyle</text:span></text:p>
      <text:p text:style-name="P31"><text:span text:style-name="T3">\frac{dN}{dt} \;=\; I(t) \;-\; B(t) \;-\; \kappa\,N(t) \;+\; \Phi(t) \;+\; \eta\,F(t)</text:span></text:p>
      <text:p text:style-name="P33"><text:span text:style-name="T7">}</text:span></text:p>
      <text:p text:style-name="P13"/>
      <text:p text:style-name="P34"><text:span text:style-name="T5">Interpretation:</text:span></text:p>
      <text:p text:style-name="P36"><text:span text:style-name="T3">Issuance increases systemic value; burn decreases it. captures natural temporal decay (value/time).</text:span></text:p>
      <text:p text:style-name="P37"><text:span text:style-name="T3">is the regulator that corrects deviations from the target.</text:span></text:p>
      <text:p text:style-name="P25"><text:soft-page-break/><text:span text:style-name="T3">ensures the floor provides a persistent baseline injection.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list xml:id="list1057789545" text:style-name="WWNum1">
        <text:list-item>
          <text:p text:style-name="P6"><text:span text:style-name="T2">— Issuance and burn functional forms</text:span></text:p>
        </text:list-item>
      </text:list>
      <text:p text:style-name="P7"/>
      <text:list xml:id="list102437303973007" text:continue-numbering="true" text:style-name="WWNum1">
        <text:list-item>
          <text:list>
            <text:list-item>
              <text:p text:style-name="P8"><text:span text:style-name="T3">Issuance (validated contributions → issuance)</text:span></text:p>
            </text:list-item>
          </text:list>
        </text:list-item>
      </text:list>
      <text:p text:style-name="P7"/>
      <text:p text:style-name="P10"><text:span text:style-name="T5">\boxed{\displaystyle</text:span></text:p>
      <text:p text:style-name="P11"><text:span text:style-name="T3">I(t) \;=\; \alpha(t)\; S(t)\;\big( w_H H(t) + w_M M(t) + w_D D(t) + w_E</text:span></text:p>
      <text:p text:style-name="P11"><text:span text:style-name="T7">}</text:span></text:p>
      <text:p text:style-name="P13"/>
      <text:p text:style-name="P14"><text:span text:style-name="T3">down-weights issuance when system health is poor.</text:span></text:p>
      <text:p text:style-name="P13"/>
      <text:p text:style-name="P15"><text:span text:style-name="T3">is an adaptive gain (controller output) that increases or reduces issu systemic conditions.</text:span></text:p>
      <text:p text:style-name="P1"/>
      <text:list xml:id="list102439030652011" text:continue-numbering="true" text:style-name="WWNum1">
        <text:list-item>
          <text:list>
            <text:list-item>
              <text:p text:style-name="P9"><text:span text:style-name="T3">Burn (consumption / disposal / ecological load)</text:span></text:p>
            </text:list-item>
          </text:list>
        </text:list-item>
      </text:list>
      <text:p text:style-name="P13"/>
      <text:p text:style-name="P10"><text:span text:style-name="T5">\boxed{\displaystyle</text:span></text:p>
      <text:p text:style-name="P11"><text:span text:style-name="T3">B(t) \;=\; \beta(t)\;\big( \gamma_C C_{cons}(t) + \gamma_D C_{disp}(</text:span></text:p>
      <text:p text:style-name="P11"><text:span text:style-name="T3">\,\ell(E(t)) \big)</text:span></text:p>
      <text:p text:style-name="P11"><text:span text:style-name="T7">}</text:span></text:p>
      <text:p text:style-name="P7"/>
      <text:p text:style-name="P12"><text:span text:style-name="T3">: measured consumption/extraction rate (units aligned to issuance).</text:span></text:p>
      <text:p text:style-name="P7"/>
      <text:p text:style-name="P12"><text:span text:style-name="T3">: measured disposal/waste rate.</text:span></text:p>
      <text:p text:style-name="P7"/>
      <text:p text:style-name="P10"><text:span text:style-name="T3">: ecological load function (higher when environment stressed).</text:span></text:p>
      <text:p text:style-name="P13"/>
      <text:p text:style-name="P10"><text:span text:style-name="T3">: adaptive burn gain.</text:span></text:p>
      <text:p text:style-name="P1"/>
      <text:p text:style-name="P10"><text:span text:style-name="T3">Notes: 's are tunable sensitivity constants. Choose forms so</text:span><text:span text:style-name="T8"> </text:span><text:span text:style-name="T3">and</text:span><text:span text:style-name="T8"> </text:span><text:span text:style-name="T3">ar</text:span></text:p>
      <text:p text:style-name="P1"/>
      <text:p text:style-name="P10"><text:span text:style-name="T9">---</text:span></text:p>
      <text:p text:style-name="P13"/>
      <text:p text:style-name="P16"><text:span text:style-name="T3">4 — Feedback / regulation (stabilizer) Define error:</text:span></text:p>
      <text:p text:style-name="P10"><text:span text:style-name="T3">e(t) \;=\; N(t) - N^*(t)</text:span></text:p>
      <text:p text:style-name="P13"/>
      <text:p text:style-name="P10"><text:span text:style-name="T3">A general PID-like regulator:</text:span></text:p>
      <text:p text:style-name="P13"/>
      <text:p text:style-name="P10"><text:span text:style-name="T5">\boxed{\displaystyle</text:span></text:p>
      <text:p text:style-name="P11"><text:span text:style-name="T3">\Phi(t) \;=\; -K_p\,e(t) - K_i\!\int_0^t e(s)\,ds \;-\; K_d\,\frac{d e}{dt}</text:span></text:p>
      <text:p text:style-name="P11"><text:span text:style-name="T7">}</text:span></text:p>
      <text:p text:style-name="Standard"><text:span text:style-name="T1"/></text:p>
      <text:p text:style-name="P38"><text:span text:style-name="T3">tune responsiveness, integral action enforces long-run conservation, derivative damps rapid</text:span></text:p>
      <text:p text:style-name="P42"><text:span text:style-name="T5">hanges.</text:span></text:p>
      <text:p text:style-name="P7"/>
      <text:p text:style-name="P40"><text:span text:style-name="T3">may be bounded to avoid actuator saturation: .</text:span></text:p>
      <text:p text:style-name="P1"><text:soft-page-break/></text:p>
      <text:p text:style-name="P2"><text:span text:style-name="T3">Alternative:</text:span><text:span text:style-name="T8"> </text:span><text:span text:style-name="T3">can be implemented as model-predictive control (MPC) for better performance under constraints.</text:span></text:p>
      <text:p text:style-name="P1"/>
      <text:p text:style-name="P43"><text:span text:style-name="T11">--</text:span></text:p>
      <text:p text:style-name="P13"/>
      <text:p text:style-name="P44"><text:span text:style-name="T3">— System Health index One normalized example:</text:span></text:p>
      <text:p text:style-name="P39"><text:span text:style-name="T5">boxed{\displaystyle</text:span></text:p>
      <text:p text:style-name="P45"><text:span text:style-name="T3">S(t) \;=\; \sigma\!\Big( \lambda_E E(t) + \lambda_N\frac{N(t)}{N_0} + lambda_H\frac{H(t)}{H_0} + \lambda_M\frac{M(t)}{M_0} \Big)</text:span></text:p>
      <text:p text:style-name="P1"/>
      <text:p text:style-name="P47"><text:span text:style-name="T3">are normalization constants. s are weights.</text:span></text:p>
      <text:p text:style-name="P1"/>
      <text:p text:style-name="P43"><text:span text:style-name="T11">--</text:span></text:p>
      <text:p text:style-name="P13"/>
      <text:p text:style-name="P48"><text:span text:style-name="T3">— Conservation / long-run 1:1 constraint</text:span></text:p>
      <text:p text:style-name="P7"/>
      <text:p text:style-name="P49"><text:span text:style-name="T3">Nexus design enforces that long-run average issuance equals long-run average burn (no uncontrolled inflation):</text:span></text:p>
      <text:p text:style-name="P50"/>
      <text:p text:style-name="P51"><text:span text:style-name="T3">boxed{\displaystyle lim_{T\to\infty}\frac{1}{T}\int_0^T\! I(t)\,dt</text:span></text:p>
      <text:p text:style-name="P39"><text:span text:style-name="T9">;=\;</text:span></text:p>
      <text:p text:style-name="P41"><text:span text:style-name="T3">lim_{T\to\infty}\frac{1}{T}\int_0^T\! B(t)\,dt</text:span></text:p>
      <text:p text:style-name="P1"/>
      <text:p text:style-name="P46"><text:span text:style-name="T3">Equivalently, at steady state (neglecting small decay &amp; floor injections), overline{I}\;\approx\;\overline{B}</text:span></text:p>
      <text:p text:style-name="P39"><text:span text:style-name="T5">boxed{\displaystyle</text:span></text:p>
      <text:p text:style-name="P41"><text:span text:style-name="T3">int_0^T (I(t)-B(t))\,dt \;=\; N(T)-N(0) + \int_0^T \big(\kappa N(t)-\Phi(t)-\eta F(t)\big)\,dt</text:span></text:p>
      <text:p text:style-name="Standard"/>
      <text:p text:style-name="P35"><text:span text:style-name="T9">---</text:span></text:p>
      <text:p text:style-name="P52"><text:span text:style-name="T3">7 — Compact operator / control form Write the dynamics as an operator :</text:span></text:p>
      <text:p text:style-name="P30"><text:span text:style-name="T5">\boxed{\displaystyle</text:span></text:p>
      <text:p text:style-name="P31"><text:span text:style-name="T3">\frac{dN}{dt} \;=\; \mathcal{G}\big(N,H,M,E,D; \alpha,\beta,\kappa,F,N^*,K_p,K_i,K_d\big)</text:span></text:p>
      <text:p text:style-name="P31"><text:span text:style-name="T7">}</text:span></text:p>
      <text:p text:style-name="P30"><text:span text:style-name="T9">---</text:span></text:p>
      <text:p text:style-name="P30"><text:span text:style-name="T3">8 — Discrete-time implementation (for simulation / deployment)</text:span></text:p>
      <text:p text:style-name="P30"><text:span text:style-name="T3">Let timestep</text:span><text:span text:style-name="T8"> </text:span><text:span text:style-name="T3">and index . Variables at step : .</text:span></text:p>
      <text:p text:style-name="P30"><text:span text:style-name="T3">Update rules:</text:span></text:p>
      <text:p text:style-name="P30"><text:soft-page-break/><text:span text:style-name="T5">\begin{aligned}</text:span></text:p>
      <text:p text:style-name="P31"><text:span text:style-name="T3">I_k &amp;= \alpha_k\; S_k\; ( w_H H_k + w_M M_k + w_D D_k + w_E E_k ) \\</text:span></text:p>
      <text:p text:style-name="P53"><text:span text:style-name="T3">B_k &amp;= \beta_k\; (\gamma_C C_{cons,k} + \gamma_D C_{disp,k} + \gamma_E \ell(E_k)) \\ e_k &amp;= N_k - N^*_k \\</text:span></text:p>
      <text:p text:style-name="P54"><text:span text:style-name="T3">\Phi_k &amp;= -K_p e_k - K_i \sum_{j=0}^k e_j \Delta t - K_d \frac{e_k-e_{k-1}}{\Delta t} \\ N_{k+1} &amp;= N_k + (I_k - B_k - \kappa N_k + \Phi_k + \eta F_k)\,\Delta t</text:span></text:p>
      <text:p text:style-name="P34"><text:span text:style-name="T5">\end{aligned}</text:span></text:p>
      <text:p text:style-name="P7"/>
      <text:p text:style-name="P55"><text:span text:style-name="T3">Adapt</text:span><text:span text:style-name="T8"> </text:span><text:span text:style-name="T3">with simple rules (e.g., gradient descent on error, or controller outputs limited to bounds).</text:span></text:p>
      <text:p text:style-name="P30"><text:span text:style-name="T9">---</text:span></text:p>
      <text:p text:style-name="P56"><text:span text:style-name="T3">9 — Parameter notes and implementation guidance Decay / half-life: set</text:span><text:span text:style-name="T8"> </text:span><text:span text:style-name="T3">for desired half-life</text:span><text:span text:style-name="T8"> </text:span><text:span text:style-name="T3">of issued value.</text:span></text:p>
      <text:p text:style-name="P30"><text:span text:style-name="T3">Weights : select to reflect policy priorities (e.g.,</text:span><text:span text:style-name="T8"> </text:span><text:span text:style-name="T3">large if human validation preferred).</text:span></text:p>
      <text:p text:style-name="P57"><text:span text:style-name="T3">Saturation &amp; clamps: clamp</text:span><text:span text:style-name="T8"> </text:span><text:span text:style-name="T3">to avoid runaway issuance/burn. Normalization: scale</text:span><text:span text:style-name="T8"> </text:span><text:span text:style-name="T3">so magnitudes produce sensible .</text:span></text:p>
      <text:p text:style-name="P30"><text:span text:style-name="T3">Oracles &amp; inputs:</text:span><text:span text:style-name="T8"> </text:span><text:span text:style-name="T3">must come from robust oracles/validators with anti-Sybil measures.</text:span></text:p>
      <text:p text:style-name="P30"><text:span text:style-name="T3">PID tuning: start with conservative ; prefer integral action for long-run conservation.</text:span></text:p>
      <text:p text:style-name="Standard"/>
      <text:p text:style-name="Standard"/>
      <text:p text:style-name="P35"><text:span text:style-name="T3">Safety: implement emergency clamps that set</text:span><text:span text:style-name="T8"> </text:span><text:span text:style-name="T3">or freeze issuance if input integrity fails.</text:span></text:p>
      <text:p text:style-name="P30"><text:span text:style-name="T9">---</text:span></text:p>
      <text:p text:style-name="P30"><text:span text:style-name="T3">10 — Minimal checklist to preserve the foundational equation in any extension</text:span></text:p>
      <text:p text:style-name="P7"/>
      <text:p text:style-name="P58"><text:span text:style-name="T3">Every issuance event</text:span><text:span text:style-name="T8"> </text:span><text:span text:style-name="T3">must have an observable provenance (who/what validated it).</text:span></text:p>
      <text:p text:style-name="P1"/>
      <text:p text:style-name="P59"><text:span text:style-name="T3">Every burn event</text:span><text:span text:style-name="T8"> </text:span><text:span text:style-name="T3">must be tied to a verifiable destruction/consumption proof.</text:span></text:p>
      <text:p text:style-name="P1"/>
      <text:p text:style-name="P59"><text:span text:style-name="T3">The controller</text:span><text:span text:style-name="T8"> </text:span><text:span text:style-name="T3">must be able to reduce issuance when systemic overshoot is detected.</text:span></text:p>
      <text:p text:style-name="P1"/>
      <text:p text:style-name="P59"><text:span text:style-name="T3">Oracles feeding</text:span><text:span text:style-name="T8"> </text:span><text:span text:style-name="T3">must be auditable and have slashing/penalty mechanisms for fraud.</text:span></text:p>
      <text:p text:style-name="P1"/>
      <text:p text:style-name="P60"><text:span text:style-name="T3">Maintain accounting separation between the token accounting layer (issuance/burn) and cash/treasury layer (reserves, receivables).</text:span></text:p>
      <text:p text:style-name="P30"><text:span text:style-name="T9">---</text:span></text:p>
      <text:p text:style-name="P30"><text:span text:style-name="T3">Final compact boxed equation (foundational)</text:span></text:p>
      <text:p text:style-name="P7"/>
      <text:p text:style-name="P29"><text:span text:style-name="T5">\boxed{\displaystyle</text:span></text:p>
      <text:p text:style-name="P31"><text:span text:style-name="T3">\frac{dN}{dt} \;=\; \alpha(t)S(t)\big(w_H H+w_M M+w_D D+w_E E\big)</text:span></text:p>
      <text:p text:style-name="P33"><text:span text:style-name="T3">\;-\;\beta(t)\big(\gamma_C C_{cons}+\gamma_D C_{disp}+\gamma_E\ell(E)\big)</text:span></text:p>
      <text:p text:style-name="P31"><text:span text:style-name="T3">\;-\;\kappa N(t)\;+\;\Phi(t)\;+\;\eta F(t)</text:span></text:p>
      <text:p text:style-name="P32"><text:span text:style-name="T7">}</text:span></text:p>
      <text:p text:style-name="Standard"/>
      <text:p text:style-name="P3">Part2 </text:p>
      <text:p text:style-name="P3"/>
      <text:p text:style-name="P67"><text:bookmark text:name="docs-internal-guid-1f6b4b52-7fff-d6e3-495f-0dbd9da943f2"/>type TimelineSegment = { </text:p>
      <text:p text:style-name="P157"><text:soft-page-break/><text:span text:style-name="T18">tStartMs</text:span><text:span text:style-name="T71">: </text:span><text:span text:style-name="T18">number; tEndMs</text:span><text:span text:style-name="T201">: </text:span><text:span text:style-name="T18">number; </text:span></text:p>
      <text:p text:style-name="P159"><text:span text:style-name="T18">}</text:span><text:span text:style-name="T66">; </text:span></text:p>
      <text:p text:style-name="P161"><text:span text:style-name="T18">wavelengthNm</text:span><text:span text:style-name="T202">: </text:span><text:span text:style-name="T18">number</text:span><text:span text:style-name="T203">; </text:span><text:span text:style-name="T18">intensityLevel</text:span><text:span text:style-name="T205">: </text:span><text:span text:style-name="T18">number</text:span><text:span text:style-name="T88">; </text:span></text:p>
      <text:p text:style-name="Text_20_body"><text:span text:style-name="T159">{</text:span><text:span text:style-name="T111">tMs</text:span><text:span text:style-name="T43">, </text:span><text:span text:style-name="T21">wavelength Nm</text:span><text:span text:style-name="T35">, </text:span><text:span text:style-name="T21">intensityLevel} </text:span></text:p>
      <text:p text:style-name="Text_20_body"><text:span text:style-name="T21"/></text:p>
      <text:p text:style-name="P61"><text:span text:style-name="T21">Part3</text:span></text:p>
      <text:p text:style-name="P61"><text:span text:style-name="T21"/></text:p>
      <text:p text:style-name="P162"><text:bookmark text:name="docs-internal-guid-f3d1e26f-7fff-52a5-341b-dcac7a10b668"/><text:span text:style-name="T206">## </text:span><text:span text:style-name="T18">3. TypeScript core library files </text:span></text:p>
      <text:p text:style-name="P163"><text:span text:style-name="T208">### </text:span><text:span text:style-name="T18">3.1 </text:span><text:span text:style-name="T42">`</text:span><text:span text:style-name="T18">src</text:span><text:span text:style-name="T53">/</text:span><text:span text:style-name="T18">protocol</text:span><text:span text:style-name="T79">/</text:span><text:span text:style-name="T18">wavelengthMap.ts` </text:span></text:p>
      <text:p text:style-name="P164"><text:span text:style-name="T34">```</text:span><text:span text:style-name="T18">ts </text:span></text:p>
      <text:p text:style-name="P166"><text:span text:style-name="T102">// </text:span><text:span text:style-name="T79">src</text:span><text:span text:style-name="T169">/</text:span><text:span text:style-name="T18">protocol</text:span><text:span text:style-name="T61">/</text:span><text:span text:style-name="T18">wavelengthMap.ts </text:span></text:p>
      <text:p text:style-name="P167"><text:span text:style-name="T24">/</text:span><text:span text:style-name="T18">** </text:span></text:p>
      <text:p text:style-name="P169"><text:span text:style-name="T18">* Mapping between alphabet letters</text:span><text:span text:style-name="T210">, </text:span><text:span text:style-name="T18">their hex color representation</text:span><text:span text:style-name="T34">, </text:span></text:p>
      <text:p text:style-name="P170"><text:span text:style-name="T18">* and a canonical wavelength (in nanometers</text:span><text:span text:style-name="T211">) </text:span><text:span text:style-name="T88">across </text:span><text:span text:style-name="T71">the </text:span><text:span text:style-name="T18">visible spectrum. </text:span></text:p>
      <text:p text:style-name="P171"><text:span text:style-name="T25">*</text:span><text:span text:style-name="T99">/ </text:span></text:p>
      <text:p text:style-name="P173"><text:soft-page-break/><text:span text:style-name="T18">export type LetterSymbol </text:span><text:span text:style-name="T216">= </text:span><text:span text:style-name="T125">{ </text:span></text:p>
      <text:p text:style-name="P174">}; </text:p>
      <text:p text:style-name="P175"><text:span text:style-name="T18">letter: string</text:span><text:span text:style-name="T217">; </text:span></text:p>
      <text:p text:style-name="P177"><text:span text:style-name="T18">hexColor: string</text:span><text:span text:style-name="T122">; </text:span></text:p>
      <text:p text:style-name="P141"><text:span text:style-name="T18">wavelengthNm</text:span><text:span text:style-name="T218">: </text:span><text:span text:style-name="T18">number</text:span><text:span text:style-name="T219">; </text:span></text:p>
      <text:p text:style-name="P179"><text:span text:style-name="T88">const </text:span><text:span text:style-name="T18">LETTER_COLORS: </text:span><text:span text:style-name="T79">string</text:span><text:span text:style-name="T18">[] </text:span><text:span text:style-name="T220">= </text:span><text:span text:style-name="T208">[ </text:span></text:p>
      <text:p text:style-name="P180"><text:span text:style-name="T221">"</text:span><text:span text:style-name="T141">#</text:span><text:span text:style-name="T18">8B00FF</text:span><text:span text:style-name="T222">"</text:span><text:span text:style-name="T34">, </text:span><text:span text:style-name="T88">// </text:span><text:span text:style-name="T18">A </text:span><text:span text:style-name="T34">- </text:span><text:span text:style-name="T18">deep violet </text:span></text:p>
      <text:p text:style-name="P184"><text:span text:style-name="T88">"</text:span><text:span text:style-name="T125">#</text:span><text:span text:style-name="T18">7A00FF</text:span><text:span text:style-name="T224">"</text:span><text:span text:style-name="T225">, </text:span><text:span text:style-name="T88">// </text:span><text:span text:style-name="T18">B </text:span></text:p>
      <text:p text:style-name="P185"><text:span text:style-name="T93">"</text:span><text:span text:style-name="T18">#</text:span><text:span text:style-name="T25">6900FF</text:span><text:span text:style-name="T226">"</text:span><text:span text:style-name="T228">, </text:span><text:span text:style-name="T71">// </text:span><text:span text:style-name="T18">C </text:span></text:p>
      <text:p text:style-name="P186"><text:span text:style-name="T88">"</text:span><text:span text:style-name="T18">#</text:span><text:span text:style-name="T25">5800FF</text:span><text:span text:style-name="T229">"</text:span><text:span text:style-name="T202">, </text:span><text:span text:style-name="T71">// </text:span><text:span text:style-name="T18">D </text:span></text:p>
      <text:p text:style-name="P187"><text:span text:style-name="T231">"</text:span><text:span text:style-name="T88">#</text:span><text:span text:style-name="T25">4700FF</text:span><text:span text:style-name="T232">"</text:span><text:span text:style-name="T233">, </text:span><text:span text:style-name="T58">// </text:span><text:span text:style-name="T18">E </text:span></text:p>
      <text:p text:style-name="P189"><text:span text:style-name="T88">"</text:span><text:span text:style-name="T234">#</text:span><text:span text:style-name="T25">3600FF</text:span><text:span text:style-name="T236">"</text:span><text:span text:style-name="T173">, </text:span><text:span text:style-name="T158">// </text:span><text:span text:style-name="T18">F </text:span></text:p>
      <text:p text:style-name="P190"><text:span text:style-name="T88">"</text:span><text:span text:style-name="T125">#</text:span><text:span text:style-name="T18">2500FF</text:span><text:span text:style-name="T237">"</text:span><text:span text:style-name="T239">, </text:span><text:span text:style-name="T66">// </text:span><text:span text:style-name="T18">G </text:span></text:p>
      <text:p text:style-name="P194"><text:span text:style-name="T240">"</text:span><text:span text:style-name="T18">#</text:span><text:span text:style-name="T25">1400FF</text:span><text:span text:style-name="T241">"</text:span><text:span text:style-name="T242">, </text:span><text:span text:style-name="T88">// </text:span><text:span text:style-name="T18">H </text:span><text:span text:style-name="T88">"</text:span><text:span text:style-name="T74">#</text:span><text:span text:style-name="T25">0300FF</text:span><text:span text:style-name="T216">"</text:span><text:span text:style-name="T244">, </text:span><text:span text:style-name="T93">// </text:span><text:span text:style-name="T25">\ </text:span></text:p>
      <text:p text:style-name="P195"><text:span text:style-name="T246">"</text:span><text:span text:style-name="T88">#</text:span><text:span text:style-name="T25">0040FF</text:span><text:span text:style-name="T247">"</text:span><text:span text:style-name="T248">, </text:span><text:span text:style-name="T145">// </text:span><text:span text:style-name="T18">J </text:span><text:span text:style-name="T34">- </text:span><text:span text:style-name="T18">blue </text:span></text:p>
      <text:p text:style-name="P196"><text:span text:style-name="T249">"</text:span><text:span text:style-name="T25">#0055FF</text:span><text:span text:style-name="T34">"</text:span><text:span text:style-name="T251">, </text:span><text:span text:style-name="T71">// </text:span><text:span text:style-name="T18">K </text:span></text:p>
      <text:p text:style-name="P197"><text:span text:style-name="T88">"</text:span><text:span text:style-name="T79">#</text:span><text:span text:style-name="T18">006AFF</text:span><text:span text:style-name="T226">"</text:span><text:span text:style-name="T252">, </text:span><text:span text:style-name="T192">// </text:span><text:span text:style-name="T18">L </text:span></text:p>
      <text:p text:style-name="P200"><text:span text:style-name="T154">"</text:span><text:span text:style-name="T74">#</text:span><text:span text:style-name="T18">0080FF</text:span><text:span text:style-name="T34">", </text:span><text:span text:style-name="T71">// </text:span><text:span text:style-name="T30">M</text:span><text:span text:style-name="T34">-</text:span><text:span text:style-name="T18">cyan</text:span><text:span text:style-name="T34">-</text:span><text:span text:style-name="T18">ish </text:span></text:p>
      <text:p text:style-name="P202"><text:span text:style-name="T88">"</text:span><text:span text:style-name="T18">#00A0FF</text:span><text:span text:style-name="T232">"</text:span><text:span text:style-name="T253">, </text:span><text:span text:style-name="T83">// </text:span><text:span text:style-name="T30">N </text:span></text:p>
      <text:p text:style-name="P203"><text:span text:style-name="T254">"</text:span><text:span text:style-name="T64">#</text:span><text:span text:style-name="T25">00C0FF</text:span><text:span text:style-name="T34">", </text:span><text:span text:style-name="T95">// </text:span><text:span text:style-name="T18">O </text:span></text:p>
      <text:p text:style-name="P205"><text:soft-page-break/><text:span text:style-name="T255">"</text:span><text:span text:style-name="T18">#</text:span><text:span text:style-name="T30">00EOFF</text:span><text:span text:style-name="T34">"</text:span><text:span text:style-name="T256">, </text:span><text:span text:style-name="T158">// </text:span><text:span text:style-name="T18">P </text:span></text:p>
      <text:p text:style-name="P206"><text:span text:style-name="T18">]</text:span><text:span text:style-name="T237">; </text:span></text:p>
      <text:p text:style-name="P209"><text:span text:style-name="T88">"</text:span><text:span text:style-name="T18">#00FFBO</text:span><text:span text:style-name="T189">"</text:span><text:span text:style-name="T34">, </text:span><text:span text:style-name="T16">// </text:span><text:span text:style-name="T30">Q </text:span></text:p>
      <text:p text:style-name="P211"><text:span text:style-name="T93">"</text:span><text:span text:style-name="T18">#40FF40</text:span><text:span text:style-name="T34">", </text:span><text:span text:style-name="T109">// </text:span><text:span text:style-name="T18">R</text:span><text:span text:style-name="T34">-</text:span><text:span text:style-name="T18">green </text:span></text:p>
      <text:p text:style-name="P198"><text:span text:style-name="T258">"</text:span><text:span text:style-name="T18">#</text:span><text:span text:style-name="T25">80FF00</text:span><text:span text:style-name="T260">"</text:span><text:span text:style-name="T262">, </text:span><text:span text:style-name="T18">// S </text:span></text:p>
      <text:p text:style-name="P191"><text:span text:style-name="T93">"</text:span><text:span text:style-name="T18">#AFFF00</text:span><text:span text:style-name="T263">"</text:span><text:span text:style-name="T264">, </text:span><text:span text:style-name="T141">// </text:span><text:span text:style-name="T97">T </text:span></text:p>
      <text:p text:style-name="P210"><text:span text:style-name="T266">"</text:span><text:span text:style-name="T18">#DFFF00</text:span><text:span text:style-name="T267">"</text:span><text:span text:style-name="T210">, </text:span><text:span text:style-name="T102">// </text:span><text:span text:style-name="T79">U </text:span></text:p>
      <text:p text:style-name="P152"><text:span text:style-name="T88">"</text:span><text:span text:style-name="T18">#FFFF00</text:span><text:span text:style-name="T268">"</text:span><text:span text:style-name="T34">, </text:span><text:span text:style-name="T83">// </text:span><text:span text:style-name="T30">V </text:span><text:span text:style-name="T34">- </text:span><text:span text:style-name="T18">yellow </text:span></text:p>
      <text:p text:style-name="P212"><text:span text:style-name="T269">"</text:span><text:span text:style-name="T18">#FFBFOO</text:span><text:span text:style-name="T271">"</text:span><text:span text:style-name="T229">, </text:span><text:span text:style-name="T79">// W </text:span></text:p>
      <text:p text:style-name="P213"><text:span text:style-name="T18">"</text:span><text:span text:style-name="T71">#</text:span><text:span text:style-name="T18">FF8000</text:span><text:span text:style-name="T228">"</text:span><text:span text:style-name="T34">, </text:span><text:span text:style-name="T133">// </text:span><text:span text:style-name="T71">X </text:span><text:span text:style-name="T34">- </text:span><text:span text:style-name="T18">orange </text:span></text:p>
      <text:p text:style-name="P188"><text:span text:style-name="T272">"</text:span><text:span text:style-name="T46">#</text:span><text:span text:style-name="T18">FF4000</text:span><text:span text:style-name="T273">"</text:span><text:span text:style-name="T274">, </text:span><text:span text:style-name="T18">// Y </text:span></text:p>
      <text:p text:style-name="P214"><text:span text:style-name="T34">"</text:span><text:span text:style-name="T18">#</text:span><text:span text:style-name="T25">FF0000</text:span><text:span text:style-name="T34">", </text:span><text:span text:style-name="T84">// </text:span><text:span text:style-name="T18">Z </text:span><text:span text:style-name="T34">- </text:span><text:span text:style-name="T18">red </text:span></text:p>
      <text:p text:style-name="P216"><text:soft-page-break/><text:span text:style-name="T24">/</text:span><text:span text:style-name="T27">** </text:span></text:p>
      <text:p text:style-name="P227"><text:span text:style-name="T88">* </text:span><text:span text:style-name="T18">Evenly distribute wavelengths </text:span><text:span text:style-name="T79">across </text:span><text:span text:style-name="T18">the visible spectrum (approx 380-740 nm) </text:span></text:p>
      <text:p text:style-name="P230"><text:span text:style-name="T25">* </text:span><text:span text:style-name="T141">for </text:span><text:span text:style-name="T169">the </text:span><text:span text:style-name="T25">26 </text:span><text:span text:style-name="T18">letters A</text:span><text:span text:style-name="T34">-</text:span><text:span text:style-name="T18">Z</text:span><text:span text:style-name="T34">. </text:span></text:p>
      <text:p text:style-name="P231"><text:span text:style-name="T25">*</text:span><text:span text:style-name="T85">/ </text:span></text:p>
      <text:p text:style-name="P236"><text:span text:style-name="T18">const LETTER_WAVELENGTHS: number[] </text:span><text:span text:style-name="T275">= </text:span><text:span text:style-name="T25">(() </text:span><text:span text:style-name="T275">=</text:span><text:span text:style-name="T79">&gt; </text:span><text:span text:style-name="T30">{ </text:span></text:p>
      <text:p text:style-name="P238"><text:span text:style-name="T109">const </text:span><text:span text:style-name="T141">min </text:span><text:span text:style-name="T257">= </text:span><text:span text:style-name="T25">380</text:span><text:span text:style-name="T113">; </text:span></text:p>
      <text:p text:style-name="P239"><text:span text:style-name="T18">const max = </text:span><text:span text:style-name="T102">740</text:span><text:span text:style-name="T125">; </text:span></text:p>
      <text:p text:style-name="P241"><text:span text:style-name="T109">const </text:span><text:span text:style-name="T18">count = </text:span><text:span text:style-name="T109">26</text:span><text:span text:style-name="T250">; </text:span></text:p>
      <text:p text:style-name="P242"><text:span text:style-name="T18">const step = (max </text:span><text:span text:style-name="T34">- </text:span><text:span text:style-name="T18">min) </text:span><text:span text:style-name="T109">/ </text:span><text:span text:style-name="T18">(count </text:span><text:span text:style-name="T34">- </text:span><text:span text:style-name="T18">1</text:span><text:span text:style-name="T74">)</text:span><text:span text:style-name="T18">; </text:span><text:span text:style-name="T71">// </text:span><text:span text:style-name="T18">360 </text:span><text:span text:style-name="T71">/ </text:span><text:span text:style-name="T79">25 </text:span><text:span text:style-name="T34">= </text:span><text:span text:style-name="T18">14.4 const arr: number[] </text:span><text:span text:style-name="T276">= </text:span><text:span text:style-name="T25">[]</text:span><text:span text:style-name="T18">; </text:span></text:p>
      <text:p text:style-name="P243"><text:span text:style-name="T18">for (let i = </text:span><text:span text:style-name="T25">0</text:span><text:span text:style-name="T141">; </text:span><text:span text:style-name="T25">i </text:span><text:span text:style-name="T18">&lt; count</text:span><text:span text:style-name="T109">; </text:span><text:span text:style-name="T18">i++) </text:span><text:span text:style-name="T125">{ </text:span></text:p>
      <text:p text:style-name="P244"><text:span text:style-name="T18">arr.push(Math.round(</text:span><text:span text:style-name="T71">min </text:span><text:span text:style-name="T18">+ </text:span><text:span text:style-name="T53">step </text:span><text:span text:style-name="T18">* i)); </text:span></text:p>
      <text:p text:style-name="P246">} </text:p>
      <text:p text:style-name="P247">return arr; </text:p>
      <text:p text:style-name="P248"><text:span text:style-name="T25">})(</text:span><text:span text:style-name="T113">)</text:span><text:span text:style-name="T25">; </text:span></text:p>
      <text:p text:style-name="P217"><text:span text:style-name="T94">/</text:span><text:span text:style-name="T27">** </text:span></text:p>
      <text:p text:style-name="P249"><text:span text:style-name="T18">* The full alphabet map A</text:span><text:span text:style-name="T34">-</text:span><text:span text:style-name="T88">Z</text:span><text:span text:style-name="T102">. </text:span></text:p>
      <text:p text:style-name="P250"><text:span text:style-name="T25">*</text:span><text:span text:style-name="T277">/ </text:span></text:p>
      <text:p text:style-name="P253"><text:span text:style-name="T165">&gt;</text:span><text:span text:style-name="T18">{ </text:span></text:p>
      <text:p text:style-name="P254"><text:span text:style-name="T71">export </text:span><text:span text:style-name="T18">const ALPHABET_MAP: LetterSymbol] </text:span><text:span text:style-name="T15">= </text:span><text:span text:style-name="T25">(() </text:span><text:span text:style-name="T13">=</text:span><text:span text:style-name="T24">&gt; </text:span><text:span text:style-name="T18">{ </text:span></text:p>
      <text:p text:style-name="P255"><text:soft-page-break/><text:span text:style-name="T141">const symbols</text:span><text:span text:style-name="T18">: </text:span><text:span text:style-name="T141">LetterSymbol</text:span><text:span text:style-name="T18">[] </text:span><text:span text:style-name="T279">= </text:span><text:span text:style-name="T18">[]; </text:span></text:p>
      <text:p text:style-name="P256"><text:span text:style-name="T18">for </text:span><text:span text:style-name="T15">(</text:span><text:span text:style-name="T18">let i </text:span><text:span text:style-name="T282">= </text:span><text:span text:style-name="T25">0; i </text:span><text:span text:style-name="T109">&lt; </text:span><text:span text:style-name="T18">26; i</text:span><text:span text:style-name="T176">++</text:span><text:span text:style-name="T18">) { </text:span></text:p>
      <text:p text:style-name="P83"><text:span text:style-name="T15">const </text:span><text:span text:style-name="T133">letter </text:span><text:span text:style-name="T283">= </text:span><text:span text:style-name="T141">String.fromCharCode</text:span><text:span text:style-name="T18">(</text:span><text:span text:style-name="T34">"</text:span><text:span text:style-name="T18">A"</text:span><text:span text:style-name="T53">.charCodeAt</text:span><text:span text:style-name="T18">(0</text:span><text:span text:style-name="T194">) </text:span><text:span text:style-name="T18">+ i); symbols.push(</text:span><text:span text:style-name="T66">{ </text:span></text:p>
      <text:p text:style-name="P257"><text:span text:style-name="T133">letter</text:span><text:span text:style-name="T284">, </text:span></text:p>
      <text:p text:style-name="P259"><text:span text:style-name="T18">hexColor</text:span><text:span text:style-name="T183">: </text:span><text:span text:style-name="T18">LETTER_COLORS[i]</text:span><text:span text:style-name="T34">, </text:span></text:p>
      <text:p text:style-name="P260"><text:span text:style-name="T18">wavelengthNm</text:span><text:span text:style-name="T141">: </text:span><text:span text:style-name="T18">LETTER_WAVELENGTHS</text:span><text:span text:style-name="T15">[</text:span><text:span text:style-name="T18">i]</text:span><text:span text:style-name="T34">, </text:span></text:p>
      <text:p text:style-name="P261">}); </text:p>
      <text:p text:style-name="P262">} </text:p>
      <text:p text:style-name="P120"><text:span text:style-name="T71">return </text:span><text:span text:style-name="T18">symbols</text:span><text:span text:style-name="T176">; </text:span></text:p>
      <text:p text:style-name="P267"><text:span text:style-name="T25">}</text:span><text:span text:style-name="T74">)</text:span><text:span text:style-name="T25">(</text:span><text:span text:style-name="T18">); </text:span></text:p>
      <text:p text:style-name="P268"><text:span text:style-name="T75">/</text:span><text:span text:style-name="T25">** </text:span></text:p>
      <text:p text:style-name="P276"><text:span text:style-name="T71">* </text:span><text:span text:style-name="T18">Lookup table from letter </text:span><text:span text:style-name="T79">to </text:span><text:span text:style-name="T18">symbol</text:span><text:span text:style-name="T253">. </text:span></text:p>
      <text:p text:style-name="P277"><text:span text:style-name="T25">*</text:span><text:span text:style-name="T74">/ </text:span></text:p>
      <text:p text:style-name="P282"><text:span text:style-name="T18">const LETTER_TO_SYMBOL = new Map</text:span><text:span text:style-name="T191">&lt;</text:span><text:span text:style-name="T18">string</text:span><text:span text:style-name="T291">, </text:span><text:span text:style-name="T18">LetterSymbol</text:span><text:span text:style-name="T71">&gt;</text:span><text:span text:style-name="T18">( </text:span></text:p>
      <text:p text:style-name="P283"><text:span text:style-name="T18">ALPHABET_MAP.map((</text:span><text:span text:style-name="T79">s</text:span><text:span text:style-name="T18">) =</text:span><text:span text:style-name="T109">&gt; </text:span><text:span text:style-name="T105">[</text:span><text:span text:style-name="T79">s.letter</text:span><text:span text:style-name="T216">, </text:span><text:span text:style-name="T79">s</text:span><text:span text:style-name="T18">]</text:span><text:span text:style-name="T53">) </text:span></text:p>
      <text:p text:style-name="P284"><text:span text:style-name="T114">/</text:span><text:span text:style-name="T27">** </text:span></text:p>
      <text:p text:style-name="P289"><text:span text:style-name="T18">* </text:span><text:span text:style-name="T141">Get </text:span><text:span text:style-name="T176">the </text:span><text:span text:style-name="T79">symbol </text:span><text:span text:style-name="T53">info </text:span><text:span text:style-name="T18">(</text:span><text:span text:style-name="T141">letter</text:span><text:span text:style-name="T46">, </text:span><text:span text:style-name="T71">hexColor</text:span><text:span text:style-name="T279">, </text:span><text:span text:style-name="T79">wavelength </text:span><text:span text:style-name="T18">Nm) </text:span><text:span text:style-name="T125">for </text:span><text:span text:style-name="T18">a given letter</text:span><text:span text:style-name="T34">. </text:span></text:p>
      <text:p text:style-name="P171"><text:span text:style-name="T25">*</text:span><text:span text:style-name="T103">/ </text:span></text:p>
      <text:p text:style-name="P84"><text:span text:style-name="T18">export function getLetterInfo(</text:span><text:span text:style-name="T71">letter</text:span><text:span text:style-name="T292">: </text:span><text:span text:style-name="T18">string)</text:span><text:span text:style-name="T293">: </text:span><text:span text:style-name="T18">LetterSymbol | undefined </text:span><text:span text:style-name="T71">{ </text:span></text:p>
      <text:p text:style-name="P290"><text:soft-page-break/>} </text:p>
      <text:p text:style-name="P295"><text:span text:style-name="T18">if (!</text:span><text:span text:style-name="T79">letter</text:span><text:span text:style-name="T46">) </text:span><text:span text:style-name="T71">return </text:span><text:span text:style-name="T18">undefined</text:span><text:span text:style-name="T53">; </text:span></text:p>
      <text:p text:style-name="P296"><text:span text:style-name="T18">const upper = letter.toUpperCase</text:span><text:span text:style-name="T25">(</text:span><text:span text:style-name="T74">)</text:span><text:span text:style-name="T279">; </text:span><text:span text:style-name="T125">return </text:span><text:span text:style-name="T18">LETTER_TO_SYMBOL.get(upper)</text:span><text:span text:style-name="T234">; </text:span></text:p>
      <text:p text:style-name="P269"><text:span text:style-name="T151">/</text:span><text:span text:style-name="T27">** </text:span></text:p>
      <text:p text:style-name="P297"><text:span text:style-name="T18">* </text:span><text:span text:style-name="T97">Get </text:span><text:span text:style-name="T211">the </text:span><text:span text:style-name="T79">canonical </text:span><text:span text:style-name="T88">wavelength </text:span><text:span text:style-name="T18">(</text:span><text:span text:style-name="T66">nm</text:span><text:span text:style-name="T18">) </text:span><text:span text:style-name="T15">for </text:span><text:span text:style-name="T18">a </text:span><text:span text:style-name="T79">given </text:span><text:span text:style-name="T158">letter</text:span><text:span text:style-name="T294">. </text:span><text:span text:style-name="T25">*</text:span><text:span text:style-name="T113">/ </text:span></text:p>
      <text:p text:style-name="P298"><text:span text:style-name="T71">export </text:span><text:span text:style-name="T18">function getWavelength </text:span><text:span text:style-name="T109">ForLetter</text:span><text:span text:style-name="T18">(</text:span><text:span text:style-name="T79">letter</text:span><text:span text:style-name="T125">: </text:span><text:span text:style-name="T18">string</text:span><text:span text:style-name="T194">)</text:span><text:span text:style-name="T284">: </text:span><text:span text:style-name="T18">number </text:span><text:span text:style-name="T53">| </text:span><text:span text:style-name="T18">undefined </text:span><text:span text:style-name="T71">{ </text:span></text:p>
      <text:p text:style-name="P299">} </text:p>
      <text:p text:style-name="P300"><text:span text:style-name="T278">const </text:span><text:span text:style-name="T97">info </text:span><text:span text:style-name="T34">= </text:span><text:span text:style-name="T18">getLetterInfo(letter); </text:span></text:p>
      <text:p text:style-name="P301"><text:span text:style-name="T18">return info</text:span><text:span text:style-name="T66">?</text:span><text:span text:style-name="T18">.wavelengthNm</text:span><text:span text:style-name="T202">; </text:span></text:p>
      <text:p text:style-name="P285"><text:span text:style-name="T51">/</text:span><text:span text:style-name="T25">** </text:span></text:p>
      <text:p text:style-name="P302"><text:span text:style-name="T18">* Find the nearest defined letter for a given wavelength</text:span><text:span text:style-name="T295">. </text:span></text:p>
      <text:p text:style-name="P303"><text:span text:style-name="T117">* </text:span><text:span text:style-name="T18">Returns </text:span><text:span text:style-name="T169">null </text:span><text:span text:style-name="T18">if alphabet is empty. </text:span></text:p>
      <text:p text:style-name="P304"><text:span text:style-name="T145">*</text:span><text:span text:style-name="T30">/ </text:span></text:p>
      <text:p text:style-name="P311">export function getLetterForWavelength( </text:p>
      <text:p text:style-name="P313"><text:span text:style-name="T18">wavelengthNm</text:span><text:span text:style-name="T66">: </text:span><text:span text:style-name="T18">number </text:span></text:p>
      <text:p text:style-name="P314"><text:soft-page-break/><text:span text:style-name="T25">)</text:span><text:span text:style-name="T18">: string </text:span><text:span text:style-name="T194">| </text:span><text:span text:style-name="T18">null </text:span><text:span text:style-name="T169">{ </text:span></text:p>
      <text:p text:style-name="P317"><text:span text:style-name="T88">if </text:span><text:span text:style-name="T18">(ALPHABET_MAP.length === 0) return null</text:span><text:span text:style-name="T15">; </text:span></text:p>
      <text:p text:style-name="P318"><text:span text:style-name="T18">let best: LetterSymbol </text:span><text:span text:style-name="T296">= </text:span><text:span text:style-name="T18">ALPHABET_MAP</text:span><text:span text:style-name="T176">[</text:span><text:span text:style-name="T18">0]; </text:span></text:p>
      <text:p text:style-name="P319"><text:span text:style-name="T18">let </text:span><text:span text:style-name="T102">bestDiff </text:span><text:span text:style-name="T34">= </text:span><text:span text:style-name="T18">Math.abs(ALPHABET_MAP</text:span><text:span text:style-name="T284">[</text:span><text:span text:style-name="T18">0].wavelengthNm- wavelengthNm)</text:span><text:span text:style-name="T88">; </text:span></text:p>
      <text:p text:style-name="P320"><text:span text:style-name="T18">for (let i = 1</text:span><text:span text:style-name="T133">; </text:span><text:span text:style-name="T18">i </text:span><text:span text:style-name="T88">&lt; </text:span><text:span text:style-name="T18">ALPHABET_MAP.length</text:span><text:span text:style-name="T61">; </text:span><text:span text:style-name="T18">i++</text:span><text:span text:style-name="T15">) </text:span><text:span text:style-name="T25">{ </text:span></text:p>
      <text:p text:style-name="P321"><text:span text:style-name="T18">const candidate </text:span><text:span text:style-name="T297">= </text:span><text:span text:style-name="T18">ALPHABET_MAP</text:span><text:span text:style-name="T102">[</text:span><text:span text:style-name="T18">i]; </text:span></text:p>
      <text:p text:style-name="P323"><text:span text:style-name="T194">const </text:span><text:span text:style-name="T242">diff </text:span><text:span text:style-name="T266">= </text:span><text:span text:style-name="T18">Math.abs</text:span><text:span text:style-name="T88">(</text:span><text:span text:style-name="T18">candidate.wavelength Nm </text:span><text:span text:style-name="T34">- </text:span><text:span text:style-name="T18">wavelengthNm)</text:span><text:span text:style-name="T15">; </text:span></text:p>
      <text:p text:style-name="P324"><text:span text:style-name="T18">if (diff &lt; bestDiff</text:span><text:span text:style-name="T211">) </text:span><text:span text:style-name="T99">{ </text:span></text:p>
      <text:p text:style-name="P325">} </text:p>
      <text:p text:style-name="P327"><text:span text:style-name="T194">best </text:span><text:span text:style-name="T18">= candidate; </text:span></text:p>
      <text:p text:style-name="P328"><text:span text:style-name="T211">bestDiff </text:span><text:span text:style-name="T18">= diff; </text:span></text:p>
      <text:p text:style-name="P330">} </text:p>
      <text:p text:style-name="P337">} </text:p>
      <text:p text:style-name="Text_20_body"><text:span text:style-name="T21">return </text:span><text:span text:style-name="T111">best.letter</text:span><text:span text:style-name="T299">; </text:span></text:p>
      <text:p text:style-name="Text_20_body"><text:span text:style-name="T36"/></text:p>
      <text:p text:style-name="P61"><text:span text:style-name="T35">Part 4</text:span></text:p>
      <text:p text:style-name="P62"><text:bookmark text:name="docs-internal-guid-fb14909a-7fff-3930-e78c-4c34d95ae57a"/><text:span text:style-name="T79">// </text:span><text:span text:style-name="T18">src/protocol</text:span><text:span text:style-name="T71">/</text:span><text:span text:style-name="T18">frameTypes.ts </text:span></text:p>
      <text:p text:style-name="P270"><text:span text:style-name="T114">/</text:span><text:span text:style-name="T25">** </text:span></text:p>
      <text:p text:style-name="P340"><text:soft-page-break/><text:span text:style-name="T58">* </text:span><text:span text:style-name="T71">A </text:span><text:span text:style-name="T18">single WNSP frame representing an optical symbol in time</text:span><text:span text:style-name="T34">. </text:span></text:p>
      <text:p text:style-name="P341"><text:span text:style-name="T25">*</text:span><text:span text:style-name="T74">/ </text:span></text:p>
      <text:p text:style-name="P346">export type WnspFrame = { </text:p>
      <text:p text:style-name="P347">}; </text:p>
      <text:p text:style-name="P348"><text:span text:style-name="T18">sync</text:span><text:span text:style-name="T252">: </text:span><text:span text:style-name="T18">number; </text:span></text:p>
      <text:p text:style-name="P349"><text:span text:style-name="T18">wavelengthNm</text:span><text:span text:style-name="T169">: </text:span><text:span text:style-name="T18">number; </text:span></text:p>
      <text:p text:style-name="P230"><text:span text:style-name="T18">intensityLevel</text:span><text:span text:style-name="T15">: </text:span><text:span text:style-name="T18">number; </text:span></text:p>
      <text:p text:style-name="P350"><text:span text:style-name="T18">checksum: number</text:span><text:span text:style-name="T141">; </text:span></text:p>
      <text:p text:style-name="P329"><text:span text:style-name="T18">payloadBit: 0</text:span><text:span text:style-name="T149">|</text:span><text:span text:style-name="T18">1</text:span><text:span text:style-name="T25">; </text:span></text:p>
      <text:p text:style-name="P130"><text:span text:style-name="T18">timestampMs</text:span><text:span text:style-name="T236">: </text:span><text:span text:style-name="T18">number</text:span><text:span text:style-name="T149">; </text:span></text:p>
      <text:p text:style-name="P351">/** </text:p>
      <text:p text:style-name="P356"><text:span text:style-name="T83">* </text:span><text:span text:style-name="T18">A </text:span><text:span text:style-name="T109">message </text:span><text:span text:style-name="T18">is an ordered sequence </text:span><text:span text:style-name="T15">of </text:span><text:span text:style-name="T242">frames</text:span><text:span text:style-name="T34">. </text:span></text:p>
      <text:p text:style-name="P357"><text:span text:style-name="T93">*</text:span><text:span text:style-name="T25">/ </text:span></text:p>
      <text:p text:style-name="P362"><text:soft-page-break/>export type WnspFrameMessage = { </text:p>
      <text:p text:style-name="P363"><text:span text:style-name="T25">}</text:span><text:span text:style-name="T60">; </text:span></text:p>
      <text:p text:style-name="Text_20_body"><text:span text:style-name="T21">frames</text:span><text:span text:style-name="T301">: </text:span><text:span text:style-name="T21">WnspFrame[]; </text:span></text:p>
      <text:p text:style-name="Text_20_body"><text:span text:style-name="T36"/></text:p>
      <text:p text:style-name="P69"><text:span text:style-name="T36">P</text:span><text:span text:style-name="T35">art 5</text:span></text:p>
      <text:p text:style-name="P63"><text:bookmark text:name="docs-internal-guid-6c800bdb-7fff-6cac-fc64-9882488caac6"/><text:span text:style-name="T158">// </text:span><text:span text:style-name="T18">src</text:span><text:span text:style-name="T194">/</text:span><text:span text:style-name="T18">codec</text:span><text:span text:style-name="T141">/</text:span><text:span text:style-name="T18">textEncoder.ts </text:span></text:p>
      <text:p text:style-name="P365">import { </text:p>
      <text:p text:style-name="P142">getWavelengthForLetter, </text:p>
      <text:p text:style-name="P366">getLetterForWavelength, ALPHABET_MAP, </text:p>
      <text:p text:style-name="P367"><text:span text:style-name="T18">} from </text:span><text:span text:style-name="T34">"</text:span><text:span text:style-name="T18">../protocol/wavelengthMap</text:span><text:span text:style-name="T34">"</text:span><text:span text:style-name="T302">; </text:span></text:p>
      <text:p text:style-name="P218"><text:span text:style-name="T94">/</text:span><text:span text:style-name="T27">** </text:span></text:p>
      <text:p text:style-name="P368"><text:span text:style-name="T68">* </text:span><text:span text:style-name="T18">Normalize text: </text:span></text:p>
      <text:p text:style-name="P369"><text:span text:style-name="T85">* </text:span><text:span text:style-name="T34">- </text:span><text:span text:style-name="T18">Uppercase </text:span></text:p>
      <text:p text:style-name="P371"><text:span text:style-name="T147">* </text:span><text:span text:style-name="T34">- </text:span><text:span text:style-name="T18">Filter </text:span><text:span text:style-name="T194">to </text:span><text:span text:style-name="T303">A</text:span><text:span text:style-name="T34">-</text:span><text:span text:style-name="T18">Z </text:span><text:span text:style-name="T66">only </text:span><text:span text:style-name="T18">(non</text:span><text:span text:style-name="T34">-</text:span><text:span text:style-name="T18">letters are dropped in v1.0</text:span><text:span text:style-name="T25">) </text:span></text:p>
      <text:p text:style-name="P251"><text:span text:style-name="T25">*</text:span><text:span text:style-name="T124">/ </text:span></text:p>
      <text:p text:style-name="P85">export function encode TextToLetters (text: string): string[]{ </text:p>
      <text:p text:style-name="P372"><text:span text:style-name="T88">const </text:span><text:span text:style-name="T18">normalized </text:span><text:span text:style-name="T34">= </text:span><text:span text:style-name="T18">text.toUpperCase(); </text:span></text:p>
      <text:p text:style-name="P373"><text:span text:style-name="T18">const letters: string[] </text:span><text:span text:style-name="T34">= </text:span><text:span text:style-name="T25">[]</text:span><text:span text:style-name="T18">; </text:span></text:p>
      <text:p text:style-name="P374"><text:span text:style-name="T46">for </text:span><text:span text:style-name="T18">(</text:span><text:span text:style-name="T71">let </text:span><text:span text:style-name="T305">i </text:span><text:span text:style-name="T306">= </text:span><text:span text:style-name="T25">0</text:span><text:span text:style-name="T200">; </text:span><text:span text:style-name="T152">i </text:span><text:span text:style-name="T18">&lt; normalized.length; i</text:span><text:span text:style-name="T158">++</text:span><text:span text:style-name="T18">) { </text:span></text:p>
      <text:p text:style-name="P375"><text:span text:style-name="T125">const </text:span><text:span text:style-name="T53">ch </text:span><text:span text:style-name="T308">= </text:span><text:span text:style-name="T88">normalized</text:span><text:span text:style-name="T18">[i]; </text:span></text:p>
      <text:p text:style-name="P376"><text:soft-page-break/><text:span text:style-name="T309">if </text:span><text:span text:style-name="T169">(</text:span><text:span text:style-name="T18">ch </text:span><text:span text:style-name="T176">&gt;</text:span><text:span text:style-name="T311">= </text:span><text:span text:style-name="T97">"</text:span><text:span text:style-name="T312">A</text:span><text:span text:style-name="T15">" </text:span><text:span text:style-name="T18">&amp;&amp; ch </text:span><text:span text:style-name="T66">&lt;</text:span><text:span text:style-name="T310">= </text:span><text:span text:style-name="T284">"</text:span><text:span text:style-name="T25">Z</text:span><text:span text:style-name="T314">"</text:span><text:span text:style-name="T85">) </text:span><text:span text:style-name="T25">{ </text:span></text:p>
      <text:p text:style-name="P377">} </text:p>
      <text:p text:style-name="P379"><text:span text:style-name="T18">letters.push(ch)</text:span><text:span text:style-name="T302">; </text:span></text:p>
      <text:p text:style-name="P87"><text:span text:style-name="T141">// </text:span><text:span text:style-name="T18">Future versions: handle spaces</text:span><text:span text:style-name="T34">, </text:span><text:span text:style-name="T18">punctuation via special </text:span></text:p>
      <text:p text:style-name="P380"><text:span text:style-name="T18">codes</text:span><text:span text:style-name="T34">. </text:span></text:p>
      <text:p text:style-name="P381">} </text:p>
      <text:p text:style-name="P263">} </text:p>
      <text:p text:style-name="P315"><text:span text:style-name="T18">return </text:span><text:span text:style-name="T169">letters</text:span><text:span text:style-name="T315">; </text:span></text:p>
      <text:p text:style-name="P352"><text:span text:style-name="T86">/</text:span><text:span text:style-name="T27">** </text:span></text:p>
      <text:p text:style-name="P389"><text:span text:style-name="T18">* </text:span><text:span text:style-name="T176">Convert </text:span><text:span text:style-name="T18">letters to wavelength sequence (nm</text:span><text:span text:style-name="T109">)</text:span><text:span text:style-name="T302">. </text:span><text:span text:style-name="T18">* </text:span><text:span text:style-name="T209">Letters </text:span><text:span text:style-name="T18">that cannot be </text:span><text:span text:style-name="T79">mapped </text:span><text:span text:style-name="T18">are skipped</text:span><text:span text:style-name="T176">. </text:span></text:p>
      <text:p text:style-name="P252"><text:span text:style-name="T25">*</text:span><text:span text:style-name="T74">/ </text:span></text:p>
      <text:p text:style-name="P390"><text:span text:style-name="T18">export function </text:span><text:span text:style-name="T88">encode </text:span><text:span text:style-name="T18">LettersToWavelengths (</text:span><text:span text:style-name="T79">letters</text:span><text:span text:style-name="T149">: </text:span><text:span text:style-name="T71">string</text:span><text:span text:style-name="T18">[]</text:span><text:span text:style-name="T71">)</text:span><text:span text:style-name="T18">: number</text:span><text:span text:style-name="T88">[</text:span><text:span text:style-name="T18">] { </text:span></text:p>
      <text:p text:style-name="P391"><text:span text:style-name="T141">const </text:span><text:span text:style-name="T18">wavelengths: number[] </text:span><text:span text:style-name="T316">= </text:span><text:span text:style-name="T18">[]</text:span><text:span text:style-name="T169">; </text:span></text:p>
      <text:p text:style-name="P392"><text:span text:style-name="T18">for (const letter of letters</text:span><text:span text:style-name="T79">) </text:span><text:span text:style-name="T124">{ </text:span></text:p>
      <text:p text:style-name="P393"><text:span text:style-name="T109">const </text:span><text:span text:style-name="T18">wl </text:span><text:span text:style-name="T317">= </text:span><text:span text:style-name="T79">getWavelength </text:span><text:span text:style-name="T18">For </text:span><text:span text:style-name="T79">Letter</text:span><text:span text:style-name="T18">(</text:span><text:span text:style-name="T79">letter</text:span><text:span text:style-name="T18">); </text:span></text:p>
      <text:p text:style-name="P396"><text:span text:style-name="T18">if (typeof wl </text:span><text:span text:style-name="T25">=== </text:span><text:span text:style-name="T34">"</text:span><text:span text:style-name="T18">number</text:span><text:span text:style-name="T34">"</text:span><text:span text:style-name="T194">) </text:span><text:span text:style-name="T71">{ </text:span></text:p>
      <text:p text:style-name="P397"><text:span text:style-name="T18">wavelengths.push(wl)</text:span><text:span text:style-name="T318">; </text:span></text:p>
      <text:p text:style-name="P398"><text:soft-page-break/>} </text:p>
      <text:p text:style-name="P264">} </text:p>
      <text:p text:style-name="P291">} </text:p>
      <text:p text:style-name="P399"><text:span text:style-name="T18">return wavelengths</text:span><text:span text:style-name="T234">; </text:span></text:p>
      <text:p text:style-name="P219"><text:span text:style-name="T69">/</text:span><text:span text:style-name="T27">** </text:span></text:p>
      <text:p text:style-name="P400"><text:span text:style-name="T93">* </text:span><text:span text:style-name="T18">Convenience</text:span><text:span text:style-name="T194">: </text:span><text:span text:style-name="T18">directly </text:span><text:span text:style-name="T79">encode </text:span><text:span text:style-name="T109">text </text:span><text:span text:style-name="T18">into wavelength </text:span></text:p>
      <text:p text:style-name="P401"><text:span text:style-name="T18">sequence</text:span><text:span text:style-name="T46">. </text:span></text:p>
      <text:p text:style-name="P342"><text:span text:style-name="T13">*</text:span><text:span text:style-name="T85">/ </text:span></text:p>
      <text:p text:style-name="P403"><text:span text:style-name="T18">export function encodeTextToWavelengthSequence(text</text:span><text:span text:style-name="T97">: </text:span><text:span text:style-name="T18">string</text:span><text:span text:style-name="T105">)</text:span><text:span text:style-name="T18">: number[] </text:span><text:span text:style-name="T133">{ </text:span></text:p>
      <text:p text:style-name="P331">} </text:p>
      <text:p text:style-name="P404"><text:span text:style-name="T322">const </text:span><text:span text:style-name="T18">letters = encodeTextToLetters </text:span><text:span text:style-name="T169">(</text:span><text:span text:style-name="T18">text</text:span><text:span text:style-name="T66">)</text:span><text:span text:style-name="T53">; </text:span></text:p>
      <text:p text:style-name="P405"><text:span text:style-name="T211">return </text:span><text:span text:style-name="T18">encodeLettersToWavelengths(letters)</text:span><text:span text:style-name="T323">; </text:span></text:p>
      <text:p text:style-name="P220">/** </text:p>
      <text:p text:style-name="P406"><text:span text:style-name="T125">* </text:span><text:span text:style-name="T71">Decoding </text:span><text:span text:style-name="T18">utilities </text:span></text:p>
      <text:p text:style-name="P343"><text:soft-page-break/><text:span text:style-name="T25">*</text:span><text:span text:style-name="T113">/ </text:span></text:p>
      <text:p text:style-name="P407"><text:span text:style-name="T100">/</text:span><text:span text:style-name="T18">** </text:span></text:p>
      <text:p text:style-name="P84"><text:span text:style-name="T18">* </text:span><text:span text:style-name="T88">Convert </text:span><text:span text:style-name="T18">a sequence </text:span><text:span text:style-name="T133">of </text:span><text:span text:style-name="T71">wavelengths </text:span><text:span text:style-name="T18">back </text:span><text:span text:style-name="T109">into </text:span><text:span text:style-name="T141">letters </text:span><text:span text:style-name="T18">via </text:span></text:p>
      <text:p text:style-name="P409"><text:span text:style-name="T18">nearest</text:span><text:span text:style-name="T34">-</text:span><text:span text:style-name="T18">neighbour mapping</text:span><text:span text:style-name="T324">. </text:span></text:p>
      <text:p text:style-name="P252"><text:span text:style-name="T25">*</text:span><text:span text:style-name="T74">/ </text:span></text:p>
      <text:p text:style-name="P88"><text:span text:style-name="T79">export </text:span><text:span text:style-name="T18">function decodeWavelengths </text:span><text:span text:style-name="T88">ToLetters </text:span><text:span text:style-name="T18">(wavelengths</text:span><text:span text:style-name="T79">: </text:span></text:p>
      <text:p text:style-name="P410"><text:span text:style-name="T18">number[])</text:span><text:span text:style-name="T141">: </text:span><text:span text:style-name="T18">string[] { </text:span></text:p>
      <text:p text:style-name="P412">return wavelengths </text:p>
      <text:p text:style-name="P414"><text:span text:style-name="T71">.map</text:span><text:span text:style-name="T18">((wl) </text:span><text:span text:style-name="T25">=</text:span><text:span text:style-name="T88">&gt; </text:span><text:span text:style-name="T18">getLetterForWavelength(wl)</text:span><text:span text:style-name="T194">) </text:span><text:span text:style-name="T88">.filter</text:span><text:span text:style-name="T18">(</text:span><text:span text:style-name="T25">(1): </text:span><text:span text:style-name="T18">I is </text:span><text:span text:style-name="T109">string </text:span><text:span text:style-name="T149">=</text:span><text:span text:style-name="T141">&gt; </text:span><text:span text:style-name="T25">!!!)</text:span><text:span text:style-name="T18">; </text:span></text:p>
      <text:p text:style-name="P221"><text:span text:style-name="T94">/</text:span><text:span text:style-name="T27">** </text:span></text:p>
      <text:p text:style-name="P415"><text:span text:style-name="T18">* </text:span><text:span text:style-name="T211">Convert </text:span><text:span text:style-name="T18">letters to a reconstructed </text:span><text:span text:style-name="T71">text </text:span><text:span text:style-name="T18">string</text:span><text:span text:style-name="T34">. </text:span></text:p>
      <text:p text:style-name="P416"><text:span text:style-name="T71">* </text:span><text:span text:style-name="T18">Currently simply joins letters without spaces</text:span><text:span text:style-name="T325">. </text:span></text:p>
      <text:p text:style-name="P358">*/ </text:p>
      <text:p text:style-name="P89"><text:span text:style-name="T66">export </text:span><text:span text:style-name="T15">function </text:span><text:span text:style-name="T53">decodeLettersToText</text:span><text:span text:style-name="T18">(</text:span><text:span text:style-name="T15">letters</text:span><text:span text:style-name="T18">: </text:span><text:span text:style-name="T109">string</text:span><text:span text:style-name="T133">[</text:span><text:span text:style-name="T18">]): </text:span><text:span text:style-name="T53">string </text:span><text:span text:style-name="T18">{ </text:span></text:p>
      <text:p text:style-name="P417"><text:span text:style-name="T18">return letters.join(</text:span><text:span text:style-name="T34">""</text:span><text:span text:style-name="T214">)</text:span><text:span text:style-name="T326">; </text:span></text:p>
      <text:p text:style-name="P332"><text:soft-page-break/>} </text:p>
      <text:p text:style-name="P271"><text:span text:style-name="T86">/</text:span><text:span text:style-name="T25">** </text:span></text:p>
      <text:p text:style-name="P90"><text:span text:style-name="T18">* Helper </text:span><text:span text:style-name="T88">to </text:span><text:span text:style-name="T71">expose </text:span><text:span text:style-name="T18">the alphabet mapping for Ul purposes</text:span><text:span text:style-name="T310">. </text:span></text:p>
      <text:p text:style-name="P418"><text:span text:style-name="T25">*</text:span><text:span text:style-name="T145">/ </text:span></text:p>
      <text:p text:style-name="P420"><text:span text:style-name="T18">export function getAlphabetMap(</text:span><text:span text:style-name="T71">) </text:span><text:span text:style-name="T133">{ </text:span></text:p>
      <text:p text:style-name="P421">return ALPHABET_MAP: </text:p>
      <text:p text:style-name="P333">} </text:p>
      <text:p text:style-name="P70"><text:span text:style-name="T412">Part 6</text:span></text:p>
      <text:p text:style-name="P64"><text:bookmark text:name="docs-internal-guid-79edd82f-7fff-a609-62f8-4b5ebfeb9dde"/><text:span text:style-name="T79">// </text:span><text:span text:style-name="T18">src</text:span><text:span text:style-name="T125">/</text:span><text:span text:style-name="T18">codec</text:span><text:span text:style-name="T284">/</text:span><text:span text:style-name="T18">frameEncoder.ts </text:span></text:p>
      <text:p text:style-name="P424"><text:span text:style-name="T18">import { WnspFrame } from </text:span><text:span text:style-name="T34">"</text:span><text:span text:style-name="T18">../protocol/frameTypes</text:span><text:span text:style-name="T34">"</text:span><text:span text:style-name="T194">; </text:span><text:span text:style-name="T71">import </text:span><text:span text:style-name="T18">{ </text:span><text:span text:style-name="T71">encode </text:span><text:span text:style-name="T79">TextToWavelength </text:span><text:span text:style-name="T18">Sequence } </text:span><text:span text:style-name="T79">from </text:span><text:span text:style-name="T34">"</text:span><text:span text:style-name="T141">./ </text:span><text:span text:style-name="T18">textEncoder</text:span><text:span text:style-name="T226">"</text:span><text:span text:style-name="T18">; </text:span></text:p>
      <text:p text:style-name="P425"><text:span text:style-name="T18">import { getWavelengthForLetter} from </text:span><text:span text:style-name="T34">"</text:span><text:span text:style-name="T79">../protocol/ </text:span><text:span text:style-name="T18">wavelengthMap</text:span><text:span text:style-name="T34">"</text:span><text:span text:style-name="T264">; </text:span></text:p>
      <text:p text:style-name="P222"><text:span text:style-name="T94">/</text:span><text:span text:style-name="T27">** </text:span></text:p>
      <text:p text:style-name="P426"><text:span text:style-name="T18">* </text:span><text:span text:style-name="T71">Default </text:span><text:span text:style-name="T18">sync </text:span><text:span text:style-name="T79">pattern </text:span><text:span text:style-name="T18">for v1.0</text:span><text:span text:style-name="T34">. </text:span></text:p>
      <text:p text:style-name="P279"><text:span text:style-name="T25">*</text:span><text:span text:style-name="T174">/ </text:span></text:p>
      <text:p text:style-name="P428"><text:span text:style-name="T18">export const DEFAULT_SYNC_PATTERN = 0xaa</text:span><text:span text:style-name="T327">; </text:span></text:p>
      <text:p text:style-name="P217"><text:soft-page-break/><text:span text:style-name="T289">/</text:span><text:span text:style-name="T27">** </text:span></text:p>
      <text:p text:style-name="P430"><text:span text:style-name="T88">* </text:span><text:span text:style-name="T18">Default intensity level for v1.0 (0-7)</text:span><text:span text:style-name="T34">. </text:span></text:p>
      <text:p text:style-name="P305"><text:span text:style-name="T25">*</text:span><text:span text:style-name="T290">/ </text:span></text:p>
      <text:p text:style-name="P431"><text:span text:style-name="T18">export const DEFAULT_INTENSITY_LEVEL </text:span><text:span text:style-name="T216">= </text:span><text:span text:style-name="T18">4; </text:span></text:p>
      <text:p text:style-name="P222"><text:span text:style-name="T77">/</text:span><text:span text:style-name="T18">** </text:span></text:p>
      <text:p text:style-name="P432"><text:span text:style-name="T74">* </text:span><text:span text:style-name="T18">Compute a simple checksum by XOR</text:span><text:span text:style-name="T34">-</text:span><text:span text:style-name="T18">ing the core numeric fields</text:span><text:span text:style-name="T34">. </text:span></text:p>
      <text:p text:style-name="P435"><text:span text:style-name="T18">* This is intentionally simple</text:span><text:span text:style-name="T79">; </text:span><text:span text:style-name="T18">future versions may use stronger methods</text:span><text:span text:style-name="T34">. </text:span></text:p>
      <text:p text:style-name="P359"><text:span text:style-name="T25">*</text:span><text:span text:style-name="T113">/ </text:span></text:p>
      <text:p text:style-name="P436"><text:span text:style-name="T79">export </text:span><text:span text:style-name="T18">function computeChecksum( </text:span></text:p>
      <text:p text:style-name="P437"><text:span text:style-name="T18">sync</text:span><text:span text:style-name="T253">: </text:span><text:span text:style-name="T18">number, </text:span></text:p>
      <text:p text:style-name="P438"><text:span text:style-name="T18">wavelengthNm</text:span><text:span text:style-name="T318">: </text:span><text:span text:style-name="T18">number</text:span><text:span text:style-name="T328">, </text:span></text:p>
      <text:p text:style-name="P439"><text:span text:style-name="T18">intensityLevel</text:span><text:span text:style-name="T284">: </text:span><text:span text:style-name="T18">number</text:span><text:span text:style-name="T274">, </text:span></text:p>
      <text:p text:style-name="P440"><text:span text:style-name="T18">payloadBit: 0</text:span><text:span text:style-name="T61">|</text:span><text:span text:style-name="T18">1 </text:span></text:p>
      <text:p text:style-name="P442"><text:span text:style-name="T18">)</text:span><text:span text:style-name="T79">: </text:span><text:span text:style-name="T18">number { </text:span></text:p>
      <text:p text:style-name="P382">} </text:p>
      <text:p text:style-name="P444"><text:soft-page-break/><text:span text:style-name="T18">let checksum = 0</text:span><text:span text:style-name="T207">; </text:span><text:span text:style-name="T18">checksum </text:span><text:span text:style-name="T169">^</text:span><text:span text:style-name="T18">= sync &amp; 0xff</text:span><text:span text:style-name="T237">; </text:span></text:p>
      <text:p text:style-name="P445"><text:span text:style-name="T18">checksum ^</text:span><text:span text:style-name="T34">= </text:span><text:span text:style-name="T18">wavelengthNm &amp; 0xff</text:span><text:span text:style-name="T102">; </text:span><text:span text:style-name="T18">checksum ^</text:span><text:span text:style-name="T316">= </text:span><text:span text:style-name="T18">intensityLevel &amp; 0xff</text:span><text:span text:style-name="T149">; </text:span><text:span text:style-name="T302">checksum </text:span><text:span text:style-name="T18">^</text:span><text:span text:style-name="T217">= </text:span><text:span text:style-name="T18">payloadBit &amp; 0xff</text:span><text:span text:style-name="T88">; </text:span><text:span text:style-name="T141">return </text:span><text:span text:style-name="T18">checksum; </text:span></text:p>
      <text:p text:style-name="P223"><text:span text:style-name="T94">/</text:span><text:span text:style-name="T27">** </text:span></text:p>
      <text:p text:style-name="P91"><text:span text:style-name="T109">* </text:span><text:span text:style-name="T18">Encode a sequence of wavelengths into WNSP frames</text:span><text:span text:style-name="T183">. </text:span><text:span text:style-name="T18">* </text:span><text:span text:style-name="T88">In </text:span><text:span text:style-name="T18">v1.0</text:span><text:span text:style-name="T61">: </text:span></text:p>
      <text:p text:style-name="P446"><text:span text:style-name="T30">* </text:span><text:span text:style-name="T34">- </text:span><text:span text:style-name="T18">payloadBit is derived as parity </text:span><text:span text:style-name="T141">of </text:span><text:span text:style-name="T18">the </text:span><text:span text:style-name="T88">letter </text:span><text:span text:style-name="T18">index (</text:span><text:span text:style-name="T284">if </text:span><text:span text:style-name="T18">provided) </text:span></text:p>
      <text:p text:style-name="P158"><text:span text:style-name="T25">* </text:span><text:span text:style-name="T163">or </text:span><text:span text:style-name="T18">0 if </text:span><text:span text:style-name="T125">unknown</text:span><text:span text:style-name="T34">. </text:span></text:p>
      <text:p text:style-name="P419"><text:span text:style-name="T25">*</text:span><text:span text:style-name="T85">/ </text:span></text:p>
      <text:p text:style-name="P447">export function encodeWavelengths ToFrames( </text:p>
      <text:p text:style-name="P448"><text:span text:style-name="T18">wavelengths</text:span><text:span text:style-name="T46">: </text:span><text:span text:style-name="T18">number</text:span><text:span text:style-name="T209">[</text:span><text:span text:style-name="T18">]</text:span><text:span text:style-name="T34">, </text:span></text:p>
      <text:p text:style-name="P449"><text:span text:style-name="T18">options</text:span><text:span text:style-name="T25">?: { </text:span></text:p>
      <text:p text:style-name="P450">} </text:p>
      <text:p text:style-name="P455"><text:span text:style-name="T18">intensityLevel</text:span><text:span text:style-name="T102">?: </text:span><text:span text:style-name="T109">number</text:span><text:span text:style-name="T18">; </text:span></text:p>
      <text:p text:style-name="P457"><text:span text:style-name="T18">syncPattern</text:span><text:span text:style-name="T197">?: </text:span><text:span text:style-name="T18">number; </text:span></text:p>
      <text:p text:style-name="P458"><text:span text:style-name="T18">)</text:span><text:span text:style-name="T79">: </text:span><text:span text:style-name="T18">WnspFrame</text:span><text:span text:style-name="T97">[</text:span><text:span text:style-name="T18">] { </text:span></text:p>
      <text:p text:style-name="P459"><text:span text:style-name="T18">const sync </text:span><text:span text:style-name="T163">= </text:span><text:span text:style-name="T18">options</text:span><text:span text:style-name="T158">?</text:span><text:span text:style-name="T18">.syncPattern </text:span><text:span text:style-name="T211">?? </text:span></text:p>
      <text:p text:style-name="P460"><text:span text:style-name="T18">DEFAULT_SYNC_PATTERN</text:span><text:span text:style-name="T61">; </text:span></text:p>
      <text:p text:style-name="P463"><text:soft-page-break/><text:span text:style-name="T18">const intensity = options</text:span><text:span text:style-name="T71">?</text:span><text:span text:style-name="T18">.intensityLevel </text:span><text:span text:style-name="T74">?? </text:span></text:p>
      <text:p text:style-name="P181"><text:span text:style-name="T18">DEFAULT_INTENSITY_LEVEL</text:span><text:span text:style-name="T137">; </text:span></text:p>
      <text:p text:style-name="P464"><text:span text:style-name="T329">const </text:span><text:span text:style-name="T109">frames</text:span><text:span text:style-name="T18">: WnspFrame[] </text:span><text:span text:style-name="T330">= </text:span><text:span text:style-name="T18">[]; </text:span></text:p>
      <text:p text:style-name="P465"><text:span text:style-name="T18">const nowBase = Date.now()</text:span><text:span text:style-name="T245">; </text:span></text:p>
      <text:p text:style-name="P466"><text:span text:style-name="T18">for (let i = 0</text:span><text:span text:style-name="T109">; </text:span><text:span text:style-name="T18">i &lt; wavelengths.length</text:span><text:span text:style-name="T79">; </text:span><text:span text:style-name="T18">i</text:span><text:span text:style-name="T125">++</text:span><text:span text:style-name="T18">) { </text:span></text:p>
      <text:p text:style-name="P467"><text:span text:style-name="T79">const </text:span><text:span text:style-name="T18">wl </text:span><text:span text:style-name="T233">= </text:span><text:span text:style-name="T71">wavelengths</text:span><text:span text:style-name="T149">[</text:span><text:span text:style-name="T18">i]; </text:span></text:p>
      <text:p text:style-name="P468"><text:span text:style-name="T18">const parity = </text:span><text:span text:style-name="T25">(</text:span><text:span text:style-name="T18">i </text:span><text:span text:style-name="T15">% </text:span><text:span text:style-name="T79">2</text:span><text:span text:style-name="T18">) as 0 </text:span><text:span text:style-name="T97">| </text:span><text:span text:style-name="T18">1</text:span><text:span text:style-name="T88">; </text:span></text:p>
      <text:p text:style-name="P469"><text:span text:style-name="T18">const checksum </text:span><text:span text:style-name="T228">= </text:span><text:span text:style-name="T71">computeChecksum </text:span><text:span text:style-name="T18">(sync</text:span><text:span text:style-name="T310">, </text:span><text:span text:style-name="T18">wl</text:span><text:span text:style-name="T310">, </text:span><text:span text:style-name="T18">intensity</text:span><text:span text:style-name="T79">, </text:span><text:span text:style-name="T18">parity)</text:span><text:span text:style-name="T331">; </text:span></text:p>
      <text:p text:style-name="P470"><text:span text:style-name="T18">const frame</text:span><text:span text:style-name="T88">: </text:span><text:span text:style-name="T18">WnspFrame = { </text:span></text:p>
      <text:p text:style-name="P472">}; </text:p>
      <text:p text:style-name="P475">sync, </text:p>
      <text:p text:style-name="P477"><text:span text:style-name="T18">wavelengthNm</text:span><text:span text:style-name="T332">: </text:span><text:span text:style-name="T18">wl</text:span><text:span text:style-name="T332">, </text:span></text:p>
      <text:p text:style-name="P478"><text:span text:style-name="T18">intensityLevel</text:span><text:span text:style-name="T211">: </text:span><text:span text:style-name="T18">intensity, </text:span></text:p>
      <text:p text:style-name="P480"><text:span text:style-name="T18">payloadBit</text:span><text:span text:style-name="T224">: </text:span><text:span text:style-name="T18">parity</text:span><text:span text:style-name="T234">, </text:span></text:p>
      <text:p text:style-name="P481"><text:span text:style-name="T18">checksum</text:span><text:span text:style-name="T34">, </text:span></text:p>
      <text:p text:style-name="P482"><text:span text:style-name="T18">timestampMs</text:span><text:span text:style-name="T109">: </text:span><text:span text:style-name="T18">nowBase + </text:span><text:span text:style-name="T302">i</text:span><text:span text:style-name="T34">, </text:span></text:p>
      <text:p text:style-name="P483"><text:span text:style-name="T66">frames.push</text:span><text:span text:style-name="T18">(</text:span><text:span text:style-name="T141">frame</text:span><text:span text:style-name="T18">); </text:span></text:p>
      <text:p text:style-name="P265"><text:soft-page-break/>} </text:p>
      <text:p text:style-name="P486">} </text:p>
      <text:p text:style-name="P138"><text:span text:style-name="T18">return </text:span><text:span text:style-name="T71">frames</text:span><text:span text:style-name="T209">; </text:span></text:p>
      <text:p text:style-name="P286"><text:span text:style-name="T287">/</text:span><text:span text:style-name="T54">** </text:span></text:p>
      <text:p text:style-name="P487"><text:span text:style-name="T88">* </text:span><text:span text:style-name="T18">Convenience encoder</text:span><text:span text:style-name="T176">: </text:span><text:span text:style-name="T18">text string </text:span><text:span text:style-name="T34">-</text:span><text:span text:style-name="T53">&gt; </text:span><text:span text:style-name="T71">frames</text:span><text:span text:style-name="T34">. </text:span></text:p>
      <text:p text:style-name="P306"><text:span text:style-name="T25">*</text:span><text:span text:style-name="T99">/ </text:span></text:p>
      <text:p text:style-name="P488"><text:span text:style-name="T71">export </text:span><text:span text:style-name="T18">function </text:span><text:span text:style-name="T71">encode </text:span><text:span text:style-name="T79">TextToFrames</text:span><text:span text:style-name="T18">( </text:span></text:p>
      <text:p text:style-name="P490"><text:span text:style-name="T18">text</text:span><text:span text:style-name="T15">: </text:span><text:span text:style-name="T18">string</text:span><text:span text:style-name="T333">, </text:span></text:p>
      <text:p text:style-name="P493">options?: { </text:p>
      <text:p text:style-name="P456">intensityLevel?: number; </text:p>
      <text:p text:style-name="P494"><text:span text:style-name="T18">syncPattern</text:span><text:span text:style-name="T125">?: </text:span><text:span text:style-name="T71">number</text:span><text:span text:style-name="T18">; </text:span></text:p>
      <text:p text:style-name="P496"><text:span text:style-name="T18">): WnspFrame</text:span><text:span text:style-name="T97">[</text:span><text:span text:style-name="T18">] { </text:span></text:p>
      <text:p text:style-name="P383">} </text:p>
      <text:p text:style-name="P292"><text:soft-page-break/>} </text:p>
      <text:p text:style-name="P497">const wavelengths = </text:p>
      <text:p text:style-name="P498"><text:span text:style-name="T18">encodeTextToWavelength Sequence(text)</text:span><text:span text:style-name="T334">; </text:span></text:p>
      <text:p text:style-name="P92"><text:span text:style-name="T71">return </text:span><text:span text:style-name="T18">encodeWavelengths To </text:span><text:span text:style-name="T71">Frames </text:span><text:span text:style-name="T18">(wavelengths</text:span><text:span text:style-name="T34">, </text:span><text:span text:style-name="T18">options</text:span><text:span text:style-name="T179">)</text:span><text:span text:style-name="T102">; </text:span></text:p>
      <text:p text:style-name="P408"><text:span text:style-name="T82">/</text:span><text:span text:style-name="T24">** </text:span></text:p>
      <text:p text:style-name="P228"><text:span text:style-name="T93">* </text:span><text:span text:style-name="T18">Utility to </text:span><text:span text:style-name="T88">get </text:span><text:span text:style-name="T18">a simple </text:span><text:span text:style-name="T34">"</text:span><text:span text:style-name="T18">index </text:span><text:span text:style-name="T53">parity</text:span><text:span text:style-name="T242">" </text:span><text:span text:style-name="T117">for </text:span><text:span text:style-name="T336">a </text:span><text:span text:style-name="T18">letter based on its position in alphabet</text:span><text:span text:style-name="T34">. </text:span></text:p>
      <text:p text:style-name="P232"><text:span text:style-name="T25">*</text:span><text:span text:style-name="T113">/ </text:span></text:p>
      <text:p text:style-name="P499"><text:span text:style-name="T18">export function getLetterParity(letter</text:span><text:span text:style-name="T169">: </text:span><text:span text:style-name="T18">string</text:span><text:span text:style-name="T194">)</text:span><text:span text:style-name="T176">: </text:span><text:span text:style-name="T25">0</text:span><text:span text:style-name="T229">|</text:span><text:span text:style-name="T18">1 </text:span><text:span text:style-name="T25">{ </text:span></text:p>
      <text:p text:style-name="P500"><text:span text:style-name="T18">const </text:span><text:span text:style-name="T71">upper </text:span><text:span text:style-name="T18">= letter.toUpperCase</text:span><text:span text:style-name="T71">(</text:span><text:span text:style-name="T18">)</text:span><text:span text:style-name="T251">; </text:span></text:p>
      <text:p text:style-name="P501"><text:span text:style-name="T79">if </text:span><text:span text:style-name="T18">(</text:span><text:span text:style-name="T79">upper </text:span><text:span text:style-name="T71">&lt; </text:span><text:span text:style-name="T34">"</text:span><text:span text:style-name="T18">A</text:span><text:span text:style-name="T338">" </text:span><text:span text:style-name="T186">|| </text:span><text:span text:style-name="T88">upper </text:span><text:span text:style-name="T18">&gt; </text:span><text:span text:style-name="T34">"</text:span><text:span text:style-name="T88">Z</text:span><text:span text:style-name="T34">"</text:span><text:span text:style-name="T18">) </text:span><text:span text:style-name="T109">return </text:span><text:span text:style-name="T18">0; </text:span></text:p>
      <text:p text:style-name="P502"><text:span text:style-name="T18">const index </text:span><text:span text:style-name="T141">= </text:span><text:span text:style-name="T18">upper.charCodeAt</text:span><text:span text:style-name="T71">(</text:span><text:span text:style-name="T18">0) </text:span><text:span text:style-name="T34">- "</text:span><text:span text:style-name="T18">A".charCodeAt(0); return (index </text:span><text:span text:style-name="T66">% </text:span><text:span text:style-name="T18">2) as 0 </text:span><text:span text:style-name="T34">| </text:span><text:span text:style-name="T18">1; </text:span></text:p>
      <text:p text:style-name="P220">/** </text:p>
      <text:p text:style-name="P503"><text:span text:style-name="T18">* </text:span><text:span text:style-name="T79">Encode </text:span><text:span text:style-name="T71">letters </text:span><text:span text:style-name="T133">directly </text:span><text:span text:style-name="T18">to frames (if you already </text:span><text:span text:style-name="T109">have </text:span><text:span text:style-name="T18">letters)</text:span><text:span text:style-name="T34">. </text:span></text:p>
      <text:p text:style-name="P280"><text:span text:style-name="T179">*</text:span><text:span text:style-name="T74">/ </text:span></text:p>
      <text:p text:style-name="P504"><text:span text:style-name="T71">export </text:span><text:span text:style-name="T18">function </text:span><text:span text:style-name="T71">encode </text:span><text:span text:style-name="T18">LettersToFrames( </text:span></text:p>
      <text:p text:style-name="P505"><text:span text:style-name="T169">letters</text:span><text:span text:style-name="T314">: </text:span><text:span text:style-name="T18">string[]</text:span><text:span text:style-name="T34">, </text:span></text:p>
      <text:p text:style-name="P506"><text:span text:style-name="T18">options</text:span><text:span text:style-name="T66">?: </text:span><text:span text:style-name="T25">{ </text:span></text:p>
      <text:p text:style-name="P507"><text:soft-page-break/>} </text:p>
      <text:p text:style-name="P509"><text:span text:style-name="T18">intensityLevel</text:span><text:span text:style-name="T155">?: </text:span><text:span text:style-name="T71">number</text:span><text:span text:style-name="T18">; </text:span></text:p>
      <text:p text:style-name="P495">syncPattern?: number; </text:p>
      <text:p text:style-name="P441"><text:span text:style-name="T79">)</text:span><text:span text:style-name="T18">: WnspFrame</text:span><text:span text:style-name="T97">[</text:span><text:span text:style-name="T18">] { </text:span></text:p>
      <text:p text:style-name="P510">const sync = options?.syncPattern ?? </text:p>
      <text:p text:style-name="P461"><text:span text:style-name="T18">DEFAULT_SYNC_PATTERN</text:span><text:span text:style-name="T141">; </text:span></text:p>
      <text:p text:style-name="P334"><text:soft-page-break/>} </text:p>
      <text:p text:style-name="P511"><text:span text:style-name="T18">const intensity = options</text:span><text:span text:style-name="T88">?</text:span><text:span text:style-name="T18">.intensityLevel </text:span><text:span text:style-name="T88">?? </text:span><text:span text:style-name="T18">DEFAULT_INTENSITY_LEVEL</text:span><text:span text:style-name="T284">; </text:span></text:p>
      <text:p text:style-name="P512"><text:span text:style-name="T229">const </text:span><text:span text:style-name="T18">frames</text:span><text:span text:style-name="T266">: </text:span><text:span text:style-name="T18">WnspFrame[] </text:span><text:span text:style-name="T34">= </text:span><text:span text:style-name="T25">[</text:span><text:span text:style-name="T18">]; const nowBase Date.now()</text:span><text:span text:style-name="T201">; </text:span></text:p>
      <text:p text:style-name="P513">= </text:p>
      <text:p text:style-name="P514"><text:span text:style-name="T18">for (let i = </text:span><text:span text:style-name="T25">0</text:span><text:span text:style-name="T183">; </text:span><text:span text:style-name="T18">i </text:span><text:span text:style-name="T71">&lt; </text:span><text:span text:style-name="T79">letters.length</text:span><text:span text:style-name="T315">; </text:span><text:span text:style-name="T314">i</text:span><text:span text:style-name="T15">++</text:span><text:span text:style-name="T18">) </text:span><text:span text:style-name="T25">{ </text:span></text:p>
      <text:p text:style-name="P110"><text:span text:style-name="T141">const </text:span><text:span text:style-name="T18">letter </text:span><text:span text:style-name="T339">= </text:span><text:span text:style-name="T18">letters</text:span><text:span text:style-name="T79">[</text:span><text:span text:style-name="T18">i]; </text:span></text:p>
      <text:p text:style-name="P394"><text:span text:style-name="T88">const </text:span><text:span text:style-name="T18">wl </text:span><text:span text:style-name="T105">= </text:span><text:span text:style-name="T71">getWavelength </text:span><text:span text:style-name="T79">ForLetter</text:span><text:span text:style-name="T18">(</text:span><text:span text:style-name="T88">letter</text:span><text:span text:style-name="T141">)</text:span><text:span text:style-name="T18">; </text:span></text:p>
      <text:p text:style-name="P515"><text:span text:style-name="T18">if (typeof wl !== </text:span><text:span text:style-name="T34">"</text:span><text:span text:style-name="T18">number</text:span><text:span text:style-name="T225">"</text:span><text:span text:style-name="T18">) continue</text:span><text:span text:style-name="T169">; </text:span></text:p>
      <text:p text:style-name="P489"><text:span text:style-name="T18">const parity </text:span><text:span text:style-name="T333">= </text:span><text:span text:style-name="T71">getLetterParity</text:span><text:span text:style-name="T18">(letter)</text:span><text:span text:style-name="T102">; </text:span></text:p>
      <text:p text:style-name="P517"><text:span text:style-name="T18">const checksum </text:span><text:span text:style-name="T340">= </text:span><text:span text:style-name="T18">computeChecksum (sync</text:span><text:span text:style-name="T341">, </text:span><text:span text:style-name="T18">wl</text:span><text:span text:style-name="T341">, </text:span><text:span text:style-name="T18">intensity, parity)</text:span><text:span text:style-name="T125">; </text:span></text:p>
      <text:p text:style-name="P204"><text:span text:style-name="T53">frames.push</text:span><text:span text:style-name="T18">({ </text:span></text:p>
      <text:p text:style-name="P518">}); </text:p>
      <text:p text:style-name="P519">sync, </text:p>
      <text:p text:style-name="P520"><text:span text:style-name="T18">wavelengthNm</text:span><text:span text:style-name="T194">: </text:span><text:span text:style-name="T18">wl</text:span><text:span text:style-name="T34">, </text:span></text:p>
      <text:p text:style-name="P479"><text:span text:style-name="T18">intensityLevel</text:span><text:span text:style-name="T46">: </text:span><text:span text:style-name="T18">intensity, </text:span></text:p>
      <text:p text:style-name="P126"><text:span text:style-name="T18">payloadBit</text:span><text:span text:style-name="T296">: </text:span><text:span text:style-name="T18">parity</text:span><text:span text:style-name="T122">, </text:span></text:p>
      <text:p text:style-name="P522"><text:span text:style-name="T88">checksum</text:span><text:span text:style-name="T34">, </text:span></text:p>
      <text:p text:style-name="P427"><text:soft-page-break/><text:span text:style-name="T18">timestampMs</text:span><text:span text:style-name="T15">: </text:span><text:span text:style-name="T18">nowBase </text:span><text:span text:style-name="T30">+ </text:span><text:span text:style-name="T193">i</text:span><text:span text:style-name="T34">, </text:span></text:p>
      <text:p text:style-name="P338">} </text:p>
      <text:p text:style-name="P70"><text:span text:style-name="T21">return </text:span><text:span text:style-name="T73">frames</text:span><text:span text:style-name="T47">; </text:span></text:p>
      <text:p text:style-name="P70"><text:span text:style-name="T47"/></text:p>
      <text:p text:style-name="P70"><text:span text:style-name="T48">Part 7</text:span></text:p>
      <text:p text:style-name="P64"><text:bookmark text:name="docs-internal-guid-9f2c9580-7fff-d859-c296-cc38e3543dcf"/><text:span text:style-name="T142">// </text:span><text:span text:style-name="T19">src</text:span><text:span text:style-name="T285">/</text:span><text:span text:style-name="T19">codec</text:span><text:span text:style-name="T142">/</text:span><text:span text:style-name="T19">frameDecoder.ts </text:span></text:p>
      <text:p text:style-name="P523"><text:span text:style-name="T18">import { WnspFrame } from </text:span><text:span text:style-name="T34">"</text:span><text:span text:style-name="T18">../protocol/frameTypes</text:span><text:span text:style-name="T34">"</text:span><text:span text:style-name="T342">; </text:span></text:p>
      <text:p text:style-name="P526">import { </text:p>
      <text:p text:style-name="P527"><text:span text:style-name="T18">decodeWavelengthsToLetters</text:span><text:span text:style-name="T282">, </text:span></text:p>
      <text:p text:style-name="P528"><text:span text:style-name="T18">decodeLettersToText</text:span><text:span text:style-name="T34">, </text:span></text:p>
      <text:p text:style-name="P530"><text:span text:style-name="T18">} from </text:span><text:span text:style-name="T34">"</text:span><text:span text:style-name="T18">./textEncoder</text:span><text:span text:style-name="T343">"</text:span><text:span text:style-name="T176">; </text:span></text:p>
      <text:p text:style-name="P531"><text:span text:style-name="T18">import { computeChecksum</text:span><text:span text:style-name="T344">, </text:span><text:span text:style-name="T18">DEFAULT_SYNC_PATTERN} </text:span><text:span text:style-name="T284">from </text:span><text:span text:style-name="T218">"</text:span><text:span text:style-name="T18">./frameEncoder</text:span><text:span text:style-name="T34">"</text:span><text:span text:style-name="T18">; </text:span></text:p>
      <text:p text:style-name="P224"><text:span text:style-name="T114">/</text:span><text:span text:style-name="T27">** </text:span></text:p>
      <text:p text:style-name="P108"><text:span text:style-name="T18">* Validate a </text:span><text:span text:style-name="T133">frame </text:span><text:span text:style-name="T18">using checksum and (optionally</text:span><text:span text:style-name="T211">) </text:span><text:span text:style-name="T18">sync pattern</text:span><text:span text:style-name="T97">. </text:span></text:p>
      <text:p text:style-name="P360"><text:span text:style-name="T85">*</text:span><text:span text:style-name="T74">/ </text:span></text:p>
      <text:p text:style-name="P532">export function isValidFrame( </text:p>
      <text:p text:style-name="P533">frame: WnspFrame, </text:p>
      <text:p text:style-name="P534"><text:span text:style-name="T18">options</text:span><text:span text:style-name="T133">?: </text:span><text:span text:style-name="T18">{ </text:span><text:span text:style-name="T71">expectedSync</text:span><text:span text:style-name="T18">?: number} </text:span></text:p>
      <text:p text:style-name="P535"><text:span text:style-name="T79">)</text:span><text:span text:style-name="T345">: </text:span><text:span text:style-name="T61">boolean </text:span><text:span text:style-name="T176">{ </text:span></text:p>
      <text:p text:style-name="P536"><text:soft-page-break/><text:span text:style-name="T18">const expectedSync = options</text:span><text:span text:style-name="T79">?</text:span><text:span text:style-name="T18">.expectedSync </text:span><text:span text:style-name="T71">?? </text:span><text:span text:style-name="T18">DEFAULT_SYNC_PATTERN</text:span><text:span text:style-name="T71">; </text:span></text:p>
      <text:p text:style-name="P537"><text:span text:style-name="T79">if </text:span><text:span text:style-name="T18">(</text:span><text:span text:style-name="T53">frame.sync </text:span><text:span text:style-name="T18">!</text:span><text:span text:style-name="T155">== </text:span><text:span text:style-name="T109">expectedSync</text:span><text:span text:style-name="T18">) </text:span><text:span text:style-name="T109">return </text:span><text:span text:style-name="T66">false</text:span><text:span text:style-name="T18">; </text:span></text:p>
      <text:p text:style-name="P538"><text:span text:style-name="T18">const checksum </text:span><text:span text:style-name="T275">= </text:span><text:span text:style-name="T18">computeChecksum( </text:span></text:p>
      <text:p text:style-name="P539">frame.sync, </text:p>
      <text:p text:style-name="P131"><text:span text:style-name="T71">frame.wavelength </text:span><text:span text:style-name="T18">Nm</text:span><text:span text:style-name="T346">, </text:span></text:p>
      <text:p text:style-name="P540"><text:span text:style-name="T18">frame.intensityLevel</text:span><text:span text:style-name="T155">, </text:span></text:p>
      <text:p text:style-name="P542">frame.payloadBit </text:p>
      <text:p text:style-name="P344">); </text:p>
      <text:p text:style-name="P322"><text:span text:style-name="T71">return </text:span><text:span text:style-name="T109">checksum </text:span><text:span text:style-name="T25">=== </text:span><text:span text:style-name="T71">frame.checksum</text:span><text:span text:style-name="T66">; </text:span></text:p>
      <text:p text:style-name="P207">} </text:p>
      <text:p text:style-name="P353"><text:span text:style-name="T114">/</text:span><text:span text:style-name="T27">** </text:span></text:p>
      <text:p text:style-name="P543"><text:span text:style-name="T278">* </text:span><text:span text:style-name="T15">Filter </text:span><text:span text:style-name="T18">out invalid frames </text:span><text:span text:style-name="T88">from </text:span><text:span text:style-name="T18">a sequence</text:span><text:span text:style-name="T318">. </text:span></text:p>
      <text:p text:style-name="P232"><text:span text:style-name="T25">*</text:span><text:span text:style-name="T347">/ </text:span></text:p>
      <text:p text:style-name="P544"><text:span text:style-name="T18">export function filterValidFrames</text:span><text:span text:style-name="T25">( </text:span></text:p>
      <text:p text:style-name="P545"><text:span text:style-name="T18">frames: WnspFrame[]</text:span><text:span text:style-name="T34">, </text:span></text:p>
      <text:p text:style-name="P546"><text:span text:style-name="T18">options</text:span><text:span text:style-name="T211">?: </text:span><text:span text:style-name="T18">{ expectedSync?: number} </text:span></text:p>
      <text:p text:style-name="P548"><text:span text:style-name="T18">)</text:span><text:span text:style-name="T125">: </text:span><text:span text:style-name="T18">WnspFrame</text:span><text:span text:style-name="T97">[</text:span><text:span text:style-name="T18">] { </text:span></text:p>
      <text:p text:style-name="P208"><text:soft-page-break/>} </text:p>
      <text:p text:style-name="P549"><text:span text:style-name="T18">return frames.filter((</text:span><text:span text:style-name="T25">f) =</text:span><text:span text:style-name="T97">&gt; </text:span><text:span text:style-name="T18">isValidFrame(f</text:span><text:span text:style-name="T34">, </text:span><text:span text:style-name="T18">options</text:span><text:span text:style-name="T25">)</text:span><text:span text:style-name="T93">)</text:span><text:span text:style-name="T200">; </text:span></text:p>
      <text:p text:style-name="P287"><text:span text:style-name="T171">/</text:span><text:span text:style-name="T27">** </text:span></text:p>
      <text:p text:style-name="P433"><text:span text:style-name="T18">* Decode </text:span><text:span text:style-name="T200">frames </text:span><text:span text:style-name="T18">into a </text:span><text:span text:style-name="T66">wavelength </text:span><text:span text:style-name="T18">sequence (nm)</text:span><text:span text:style-name="T349">, </text:span><text:span text:style-name="T18">ignoring invalid frames</text:span><text:span text:style-name="T34">. </text:span></text:p>
      <text:p text:style-name="P307"><text:span text:style-name="T113">*</text:span><text:span text:style-name="T74">/ </text:span></text:p>
      <text:p text:style-name="P550"><text:span text:style-name="T71">export </text:span><text:span text:style-name="T18">function decodeFramesToWavelengths( </text:span></text:p>
      <text:p text:style-name="P551"><text:span text:style-name="T18">frames</text:span><text:span text:style-name="T183">: </text:span><text:span text:style-name="T18">WnspFrame[]</text:span><text:span text:style-name="T34">, </text:span></text:p>
      <text:p text:style-name="P547"><text:span text:style-name="T18">options</text:span><text:span text:style-name="T71">?: </text:span><text:span text:style-name="T18">{ expectedSync</text:span><text:span text:style-name="T141">?: </text:span><text:span text:style-name="T18">number } </text:span></text:p>
      <text:p text:style-name="P491"><text:span text:style-name="T71">)</text:span><text:span text:style-name="T18">: number</text:span><text:span text:style-name="T88">[</text:span><text:span text:style-name="T18">] { </text:span></text:p>
      <text:p text:style-name="P384">} </text:p>
      <text:p text:style-name="P553"><text:span text:style-name="T109">const </text:span><text:span text:style-name="T71">valid </text:span><text:span text:style-name="T297">= </text:span><text:span text:style-name="T18">filterValidFrames (</text:span><text:span text:style-name="T79">frames</text:span><text:span text:style-name="T34">, </text:span><text:span text:style-name="T18">options)</text:span><text:span text:style-name="T348">; </text:span></text:p>
      <text:p text:style-name="P554"><text:span text:style-name="T79">return valid.map</text:span><text:span text:style-name="T18">(</text:span><text:span text:style-name="T25">(</text:span><text:span text:style-name="T280">f</text:span><text:span text:style-name="T25">) </text:span><text:span text:style-name="T350">=</text:span><text:span text:style-name="T18">&gt; </text:span><text:span text:style-name="T125">f.wavelength </text:span><text:span text:style-name="T71">Nm)</text:span><text:span text:style-name="T18">; </text:span></text:p>
      <text:p text:style-name="P221"><text:span text:style-name="T112">/</text:span><text:span text:style-name="T24">** </text:span></text:p>
      <text:p text:style-name="P86"><text:span text:style-name="T18">* </text:span><text:span text:style-name="T61">Decode </text:span><text:span text:style-name="T18">frames directly to letters via wavelength mapping</text:span><text:span text:style-name="T273">. </text:span></text:p>
      <text:p text:style-name="P280"><text:soft-page-break/><text:span text:style-name="T25">*</text:span><text:span text:style-name="T74">/ </text:span></text:p>
      <text:p text:style-name="P556"><text:span text:style-name="T71">export </text:span><text:span text:style-name="T18">function decodeFramesToLetters( </text:span></text:p>
      <text:p text:style-name="P541"><text:span text:style-name="T79">frames</text:span><text:span text:style-name="T88">: </text:span><text:span text:style-name="T18">WnspFrame[]</text:span><text:span text:style-name="T34">, </text:span></text:p>
      <text:p text:style-name="P558"><text:span text:style-name="T18">options</text:span><text:span text:style-name="T155">?: </text:span><text:span text:style-name="T18">{ expectedSync</text:span><text:span text:style-name="T200">?: </text:span><text:span text:style-name="T18">number } </text:span></text:p>
      <text:p text:style-name="P560"><text:span text:style-name="T18">): </text:span><text:span text:style-name="T109">string</text:span><text:span text:style-name="T15">[</text:span><text:span text:style-name="T18">]</text:span><text:span text:style-name="T284">{ </text:span></text:p>
      <text:p text:style-name="P385">} </text:p>
      <text:p text:style-name="P561"><text:span text:style-name="T18">const wavelengths = decodeFramesToWavelengths (frames</text:span><text:span text:style-name="T255">, </text:span><text:span text:style-name="T18">options</text:span><text:span text:style-name="T71">)</text:span><text:span text:style-name="T18">; </text:span></text:p>
      <text:p text:style-name="P563"><text:span text:style-name="T71">return </text:span><text:span text:style-name="T18">decodeWavelengthsToLetters (</text:span><text:span text:style-name="T79">wavelengths</text:span><text:span text:style-name="T74">)</text:span><text:span text:style-name="T18">; </text:span></text:p>
      <text:p text:style-name="P272"><text:span text:style-name="T90">/</text:span><text:span text:style-name="T27">** </text:span></text:p>
      <text:p text:style-name="P564"><text:span text:style-name="T53">* </text:span><text:span text:style-name="T18">Decode </text:span><text:span text:style-name="T109">frames </text:span><text:span text:style-name="T18">all </text:span><text:span text:style-name="T88">the </text:span><text:span text:style-name="T18">way back </text:span><text:span text:style-name="T71">to </text:span><text:span text:style-name="T18">text</text:span><text:span text:style-name="T351">. </text:span></text:p>
      <text:p text:style-name="P345"><text:span text:style-name="T25">*</text:span><text:span text:style-name="T145">/ </text:span></text:p>
      <text:p text:style-name="P565"><text:span text:style-name="T71">public </text:span><text:span text:style-name="T88">function </text:span><text:span text:style-name="T109">decodeFramesToText</text:span><text:span text:style-name="T18">( </text:span></text:p>
      <text:p text:style-name="P566"><text:span text:style-name="T18">frames</text:span><text:span text:style-name="T316">: </text:span><text:span text:style-name="T18">WnspFrame[]</text:span><text:span text:style-name="T34">, </text:span></text:p>
      <text:p text:style-name="P559"><text:span text:style-name="T18">options</text:span><text:span text:style-name="T138">?: </text:span><text:span text:style-name="T18">{ expectedSync?: number } </text:span></text:p>
      <text:p text:style-name="P569"><text:span text:style-name="T278">)</text:span><text:span text:style-name="T15">: </text:span><text:span text:style-name="T18">string </text:span><text:span text:style-name="T133">{ </text:span></text:p>
      <text:p text:style-name="P293"><text:soft-page-break/>} </text:p>
      <text:p text:style-name="P70"><text:span text:style-name="T143">const letters </text:span><text:span text:style-name="T238">= </text:span><text:span text:style-name="T91">decodeFramesToLetters</text:span><text:span text:style-name="T21">(</text:span><text:span text:style-name="T111">frames</text:span><text:span text:style-name="T35">, </text:span><text:span text:style-name="T91">options</text:span><text:span text:style-name="T21">); return </text:span><text:span text:style-name="T73">decodeLetters </text:span><text:span text:style-name="T21">ToText(letters); </text:span></text:p>
      <text:p text:style-name="P70"><text:span text:style-name="T48"/></text:p>
      <text:p text:style-name="P70"><text:span text:style-name="T48">Part 8</text:span></text:p>
      <text:p text:style-name="P64"><text:bookmark text:name="docs-internal-guid-13c670ea-7fff-c1a7-aabe-43e53e8a4c27"/><text:span text:style-name="T79">// </text:span><text:span text:style-name="T141">src</text:span><text:span text:style-name="T88">/</text:span><text:span text:style-name="T71">codec</text:span><text:span text:style-name="T88">/</text:span><text:span text:style-name="T141">frameDecoder.ts </text:span><text:span text:style-name="T18">(</text:span><text:span text:style-name="T71">fixed </text:span><text:span text:style-name="T125">bottom </text:span><text:span text:style-name="T88">function</text:span><text:span text:style-name="T18">) </text:span></text:p>
      <text:p text:style-name="P128"><text:span text:style-name="T141">export function </text:span><text:span text:style-name="T53">decodeFramesToText</text:span><text:span text:style-name="T18">( </text:span></text:p>
      <text:p text:style-name="P567"><text:span text:style-name="T18">frames</text:span><text:span text:style-name="T353">: </text:span><text:span text:style-name="T18">WnspFrame[]</text:span><text:span text:style-name="T34">, </text:span></text:p>
      <text:p text:style-name="P571">options?: { expectedSync?: number } </text:p>
      <text:p text:style-name="P570">): string { </text:p>
      <text:p text:style-name="P386">} </text:p>
      <text:p text:style-name="P79"><text:span text:style-name="T18">const </text:span><text:span text:style-name="T71">letters </text:span><text:span text:style-name="T18">= </text:span><text:span text:style-name="T71">decodeFramesToLetters </text:span><text:span text:style-name="T18">(</text:span><text:span text:style-name="T109">frames</text:span><text:span text:style-name="T354">, </text:span><text:span text:style-name="T18">options</text:span><text:span text:style-name="T25">)</text:span><text:span text:style-name="T66">; </text:span><text:span text:style-name="T79">return </text:span><text:span text:style-name="T71">decodeLetters To </text:span><text:span text:style-name="T79">Text </text:span><text:span text:style-name="T18">(</text:span><text:span text:style-name="T141">letters</text:span><text:span text:style-name="T71">)</text:span><text:span text:style-name="T18">; </text:span></text:p>
      <text:p text:style-name="P70"><text:line-break/><text:span text:style-name="T412">Part 9</text:span></text:p>
      <text:p text:style-name="P64"><text:bookmark text:name="docs-internal-guid-680809e1-7fff-8824-1dd8-13b6a7609077"/><text:span text:style-name="T109">// </text:span><text:span text:style-name="T18">src</text:span><text:span text:style-name="T97">/</text:span><text:span text:style-name="T18">modulation</text:span><text:span text:style-name="T109">/</text:span><text:span text:style-name="T18">modulation.ts </text:span></text:p>
      <text:p text:style-name="P524"><text:span text:style-name="T18">import { WnspFrame } from </text:span><text:span text:style-name="T34">"</text:span><text:span text:style-name="T18">../protocol/frameTypes</text:span><text:span text:style-name="T34">"</text:span><text:span text:style-name="T342">; </text:span></text:p>
      <text:p text:style-name="P225">/** </text:p>
      <text:p text:style-name="P573"><text:span text:style-name="T115">* </text:span><text:span text:style-name="T18">A timeline segment describes how a frame will </text:span><text:span text:style-name="T71">be </text:span><text:span text:style-name="T88">rendered </text:span><text:span text:style-name="T18">as light </text:span></text:p>
      <text:p text:style-name="P574"><text:span text:style-name="T141">* </text:span><text:span text:style-name="T18">between tStartMs and tEndMs</text:span><text:span text:style-name="T34">. </text:span></text:p>
      <text:p text:style-name="P281"><text:soft-page-break/><text:span text:style-name="T321">*</text:span><text:span text:style-name="T13">/ </text:span></text:p>
      <text:p text:style-name="P575"><text:span text:style-name="T18">export type TimelineSegment </text:span><text:span text:style-name="T355">= </text:span><text:span text:style-name="T18">{ </text:span></text:p>
      <text:p text:style-name="P576">}; </text:p>
      <text:p text:style-name="P579"><text:span text:style-name="T15">tStartMs</text:span><text:span text:style-name="T18">: </text:span><text:span text:style-name="T141">number</text:span><text:span text:style-name="T18">; tEndMs: number</text:span><text:span text:style-name="T232">; </text:span></text:p>
      <text:p text:style-name="P580"><text:span text:style-name="T18">wavelengthNm</text:span><text:span text:style-name="T133">: </text:span><text:span text:style-name="T18">number</text:span><text:span text:style-name="T125">; </text:span><text:span text:style-name="T18">intensityLevel</text:span><text:span text:style-name="T308">: </text:span><text:span text:style-name="T18">number; </text:span></text:p>
      <text:p text:style-name="P354"><text:span text:style-name="T86">/</text:span><text:span text:style-name="T27">** </text:span></text:p>
      <text:p text:style-name="P93"><text:span text:style-name="T85">* </text:span><text:span text:style-name="T18">Convert a sequence of frames into </text:span><text:span text:style-name="T115">a </text:span><text:span text:style-name="T18">simple linear timeline</text:span><text:span text:style-name="T34">. </text:span></text:p>
      <text:p text:style-name="P581"><text:span text:style-name="T88">* </text:span><text:span text:style-name="T18">Each frame is assigned a fixed duration</text:span><text:span text:style-name="T34">. </text:span></text:p>
      <text:p text:style-name="P233"><text:span text:style-name="T25">*</text:span><text:span text:style-name="T93">/ </text:span></text:p>
      <text:p text:style-name="P583"><text:span text:style-name="T53">export </text:span><text:span text:style-name="T169">function </text:span><text:span text:style-name="T109">framesToTimeline</text:span><text:span text:style-name="T18">( </text:span></text:p>
      <text:p text:style-name="P584"><text:span text:style-name="T18">frames: WnspFrame[]</text:span><text:span text:style-name="T34">, </text:span></text:p>
      <text:p text:style-name="P586">frameDurationMs: number </text:p>
      <text:p text:style-name="P521"><text:span text:style-name="T18">): </text:span><text:span text:style-name="T88">TimelineSegment</text:span><text:span text:style-name="T18">[] { </text:span></text:p>
      <text:p text:style-name="P588"><text:span text:style-name="T71">const segments</text:span><text:span text:style-name="T18">: </text:span><text:span text:style-name="T79">TimelineSegment</text:span><text:span text:style-name="T18">[] </text:span><text:span text:style-name="T292">= </text:span><text:span text:style-name="T25">[]</text:span><text:span text:style-name="T18">; </text:span></text:p>
      <text:p text:style-name="P589"><text:soft-page-break/><text:span text:style-name="T88">let </text:span><text:span text:style-name="T18">currentStart </text:span><text:span text:style-name="T207">= </text:span><text:span text:style-name="T18">0</text:span><text:span text:style-name="T46">; </text:span></text:p>
      <text:p text:style-name="P423"><text:span text:style-name="T18">for (const frame of frames</text:span><text:span text:style-name="T79">) </text:span><text:span text:style-name="T18">{ </text:span></text:p>
      <text:p text:style-name="P590"><text:span text:style-name="T18">const segment</text:span><text:span text:style-name="T322">: </text:span><text:span text:style-name="T18">TimelineSegment = </text:span><text:span text:style-name="T169">{ </text:span></text:p>
      <text:p text:style-name="P591"><text:span text:style-name="T18">tStartMs: currentStart</text:span><text:span text:style-name="T254">, </text:span></text:p>
      <text:p text:style-name="P592">}; </text:p>
      <text:p text:style-name="P595"><text:span text:style-name="T18">tEndMs</text:span><text:span text:style-name="T225">: </text:span><text:span text:style-name="T53">currentStart </text:span><text:span text:style-name="T318">+ </text:span><text:span text:style-name="T18">frameDurationMs</text:span><text:span text:style-name="T34">, </text:span></text:p>
      <text:p text:style-name="P596"><text:span text:style-name="T18">wavelengthNm</text:span><text:span text:style-name="T61">: </text:span><text:span text:style-name="T18">frame.wavelengthNm</text:span><text:span text:style-name="T34">, </text:span><text:span text:style-name="T18">intensityLevel</text:span><text:span text:style-name="T302">: </text:span><text:span text:style-name="T18">frame</text:span><text:span text:style-name="T183">. </text:span><text:span text:style-name="T18">intensityLevel</text:span><text:span text:style-name="T248">, </text:span></text:p>
      <text:p text:style-name="P597"><text:span text:style-name="T18">segments.push(segment)</text:span><text:span text:style-name="T141">; </text:span></text:p>
      <text:p text:style-name="P598"><text:span text:style-name="T18">currentStart </text:span><text:span text:style-name="T24">+= </text:span><text:span text:style-name="T18">frame DurationMs</text:span><text:span text:style-name="T176">; </text:span></text:p>
      <text:p text:style-name="P335">} </text:p>
      <text:p text:style-name="P599">return segments; </text:p>
      <text:p text:style-name="P355">/** </text:p>
      <text:p text:style-name="P75"><text:span text:style-name="T30">* </text:span><text:span text:style-name="T18">A simple sample representation of detected optical state</text:span><text:span text:style-name="T356">. </text:span></text:p>
      <text:p text:style-name="P308"><text:span text:style-name="T25">*</text:span><text:span text:style-name="T113">/ </text:span></text:p>
      <text:p text:style-name="P600"><text:span text:style-name="T18">export type OpticalSample </text:span><text:span text:style-name="T264">= </text:span><text:span text:style-name="T18">{ </text:span></text:p>
      <text:p text:style-name="P364"><text:soft-page-break/>}; </text:p>
      <text:p text:style-name="P601">tMs: number; </text:p>
      <text:p text:style-name="P602"><text:span text:style-name="T18">wavelengthNm</text:span><text:span text:style-name="T141">: </text:span><text:span text:style-name="T18">number; </text:span></text:p>
      <text:p text:style-name="P603"><text:span text:style-name="T18">intensityLevel</text:span><text:span text:style-name="T340">: </text:span><text:span text:style-name="T18">number</text:span><text:span text:style-name="T109">; </text:span></text:p>
      <text:p text:style-name="P288"><text:span text:style-name="T215">/</text:span><text:span text:style-name="T57">** </text:span></text:p>
      <text:p text:style-name="P604"><text:span text:style-name="T118">* </text:span><text:span text:style-name="T18">Conceptual demodulation</text:span><text:span text:style-name="T155">: </text:span><text:span text:style-name="T18">group samples into time </text:span><text:span text:style-name="T71">buckets </text:span><text:span text:style-name="T18">corresponding </text:span></text:p>
      <text:p text:style-name="P605"><text:span text:style-name="T18">* </text:span><text:span text:style-name="T71">to frames </text:span><text:span text:style-name="T18">and </text:span><text:span text:style-name="T71">reconstruct approximate frames</text:span><text:span text:style-name="T34">. </text:span></text:p>
      <text:p text:style-name="P606">* </text:p>
      <text:p text:style-name="P608"><text:span text:style-name="T125">* </text:span><text:span text:style-name="T18">In v1.0 this is primitive: </text:span><text:span text:style-name="T53">we </text:span><text:span text:style-name="T109">assume </text:span><text:span text:style-name="T18">samples </text:span><text:span text:style-name="T71">are </text:span><text:span text:style-name="T18">already aligned and </text:span></text:p>
      <text:p text:style-name="P609"><text:span text:style-name="T290">* </text:span><text:span text:style-name="T18">simply average wavelength &amp; intensity per bucket</text:span><text:span text:style-name="T183">. </text:span></text:p>
      <text:p text:style-name="P280"><text:span text:style-name="T25">*</text:span><text:span text:style-name="T74">/ </text:span></text:p>
      <text:p text:style-name="P610"><text:span text:style-name="T169">export </text:span><text:span text:style-name="T141">function </text:span><text:span text:style-name="T109">demodulate TimelineToFrames</text:span><text:span text:style-name="T18">( </text:span></text:p>
      <text:p text:style-name="P587"><text:span text:style-name="T18">samples</text:span><text:span text:style-name="T109">: </text:span><text:span text:style-name="T18">OpticalSample[]</text:span><text:span text:style-name="T34">, </text:span><text:span text:style-name="T18">frameDurationMs</text:span><text:span text:style-name="T71">: </text:span><text:span text:style-name="T18">number </text:span><text:span text:style-name="T25">)</text:span><text:span text:style-name="T18">: </text:span><text:span text:style-name="T71">WnspFrame</text:span><text:span text:style-name="T18">[] { </text:span></text:p>
      <text:p text:style-name="P611"><text:span text:style-name="T18">if (</text:span><text:span text:style-name="T109">samples.length </text:span><text:span text:style-name="T277">=== </text:span><text:span text:style-name="T18">0) </text:span><text:span text:style-name="T79">return </text:span><text:span text:style-name="T18">[]; const frames</text:span><text:span text:style-name="T141">: </text:span><text:span text:style-name="T18">WnspFrame[] = []</text:span><text:span text:style-name="T15">; </text:span></text:p>
      <text:p text:style-name="P612"><text:span text:style-name="T79">const </text:span><text:span text:style-name="T71">startTime </text:span><text:span text:style-name="T18">= </text:span><text:span text:style-name="T79">samples</text:span><text:span text:style-name="T18">[0]</text:span><text:span text:style-name="T71">.tMs</text:span><text:span text:style-name="T88">; </text:span></text:p>
      <text:p text:style-name="P613"><text:span text:style-name="T18">const </text:span><text:span text:style-name="T125">endTime </text:span><text:span text:style-name="T332">= </text:span><text:span text:style-name="T158">samples</text:span><text:span text:style-name="T53">[</text:span><text:span text:style-name="T18">samples.length</text:span><text:span text:style-name="T34">-</text:span><text:span text:style-name="T18">1].tMs; </text:span></text:p>
      <text:p text:style-name="P614"><text:soft-page-break/>- </text:p>
      <text:p text:style-name="P615"><text:span text:style-name="T18">const frameCount = Math.ceil((endTime </text:span><text:span text:style-name="T34">- </text:span><text:span text:style-name="T18">startTime) </text:span><text:span text:style-name="T79">/ </text:span><text:span text:style-name="T18">frameDurationMs)</text:span><text:span text:style-name="T357">; </text:span></text:p>
      <text:p text:style-name="P616"><text:span text:style-name="T18">for (let i </text:span><text:span text:style-name="T34">= </text:span><text:span text:style-name="T25">0</text:span><text:span text:style-name="T18">; i </text:span><text:span text:style-name="T141">&lt; </text:span><text:span text:style-name="T18">frameCount; i++) { </text:span></text:p>
      <text:p text:style-name="P617"><text:span text:style-name="T18">const bucketStart = startTime </text:span><text:span text:style-name="T76">+ </text:span><text:span text:style-name="T18">i * frameDurationMs</text:span><text:span text:style-name="T105">; </text:span><text:span text:style-name="T18">const bucketEnd</text:span><text:span text:style-name="T282">= </text:span><text:span text:style-name="T18">bucketStart + frameDurationMs; </text:span></text:p>
      <text:p text:style-name="P618"><text:span text:style-name="T18">const bucketSamples </text:span><text:span text:style-name="T226">= </text:span><text:span text:style-name="T18">samples.filter( </text:span></text:p>
      <text:p text:style-name="P620">); </text:p>
      <text:p text:style-name="P622"><text:span text:style-name="T18">(</text:span><text:span text:style-name="T79">s</text:span><text:span text:style-name="T18">) =</text:span><text:span text:style-name="T109">&gt; </text:span><text:span text:style-name="T18">s.tMs </text:span><text:span text:style-name="T141">&gt;</text:span><text:span text:style-name="T18">= </text:span><text:span text:style-name="T71">bucketStart </text:span><text:span text:style-name="T18">&amp;&amp; s.tMs &lt; bucketEnd </text:span></text:p>
      <text:p text:style-name="P623">if (bucketSamples.length </text:p>
      <text:p text:style-name="P192">const avgWI = </text:p>
      <text:p text:style-name="P624">=== </text:p>
      <text:p text:style-name="P625"><text:span text:style-name="T18">0) continue</text:span><text:span text:style-name="T353">; </text:span></text:p>
      <text:p text:style-name="P626"><text:span text:style-name="T79">bucketSamples.reduce</text:span><text:span text:style-name="T18">((</text:span><text:span text:style-name="T79">sum</text:span><text:span text:style-name="T34">, </text:span><text:span text:style-name="T79">s</text:span><text:span text:style-name="T18">) </text:span><text:span text:style-name="T220">=</text:span><text:span text:style-name="T88">&gt; </text:span><text:span text:style-name="T109">sum </text:span><text:span text:style-name="T141">+ </text:span></text:p>
      <text:p text:style-name="P628"><text:span text:style-name="T88">s.wavelengthNm</text:span><text:span text:style-name="T34">, </text:span><text:span text:style-name="T18">0</text:span><text:span text:style-name="T25">) </text:span><text:span text:style-name="T113">/ </text:span></text:p>
      <text:p text:style-name="P629"><text:span text:style-name="T18">bucketSamples.length</text:span><text:span text:style-name="T203">; </text:span></text:p>
      <text:p text:style-name="P630"><text:span text:style-name="T18">const avgintensity </text:span><text:span text:style-name="T141">= </text:span></text:p>
      <text:p text:style-name="P627"><text:span text:style-name="T71">bucketSamples.reduce</text:span><text:span text:style-name="T18">((sum</text:span><text:span text:style-name="T34">, </text:span><text:span text:style-name="T79">s</text:span><text:span text:style-name="T18">) </text:span><text:span text:style-name="T330">=</text:span><text:span text:style-name="T109">&gt; </text:span><text:span text:style-name="T71">sum </text:span><text:span text:style-name="T147">+ </text:span></text:p>
      <text:p text:style-name="P631"><text:span text:style-name="T18">s.intensityLevel</text:span><text:span text:style-name="T34">, </text:span><text:span text:style-name="T18">0</text:span><text:span text:style-name="T25">) </text:span><text:span text:style-name="T145">/ </text:span></text:p>
      <text:p text:style-name="P632"><text:span text:style-name="T18">bucketSamples.length</text:span><text:span text:style-name="T169">; </text:span></text:p>
      <text:p text:style-name="P633"><text:span text:style-name="T18">const wavelengthNm = Math.round(avgWI)</text:span><text:span text:style-name="T15">; </text:span><text:span text:style-name="T18">const intensityLevel = Math.round(avg Intensity</text:span><text:span text:style-name="T79">)</text:span><text:span text:style-name="T237">; </text:span></text:p>
      <text:p text:style-name="P634"><text:soft-page-break/><text:span text:style-name="T194">// </text:span><text:span text:style-name="T18">For v1.0</text:span><text:span text:style-name="T34">, </text:span><text:span text:style-name="T18">we cannot reconstruct payloadBit and checksum reliably from samples</text:span><text:span text:style-name="T331">, </text:span></text:p>
      <text:p text:style-name="P635"><text:span text:style-name="T18">// </text:span><text:span text:style-name="T125">so </text:span><text:span text:style-name="T18">we </text:span><text:span text:style-name="T97">set </text:span><text:span text:style-name="T66">them </text:span><text:span text:style-name="T97">to </text:span><text:span text:style-name="T18">neutral values and allow higher</text:span><text:span text:style-name="T34">-</text:span><text:span text:style-name="T18">level logic </text:span><text:span text:style-name="T211">to </text:span><text:span text:style-name="T18">decide</text:span><text:span text:style-name="T34">. </text:span></text:p>
      <text:p text:style-name="P471"><text:span text:style-name="T79">const </text:span><text:span text:style-name="T18">frame: WnspFrame = { </text:span></text:p>
      <text:p text:style-name="P316"><text:span text:style-name="T18">sync</text:span><text:span text:style-name="T316">: </text:span><text:span text:style-name="T18">Oxaa</text:span><text:span text:style-name="T312">, </text:span></text:p>
      <text:p text:style-name="P636"><text:span text:style-name="T18">wavelengthNm</text:span><text:span text:style-name="T34">, </text:span><text:span text:style-name="T18">intensityLevel</text:span><text:span text:style-name="T234">, </text:span><text:span text:style-name="T18">checksum</text:span><text:span text:style-name="T358">: </text:span><text:span text:style-name="T18">0</text:span><text:span text:style-name="T34">, </text:span></text:p>
      <text:p text:style-name="P637"><text:span text:style-name="T18">payloadBit</text:span><text:span text:style-name="T176">: </text:span><text:span text:style-name="T25">0</text:span><text:span text:style-name="T359">, </text:span></text:p>
      <text:p text:style-name="P638"><text:span text:style-name="T18">timestampMs</text:span><text:span text:style-name="T125">: </text:span><text:span text:style-name="T18">bucketStart</text:span><text:span text:style-name="T34">, </text:span></text:p>
      <text:p text:style-name="P336">} </text:p>
      <text:p text:style-name="P451">} </text:p>
      <text:p text:style-name="P473">}; </text:p>
      <text:p text:style-name="P529"><text:span text:style-name="T18">frames.push(frame</text:span><text:span text:style-name="T176">)</text:span><text:span text:style-name="T97">; </text:span></text:p>
      <text:p text:style-name="P70"><text:span text:style-name="T81">return </text:span><text:span text:style-name="T91">frames</text:span><text:span text:style-name="T21">; </text:span></text:p>
      <text:p text:style-name="P70"><text:span text:style-name="T21"/></text:p>
      <text:p text:style-name="P70"><text:span text:style-name="T22">Part 10</text:span></text:p>
      <text:p text:style-name="P64"><text:bookmark text:name="docs-internal-guid-b1bd08bb-7fff-89e9-ee41-8d3d8822792b"/><text:span text:style-name="T19">// </text:span><text:span text:style-name="T80">src</text:span><text:span text:style-name="T19">/mesh</text:span><text:span text:style-name="T80">/</text:span><text:span text:style-name="T19">meshApi.ts </text:span></text:p>
      <text:p text:style-name="P639"><text:span text:style-name="T18">import { WnspFrame } from </text:span><text:span text:style-name="T34">"</text:span><text:span text:style-name="T18">../protocol/frameTypes</text:span><text:span text:style-name="T34">"</text:span><text:span text:style-name="T342">; </text:span><text:span text:style-name="T18">import { encodeTextToFrames } from </text:span><text:span text:style-name="T34">"</text:span><text:span text:style-name="T18">../codec/ </text:span><text:span text:style-name="T71">frameEncoder</text:span><text:span text:style-name="T360">"</text:span><text:span text:style-name="T18">; </text:span></text:p>
      <text:p text:style-name="P640"><text:soft-page-break/><text:span text:style-name="T109">import </text:span><text:span text:style-name="T18">{ </text:span><text:span text:style-name="T79">decode </text:span><text:span text:style-name="T71">FramesToText </text:span><text:span text:style-name="T18">} </text:span><text:span text:style-name="T88">from </text:span><text:span text:style-name="T34">"</text:span><text:span text:style-name="T71">../codec/ </text:span><text:span text:style-name="T18">frameDecoder</text:span><text:span text:style-name="T34">"</text:span><text:span text:style-name="T18">; </text:span></text:p>
      <text:p text:style-name="P273"><text:span text:style-name="T94">/</text:span><text:span text:style-name="T25">** </text:span></text:p>
      <text:p text:style-name="P641"><text:span text:style-name="T66">* </text:span><text:span text:style-name="T18">High</text:span><text:span text:style-name="T34">-</text:span><text:span text:style-name="T18">level message shape visible to applications</text:span><text:span text:style-name="T361">. </text:span></text:p>
      <text:p text:style-name="P357"><text:span text:style-name="T74">*</text:span><text:span text:style-name="T107">/ </text:span></text:p>
      <text:p text:style-name="P642"><text:span text:style-name="T79">export </text:span><text:span text:style-name="T18">type OpticalMeshMessage = { </text:span></text:p>
      <text:p text:style-name="P643">}; </text:p>
      <text:p text:style-name="P138"><text:span text:style-name="T18">fromld</text:span><text:span text:style-name="T66">: </text:span><text:span text:style-name="T18">string; </text:span></text:p>
      <text:p text:style-name="P133"><text:span text:style-name="T18">told</text:span><text:span text:style-name="T71">?: </text:span><text:span text:style-name="T18">string</text:span><text:span text:style-name="T349">; </text:span></text:p>
      <text:p text:style-name="P492"><text:span text:style-name="T18">text: string</text:span><text:span text:style-name="T228">; </text:span></text:p>
      <text:p text:style-name="P644"><text:span text:style-name="T18">frames</text:span><text:span text:style-name="T242">: </text:span><text:span text:style-name="T18">WnspFrame[]</text:span><text:span text:style-name="T133">; </text:span></text:p>
      <text:p text:style-name="P219"><text:span text:style-name="T146">/</text:span><text:span text:style-name="T25">** </text:span></text:p>
      <text:p text:style-name="P645"><text:span text:style-name="T99">* </text:span><text:span text:style-name="T18">Optical mesh node </text:span><text:span text:style-name="T209">interface</text:span><text:span text:style-name="T34">. </text:span></text:p>
      <text:p text:style-name="P234"><text:span text:style-name="T25">*</text:span><text:span text:style-name="T145">/ </text:span></text:p>
      <text:p text:style-name="P646"><text:soft-page-break/>export interface OpticalMeshNode { </text:p>
      <text:p text:style-name="P402"><text:span text:style-name="T18">id: string</text:span><text:span text:style-name="T362">; </text:span></text:p>
      <text:p text:style-name="P94"><text:span text:style-name="T18">sendMessageText(</text:span><text:span text:style-name="T88">text</text:span><text:span text:style-name="T302">: </text:span><text:span text:style-name="T18">string</text:span><text:span text:style-name="T324">, </text:span><text:span text:style-name="T18">told</text:span><text:span text:style-name="T109">?: </text:span><text:span text:style-name="T18">string</text:span><text:span text:style-name="T194">)</text:span><text:span text:style-name="T284">: </text:span><text:span text:style-name="T18">Promise</text:span><text:span text:style-name="T66">&lt;</text:span><text:span text:style-name="T18">void</text:span><text:span text:style-name="T158">&gt;</text:span><text:span text:style-name="T201">; </text:span><text:span text:style-name="T18">onMessage( </text:span></text:p>
      <text:p text:style-name="P647"><text:span text:style-name="T18">callback</text:span><text:span text:style-name="T363">: </text:span><text:span text:style-name="T71">(</text:span><text:span text:style-name="T18">msg</text:span><text:span text:style-name="T233">: </text:span><text:span text:style-name="T71">{ </text:span><text:span text:style-name="T18">fromld</text:span><text:span text:style-name="T364">: </text:span><text:span text:style-name="T18">string</text:span><text:span text:style-name="T293">; </text:span><text:span text:style-name="T18">text</text:span><text:span text:style-name="T363">: </text:span><text:span text:style-name="T18">string</text:span><text:span text:style-name="T205">; </text:span><text:span text:style-name="T18">frames</text:span><text:span text:style-name="T363">: </text:span></text:p>
      <text:p text:style-name="P568"><text:span text:style-name="T18">WnspFrame[] }) </text:span><text:span text:style-name="T42">=</text:span><text:span text:style-name="T18">&gt; </text:span><text:span text:style-name="T365">void </text:span></text:p>
      <text:p text:style-name="P648"><text:span text:style-name="T74">)</text:span><text:span text:style-name="T18">: void; </text:span></text:p>
      <text:p text:style-name="P387">} </text:p>
      <text:p text:style-name="P226"><text:span text:style-name="T86">/</text:span><text:span text:style-name="T27">** </text:span></text:p>
      <text:p text:style-name="P650"><text:span text:style-name="T141">* </text:span><text:span text:style-name="T18">Simple in</text:span><text:span text:style-name="T34">-</text:span><text:span text:style-name="T18">memory bus for simulating an optical mesh </text:span></text:p>
      <text:p text:style-name="P476"><text:span text:style-name="T18">network</text:span><text:span text:style-name="T34">. </text:span></text:p>
      <text:p text:style-name="P651"><text:span text:style-name="T109">* </text:span><text:span text:style-name="T18">In </text:span><text:span text:style-name="T109">a </text:span><text:span text:style-name="T71">real </text:span><text:span text:style-name="T18">implementation</text:span><text:span text:style-name="T34">, </text:span><text:span text:style-name="T18">frames would </text:span><text:span text:style-name="T109">be </text:span><text:span text:style-name="T18">encoded into light </text:span></text:p>
      <text:p text:style-name="P652"><text:span text:style-name="T251">* </text:span><text:span text:style-name="T18">and </text:span><text:span text:style-name="T117">received </text:span><text:span text:style-name="T125">via </text:span><text:span text:style-name="T18">camera</text:span><text:span text:style-name="T66">/</text:span><text:span text:style-name="T71">photodiode</text:span><text:span text:style-name="T34">. </text:span></text:p>
      <text:p text:style-name="P235"><text:span text:style-name="T56">*</text:span><text:span text:style-name="T93">/ </text:span></text:p>
      <text:p text:style-name="P653"><text:span text:style-name="T79">class </text:span><text:span text:style-name="T18">InMemoryMeshBus </text:span><text:span text:style-name="T25">{ </text:span></text:p>
      <text:p text:style-name="P654"><text:span text:style-name="T18">private static instance</text:span><text:span text:style-name="T366">: </text:span><text:span text:style-name="T18">InMemoryMeshBus</text:span><text:span text:style-name="T211">; </text:span><text:span text:style-name="T18">private subscribers</text:span><text:span text:style-name="T292">: </text:span><text:span text:style-name="T18">Map</text:span><text:span text:style-name="T79">&lt; </text:span></text:p>
      <text:p text:style-name="P655"><text:span text:style-name="T18">string</text:span><text:span text:style-name="T234">, </text:span></text:p>
      <text:p text:style-name="P656"><text:span text:style-name="T18">(msg</text:span><text:span text:style-name="T367">: </text:span><text:span text:style-name="T18">OpticalMeshMessage</text:span><text:span text:style-name="T79">) </text:span><text:span text:style-name="T340">=</text:span><text:span text:style-name="T18">&gt; void </text:span></text:p>
      <text:p text:style-name="P657"><text:span text:style-name="T67">&gt; </text:span><text:span text:style-name="T368">= </text:span><text:span text:style-name="T18">new Map()</text:span><text:span text:style-name="T149">; </text:span></text:p>
      <text:p text:style-name="P452"><text:soft-page-break/>} </text:p>
      <text:p text:style-name="P658"><text:span text:style-name="T18">static getInstance(</text:span><text:span text:style-name="T109">)</text:span><text:span text:style-name="T158">: </text:span><text:span text:style-name="T18">InMemoryMeshBus { </text:span></text:p>
      <text:p text:style-name="P378">} </text:p>
      <text:p text:style-name="P659">if (!InMemoryMeshBus.instance) { </text:p>
      <text:p text:style-name="P77"><text:span text:style-name="T18">InMemoryMeshBus.instance = new InMemoryMeshBus()</text:span><text:span text:style-name="T97">; </text:span></text:p>
      <text:p text:style-name="P516"><text:span text:style-name="T18">return InMemoryMeshBus.instance</text:span><text:span text:style-name="T369">; </text:span></text:p>
      <text:p text:style-name="P660"><text:span text:style-name="T169">subscribe</text:span><text:span text:style-name="T18">( </text:span></text:p>
      <text:p text:style-name="P193"><text:span text:style-name="T18">nodeld</text:span><text:span text:style-name="T342">: </text:span><text:span text:style-name="T18">string, </text:span></text:p>
      <text:p text:style-name="P661"><text:span text:style-name="T18">handler</text:span><text:span text:style-name="T219">: </text:span><text:span text:style-name="T18">(msg</text:span><text:span text:style-name="T370">: </text:span><text:span text:style-name="T18">OpticalMeshMessage) </text:span><text:span text:style-name="T24">=</text:span><text:span text:style-name="T18">&gt; void </text:span></text:p>
      <text:p text:style-name="P662"><text:span text:style-name="T25">)</text:span><text:span text:style-name="T18">: void { </text:span></text:p>
      <text:p text:style-name="P266">} </text:p>
      <text:p text:style-name="P664"><text:span text:style-name="T71">this.subscribers.set</text:span><text:span text:style-name="T109">(</text:span><text:span text:style-name="T18">nodeld</text:span><text:span text:style-name="T34">, </text:span><text:span text:style-name="T18">handler)</text:span><text:span text:style-name="T145">; </text:span></text:p>
      <text:p text:style-name="P665"><text:span text:style-name="T18">publish(msg</text:span><text:span text:style-name="T293">: </text:span><text:span text:style-name="T18">OpticalMeshMessage)</text:span><text:span text:style-name="T363">: </text:span><text:span text:style-name="T18">void { </text:span></text:p>
      <text:p text:style-name="P92"><text:span text:style-name="T79">// </text:span><text:span text:style-name="T125">If </text:span><text:span text:style-name="T109">told </text:span><text:span text:style-name="T66">is </text:span><text:span text:style-name="T141">specified</text:span><text:span text:style-name="T34">, </text:span><text:span text:style-name="T18">only deliver </text:span><text:span text:style-name="T176">to </text:span><text:span text:style-name="T133">that </text:span><text:span text:style-name="T71">node</text:span><text:span text:style-name="T18">; </text:span><text:span text:style-name="T141">otherwise </text:span></text:p>
      <text:p text:style-name="P666"><text:span text:style-name="T18">broadcast</text:span><text:span text:style-name="T34">. </text:span></text:p>
      <text:p text:style-name="P294"><text:soft-page-break/>} </text:p>
      <text:p text:style-name="P668">} </text:p>
      <text:p text:style-name="P669"><text:span text:style-name="T18">if (msg.told) </text:span><text:span text:style-name="T25">{ </text:span></text:p>
      <text:p text:style-name="P671">} </text:p>
      <text:p text:style-name="P237"><text:span text:style-name="T18">const handler </text:span><text:span text:style-name="T372">= </text:span><text:span text:style-name="T18">this.subscribers.get(msg.told)</text:span><text:span text:style-name="T334">; </text:span></text:p>
      <text:p text:style-name="P672"><text:span text:style-name="T18">if </text:span><text:span text:style-name="T66">(</text:span><text:span text:style-name="T18">handler) handler(msg)</text:span><text:span text:style-name="T125">; </text:span></text:p>
      <text:p text:style-name="P673"><text:span text:style-name="T18">return</text:span><text:span text:style-name="T331">; </text:span></text:p>
      <text:p text:style-name="P95"><text:span text:style-name="T141">for </text:span><text:span text:style-name="T18">(</text:span><text:span text:style-name="T79">const </text:span><text:span text:style-name="T194">[</text:span><text:span text:style-name="T71">nodeld</text:span><text:span text:style-name="T373">, </text:span><text:span text:style-name="T18">handler] </text:span><text:span text:style-name="T15">of </text:span><text:span text:style-name="T71">this.subscribers.entries</text:span><text:span text:style-name="T18">(</text:span><text:span text:style-name="T25">)</text:span><text:span text:style-name="T174">) </text:span><text:span text:style-name="T18">{ </text:span></text:p>
      <text:p text:style-name="P675"><text:span text:style-name="T18">if (nodeld </text:span><text:span text:style-name="T335">=== </text:span><text:span text:style-name="T18">msg.fromld</text:span><text:span text:style-name="T71">) </text:span><text:span text:style-name="T18">continue; </text:span></text:p>
      <text:p text:style-name="P326">} </text:p>
      <text:p text:style-name="P274"><text:span text:style-name="T86">/</text:span><text:span text:style-name="T27">** </text:span></text:p>
      <text:p text:style-name="P676"><text:span text:style-name="T18">handler(msg)</text:span><text:span text:style-name="T365">; </text:span></text:p>
      <text:p text:style-name="P434"><text:soft-page-break/><text:span text:style-name="T109">* </text:span><text:span text:style-name="T18">Concrete implementation </text:span><text:span text:style-name="T194">of </text:span><text:span text:style-name="T18">OpticalMeshNode using the in- memory bus</text:span><text:span text:style-name="T34">. </text:span></text:p>
      <text:p text:style-name="P361"><text:span text:style-name="T25">*</text:span><text:span text:style-name="T179">/ </text:span></text:p>
      <text:p text:style-name="P677">export class InMemoryOpticalMeshNode implements OpticalMeshNode { </text:p>
      <text:p text:style-name="P679"><text:span text:style-name="T18">public id</text:span><text:span text:style-name="T229">: </text:span><text:span text:style-name="T18">string</text:span><text:span text:style-name="T323">; </text:span></text:p>
      <text:p text:style-name="P680"><text:span text:style-name="T18">private bus</text:span><text:span text:style-name="T374">: </text:span><text:span text:style-name="T18">In MemoryMesh Bus</text:span><text:span text:style-name="T375">; </text:span></text:p>
      <text:p text:style-name="P681"><text:span text:style-name="T18">private messageHandlers</text:span><text:span text:style-name="T296">: </text:span><text:span text:style-name="T18">Array</text:span><text:span text:style-name="T71">&lt; </text:span></text:p>
      <text:p text:style-name="P96"><text:span text:style-name="T18">(msg: { fromld: string; text: string; frames: WnspFrame</text:span><text:span text:style-name="T66">[</text:span><text:span text:style-name="T18">] }) </text:span></text:p>
      <text:p text:style-name="P682"><text:span text:style-name="T27">=</text:span><text:span text:style-name="T82">&gt; </text:span><text:span text:style-name="T18">void </text:span></text:p>
      <text:p text:style-name="P683"><text:span text:style-name="T24">&gt; </text:span><text:span text:style-name="T376">= </text:span><text:span text:style-name="T18">[]; </text:span></text:p>
      <text:p text:style-name="P153"><text:span text:style-name="T79">constructor</text:span><text:span text:style-name="T18">(id</text:span><text:span text:style-name="T66">: </text:span><text:span text:style-name="T18">string) </text:span><text:span text:style-name="T97">{ </text:span></text:p>
      <text:p text:style-name="P685"><text:span text:style-name="T18">this.id </text:span><text:span text:style-name="T364">= </text:span><text:span text:style-name="T18">id</text:span><text:span text:style-name="T149">; </text:span></text:p>
      <text:p text:style-name="P686"><text:span text:style-name="T18">this.bus </text:span><text:span text:style-name="T34">= </text:span><text:span text:style-name="T18">InMemoryMeshBus.getInstance()</text:span><text:span text:style-name="T141">; </text:span></text:p>
      <text:p text:style-name="P687"><text:span text:style-name="T18">this.bus.subscribe(this.id</text:span><text:span text:style-name="T339">, </text:span><text:span text:style-name="T18">(msg) this.handleIncoming(msg)); </text:span></text:p>
      <text:p text:style-name="P688">} </text:p>
      <text:p text:style-name="P689"><text:span text:style-name="T24">=</text:span><text:span text:style-name="T82">&gt; </text:span></text:p>
      <text:p text:style-name="P690"><text:span text:style-name="T18">async sendMessageText(text</text:span><text:span text:style-name="T317">: </text:span><text:span text:style-name="T18">string</text:span><text:span text:style-name="T331">, </text:span><text:span text:style-name="T18">told</text:span><text:span text:style-name="T346">?: </text:span><text:span text:style-name="T18">string)</text:span><text:span text:style-name="T234">: </text:span><text:span text:style-name="T18">Promise</text:span><text:span text:style-name="T133">&lt;</text:span><text:span text:style-name="T18">void</text:span><text:span text:style-name="T176">&gt;</text:span><text:span text:style-name="T18">{ </text:span></text:p>
      <text:p text:style-name="P691"><text:span text:style-name="T149">const frames </text:span><text:span text:style-name="T379">= </text:span><text:span text:style-name="T18">encodeTextToFrames(</text:span><text:span text:style-name="T141">text</text:span><text:span text:style-name="T18">)</text:span><text:span text:style-name="T66">; </text:span><text:span text:style-name="T18">const meshMessage</text:span><text:span text:style-name="T61">: </text:span><text:span text:style-name="T18">OpticalMeshMessage = </text:span><text:span text:style-name="T97">{ </text:span></text:p>
      <text:p text:style-name="P692"><text:span text:style-name="T18">fromld: this.id</text:span><text:span text:style-name="T34">, </text:span></text:p>
      <text:p text:style-name="P649"><text:span text:style-name="T18">told</text:span><text:span text:style-name="T34">, </text:span></text:p>
      <text:p text:style-name="P693"><text:span text:style-name="T18">text</text:span><text:span text:style-name="T34">, </text:span><text:span text:style-name="T15">// </text:span><text:span text:style-name="T18">human readable </text:span></text:p>
      <text:p text:style-name="P694"><text:soft-page-break/><text:span text:style-name="T18">frames</text:span><text:span text:style-name="T374">, </text:span></text:p>
      <text:p text:style-name="P695"><text:span text:style-name="T18">this.bus.publish(meshMessage</text:span><text:span text:style-name="T194">)</text:span><text:span text:style-name="T158">; </text:span></text:p>
      <text:p text:style-name="P593">}; </text:p>
      <text:p text:style-name="P508">} </text:p>
      <text:p text:style-name="P696">onMessage( </text:p>
      <text:p text:style-name="P697"><text:span text:style-name="T18">callback: (</text:span><text:span text:style-name="T53">msg</text:span><text:span text:style-name="T18">: </text:span><text:span text:style-name="T71">{ </text:span><text:span text:style-name="T79">fromld</text:span><text:span text:style-name="T18">: </text:span><text:span text:style-name="T53">string</text:span><text:span text:style-name="T18">; </text:span><text:span text:style-name="T169">text</text:span><text:span text:style-name="T18">: </text:span><text:span text:style-name="T141">string</text:span><text:span text:style-name="T18">; </text:span><text:span text:style-name="T66">frames</text:span><text:span text:style-name="T18">: WnspFrame[] }) </text:span><text:span text:style-name="T42">=</text:span><text:span text:style-name="T71">&gt; </text:span><text:span text:style-name="T105">void </text:span></text:p>
      <text:p text:style-name="P698"><text:span text:style-name="T18">)</text:span><text:span text:style-name="T71">: </text:span><text:span text:style-name="T18">void { </text:span></text:p>
      <text:p text:style-name="P453">} </text:p>
      <text:p text:style-name="P312"><text:span text:style-name="T18">this.messageHandlers.push(callback)</text:span><text:span text:style-name="T167">; </text:span></text:p>
      <text:p text:style-name="P95"><text:span text:style-name="T18">private handleIncoming(msg</text:span><text:span text:style-name="T122">: </text:span><text:span text:style-name="T18">OpticalMeshMessage)</text:span><text:span text:style-name="T380">: </text:span><text:span text:style-name="T18">void { const decodedText = decodeFramesToText(msg.frames</text:span><text:span text:style-name="T208">)</text:span><text:span text:style-name="T158">; </text:span><text:span text:style-name="T278">for </text:span><text:span text:style-name="T53">(</text:span><text:span text:style-name="T18">const handler of this.messageHandlers) { </text:span></text:p>
      <text:p text:style-name="P699"><text:span text:style-name="T169">handler</text:span><text:span text:style-name="T71">(</text:span><text:span text:style-name="T18">{ </text:span></text:p>
      <text:p text:style-name="P700"><text:span text:style-name="T18">fromld: msg.fromld</text:span><text:span text:style-name="T167">, </text:span></text:p>
      <text:p text:style-name="P552"><text:span text:style-name="T66">text</text:span><text:span text:style-name="T202">: </text:span><text:span text:style-name="T18">decodedText</text:span><text:span text:style-name="T381">, </text:span></text:p>
      <text:p text:style-name="P422">frames: msg.frames, </text:p>
      <text:p text:style-name="P701">}); </text:p>
      <text:p text:style-name="P70"><text:line-break/><text:span text:style-name="T22">Part 11</text:span></text:p>
      <text:p text:style-name="P64"><text:bookmark text:name="docs-internal-guid-c30b1d25-7fff-7f4d-18a9-0f2a42330e82"/><text:span text:style-name="T142">// </text:span><text:span text:style-name="T19">src</text:span><text:span text:style-name="T285">/</text:span><text:span text:style-name="T19">demo</text:span><text:span text:style-name="T89">/</text:span><text:span text:style-name="T19">Encoder Demo.tsx </text:span></text:p>
      <text:p text:style-name="P702"><text:span text:style-name="T18">import React</text:span><text:span text:style-name="T34">, </text:span><text:span text:style-name="T18">{ useState } from </text:span><text:span text:style-name="T226">"</text:span><text:span text:style-name="T155">react</text:span><text:span text:style-name="T382">"</text:span><text:span text:style-name="T295">; </text:span></text:p>
      <text:p text:style-name="P703"><text:soft-page-break/>import { </text:p>
      <text:p text:style-name="P484"><text:span text:style-name="T18">encodeTextToLetters</text:span><text:span text:style-name="T34">, </text:span></text:p>
      <text:p text:style-name="P704"><text:span text:style-name="T18">encodeLettersToWavelengths</text:span><text:span text:style-name="T34">, </text:span></text:p>
      <text:p text:style-name="P705"><text:span text:style-name="T18">getAlphabetMap</text:span><text:span text:style-name="T302">, </text:span></text:p>
      <text:p text:style-name="P706"><text:span text:style-name="T18">} </text:span><text:span text:style-name="T109">from </text:span><text:span text:style-name="T34">"</text:span><text:span text:style-name="T109">../codec/textEncoder</text:span><text:span text:style-name="T383">"</text:span><text:span text:style-name="T18">; </text:span></text:p>
      <text:p text:style-name="P707"><text:span text:style-name="T141">import </text:span><text:span text:style-name="T18">{ </text:span><text:span text:style-name="T141">encode </text:span><text:span text:style-name="T169">Letters </text:span><text:span text:style-name="T176">To </text:span><text:span text:style-name="T141">Frames </text:span><text:span text:style-name="T18">} </text:span><text:span text:style-name="T15">from </text:span><text:span text:style-name="T34">"</text:span><text:span text:style-name="T141">../codec/ </text:span></text:p>
      <text:p text:style-name="P708"><text:span text:style-name="T18">frameEncoder</text:span><text:span text:style-name="T369">"</text:span><text:span text:style-name="T176">; </text:span></text:p>
      <text:p text:style-name="P91"><text:span text:style-name="T18">import type { WnspFrame } from </text:span><text:span text:style-name="T34">"</text:span><text:span text:style-name="T18">../protocol/frameTypes</text:span><text:span text:style-name="T34">"</text:span><text:span text:style-name="T369">; </text:span></text:p>
      <text:p text:style-name="P709"><text:span text:style-name="T18">export const Encoder Demo</text:span><text:span text:style-name="T330">: </text:span><text:span text:style-name="T18">React.FC = </text:span><text:span text:style-name="T25">() </text:span><text:span text:style-name="T18">=</text:span><text:span text:style-name="T24">&gt; </text:span><text:span text:style-name="T18">{ </text:span></text:p>
      <text:p text:style-name="P710"><text:span text:style-name="T18">const </text:span><text:span text:style-name="T15">[</text:span><text:span text:style-name="T18">input</text:span><text:span text:style-name="T34">, </text:span><text:span text:style-name="T18">setInput] </text:span><text:span text:style-name="T232">= </text:span><text:span text:style-name="T18">useState(</text:span><text:span text:style-name="T34">"</text:span><text:span text:style-name="T18">HELLO NEXUS</text:span><text:span text:style-name="T34">"</text:span><text:span text:style-name="T79">)</text:span><text:span text:style-name="T18">; const [</text:span><text:span text:style-name="T109">letters</text:span><text:span text:style-name="T34">, </text:span><text:span text:style-name="T88">setLetters</text:span><text:span text:style-name="T18">] = </text:span><text:span text:style-name="T79">useState</text:span><text:span text:style-name="T18">&lt;string</text:span><text:span text:style-name="T169">[</text:span><text:span text:style-name="T18">]</text:span><text:span text:style-name="T79">&gt;</text:span><text:span text:style-name="T18">(</text:span><text:span text:style-name="T25">[</text:span><text:span text:style-name="T18">])</text:span><text:span text:style-name="T176">; </text:span><text:span text:style-name="T18">const </text:span><text:span text:style-name="T15">[</text:span><text:span text:style-name="T18">wavelengths</text:span><text:span text:style-name="T34">, </text:span><text:span text:style-name="T18">setWavelengths] </text:span><text:span text:style-name="T227">= </text:span><text:span text:style-name="T18">useState&lt;number[]&gt;</text:span><text:span text:style-name="T25">([]</text:span><text:span text:style-name="T18">); </text:span></text:p>
      <text:p text:style-name="P97"><text:span text:style-name="T88">const </text:span><text:span text:style-name="T15">[</text:span><text:span text:style-name="T141">frames</text:span><text:span text:style-name="T42">, </text:span><text:span text:style-name="T109">setFrames</text:span><text:span text:style-name="T18">] </text:span><text:span text:style-name="T308">= </text:span><text:span text:style-name="T141">useState</text:span><text:span text:style-name="T109">&lt;WnspFrame</text:span><text:span text:style-name="T79">[</text:span><text:span text:style-name="T18">]&gt;</text:span><text:span text:style-name="T25">([])</text:span><text:span text:style-name="T18">; </text:span></text:p>
      <text:p text:style-name="P712"><text:span text:style-name="T18">const alphabet = getAlphabetMap(</text:span><text:span text:style-name="T25">)</text:span><text:span text:style-name="T322">; </text:span></text:p>
      <text:p text:style-name="P339"><text:span text:style-name="T18">const handleEncode = </text:span><text:span text:style-name="T25">() </text:span><text:span text:style-name="T18">=</text:span><text:span text:style-name="T134">&gt; </text:span><text:span text:style-name="T18">{ </text:span></text:p>
      <text:p text:style-name="P713"><text:span text:style-name="T141">const </text:span><text:span text:style-name="T18">ltrs </text:span><text:span text:style-name="T275">= </text:span><text:span text:style-name="T18">encode </text:span><text:span text:style-name="T71">TextToLetters</text:span><text:span text:style-name="T18">(input</text:span><text:span text:style-name="T278">)</text:span><text:span text:style-name="T385">; </text:span></text:p>
      <text:p text:style-name="P714"><text:span text:style-name="T318">const </text:span><text:span text:style-name="T342">wls </text:span><text:span text:style-name="T241">= </text:span><text:span text:style-name="T18">encodeLetters ToWavelengths (</text:span><text:span text:style-name="T53">Itrs</text:span><text:span text:style-name="T18">); </text:span></text:p>
      <text:p text:style-name="P715"><text:span text:style-name="T71">const </text:span><text:span text:style-name="T66">frs </text:span><text:span text:style-name="T386">= </text:span><text:span text:style-name="T18">encode Letters To Frames(</text:span><text:span text:style-name="T71">Itrs</text:span><text:span text:style-name="T18">)</text:span><text:span text:style-name="T303">; </text:span></text:p>
      <text:p text:style-name="P716"><text:span text:style-name="T71">encodeLettersToFrames</text:span><text:span text:style-name="T18">(Iltrs</text:span><text:span text:style-name="T105">); </text:span></text:p>
      <text:p text:style-name="P717"><text:span text:style-name="T18">setLetters(Itrs</text:span><text:span text:style-name="T25">)</text:span><text:span text:style-name="T18">; </text:span></text:p>
      <text:p text:style-name="P718"><text:span text:style-name="T18">setWavelengths(wls</text:span><text:span text:style-name="T71">)</text:span><text:span text:style-name="T370">; </text:span></text:p>
      <text:p text:style-name="P719"><text:span text:style-name="T109">setFrames</text:span><text:span text:style-name="T18">(frs</text:span><text:span text:style-name="T71">)</text:span><text:span text:style-name="T18">; </text:span></text:p>
      <text:p text:style-name="P309">}; </text:p>
      <text:p text:style-name="P720"><text:soft-page-break/>return ( </text:p>
      <text:p text:style-name="P721"><text:span text:style-name="T53">&lt;</text:span><text:span text:style-name="T18">div style={{ padding</text:span><text:span text:style-name="T109">: </text:span><text:span text:style-name="T34">"</text:span><text:span text:style-name="T71">1rem</text:span><text:span text:style-name="T34">"</text:span><text:span text:style-name="T248">, </text:span><text:span text:style-name="T71">border</text:span><text:span text:style-name="T109">: </text:span><text:span text:style-name="T34">"</text:span><text:span text:style-name="T18">1px solid </text:span><text:span text:style-name="T158">#</text:span><text:span text:style-name="T18">444</text:span><text:span text:style-name="T34">"</text:span><text:span text:style-name="T248">, </text:span></text:p>
      <text:p text:style-name="P722"><text:span text:style-name="T18">borderRadius: 8 </text:span><text:span text:style-name="T25">}}&gt; </text:span></text:p>
      <text:p text:style-name="P724"><text:span text:style-name="T105">&lt;</text:span><text:span text:style-name="T18">h2</text:span><text:span text:style-name="T53">&gt;</text:span><text:span text:style-name="T18">Encoder Demo</text:span><text:span text:style-name="T194">&lt;</text:span><text:span text:style-name="T79">/</text:span><text:span text:style-name="T18">h2</text:span><text:span text:style-name="T284">&gt; </text:span></text:p>
      <text:p text:style-name="P725"><text:span text:style-name="T176">&lt;</text:span><text:span text:style-name="T18">label</text:span><text:span text:style-name="T169">&gt; </text:span></text:p>
      <text:p text:style-name="P727"><text:span text:style-name="T18">Message</text:span><text:span text:style-name="T387">: </text:span></text:p>
      <text:p text:style-name="P728"><text:span text:style-name="T88">&lt;</text:span><text:span text:style-name="T18">input </text:span></text:p>
      <text:p text:style-name="P729">style={{ </text:p>
      <text:p text:style-name="P730">}} </text:p>
      <text:p text:style-name="P731"><text:span text:style-name="T18">width: </text:span><text:span text:style-name="T388">"</text:span><text:span text:style-name="T18">100</text:span><text:span text:style-name="T66">%</text:span><text:span text:style-name="T34">"</text:span><text:span text:style-name="T374">, </text:span></text:p>
      <text:p text:style-name="P732"><text:span text:style-name="T18">padding: </text:span><text:span text:style-name="T34">"</text:span><text:span text:style-name="T18">0.5rem</text:span><text:span text:style-name="T390">"</text:span><text:span text:style-name="T34">, </text:span></text:p>
      <text:p text:style-name="P733"><text:span text:style-name="T18">marginTop: </text:span><text:span text:style-name="T34">"</text:span><text:span text:style-name="T18">0.25rem</text:span><text:span text:style-name="T88">"</text:span><text:span text:style-name="T34">, </text:span></text:p>
      <text:p text:style-name="P734"><text:span text:style-name="T18">marginBottom</text:span><text:span text:style-name="T34">: "</text:span><text:span text:style-name="T66">0.5rem</text:span><text:span text:style-name="T34">", </text:span></text:p>
      <text:p text:style-name="P735">value={input} </text:p>
      <text:p text:style-name="P736"><text:span text:style-name="T18">onChange=</text:span><text:span text:style-name="T133">{</text:span><text:span text:style-name="T18">(</text:span><text:span text:style-name="T176">e</text:span><text:span text:style-name="T18">) =</text:span><text:span text:style-name="T88">&gt; </text:span><text:span text:style-name="T18">setInput(e.target.value)} </text:span></text:p>
      <text:p text:style-name="P737"><text:span text:style-name="T74">/</text:span><text:span text:style-name="T53">&gt; </text:span></text:p>
      <text:p text:style-name="P738"><text:span text:style-name="T71">&lt;</text:span><text:span text:style-name="T66">/</text:span><text:span text:style-name="T18">label</text:span><text:span text:style-name="T88">&gt; </text:span></text:p>
      <text:p text:style-name="P739"><text:span text:style-name="T15">&lt;button </text:span><text:span text:style-name="T18">onClick</text:span><text:span text:style-name="T248">=</text:span><text:span text:style-name="T18">{handleEncode} style={{ padding</text:span><text:span text:style-name="T279">: </text:span><text:span text:style-name="T18">"0.5rem 1rem</text:span><text:span text:style-name="T34">" </text:span><text:span text:style-name="T25">}}</text:span><text:span text:style-name="T93">&gt; </text:span></text:p>
      <text:p text:style-name="P740">Encode </text:p>
      <text:p text:style-name="P741"><text:span text:style-name="T46">&lt;</text:span><text:span text:style-name="T117">/</text:span><text:span text:style-name="T18">button</text:span><text:span text:style-name="T125">&gt; </text:span></text:p>
      <text:p text:style-name="P743"><text:soft-page-break/><text:span text:style-name="T97">&lt;</text:span><text:span text:style-name="T18">div style=</text:span><text:span text:style-name="T53">{</text:span><text:span text:style-name="T18">{ marginTop</text:span><text:span text:style-name="T109">: </text:span><text:span text:style-name="T34">"</text:span><text:span text:style-name="T18">1rem</text:span><text:span text:style-name="T34">" </text:span><text:span text:style-name="T18">}</text:span><text:span text:style-name="T25">}</text:span><text:span text:style-name="T13">&gt; </text:span></text:p>
      <text:p text:style-name="P745"><text:span text:style-name="T194">&lt;</text:span><text:span text:style-name="T18">h3</text:span><text:span text:style-name="T133">&gt;</text:span><text:span text:style-name="T18">Letters</text:span><text:span text:style-name="T141">&lt;</text:span><text:span text:style-name="T318">/</text:span><text:span text:style-name="T18">h3&gt; </text:span></text:p>
      <text:p text:style-name="P747"><text:span text:style-name="T141">&lt;</text:span><text:span text:style-name="T18">p</text:span><text:span text:style-name="T79">&gt;</text:span><text:span text:style-name="T18">{letters.join(</text:span><text:span text:style-name="T34">" "</text:span><text:span text:style-name="T25">) </text:span><text:span text:style-name="T167">|| </text:span><text:span text:style-name="T34">"</text:span><text:span text:style-name="T18">(none</text:span><text:span text:style-name="T102">)</text:span><text:span text:style-name="T34">"</text:span><text:span text:style-name="T18">}</text:span><text:span text:style-name="T71">&lt;</text:span><text:span text:style-name="T18">/p</text:span><text:span text:style-name="T88">&gt; </text:span></text:p>
      <text:p text:style-name="P748"><text:span text:style-name="T18">&lt;</text:span><text:span text:style-name="T158">/</text:span><text:span text:style-name="T18">div</text:span><text:span text:style-name="T53">&gt; </text:span></text:p>
      <text:p text:style-name="P744"><text:span text:style-name="T71">&lt;</text:span><text:span text:style-name="T18">div </text:span><text:span text:style-name="T71">style</text:span><text:span text:style-name="T102">=</text:span><text:span text:style-name="T53">{</text:span><text:span text:style-name="T18">{ marginTop: </text:span><text:span text:style-name="T34">"</text:span><text:span text:style-name="T18">1rem</text:span><text:span text:style-name="T34">" </text:span><text:span text:style-name="T18">}</text:span><text:span text:style-name="T25">}&gt; </text:span></text:p>
      <text:p text:style-name="P749"><text:span text:style-name="T18">&lt;h3&gt;Wavelengths (nm</text:span><text:span text:style-name="T102">)</text:span><text:span text:style-name="T18">&lt;</text:span><text:span text:style-name="T79">/</text:span><text:span text:style-name="T18">h3&gt; </text:span></text:p>
      <text:p text:style-name="P750"><text:span text:style-name="T88">&lt;</text:span><text:span text:style-name="T18">p</text:span><text:span text:style-name="T71">&gt;</text:span><text:span text:style-name="T18">{wavelengths.join(</text:span><text:span text:style-name="T34">"</text:span><text:span text:style-name="T189">, </text:span><text:span text:style-name="T34">"</text:span><text:span text:style-name="T18">) </text:span><text:span text:style-name="T125">|| </text:span><text:span text:style-name="T34">"</text:span><text:span text:style-name="T18">(none)</text:span><text:span text:style-name="T34">"</text:span><text:span text:style-name="T18">}&lt;/p</text:span><text:span text:style-name="T71">&gt; </text:span></text:p>
      <text:p text:style-name="P751"><text:span text:style-name="T18">&lt;</text:span><text:span text:style-name="T194">/</text:span><text:span text:style-name="T18">div</text:span><text:span text:style-name="T105">&gt; </text:span></text:p>
      <text:p text:style-name="P754"><text:span text:style-name="T18">&lt;div </text:span><text:span text:style-name="T71">style</text:span><text:span text:style-name="T278">=</text:span><text:span text:style-name="T53">{</text:span><text:span text:style-name="T18">{ </text:span><text:span text:style-name="T109">marginTop</text:span><text:span text:style-name="T18">: </text:span><text:span text:style-name="T34">"</text:span><text:span text:style-name="T18">1 </text:span><text:span text:style-name="T109">rem</text:span><text:span text:style-name="T34">" </text:span><text:span text:style-name="T25">}}&gt; </text:span></text:p>
      <text:p text:style-name="P756"><text:span text:style-name="T200">&lt;</text:span><text:span text:style-name="T18">h3</text:span><text:span text:style-name="T105">&gt;Frames</text:span><text:span text:style-name="T318">&lt;</text:span><text:span text:style-name="T109">/</text:span><text:span text:style-name="T18">h3</text:span><text:span text:style-name="T117">&gt; </text:span></text:p>
      <text:p text:style-name="P258"><text:span text:style-name="T18">&lt;</text:span><text:span text:style-name="T66">pre </text:span></text:p>
      <text:p text:style-name="P757">style={{ </text:p>
      <text:p text:style-name="P758">}} </text:p>
      <text:p text:style-name="P759"><text:span text:style-name="T18">maxHeight</text:span><text:span text:style-name="T315">: </text:span><text:span text:style-name="T18">200</text:span><text:span text:style-name="T34">, </text:span></text:p>
      <text:p text:style-name="P760"><text:span text:style-name="T318">overflow</text:span><text:span text:style-name="T239">: </text:span><text:span text:style-name="T237">"</text:span><text:span text:style-name="T18">auto</text:span><text:span text:style-name="T255">"</text:span><text:span text:style-name="T183">, </text:span></text:p>
      <text:p text:style-name="P761"><text:span text:style-name="T18">background: </text:span><text:span text:style-name="T389">"</text:span><text:span text:style-name="T348">#</text:span><text:span text:style-name="T25">111</text:span><text:span text:style-name="T391">"</text:span><text:span text:style-name="T34">, </text:span><text:span text:style-name="T18">padding: </text:span><text:span text:style-name="T34">"</text:span><text:span text:style-name="T18">0.5rem</text:span><text:span text:style-name="T218">"</text:span><text:span text:style-name="T34">, </text:span></text:p>
      <text:p text:style-name="P762"><text:span text:style-name="T133">{</text:span><text:span text:style-name="T109">frames.length</text:span><text:span text:style-name="T18">? JSON.stringify(</text:span><text:span text:style-name="T141">frames</text:span><text:span text:style-name="T351">, </text:span><text:span text:style-name="T18">null</text:span><text:span text:style-name="T351">, </text:span><text:span text:style-name="T71">2</text:span><text:span text:style-name="T18">) : </text:span></text:p>
      <text:p text:style-name="P763"><text:span text:style-name="T34">"</text:span><text:span text:style-name="T18">(none</text:span><text:span text:style-name="T71">)</text:span><text:span text:style-name="T34">"</text:span><text:span text:style-name="T18">} </text:span></text:p>
      <text:p text:style-name="P764"><text:soft-page-break/><text:span text:style-name="T79">&lt;</text:span><text:span text:style-name="T18">/pre</text:span><text:span text:style-name="T79">&gt; </text:span><text:span text:style-name="T18">&lt;</text:span><text:span text:style-name="T109">/</text:span><text:span text:style-name="T18">div</text:span><text:span text:style-name="T66">&gt; </text:span></text:p>
      <text:p text:style-name="P765"><text:span text:style-name="T53">&lt;</text:span><text:span text:style-name="T18">div </text:span><text:span text:style-name="T88">style</text:span><text:span text:style-name="T242">=</text:span><text:span text:style-name="T53">{</text:span><text:span text:style-name="T18">{ </text:span><text:span text:style-name="T88">marginTop</text:span><text:span text:style-name="T18">: </text:span><text:span text:style-name="T34">"</text:span><text:span text:style-name="T109">1rem</text:span><text:span text:style-name="T34">" </text:span><text:span text:style-name="T25">}}&gt; </text:span></text:p>
      <text:p text:style-name="P766"><text:span text:style-name="T66">&lt;</text:span><text:span text:style-name="T18">h3</text:span><text:span text:style-name="T15">&gt;</text:span><text:span text:style-name="T18">Alphabet Map</text:span><text:span text:style-name="T53">&lt;</text:span><text:span text:style-name="T66">/</text:span><text:span text:style-name="T18">h3</text:span><text:span text:style-name="T53">&gt; </text:span></text:p>
      <text:p text:style-name="P525"><text:span text:style-name="T71">&lt;</text:span><text:span text:style-name="T194">div style</text:span><text:span text:style-name="T183">=</text:span><text:span text:style-name="T18">{</text:span><text:span text:style-name="T66">{ </text:span><text:span text:style-name="T18">display: </text:span><text:span text:style-name="T34">"</text:span><text:span text:style-name="T18">flex</text:span><text:span text:style-name="T34">", </text:span><text:span text:style-name="T18">flexWrap</text:span><text:span text:style-name="T242">: </text:span><text:span text:style-name="T34">"</text:span><text:span text:style-name="T18">wrap</text:span><text:span text:style-name="T34">"</text:span><text:span text:style-name="T18">, gap: </text:span></text:p>
      <text:p text:style-name="P767"><text:span text:style-name="T383">"</text:span><text:span text:style-name="T18">0.5rem</text:span><text:span text:style-name="T34">" </text:span><text:span text:style-name="T25">}}&gt; </text:span></text:p>
      <text:p text:style-name="P768"><text:span text:style-name="T133">{</text:span><text:span text:style-name="T88">alphabet.map</text:span><text:span text:style-name="T18">((</text:span><text:span text:style-name="T109">symbol</text:span><text:span text:style-name="T18">) </text:span><text:span text:style-name="T220">=</text:span><text:span text:style-name="T71">&gt; ( </text:span></text:p>
      <text:p text:style-name="P769">&lt;div </text:p>
      <text:p text:style-name="P770">key={symbol.letter} </text:p>
      <text:p text:style-name="P771"><text:span text:style-name="T79">style</text:span><text:span text:style-name="T18">=</text:span><text:span text:style-name="T158">{</text:span><text:span text:style-name="T18">{ </text:span></text:p>
      <text:p text:style-name="P772"><text:span text:style-name="T18">borderRadius</text:span><text:span text:style-name="T15">: </text:span><text:span text:style-name="T102">4</text:span><text:span text:style-name="T34">, </text:span></text:p>
      <text:p text:style-name="P773"><text:span text:style-name="T79">border</text:span><text:span text:style-name="T18">: </text:span><text:span text:style-name="T34">"</text:span><text:span text:style-name="T71">1px </text:span><text:span text:style-name="T79">solid </text:span><text:span text:style-name="T18">#333</text:span><text:span text:style-name="T34">", </text:span></text:p>
      <text:p text:style-name="P774"><text:span text:style-name="T18">padding: </text:span><text:span text:style-name="T34">"</text:span><text:span text:style-name="T18">0.25rem 0.5rem</text:span><text:span text:style-name="T392">"</text:span><text:span text:style-name="T34">, </text:span><text:span text:style-name="T18">minWidth: 50</text:span><text:span text:style-name="T326">, </text:span></text:p>
      <text:p text:style-name="P775">}} </text:p>
      <text:p text:style-name="P776"><text:span text:style-name="T18">textAlign: </text:span><text:span text:style-name="T34">"</text:span><text:span text:style-name="T18">center</text:span><text:span text:style-name="T383">"</text:span><text:span text:style-name="T34">, </text:span></text:p>
      <text:p text:style-name="P777"><text:span text:style-name="T61">&lt;</text:span><text:span text:style-name="T125">div </text:span></text:p>
      <text:p text:style-name="P778">style={{ </text:p>
      <text:p text:style-name="P779"><text:span text:style-name="T18">width: 24</text:span><text:span text:style-name="T283">, </text:span></text:p>
      <text:p text:style-name="P780">}} </text:p>
      <text:p text:style-name="P781"><text:span text:style-name="T85">/</text:span><text:span text:style-name="T18">&gt; </text:span></text:p>
      <text:p text:style-name="P782"><text:span text:style-name="T18">height</text:span><text:span text:style-name="T125">: </text:span><text:span text:style-name="T18">12</text:span><text:span text:style-name="T34">, </text:span></text:p>
      <text:p text:style-name="P783"><text:span text:style-name="T18">margin</text:span><text:span text:style-name="T393">: </text:span><text:span text:style-name="T18">0 </text:span><text:span text:style-name="T109">auto </text:span><text:span text:style-name="T18">0.25rem</text:span><text:span text:style-name="T248">"</text:span><text:span text:style-name="T225">, </text:span></text:p>
      <text:p text:style-name="P784"><text:soft-page-break/><text:span text:style-name="T18">background</text:span><text:span text:style-name="T133">: </text:span><text:span text:style-name="T18">symbol.hexColor</text:span><text:span text:style-name="T394">, </text:span></text:p>
      <text:p text:style-name="P785"><text:span text:style-name="T79">&lt;</text:span><text:span text:style-name="T18">div</text:span><text:span text:style-name="T53">&gt;</text:span><text:span text:style-name="T18">{symbol.letter}&lt;</text:span><text:span text:style-name="T53">/</text:span><text:span text:style-name="T18">div</text:span><text:span text:style-name="T176">&gt; </text:span></text:p>
      <text:p text:style-name="P786"><text:span text:style-name="T141">&lt;</text:span><text:span text:style-name="T18">div style={{ fontSize</text:span><text:span text:style-name="T327">: </text:span><text:span text:style-name="T25">10 }</text:span><text:span text:style-name="T18">}</text:span><text:span text:style-name="T71">&gt;</text:span><text:span text:style-name="T18">{symbol.wavelengthNm} </text:span></text:p>
      <text:p text:style-name="P787"><text:span text:style-name="T18">nm</text:span><text:span text:style-name="T53">&lt;</text:span><text:span text:style-name="T211">/</text:span><text:span text:style-name="T18">div</text:span><text:span text:style-name="T88">&gt; </text:span></text:p>
      <text:p text:style-name="P788"><text:span text:style-name="T79">&lt;</text:span><text:span text:style-name="T97">/</text:span><text:span text:style-name="T18">div</text:span><text:span text:style-name="T15">&gt; </text:span></text:p>
      <text:p text:style-name="P789">))} </text:p>
      <text:p text:style-name="P790"><text:span text:style-name="T71">&lt;</text:span><text:span text:style-name="T79">/</text:span><text:span text:style-name="T18">div</text:span><text:span text:style-name="T79">&gt; </text:span></text:p>
      <text:p text:style-name="P160">}; </text:p>
      <text:p text:style-name="P172"><text:span text:style-name="T74">)</text:span><text:span text:style-name="T25">; </text:span></text:p>
      <text:p text:style-name="P752"><text:span text:style-name="T18">&lt;</text:span><text:span text:style-name="T66">/</text:span><text:span text:style-name="T18">div</text:span><text:span text:style-name="T141">&gt; </text:span></text:p>
      <text:p text:style-name="P70"><text:span text:style-name="T21">&lt;</text:span><text:span text:style-name="T177">/</text:span><text:span text:style-name="T21">div&gt; </text:span></text:p>
      <text:p text:style-name="P70"><text:span text:style-name="T22"/></text:p>
      <text:p text:style-name="P70"><text:span text:style-name="T22">Part 12</text:span></text:p>
      <text:p text:style-name="P64"><text:bookmark text:name="docs-internal-guid-f9d37cb8-7fff-62a4-58d0-4047cce5064a"/><text:span text:style-name="T80">// </text:span><text:span text:style-name="T19">src/demo/SignalPreview.tsx </text:span></text:p>
      <text:p text:style-name="P791"><text:span text:style-name="T18">import React</text:span><text:span text:style-name="T334">, </text:span><text:span text:style-name="T25">{ </text:span><text:span text:style-name="T18">useEffect</text:span><text:span text:style-name="T334">, </text:span><text:span text:style-name="T18">useState } from </text:span><text:span text:style-name="T34">"</text:span><text:span text:style-name="T18">react</text:span><text:span text:style-name="T34">"</text:span><text:span text:style-name="T133">; </text:span><text:span text:style-name="T18">import type {WnspFrame } from </text:span><text:span text:style-name="T34">"</text:span><text:span text:style-name="T18">../protocol/frameTypes</text:span><text:span text:style-name="T34">"</text:span><text:span text:style-name="T305">; </text:span></text:p>
      <text:p text:style-name="P792"><text:span text:style-name="T141">interface </text:span><text:span text:style-name="T18">Signal PreviewProps { </text:span></text:p>
      <text:p text:style-name="P388"><text:soft-page-break/>} </text:p>
      <text:p text:style-name="P585"><text:span text:style-name="T71">frames</text:span><text:span text:style-name="T53">: </text:span><text:span text:style-name="T18">WnspFrame[]</text:span><text:span text:style-name="T141">; </text:span></text:p>
      <text:p text:style-name="P182"><text:span text:style-name="T18">frameDurationMs?: </text:span><text:span text:style-name="T109">number</text:span><text:span text:style-name="T18">; </text:span></text:p>
      <text:p text:style-name="P275"><text:span text:style-name="T75">/</text:span><text:span text:style-name="T27">** </text:span></text:p>
      <text:p text:style-name="P90"><text:span text:style-name="T169">* </text:span><text:span text:style-name="T18">Simple animated preview that cycles through frame colors</text:span><text:span text:style-name="T395">, </text:span><text:span text:style-name="T18">* simulating a flashing signal</text:span><text:span text:style-name="T222">. </text:span></text:p>
      <text:p text:style-name="P794">* </text:p>
      <text:p text:style-name="P229"><text:span text:style-name="T88">* </text:span><text:span text:style-name="T18">NOTE</text:span><text:span text:style-name="T66">: </text:span><text:span text:style-name="T79">Uses </text:span><text:span text:style-name="T18">wavelength </text:span><text:span text:style-name="T109">as </text:span><text:span text:style-name="T79">a </text:span><text:span text:style-name="T18">label only</text:span><text:span text:style-name="T158">; </text:span><text:span text:style-name="T18">you </text:span><text:span text:style-name="T71">can </text:span><text:span text:style-name="T18">derive an approximate </text:span></text:p>
      <text:p text:style-name="P796"><text:span text:style-name="T79">* </text:span><text:span text:style-name="T18">color for Ul</text:span><text:span text:style-name="T34">, </text:span><text:span text:style-name="T18">or later map back to your LETTER_COLORS</text:span><text:span text:style-name="T34">. </text:span><text:span text:style-name="T93">*/ </text:span></text:p>
      <text:p text:style-name="P98"><text:span text:style-name="T71">export </text:span><text:span text:style-name="T18">const SignalPreview</text:span><text:span text:style-name="T105">: </text:span><text:span text:style-name="T18">React.FC&lt;Signal PreviewProps</text:span><text:span text:style-name="T68">&gt; </text:span><text:span text:style-name="T396">= </text:span><text:span text:style-name="T25">({ </text:span></text:p>
      <text:p text:style-name="P663"><text:span text:style-name="T18">frames</text:span><text:span text:style-name="T34">, </text:span></text:p>
      <text:p text:style-name="P797"><text:span text:style-name="T18">frameDurationMs </text:span><text:span text:style-name="T155">= </text:span><text:span text:style-name="T18">200</text:span><text:span text:style-name="T222">, </text:span></text:p>
      <text:p text:style-name="P798"><text:span text:style-name="T18">}) </text:span><text:span text:style-name="T42">=</text:span><text:span text:style-name="T200">&gt; </text:span><text:span text:style-name="T18">{ </text:span></text:p>
      <text:p text:style-name="P799"><text:span text:style-name="T66">const </text:span><text:span text:style-name="T15">[</text:span><text:span text:style-name="T71">index</text:span><text:span text:style-name="T34">, </text:span><text:span text:style-name="T53">setIndex</text:span><text:span text:style-name="T18">] </text:span><text:span text:style-name="T365">= </text:span><text:span text:style-name="T15">useState</text:span><text:span text:style-name="T18">(</text:span><text:span text:style-name="T25">0)</text:span><text:span text:style-name="T18">; </text:span></text:p>
      <text:p text:style-name="P178"><text:span text:style-name="T18">useEffect(</text:span><text:span text:style-name="T25">(</text:span><text:span text:style-name="T135">) </text:span><text:span text:style-name="T18">=</text:span><text:span text:style-name="T125">&gt; </text:span><text:span text:style-name="T180">{ </text:span></text:p>
      <text:p text:style-name="P800"><text:span text:style-name="T53">if </text:span><text:span text:style-name="T18">(</text:span><text:span text:style-name="T53">!</text:span><text:span text:style-name="T18">frames.length) </text:span><text:span text:style-name="T71">return</text:span><text:span text:style-name="T105">; </text:span></text:p>
      <text:p text:style-name="P370"><text:span text:style-name="T18">setIndex(0</text:span><text:span text:style-name="T25">)</text:span><text:span text:style-name="T18">; </text:span></text:p>
      <text:p text:style-name="P801"><text:span text:style-name="T18">const interval </text:span><text:span text:style-name="T364">= </text:span><text:span text:style-name="T71">setInterval</text:span><text:span text:style-name="T18">(</text:span><text:span text:style-name="T25">() </text:span><text:span text:style-name="T18">=</text:span><text:span text:style-name="T24">&gt; { </text:span></text:p>
      <text:p text:style-name="P802"><text:span text:style-name="T18">setIndex((</text:span><text:span text:style-name="T71">prev</text:span><text:span text:style-name="T18">) =&gt; (</text:span><text:span text:style-name="T71">prev </text:span><text:span text:style-name="T194">+ </text:span><text:span text:style-name="T25">1</text:span><text:span text:style-name="T18">)</text:span><text:span text:style-name="T176">% </text:span><text:span text:style-name="T18">frames.length)</text:span><text:span text:style-name="T169">; </text:span></text:p>
      <text:p text:style-name="P485"><text:span text:style-name="T18">}</text:span><text:span text:style-name="T34">, </text:span><text:span text:style-name="T18">frameDurationMs</text:span><text:span text:style-name="T71">)</text:span><text:span text:style-name="T18">; </text:span></text:p>
      <text:p text:style-name="P803"><text:span text:style-name="T18">return() </text:span><text:span text:style-name="T233">=</text:span><text:span text:style-name="T18">&gt; clearInterval (interval); }</text:span><text:span text:style-name="T34">, </text:span><text:span text:style-name="T53">[</text:span><text:span text:style-name="T186">frames</text:span><text:span text:style-name="T34">, </text:span><text:span text:style-name="T18">frame DurationMs]</text:span><text:span text:style-name="T25">)</text:span><text:span text:style-name="T18">; </text:span></text:p>
      <text:p text:style-name="P804"><text:soft-page-break/><text:span text:style-name="T79">if </text:span><text:span text:style-name="T18">(!frames.length) { </text:span></text:p>
      <text:p text:style-name="P454">} </text:p>
      <text:p text:style-name="P674">return ( </text:p>
      <text:p text:style-name="P805">); </text:p>
      <text:p text:style-name="P806"><text:span text:style-name="T53">&lt;</text:span><text:span text:style-name="T18">div style=</text:span><text:span text:style-name="T53">{</text:span><text:span text:style-name="T18">{ padding</text:span><text:span text:style-name="T141">: </text:span><text:span text:style-name="T34">"</text:span><text:span text:style-name="T18">1rem</text:span><text:span text:style-name="T34">" </text:span><text:span text:style-name="T18">}</text:span><text:span text:style-name="T25">}</text:span><text:span text:style-name="T174">&gt; </text:span></text:p>
      <text:p text:style-name="P807"><text:span text:style-name="T18">&lt;h3</text:span><text:span text:style-name="T66">&gt;</text:span><text:span text:style-name="T18">Signal Preview</text:span><text:span text:style-name="T71">&lt;</text:span><text:span text:style-name="T97">/</text:span><text:span text:style-name="T18">h3</text:span><text:span text:style-name="T66">&gt; </text:span></text:p>
      <text:p text:style-name="P808"><text:span text:style-name="T79">&lt;</text:span><text:span text:style-name="T18">p&gt;(No </text:span><text:span text:style-name="T109">frames </text:span><text:span text:style-name="T71">to </text:span><text:span text:style-name="T18">preview)</text:span><text:span text:style-name="T79">&lt;/</text:span><text:span text:style-name="T18">p</text:span><text:span text:style-name="T15">&gt; </text:span></text:p>
      <text:p text:style-name="P810"><text:span text:style-name="T79">&lt;/</text:span><text:span text:style-name="T18">div&gt; </text:span></text:p>
      <text:p text:style-name="P793"><text:span text:style-name="T18">const current </text:span><text:span text:style-name="T282">= </text:span><text:span text:style-name="T18">frames[index]; </text:span></text:p>
      <text:p text:style-name="P811"><text:span text:style-name="T109">// </text:span><text:span text:style-name="T18">Map wavelength to a rough gray</text:span><text:span text:style-name="T34">-</text:span><text:span text:style-name="T18">scale / hue demonstration (simple placeholder</text:span><text:span text:style-name="T284">)</text:span><text:span text:style-name="T340">. </text:span></text:p>
      <text:p text:style-name="P413"><text:span text:style-name="T18">const normalized </text:span><text:span text:style-name="T341">= </text:span></text:p>
      <text:p text:style-name="P812"><text:soft-page-break/><text:span text:style-name="T18">(current.wavelengthNm </text:span><text:span text:style-name="T34">- </text:span><text:span text:style-name="T18">380</text:span><text:span text:style-name="T277">) </text:span><text:span text:style-name="T53">/ </text:span><text:span text:style-name="T25">(</text:span><text:span text:style-name="T18">740 </text:span><text:span text:style-name="T34">- </text:span><text:span text:style-name="T18">380</text:span><text:span text:style-name="T209">)</text:span><text:span text:style-name="T141">; </text:span><text:span text:style-name="T88">// </text:span><text:span text:style-name="T30">0–1 </text:span><text:span text:style-name="T18">const brightness </text:span><text:span text:style-name="T25">= </text:span><text:span text:style-name="T53">50+ </text:span><text:span text:style-name="T18">normalized </text:span><text:span text:style-name="T88">* </text:span><text:span text:style-name="T176">50</text:span><text:span text:style-name="T191">; </text:span><text:span text:style-name="T318">// </text:span><text:span text:style-name="T18">50-100 </text:span></text:p>
      <text:p text:style-name="P813">return ( </text:p>
      <text:p text:style-name="P814"><text:span text:style-name="T71">&lt;</text:span><text:span text:style-name="T18">div </text:span><text:span text:style-name="T53">style</text:span><text:span text:style-name="T220">=</text:span><text:span text:style-name="T18">{{ padding: </text:span><text:span text:style-name="T34">"</text:span><text:span text:style-name="T109">1rem</text:span><text:span text:style-name="T34">", </text:span><text:span text:style-name="T109">border</text:span><text:span text:style-name="T18">: </text:span><text:span text:style-name="T34">"</text:span><text:span text:style-name="T71">1px </text:span><text:span text:style-name="T18">solid #444</text:span><text:span text:style-name="T34">", </text:span><text:span text:style-name="T18">borderRadius: </text:span><text:span text:style-name="T25">8 }}&gt; </text:span></text:p>
      <text:p text:style-name="P815"><text:span text:style-name="T18">&lt;h3</text:span><text:span text:style-name="T109">&gt;</text:span><text:span text:style-name="T18">Signal Preview&lt;</text:span><text:span text:style-name="T66">/</text:span><text:span text:style-name="T18">h3</text:span><text:span text:style-name="T125">&gt; </text:span></text:p>
      <text:p text:style-name="P816"><text:span text:style-name="T71">&lt;</text:span><text:span text:style-name="T18">div </text:span></text:p>
      <text:p text:style-name="P817"><text:span text:style-name="T18">style={</text:span><text:span text:style-name="T79">{ </text:span></text:p>
      <text:p text:style-name="P819"><text:span text:style-name="T200">width</text:span><text:span text:style-name="T308">: </text:span><text:span text:style-name="T71">"</text:span><text:span text:style-name="T25">100</text:span><text:span text:style-name="T169">%</text:span><text:span text:style-name="T66">"</text:span><text:span text:style-name="T18">, </text:span></text:p>
      <text:p text:style-name="P820"><text:span text:style-name="T18">height: </text:span><text:span text:style-name="T25">80</text:span><text:span text:style-name="T34">, </text:span></text:p>
      <text:p text:style-name="P821"><text:span text:style-name="T18">borderRadius: 8</text:span><text:span text:style-name="T369">, </text:span></text:p>
      <text:p text:style-name="P822"><text:span text:style-name="T18">border: </text:span><text:span text:style-name="T34">"</text:span><text:span text:style-name="T18">1px solid </text:span><text:span text:style-name="T207">#</text:span><text:span text:style-name="T71">222</text:span><text:span text:style-name="T34">", </text:span><text:span text:style-name="T18">marginBottom</text:span><text:span text:style-name="T125">: </text:span><text:span text:style-name="T34">"</text:span><text:span text:style-name="T109">0.5rem</text:span><text:span text:style-name="T397">"</text:span><text:span text:style-name="T34">, </text:span></text:p>
      <text:p text:style-name="P823"><text:span text:style-name="T18">background: </text:span><text:span text:style-name="T34">`</text:span><text:span text:style-name="T18">hsl(${normalized * </text:span><text:span text:style-name="T25">300}</text:span><text:span text:style-name="T42">, </text:span><text:span text:style-name="T18">80</text:span><text:span text:style-name="T125">%</text:span><text:span text:style-name="T34">, </text:span><text:span text:style-name="T25">$ </text:span></text:p>
      <text:p text:style-name="P824"><text:span text:style-name="T194">{</text:span><text:span text:style-name="T18">brightness}</text:span><text:span text:style-name="T88">%</text:span><text:span text:style-name="T18">)</text:span><text:span text:style-name="T34">`, </text:span></text:p>
      <text:p text:style-name="P825">}} </text:p>
      <text:p text:style-name="P826"><text:span text:style-name="T179">/</text:span><text:span text:style-name="T15">&gt; </text:span></text:p>
      <text:p text:style-name="P827"><text:span text:style-name="T18">transition: </text:span><text:span text:style-name="T34">"</text:span><text:span text:style-name="T71">background </text:span><text:span text:style-name="T18">0.15s linear</text:span><text:span text:style-name="T183">"</text:span><text:span text:style-name="T117">, </text:span></text:p>
      <text:p text:style-name="P828"><text:span text:style-name="T284">&lt;</text:span><text:span text:style-name="T18">div style=</text:span><text:span text:style-name="T53">{</text:span><text:span text:style-name="T18">{ fontSize</text:span><text:span text:style-name="T163">: </text:span><text:span text:style-name="T18">12 </text:span><text:span text:style-name="T25">}}</text:span><text:span text:style-name="T13">&gt; </text:span></text:p>
      <text:p text:style-name="P829"><text:span text:style-name="T18">Frame </text:span><text:span text:style-name="T176">{</text:span><text:span text:style-name="T18">index </text:span><text:span text:style-name="T194">+ </text:span><text:span text:style-name="T18">1}</text:span><text:span text:style-name="T125">/</text:span><text:span text:style-name="T18">{frames.length} </text:span><text:span text:style-name="T34">- </text:span><text:span text:style-name="T18">wavelength</text:span><text:span text:style-name="T46">: </text:span><text:span text:style-name="T18">{current.wavelengthNm) nm</text:span><text:span text:style-name="T365">, </text:span></text:p>
      <text:p text:style-name="P830"><text:span text:style-name="T18">intensity</text:span><text:span text:style-name="T292">: </text:span><text:span text:style-name="T18">{current.intensity Level}</text:span><text:span text:style-name="T102">, </text:span><text:span text:style-name="T18">payloadBit</text:span><text:span text:style-name="T398">: </text:span><text:span text:style-name="T66">{</text:span><text:span text:style-name="T18">current.payload Bit} </text:span></text:p>
      <text:p text:style-name="P577"><text:soft-page-break/>}; </text:p>
      <text:p text:style-name="P252"><text:span text:style-name="T25">)</text:span><text:span text:style-name="T74">; </text:span></text:p>
      <text:p text:style-name="P753">&lt;/div&gt; </text:p>
      <text:p text:style-name="P70"><text:span text:style-name="T172">&lt;</text:span><text:span text:style-name="T21">/div</text:span><text:span text:style-name="T73">&gt; </text:span></text:p>
      <text:p text:style-name="P70"><text:span text:style-name="T22"/></text:p>
      <text:p text:style-name="P70"><text:span text:style-name="T22">Part 13</text:span></text:p>
      <text:p text:style-name="P64"><text:bookmark text:name="docs-internal-guid-22d130d9-7fff-b7d0-0726-8bd0bd340f57"/><text:span text:style-name="T80">// </text:span><text:span text:style-name="T19">src</text:span><text:span text:style-name="T126">/</text:span><text:span text:style-name="T19">demo</text:span><text:span text:style-name="T170">/</text:span><text:span text:style-name="T19">Decoder Demo.tsx </text:span></text:p>
      <text:p text:style-name="P831"><text:span text:style-name="T18">import React</text:span><text:span text:style-name="T34">, </text:span><text:span text:style-name="T18">{useState} from </text:span><text:span text:style-name="T183">"</text:span><text:span text:style-name="T18">react</text:span><text:span text:style-name="T382">"</text:span><text:span text:style-name="T201">; </text:span></text:p>
      <text:p text:style-name="P833"><text:span text:style-name="T18">import type { WnspFrame } from </text:span><text:span text:style-name="T34">"</text:span><text:span text:style-name="T18">../protocol/frameTypes</text:span><text:span text:style-name="T34">"</text:span><text:span text:style-name="T305">; </text:span><text:span text:style-name="T66">import </text:span><text:span text:style-name="T18">{ </text:span><text:span text:style-name="T88">decodeFramesToText</text:span><text:span text:style-name="T18">} </text:span><text:span text:style-name="T169">from </text:span><text:span text:style-name="T34">"</text:span><text:span text:style-name="T141">../codec/ </text:span><text:span text:style-name="T194">frameDecoder</text:span><text:span text:style-name="T298">"</text:span><text:span text:style-name="T66">; </text:span></text:p>
      <text:p text:style-name="P834">= </text:p>
      <text:p text:style-name="P835"><text:span text:style-name="T71">export </text:span><text:span text:style-name="T18">const DecoderDemo</text:span><text:span text:style-name="T284">: </text:span><text:span text:style-name="T71">React.FC </text:span><text:span text:style-name="T18">() </text:span><text:span text:style-name="T386">=</text:span><text:span text:style-name="T18">&gt; </text:span><text:span text:style-name="T125">{ </text:span></text:p>
      <text:p text:style-name="P429"><text:span text:style-name="T88">const </text:span><text:span text:style-name="T15">[</text:span><text:span text:style-name="T109">inputJson</text:span><text:span text:style-name="T34">, </text:span><text:span text:style-name="T109">setInputJson</text:span><text:span text:style-name="T18">] </text:span><text:span text:style-name="T270">= </text:span><text:span text:style-name="T66">useState</text:span><text:span text:style-name="T18">("</text:span><text:span text:style-name="T42">"</text:span><text:span text:style-name="T25">)</text:span><text:span text:style-name="T18">; </text:span></text:p>
      <text:p text:style-name="P77"><text:span text:style-name="T18">const </text:span><text:span text:style-name="T15">[</text:span><text:span text:style-name="T18">decodedText</text:span><text:span text:style-name="T34">, </text:span><text:span text:style-name="T18">setDecodedText] </text:span><text:span text:style-name="T355">= </text:span><text:span text:style-name="T18">useState</text:span><text:span text:style-name="T64">&lt;</text:span><text:span text:style-name="T18">string</text:span><text:span text:style-name="T125">&gt;</text:span><text:span text:style-name="T25">(</text:span><text:span text:style-name="T34">""</text:span><text:span text:style-name="T74">)</text:span><text:span text:style-name="T18">; </text:span></text:p>
      <text:p text:style-name="P836"><text:span text:style-name="T18">const handleDecode = </text:span><text:span text:style-name="T25">() </text:span><text:span text:style-name="T18">=</text:span><text:span text:style-name="T67">&gt; </text:span><text:span text:style-name="T18">{ </text:span></text:p>
      <text:p text:style-name="P837">try { </text:p>
      <text:p text:style-name="P99"><text:span text:style-name="T18">const parsed </text:span><text:span text:style-name="T141">= </text:span><text:span text:style-name="T18">JSON.parse(inputJson</text:span><text:span text:style-name="T105">) </text:span><text:span text:style-name="T18">as WnspFrame[]; const text </text:span><text:span text:style-name="T264">= </text:span><text:span text:style-name="T18">decodeFramesToText(parsed)</text:span><text:span text:style-name="T334">; </text:span></text:p>
      <text:p text:style-name="P839">setDecodedText(text); </text:p>
      <text:p text:style-name="P840"><text:span text:style-name="T18">} catch (err) </text:span><text:span text:style-name="T25">{ </text:span></text:p>
      <text:p text:style-name="P841"><text:span text:style-name="T18">setDecodedText(</text:span><text:span text:style-name="T34">'</text:span><text:span text:style-name="T18">Error decoding: </text:span><text:span text:style-name="T25">$</text:span><text:span text:style-name="T133">{</text:span><text:span text:style-name="T18">(err as </text:span></text:p>
      <text:p text:style-name="P240"><text:span text:style-name="T79">Error</text:span><text:span text:style-name="T97">)</text:span><text:span text:style-name="T66">.message</text:span><text:span text:style-name="T18">}</text:span><text:span text:style-name="T34">`</text:span><text:span text:style-name="T25">)</text:span><text:span text:style-name="T18">; </text:span></text:p>
      <text:p text:style-name="P842">} </text:p>
      <text:p text:style-name="P278"><text:soft-page-break/>}; </text:p>
      <text:p text:style-name="P843"><text:span text:style-name="T133">return </text:span><text:span text:style-name="T18">( </text:span></text:p>
      <text:p text:style-name="P844"><text:span text:style-name="T18">&lt;div </text:span><text:span text:style-name="T66">style</text:span><text:span text:style-name="T365">=</text:span><text:span text:style-name="T18">{{ padding: </text:span><text:span text:style-name="T34">"</text:span><text:span text:style-name="T88">1rem</text:span><text:span text:style-name="T34">", </text:span><text:span text:style-name="T88">border</text:span><text:span text:style-name="T18">: </text:span><text:span text:style-name="T34">"</text:span><text:span text:style-name="T71">1px solid </text:span><text:span text:style-name="T18">#444</text:span><text:span text:style-name="T34">", </text:span></text:p>
      <text:p text:style-name="P723"><text:span text:style-name="T18">borderRadius: 8 </text:span><text:span text:style-name="T25">}}</text:span><text:span text:style-name="T85">&gt; </text:span></text:p>
      <text:p text:style-name="P845"><text:span text:style-name="T71">&lt;</text:span><text:span text:style-name="T18">h2</text:span><text:span text:style-name="T71">&gt;</text:span><text:span text:style-name="T18">Decoder Demo&lt;</text:span><text:span text:style-name="T53">/</text:span><text:span text:style-name="T18">h2&gt; </text:span></text:p>
      <text:p text:style-name="P726"><text:span text:style-name="T141">&lt;</text:span><text:span text:style-name="T18">label&gt; </text:span></text:p>
      <text:p text:style-name="P846">Frames JSON: </text:p>
      <text:p text:style-name="P847">&lt;textarea </text:p>
      <text:p text:style-name="P848"><text:span text:style-name="T18">style={</text:span><text:span text:style-name="T25">{ </text:span></text:p>
      <text:p text:style-name="P849">}} </text:p>
      <text:p text:style-name="P850"><text:span text:style-name="T105">width</text:span><text:span text:style-name="T18">: </text:span><text:span text:style-name="T241">"</text:span><text:span text:style-name="T25">100</text:span><text:span text:style-name="T284">%</text:span><text:span text:style-name="T306">"</text:span><text:span text:style-name="T394">, </text:span><text:span text:style-name="T18">minHeight</text:span><text:span text:style-name="T284">: </text:span><text:span text:style-name="T18">120</text:span><text:span text:style-name="T34">, </text:span><text:span text:style-name="T18">padding</text:span><text:span text:style-name="T194">: </text:span><text:span text:style-name="T34">"</text:span><text:span text:style-name="T18">0.5rem</text:span><text:span text:style-name="T34">", </text:span></text:p>
      <text:p text:style-name="P851"><text:span text:style-name="T18">marginTop: </text:span><text:span text:style-name="T34">"</text:span><text:span text:style-name="T18">0.25rem</text:span><text:span text:style-name="T291">"</text:span><text:span text:style-name="T34">, </text:span></text:p>
      <text:p text:style-name="P852">value={inputJson} </text:p>
      <text:p text:style-name="P853"><text:span text:style-name="T18">onChange=</text:span><text:span text:style-name="T133">{</text:span><text:span text:style-name="T18">(</text:span><text:span text:style-name="T141">e</text:span><text:span text:style-name="T18">) =</text:span><text:span text:style-name="T15">&gt; </text:span><text:span text:style-name="T18">setInputJson(e.target.value</text:span><text:span text:style-name="T88">)</text:span><text:span text:style-name="T18">} </text:span></text:p>
      <text:p text:style-name="P854"><text:span text:style-name="T56">/</text:span><text:span text:style-name="T194">&gt; </text:span></text:p>
      <text:p text:style-name="P855"><text:span text:style-name="T284">&lt;</text:span><text:span text:style-name="T53">/</text:span><text:span text:style-name="T18">label</text:span><text:span text:style-name="T284">&gt; </text:span></text:p>
      <text:p text:style-name="P857"><text:span text:style-name="T46">&lt;</text:span><text:span text:style-name="T66">button </text:span><text:span text:style-name="T18">onClick</text:span><text:span text:style-name="T345">=</text:span><text:span text:style-name="T18">{handleDecode} </text:span><text:span text:style-name="T79">style</text:span><text:span text:style-name="T18">={</text:span><text:span text:style-name="T133">{ </text:span><text:span text:style-name="T18">padding</text:span><text:span text:style-name="T390">: </text:span><text:span text:style-name="T42">"</text:span><text:span text:style-name="T71">0.5rem </text:span><text:span text:style-name="T88">1rem</text:span><text:span text:style-name="T34">" </text:span><text:span text:style-name="T25">}}</text:span><text:span text:style-name="T113">&gt; </text:span></text:p>
      <text:p text:style-name="P858">Decode </text:p>
      <text:p text:style-name="P742"><text:span text:style-name="T158">&lt;</text:span><text:span text:style-name="T79">/</text:span><text:span text:style-name="T18">button</text:span><text:span text:style-name="T125">&gt; </text:span></text:p>
      <text:p text:style-name="P755"><text:soft-page-break/><text:span text:style-name="T18">&lt;div style=</text:span><text:span text:style-name="T53">{</text:span><text:span text:style-name="T18">{ marginTop</text:span><text:span text:style-name="T169">: </text:span><text:span text:style-name="T34">"</text:span><text:span text:style-name="T18">1 </text:span><text:span text:style-name="T109">rem</text:span><text:span text:style-name="T34">" </text:span><text:span text:style-name="T18">}</text:span><text:span text:style-name="T25">}</text:span><text:span text:style-name="T135">&gt; </text:span></text:p>
      <text:p text:style-name="P859"><text:span text:style-name="T88">&lt;</text:span><text:span text:style-name="T18">h3</text:span><text:span text:style-name="T109">&gt;</text:span><text:span text:style-name="T18">Decoded Text</text:span><text:span text:style-name="T88">&lt;</text:span><text:span text:style-name="T18">/h3</text:span><text:span text:style-name="T85">&gt; </text:span></text:p>
      <text:p text:style-name="P258"><text:span text:style-name="T109">&lt;</text:span><text:span text:style-name="T71">pre </text:span></text:p>
      <text:p text:style-name="P860"><text:span text:style-name="T18">style</text:span><text:span text:style-name="T397">=</text:span><text:span text:style-name="T25">{{ </text:span></text:p>
      <text:p text:style-name="P861"><text:span text:style-name="T18">background: </text:span><text:span text:style-name="T34">"</text:span><text:span text:style-name="T18">#</text:span><text:span text:style-name="T25">111</text:span><text:span text:style-name="T42">"</text:span><text:span text:style-name="T34">, </text:span></text:p>
      <text:p text:style-name="P862"><text:span text:style-name="T18">padding</text:span><text:span text:style-name="T71">: </text:span><text:span text:style-name="T34">"</text:span><text:span text:style-name="T18">0.5rem</text:span><text:span text:style-name="T399">"</text:span><text:span text:style-name="T34">, </text:span></text:p>
      <text:p text:style-name="P863"><text:span text:style-name="T18">minHeight</text:span><text:span text:style-name="T303">: </text:span><text:span text:style-name="T18">40</text:span><text:span text:style-name="T34">, </text:span></text:p>
      <text:p text:style-name="P864"><text:span text:style-name="T25">)</text:span><text:span text:style-name="T124">; </text:span></text:p>
      <text:p text:style-name="P578">}; </text:p>
      <text:p text:style-name="P865">}} </text:p>
      <text:p text:style-name="P866"><text:span text:style-name="T133">{</text:span><text:span text:style-name="T71">decodedText </text:span><text:span text:style-name="T97">|| </text:span><text:span text:style-name="T34">"</text:span><text:span text:style-name="T18">(none)</text:span><text:span text:style-name="T34">"</text:span><text:span text:style-name="T18">} </text:span></text:p>
      <text:p text:style-name="P443"><text:span text:style-name="T109">&lt;</text:span><text:span text:style-name="T149">/</text:span><text:span text:style-name="T18">pre</text:span><text:span text:style-name="T109">&gt; </text:span></text:p>
      <text:p text:style-name="P867"><text:span text:style-name="T342">&lt;</text:span><text:span text:style-name="T400">/</text:span><text:span text:style-name="T18">div&gt; </text:span></text:p>
      <text:p text:style-name="P71"><text:span text:style-name="T143">&lt;</text:span><text:span text:style-name="T320">/</text:span><text:span text:style-name="T21">div&gt; </text:span></text:p>
      <text:p text:style-name="P71"><text:span text:style-name="T22"/></text:p>
      <text:p text:style-name="P71"><text:span text:style-name="T23">Part 14</text:span></text:p>
      <text:p text:style-name="P65"><text:bookmark text:name="docs-internal-guid-02e2cf7c-7fff-83c2-bf95-75bbe6e2a4aa"/><text:span text:style-name="T286">// </text:span><text:span text:style-name="T20">src</text:span><text:span text:style-name="T110">/</text:span><text:span text:style-name="T20">demo/App.tsx </text:span></text:p>
      <text:p text:style-name="P832"><text:span text:style-name="T18">import React</text:span><text:span text:style-name="T248">, </text:span><text:span text:style-name="T18">{ </text:span><text:span text:style-name="T71">useState</text:span><text:span text:style-name="T18">} from </text:span><text:span text:style-name="T183">"</text:span><text:span text:style-name="T18">react</text:span><text:span text:style-name="T382">"</text:span><text:span text:style-name="T201">; </text:span></text:p>
      <text:p text:style-name="P868"><text:soft-page-break/><text:span text:style-name="T18">import { Encoder Demo } from </text:span><text:span text:style-name="T34">"</text:span><text:span text:style-name="T18">./EncoderDemo</text:span><text:span text:style-name="T274">"</text:span><text:span text:style-name="T102">; </text:span><text:span text:style-name="T18">import { DecoderDemo } from </text:span><text:span text:style-name="T34">"</text:span><text:span text:style-name="T18">./DecoderDemo"</text:span><text:span text:style-name="T331">; </text:span><text:span text:style-name="T18">import { SignalPreview } from </text:span><text:span text:style-name="T34">"</text:span><text:span text:style-name="T18">./Signal Preview</text:span><text:span text:style-name="T34">"</text:span><text:span text:style-name="T18">; import type { WnspFrame } from </text:span><text:span text:style-name="T34">"</text:span><text:span text:style-name="T18">../protocol/frameTypes</text:span><text:span text:style-name="T34">"</text:span><text:span text:style-name="T401">; </text:span><text:span text:style-name="T18">import { encodeTextToFrames } from </text:span><text:span text:style-name="T378">"</text:span><text:span text:style-name="T71">../codec/ </text:span><text:span text:style-name="T18">frameEncoder"; </text:span></text:p>
      <text:p text:style-name="P809"><text:span text:style-name="T18">export const App</text:span><text:span text:style-name="T270">: </text:span><text:span text:style-name="T18">React</text:span><text:span text:style-name="T183">. </text:span><text:span text:style-name="T18">FC = (</text:span><text:span text:style-name="T25">) </text:span><text:span text:style-name="T137">=</text:span><text:span text:style-name="T24">&gt; </text:span><text:span text:style-name="T18">{ </text:span></text:p>
      <text:p text:style-name="P870"><text:span text:style-name="T18">const </text:span><text:span text:style-name="T15">[</text:span><text:span text:style-name="T18">previewFrames</text:span><text:span text:style-name="T42">, </text:span><text:span text:style-name="T18">setPreviewFrames] </text:span><text:span text:style-name="T340">= </text:span><text:span text:style-name="T18">useState&lt;WnspFrame[]&gt;</text:span><text:span text:style-name="T25">([</text:span><text:span text:style-name="T179">]</text:span><text:span text:style-name="T18">)</text:span><text:span text:style-name="T194">; </text:span></text:p>
      <text:p text:style-name="P871"><text:span text:style-name="T18">const handlePreviewGenerate </text:span><text:span text:style-name="T264">= </text:span><text:span text:style-name="T25">(</text:span><text:span text:style-name="T74">) </text:span><text:span text:style-name="T265">=</text:span><text:span text:style-name="T144">&gt; </text:span><text:span text:style-name="T158">{ </text:span></text:p>
      <text:p text:style-name="P872">}; </text:p>
      <text:p text:style-name="P873"><text:span text:style-name="T18">const frames </text:span><text:span text:style-name="T392">= </text:span><text:span text:style-name="T18">encodeTextToFrames</text:span><text:span text:style-name="T88">(</text:span><text:span text:style-name="T379">"</text:span><text:span text:style-name="T18">NEXUS OS</text:span><text:span text:style-name="T379">"</text:span><text:span text:style-name="T18">); setPreviewFrames(frames); </text:span></text:p>
      <text:p text:style-name="P875">return ( </text:p>
      <text:p text:style-name="P838">&lt;div </text:p>
      <text:p text:style-name="P621">&gt; </text:p>
      <text:p text:style-name="P876">style={{ </text:p>
      <text:p text:style-name="P877"><text:soft-page-break/><text:span text:style-name="T25">}</text:span><text:span text:style-name="T18">} </text:span></text:p>
      <text:p text:style-name="P245"><text:span text:style-name="T79">fontFamily</text:span><text:span text:style-name="T18">: </text:span><text:span text:style-name="T34">"</text:span><text:span text:style-name="T88">system</text:span><text:span text:style-name="T34">-</text:span><text:span text:style-name="T18">ui</text:span><text:span text:style-name="T34">, </text:span><text:span text:style-name="T53">sans</text:span><text:span text:style-name="T34">-</text:span><text:span text:style-name="T141">serif</text:span><text:span text:style-name="T34">", </text:span></text:p>
      <text:p text:style-name="P878"><text:span text:style-name="T18">color: </text:span><text:span text:style-name="T34">"</text:span><text:span text:style-name="T18">#eee</text:span><text:span text:style-name="T34">"</text:span><text:span text:style-name="T222">, </text:span></text:p>
      <text:p text:style-name="P111"><text:span text:style-name="T18">background</text:span><text:span text:style-name="T318">: </text:span><text:span text:style-name="T34">"</text:span><text:span text:style-name="T137">#</text:span><text:span text:style-name="T25">000</text:span><text:span text:style-name="T34">", </text:span></text:p>
      <text:p text:style-name="P879"><text:span text:style-name="T18">minHeight: </text:span><text:span text:style-name="T42">"</text:span><text:span text:style-name="T18">100vh</text:span><text:span text:style-name="T226">"</text:span><text:span text:style-name="T34">, </text:span></text:p>
      <text:p text:style-name="P880"><text:span text:style-name="T18">padding</text:span><text:span text:style-name="T66">: </text:span><text:span text:style-name="T34">"</text:span><text:span text:style-name="T71">1rem</text:span><text:span text:style-name="T34">", </text:span></text:p>
      <text:p text:style-name="P395"><text:span text:style-name="T66">&lt;</text:span><text:span text:style-name="T18">h1</text:span><text:span text:style-name="T141">&gt;</text:span><text:span text:style-name="T18">MesgNexusOS </text:span><text:span text:style-name="T34">- </text:span><text:span text:style-name="T18">WNSP </text:span><text:span text:style-name="T102">Demo</text:span><text:span text:style-name="T158">&lt;</text:span><text:span text:style-name="T109">/</text:span><text:span text:style-name="T18">h1&gt; </text:span></text:p>
      <text:p text:style-name="P80"><text:span text:style-name="T88">&lt;</text:span><text:span text:style-name="T18">p style={</text:span><text:span text:style-name="T79">{ </text:span><text:span text:style-name="T18">maxWidth</text:span><text:span text:style-name="T220">: </text:span><text:span text:style-name="T71">600</text:span><text:span text:style-name="T34">, </text:span><text:span text:style-name="T18">fontSize</text:span><text:span text:style-name="T105">: </text:span><text:span text:style-name="T18">14</text:span><text:span text:style-name="T34">, </text:span><text:span text:style-name="T18">color</text:span><text:span text:style-name="T200">: </text:span><text:span text:style-name="T34">"</text:span><text:span text:style-name="T15">#ccc</text:span><text:span text:style-name="T34">" </text:span><text:span text:style-name="T25">}}</text:span><text:span text:style-name="T93">&gt; </text:span><text:span text:style-name="T18">This </text:span><text:span text:style-name="T88">demo encodes </text:span><text:span text:style-name="T97">text </text:span><text:span text:style-name="T109">into </text:span><text:span text:style-name="T79">wavelength</text:span><text:span text:style-name="T34">-</text:span><text:span text:style-name="T141">based </text:span><text:span text:style-name="T169">frames </text:span><text:span text:style-name="T18">(WNSP) and shows a </text:span></text:p>
      <text:p text:style-name="P881"><text:span text:style-name="T18">simulated flashing signal</text:span><text:span text:style-name="T34">. </text:span><text:span text:style-name="T141">It's </text:span><text:span text:style-name="T18">a prototype for a </text:span></text:p>
      <text:p text:style-name="P882"><text:span text:style-name="T18">wavelength</text:span><text:span text:style-name="T34">-</text:span><text:span text:style-name="T18">native </text:span></text:p>
      <text:p text:style-name="P77"><text:span text:style-name="T79">communication </text:span><text:span text:style-name="T18">layer </text:span><text:span text:style-name="T53">that </text:span><text:span text:style-name="T71">works </text:span><text:span text:style-name="T79">across devices </text:span><text:span text:style-name="T71">and </text:span><text:span text:style-name="T79">for </text:span></text:p>
      <text:p text:style-name="P883"><text:span text:style-name="T18">color</text:span><text:span text:style-name="T34">-</text:span><text:span text:style-name="T18">blind </text:span><text:span text:style-name="T79">users</text:span><text:span text:style-name="T34">. </text:span></text:p>
      <text:p text:style-name="P885"><text:span text:style-name="T18">&lt;/p</text:span><text:span text:style-name="T71">&gt; </text:span></text:p>
      <text:p text:style-name="P886"><text:span text:style-name="T53">&lt;</text:span><text:span text:style-name="T18">div </text:span></text:p>
      <text:p text:style-name="P887"><text:span text:style-name="T18">1fr)</text:span><text:span text:style-name="T34">", </text:span></text:p>
      <text:p text:style-name="P818">style={{ </text:p>
      <text:p text:style-name="P888"><text:soft-page-break/><text:span text:style-name="T25">}</text:span><text:span text:style-name="T18">} </text:span></text:p>
      <text:p text:style-name="P889"><text:span text:style-name="T18">display</text:span><text:span text:style-name="T176">: </text:span><text:span text:style-name="T34">"</text:span><text:span text:style-name="T18">grid</text:span><text:span text:style-name="T34">"</text:span><text:span text:style-name="T395">, </text:span></text:p>
      <text:p text:style-name="P890"><text:span text:style-name="T18">grid TemplateColumns</text:span><text:span text:style-name="T169">: </text:span><text:span text:style-name="T34">"</text:span><text:span text:style-name="T18">minmax(0</text:span><text:span text:style-name="T359">, </text:span><text:span text:style-name="T53">1.5fr</text:span><text:span text:style-name="T200">) </text:span><text:span text:style-name="T18">minmax(0</text:span><text:span text:style-name="T359">, </text:span></text:p>
      <text:p text:style-name="P891"><text:span text:style-name="T18">gap</text:span><text:span text:style-name="T402">: </text:span><text:span text:style-name="T34">"</text:span><text:span text:style-name="T18">1rem</text:span><text:span text:style-name="T66">"</text:span><text:span text:style-name="T34">, </text:span></text:p>
      <text:p text:style-name="P892"><text:span text:style-name="T18">marginTop: </text:span><text:span text:style-name="T34">"</text:span><text:span text:style-name="T18">1rem</text:span><text:span text:style-name="T271">"</text:span><text:span text:style-name="T34">, </text:span></text:p>
      <text:p text:style-name="P100"><text:span text:style-name="T125">&lt;</text:span><text:span text:style-name="T18">div style={</text:span><text:span text:style-name="T169">{ </text:span><text:span text:style-name="T18">display</text:span><text:span text:style-name="T209">: </text:span><text:span text:style-name="T34">"</text:span><text:span text:style-name="T18">flex</text:span><text:span text:style-name="T34">"</text:span><text:span text:style-name="T381">, </text:span><text:span text:style-name="T18">flexDirection</text:span><text:span text:style-name="T186">: </text:span><text:span text:style-name="T34">"</text:span><text:span text:style-name="T18">column</text:span><text:span text:style-name="T34">"</text:span><text:span text:style-name="T381">, </text:span><text:span text:style-name="T18">gap</text:span><text:span text:style-name="T186">: </text:span></text:p>
      <text:p text:style-name="P893"><text:span text:style-name="T53">"</text:span><text:span text:style-name="T18">1rem</text:span><text:span text:style-name="T352">" </text:span><text:span text:style-name="T25">}}</text:span><text:span text:style-name="T113">&gt; </text:span></text:p>
      <text:p text:style-name="P894"><text:span text:style-name="T102">&lt;</text:span><text:span text:style-name="T18">EncoderDemo </text:span><text:span text:style-name="T88">/</text:span><text:span text:style-name="T18">&gt; </text:span></text:p>
      <text:p text:style-name="P895"><text:span text:style-name="T125">&lt;</text:span><text:span text:style-name="T18">DecoderDemo </text:span><text:span text:style-name="T88">/</text:span><text:span text:style-name="T25">&gt; </text:span></text:p>
      <text:p text:style-name="P896"><text:span text:style-name="T284">&lt;</text:span><text:span text:style-name="T79">/</text:span><text:span text:style-name="T18">div&gt; </text:span></text:p>
      <text:p text:style-name="P897"><text:span text:style-name="T141">&lt;</text:span><text:span text:style-name="T18">div style={</text:span><text:span text:style-name="T133">{ </text:span><text:span text:style-name="T18">display</text:span><text:span text:style-name="T200">: </text:span><text:span text:style-name="T34">"</text:span><text:span text:style-name="T18">flex</text:span><text:span text:style-name="T34">"</text:span><text:span text:style-name="T324">, </text:span><text:span text:style-name="T18">flexDirection</text:span><text:span text:style-name="T15">: </text:span><text:span text:style-name="T34">"</text:span><text:span text:style-name="T18">column</text:span><text:span text:style-name="T34">"</text:span><text:span text:style-name="T324">, </text:span><text:span text:style-name="T18">gap</text:span><text:span text:style-name="T15">: </text:span><text:span text:style-name="T53">"</text:span><text:span text:style-name="T18">1rem</text:span><text:span text:style-name="T224">" </text:span><text:span text:style-name="T25">}}</text:span><text:span text:style-name="T18">&gt; </text:span></text:p>
      <text:p text:style-name="P898"><text:span text:style-name="T125">&lt;</text:span><text:span text:style-name="T18">button </text:span></text:p>
      <text:p text:style-name="P899">&gt; </text:p>
      <text:p text:style-name="P900">onClick={handle PreviewGenerate} </text:p>
      <text:p text:style-name="P901"><text:span text:style-name="T18">style={</text:span><text:span text:style-name="T133">{ </text:span><text:span text:style-name="T18">padding</text:span><text:span text:style-name="T141">: </text:span><text:span text:style-name="T34">"</text:span><text:span text:style-name="T18">0.5rem 1rem</text:span><text:span text:style-name="T34">"</text:span><text:span text:style-name="T291">, </text:span><text:span text:style-name="T18">alignSelf</text:span><text:span text:style-name="T169">: </text:span><text:span text:style-name="T34">"</text:span><text:span text:style-name="T18">flex</text:span><text:span text:style-name="T34">-</text:span><text:span text:style-name="T18">start</text:span><text:span text:style-name="T34">" </text:span><text:span text:style-name="T25">}} </text:span></text:p>
      <text:p text:style-name="P902"><text:span text:style-name="T201">Generate </text:span><text:span text:style-name="T155">Preview </text:span><text:span text:style-name="T125">for </text:span><text:span text:style-name="T237">"</text:span><text:span text:style-name="T18">NEXUS OS</text:span><text:span text:style-name="T207">" </text:span></text:p>
      <text:p text:style-name="P903"><text:soft-page-break/><text:span text:style-name="T25">}</text:span><text:span text:style-name="T124">; </text:span></text:p>
      <text:p text:style-name="P310"><text:span text:style-name="T25">)</text:span><text:span text:style-name="T304">; </text:span></text:p>
      <text:p text:style-name="P905"><text:span text:style-name="T141">&lt;</text:span><text:span text:style-name="T109">/</text:span><text:span text:style-name="T18">button&gt; </text:span></text:p>
      <text:p text:style-name="P906"><text:span text:style-name="T18">&lt;SignalPreview </text:span><text:span text:style-name="T79">frames</text:span><text:span text:style-name="T18">={previewFrames} </text:span><text:span text:style-name="T88">/</text:span><text:span text:style-name="T18">&gt; </text:span></text:p>
      <text:p text:style-name="P667"><text:span text:style-name="T88">&lt;</text:span><text:span text:style-name="T46">/</text:span><text:span text:style-name="T18">div&gt; </text:span></text:p>
      <text:p text:style-name="P907"><text:span text:style-name="T18">&lt;</text:span><text:span text:style-name="T194">/</text:span><text:span text:style-name="T18">div&gt; </text:span></text:p>
      <text:p text:style-name="P71"><text:span text:style-name="T21">&lt;</text:span><text:span text:style-name="T81">/</text:span><text:span text:style-name="T21">div&gt; </text:span></text:p>
      <text:p text:style-name="P71"><text:span text:style-name="T23"/></text:p>
      <text:p text:style-name="P71"><text:span text:style-name="T23">Part 15</text:span></text:p>
      <text:p text:style-name="P65"><text:bookmark text:name="docs-internal-guid-3aa905ea-7fff-5ff4-b1fa-1ee7ad2111c3"/><text:span text:style-name="T337">#</text:span><text:span text:style-name="T212">/</text:span><text:span text:style-name="T72">spec</text:span><text:span text:style-name="T319">/</text:span><text:span text:style-name="T20">diagrams.txt </text:span></text:p>
      <text:p text:style-name="P908"><text:span text:style-name="T53">1. </text:span><text:span text:style-name="T18">End</text:span><text:span text:style-name="T260">-</text:span><text:span text:style-name="T53">to</text:span><text:span text:style-name="T34">-</text:span><text:span text:style-name="T18">End Flow Diagram </text:span></text:p>
      <text:p text:style-name="P594">=== </text:p>
      <text:p text:style-name="P909">= </text:p>
      <text:p text:style-name="P910">==== </text:p>
      <text:p text:style-name="P904">+ </text:p>
      <text:p text:style-name="P911"><text:span text:style-name="T37">-</text:span><text:span text:style-name="T31">+ </text:span><text:span text:style-name="T25">+</text:span><text:span text:style-name="T44">- </text:span></text:p>
      <text:p text:style-name="P912"><text:span text:style-name="T46">| </text:span><text:span text:style-name="T18">User </text:span><text:span text:style-name="T109">Text </text:span></text:p>
      <text:p text:style-name="P913"><text:span text:style-name="T371">-</text:span><text:span text:style-name="T98">+ </text:span></text:p>
      <text:p text:style-name="P914"><text:span text:style-name="T150">+</text:span><text:span text:style-name="T37">- </text:span></text:p>
      <text:p text:style-name="P915"><text:soft-page-break/><text:span text:style-name="T37">-</text:span><text:span text:style-name="T195">+ </text:span></text:p>
      <text:p text:style-name="P916"><text:span text:style-name="T288">|| </text:span><text:span text:style-name="T200">| </text:span><text:span text:style-name="T18">MesgNexusOS </text:span><text:span text:style-name="T313">| </text:span><text:span text:style-name="T128">|| </text:span><text:span text:style-name="T18">Optical Signaling </text:span></text:p>
      <text:p text:style-name="P917"><text:span text:style-name="T46">| </text:span><text:span text:style-name="T34">"</text:span><text:span text:style-name="T18">HELLO NEXUS</text:span><text:span text:style-name="T34">" </text:span><text:span text:style-name="T192">|| </text:span><text:span text:style-name="T18">Encoder </text:span></text:p>
      <text:p text:style-name="P918"><text:span text:style-name="T149">| </text:span><text:span text:style-name="T191">| </text:span><text:span text:style-name="T18">(Screen </text:span><text:span text:style-name="T158">/ </text:span><text:span text:style-name="T18">LED) </text:span><text:span text:style-name="T30">| </text:span></text:p>
      <text:p text:style-name="P919"><text:span text:style-name="T37">-</text:span><text:span text:style-name="T24">+</text:span><text:span text:style-name="T40">------ </text:span><text:span text:style-name="T24">+ </text:span></text:p>
      <text:p text:style-name="P920"><text:span text:style-name="T24">+</text:span><text:span text:style-name="T40">------ </text:span><text:span text:style-name="T34">·</text:span><text:span text:style-name="T178">+</text:span><text:span text:style-name="T34">--------</text:span><text:span text:style-name="T97">+ </text:span></text:p>
      <text:p text:style-name="P921"><text:span text:style-name="T127">+</text:span><text:span text:style-name="T37">- </text:span></text:p>
      <text:p text:style-name="P922">I </text:p>
      <text:p text:style-name="P923">| </text:p>
      <text:p text:style-name="P925">| </text:p>
      <text:p text:style-name="P926"><text:span text:style-name="T200">| </text:span><text:span text:style-name="T18">Text </text:span></text:p>
      <text:p text:style-name="P927">V </text:p>
      <text:p text:style-name="P928">V </text:p>
      <text:p text:style-name="P929"><text:span text:style-name="T133">[</text:span><text:span text:style-name="T18">Normalize</text:span><text:span text:style-name="T297">, </text:span><text:span text:style-name="T18">A</text:span><text:span text:style-name="T34">-</text:span><text:span text:style-name="T71">Z</text:span><text:span text:style-name="T30">] [</text:span><text:span text:style-name="T18">Letters </text:span><text:span text:style-name="T253">-</text:span><text:span text:style-name="T149">&gt; </text:span><text:span text:style-name="T18">Wavelengths </text:span><text:span text:style-name="T30">]</text:span><text:span text:style-name="T230">| </text:span></text:p>
      <text:p text:style-name="P930">| </text:p>
      <text:p text:style-name="P684">V </text:p>
      <text:p text:style-name="P931">| </text:p>
      <text:p text:style-name="P932">V </text:p>
      <text:p text:style-name="P933">| </text:p>
      <text:p text:style-name="P934">| </text:p>
      <text:p text:style-name="P935">| </text:p>
      <text:p text:style-name="P936"><text:span text:style-name="T37">-</text:span><text:span text:style-name="T106">+ </text:span></text:p>
      <text:p text:style-name="P678"><text:span text:style-name="T18">Letters: HELLO</text:span><text:span text:style-name="T39">... </text:span><text:span text:style-name="T18">Wavelengths: [wl1</text:span><text:span text:style-name="T34">, </text:span><text:span text:style-name="T18">wl2</text:span><text:span text:style-name="T34">, </text:span><text:span text:style-name="T39">...</text:span><text:span text:style-name="T18">] </text:span><text:span text:style-name="T204">1 </text:span></text:p>
      <text:p text:style-name="P937"><text:span text:style-name="T127">+</text:span><text:span text:style-name="T37">-- </text:span></text:p>
      <text:p text:style-name="P938"><text:span text:style-name="T37">-</text:span><text:span text:style-name="T98">+</text:span><text:span text:style-name="T44">· </text:span></text:p>
      <text:p text:style-name="P939"><text:soft-page-break/>| </text:p>
      <text:p text:style-name="P940">V </text:p>
      <text:p text:style-name="P943">[WNSP Frame Encoder] </text:p>
      <text:p text:style-name="P944">| </text:p>
      <text:p text:style-name="P945">V </text:p>
      <text:p text:style-name="P949"><text:span text:style-name="T167">Frames</text:span><text:span text:style-name="T315">: </text:span><text:span text:style-name="T18">[ F1</text:span><text:span text:style-name="T34">, </text:span><text:span text:style-name="T18">F2</text:span><text:span text:style-name="T34">, </text:span><text:span text:style-name="T71">F3</text:span><text:span text:style-name="T34">, ... </text:span><text:span text:style-name="T18">] </text:span></text:p>
      <text:p text:style-name="P950">| </text:p>
      <text:p text:style-name="P946">V </text:p>
      <text:p text:style-name="P952">[ Optical Modulation ] </text:p>
      <text:p text:style-name="P953">| </text:p>
      <text:p text:style-name="P947">V </text:p>
      <text:p text:style-name="P954"><text:span text:style-name="T18">Time segments</text:span><text:span text:style-name="T330">: </text:span><text:span text:style-name="T18">(tStart</text:span><text:span text:style-name="T237">, </text:span><text:span text:style-name="T18">tEnd</text:span><text:span text:style-name="T237">, </text:span><text:span text:style-name="T18">wl</text:span><text:span text:style-name="T237">, </text:span><text:span text:style-name="T18">intensity) </text:span></text:p>
      <text:p text:style-name="P955">V </text:p>
      <text:p text:style-name="P957"><text:span text:style-name="T18">[ Device </text:span><text:span text:style-name="T302">Emits </text:span><text:span text:style-name="T18">Light] </text:span></text:p>
      <text:p text:style-name="P958">| </text:p>
      <text:p text:style-name="P941">V </text:p>
      <text:p text:style-name="P959">(Transmission) </text:p>
      <text:p text:style-name="P951">| </text:p>
      <text:p text:style-name="P960">V </text:p>
      <text:p text:style-name="P961"><text:span text:style-name="T18">[</text:span><text:span text:style-name="T66">Camera </text:span><text:span text:style-name="T53">/ </text:span><text:span text:style-name="T15">Sensor</text:span><text:span text:style-name="T18">] </text:span></text:p>
      <text:p text:style-name="P962">V </text:p>
      <text:p text:style-name="P963"><text:span text:style-name="T318">[ </text:span><text:span text:style-name="T18">Demodulation </text:span><text:span text:style-name="T387">-</text:span><text:span text:style-name="T88">&gt; </text:span><text:span text:style-name="T18">Frames </text:span><text:span text:style-name="T30">] </text:span></text:p>
      <text:p text:style-name="P956"><text:soft-page-break/>V </text:p>
      <text:p text:style-name="P964"><text:span text:style-name="T18">WNSP </text:span><text:span text:style-name="T71">Frames </text:span><text:span text:style-name="T18">(approximate) </text:span></text:p>
      <text:p text:style-name="P965">| </text:p>
      <text:p text:style-name="P942">V </text:p>
      <text:p text:style-name="P966">[Frame Decoder 1 </text:p>
      <text:p text:style-name="P967">| </text:p>
      <text:p text:style-name="P968"><text:span text:style-name="T18">Wavelengths </text:span><text:span text:style-name="T88">-</text:span><text:span text:style-name="T18">&gt; Letters </text:span><text:span text:style-name="T88">-</text:span><text:span text:style-name="T79">&gt; </text:span><text:span text:style-name="T102">Text </text:span></text:p>
      <text:p text:style-name="P924">| </text:p>
      <text:p text:style-name="P948">V </text:p>
      <text:p text:style-name="P969"><text:span text:style-name="T403">"</text:span><text:span text:style-name="T18">HELLO NEXUS</text:span><text:span text:style-name="T387">" </text:span></text:p>
      <text:p text:style-name="P970"><text:span text:style-name="T18">2. Frame </text:span><text:span text:style-name="T79">Structure </text:span></text:p>
      <text:p text:style-name="P165"><text:span text:style-name="T259">===</text:span><text:span text:style-name="T271">: </text:span></text:p>
      <text:p text:style-name="P971">== </text:p>
      <text:p text:style-name="P972">=== </text:p>
      <text:p text:style-name="P973"><text:span text:style-name="T18">A single WNSP frame (v1.0</text:span><text:span text:style-name="T179">)</text:span><text:span text:style-name="T169">: </text:span></text:p>
      <text:p text:style-name="P974"><text:span text:style-name="T24">+</text:span><text:span text:style-name="T44">- </text:span></text:p>
      <text:p text:style-name="P975">+ </text:p>
      <text:p text:style-name="P101"><text:span text:style-name="T46">| </text:span><text:span text:style-name="T18">sync (</text:span><text:span text:style-name="T71">8 </text:span><text:span text:style-name="T18">bits) </text:span><text:span text:style-name="T158">| </text:span><text:span text:style-name="T18">wavelengthNm </text:span><text:span text:style-name="T25">(</text:span><text:span text:style-name="T42">~</text:span><text:span text:style-name="T18">16 bits</text:span><text:span text:style-name="T208">) </text:span><text:span text:style-name="T18">| intensity (3 bits) </text:span></text:p>
      <text:p text:style-name="P607"><text:soft-page-break/><text:span text:style-name="T24">+</text:span><text:span text:style-name="T37">- </text:span></text:p>
      <text:p text:style-name="P976"><text:span text:style-name="T377">-</text:span><text:span text:style-name="T160">+ </text:span></text:p>
      <text:p text:style-name="P102"><text:span text:style-name="T46">I </text:span><text:span text:style-name="T18">payloadBit (1 </text:span><text:span text:style-name="T109">bit</text:span><text:span text:style-name="T18">) </text:span><text:span text:style-name="T105">| </text:span><text:span text:style-name="T109">checksum </text:span><text:span text:style-name="T18">(8 </text:span><text:span text:style-name="T109">bits</text:span><text:span text:style-name="T18">) </text:span><text:span text:style-name="T169">| </text:span><text:span text:style-name="T71">timestampMs </text:span><text:span text:style-name="T18">(local) </text:span></text:p>
      <text:p text:style-name="P795"><text:span text:style-name="T24">+</text:span><text:span text:style-name="T223">- </text:span></text:p>
      <text:p text:style-name="P977"><text:span text:style-name="T37">--</text:span><text:span text:style-name="T160">+ </text:span></text:p>
      <text:p text:style-name="P176"><text:span text:style-name="T18">Conceptually</text:span><text:span text:style-name="T358">: </text:span></text:p>
      <text:p text:style-name="P978">- </text:p>
      <text:p text:style-name="P79"><text:span text:style-name="T25">- </text:span><text:span text:style-name="T18">sync: helps receiver lock onto frame boundaries </text:span><text:span text:style-name="T34">- </text:span><text:span text:style-name="T18">wavelengthNm</text:span><text:span text:style-name="T133">: </text:span><text:span text:style-name="T18">primary symbol (maps </text:span><text:span text:style-name="T71">back </text:span><text:span text:style-name="T79">to </text:span><text:span text:style-name="T71">a </text:span><text:span text:style-name="T79">letter</text:span><text:span text:style-name="T18">) </text:span></text:p>
      <text:p text:style-name="P869"><text:span text:style-name="T18">intensity</text:span><text:span text:style-name="T236">: </text:span><text:span text:style-name="T18">brightness level for adaptation and metadata </text:span><text:span text:style-name="T34">- </text:span><text:span text:style-name="T18">payloadBit</text:span><text:span text:style-name="T220">: </text:span><text:span text:style-name="T18">0/1</text:span><text:span text:style-name="T120">, </text:span><text:span text:style-name="T18">can </text:span><text:span text:style-name="T133">be </text:span><text:span text:style-name="T18">used as parity or future </text:span><text:span text:style-name="T71">data </text:span></text:p>
      <text:p text:style-name="P77"><text:span text:style-name="T34">- </text:span><text:span text:style-name="T141">checksum</text:span><text:span text:style-name="T18">: </text:span><text:span text:style-name="T71">basic </text:span><text:span text:style-name="T18">XOR </text:span><text:span text:style-name="T79">over </text:span><text:span text:style-name="T141">core </text:span><text:span text:style-name="T53">fields</text:span><text:span text:style-name="T34">, </text:span><text:span text:style-name="T53">for </text:span><text:span text:style-name="T79">error </text:span><text:span text:style-name="T169">detection </text:span><text:span text:style-name="T34">- </text:span><text:span text:style-name="T18">timestampMs</text:span><text:span text:style-name="T176">: </text:span><text:span text:style-name="T18">local </text:span><text:span text:style-name="T71">metadata</text:span><text:span text:style-name="T194">; </text:span><text:span text:style-name="T18">not required </text:span><text:span text:style-name="T71">for </text:span><text:span text:style-name="T18">correctness </text:span></text:p>
      <text:p text:style-name="P979">3. Mesh Node Interaction </text:p>
      <text:p text:style-name="P980">= </text:p>
      <text:p text:style-name="P981">= </text:p>
      <text:p text:style-name="P982"><text:soft-page-break/>+ </text:p>
      <text:p text:style-name="P983"><text:span text:style-name="T229">| </text:span><text:span text:style-name="T18">Node B (Receiver) </text:span><text:span text:style-name="T85">| </text:span></text:p>
      <text:p text:style-name="P168">+ </text:p>
      <text:p text:style-name="P984">+ </text:p>
      <text:p text:style-name="P985"><text:span text:style-name="T102">| </text:span><text:span text:style-name="T18">Node A (</text:span><text:span text:style-name="T109">Sender</text:span><text:span text:style-name="T18">) | </text:span></text:p>
      <text:p text:style-name="P474"><text:span text:style-name="T213">+</text:span><text:span text:style-name="T37">- </text:span></text:p>
      <text:p text:style-name="P986"><text:span text:style-name="T49">+ </text:span><text:span text:style-name="T40">------</text:span><text:span text:style-name="T24">+ </text:span></text:p>
      <text:p text:style-name="P987"><text:span text:style-name="T24">+</text:span><text:span text:style-name="T307">- </text:span></text:p>
      <text:p text:style-name="P988"><text:span text:style-name="T178">+</text:span><text:span text:style-name="T37">-- </text:span></text:p>
      <text:p text:style-name="P989">+ </text:p>
      <text:p text:style-name="P990"><text:span text:style-name="T50">| </text:span><text:span text:style-name="T18">sendMessageText(</text:span><text:span text:style-name="T34">"</text:span><text:span text:style-name="T18">HELLO</text:span><text:span text:style-name="T34">"</text:span><text:span text:style-name="T18">) </text:span></text:p>
      <text:p text:style-name="P991"><text:span text:style-name="T37">-</text:span><text:span text:style-name="T24">+ </text:span></text:p>
      <text:p text:style-name="P992">| </text:p>
      <text:p text:style-name="P993">| </text:p>
      <text:p text:style-name="P995">V </text:p>
      <text:p text:style-name="P116"><text:span text:style-name="T318">[</text:span><text:span text:style-name="T46">Text </text:span><text:span text:style-name="T404">-</text:span><text:span text:style-name="T61">&gt; </text:span><text:span text:style-name="T125">Frames </text:span><text:span text:style-name="T25">] </text:span></text:p>
      <text:p text:style-name="P996">| </text:p>
      <text:p text:style-name="P994">| </text:p>
      <text:p text:style-name="P997"><text:span text:style-name="T46">| </text:span><text:span text:style-name="T18">publish(frames</text:span><text:span text:style-name="T85">) </text:span></text:p>
      <text:p text:style-name="P998"><text:span text:style-name="T24">+</text:span><text:span text:style-name="T405">- </text:span></text:p>
      <text:p text:style-name="P999">| </text:p>
      <text:p text:style-name="P1000">V </text:p>
      <text:p text:style-name="P1001"><text:span text:style-name="T270">-</text:span><text:span text:style-name="T18">&gt;</text:span><text:span text:style-name="T220">| </text:span></text:p>
      <text:p text:style-name="P1002"><text:soft-page-break/><text:span text:style-name="T79">[ </text:span><text:span text:style-name="T18">Frames -&gt; Text] </text:span></text:p>
      <text:p text:style-name="P1003">V </text:p>
      <text:p text:style-name="P71"><text:span text:style-name="T261">"</text:span><text:span text:style-name="T21">HELLO</text:span><text:span text:style-name="T35">" </text:span><text:span text:style-name="T21">displayed </text:span></text:p>
      <text:p text:style-name="P71"><text:span text:style-name="T23"/></text:p>
      <text:p text:style-name="P71"><text:span text:style-name="T23">Part 16</text:span></text:p>
      <text:p text:style-name="P68"><text:bookmark text:name="docs-internal-guid-a980b2f4-7fff-2637-8b64-1d2b424e3bf2"/><text:span text:style-name="T413">#WNSP Civilization Roadmap </text:span></text:p>
      <text:p text:style-name="P103"><text:span text:style-name="T18">This roadmap outlines how the Wavelength</text:span><text:span text:style-name="T34">-</text:span><text:span text:style-name="T18">Native Signaling Protocol (WNSP) can evolve from a simple demo into a civilizational signaling layer integrated into Nexus OS</text:span><text:span text:style-name="T406">. </text:span></text:p>
      <text:p text:style-name="P1004"><text:span text:style-name="T169">## </text:span><text:span text:style-name="T71">Phase </text:span><text:span text:style-name="T18">1 </text:span><text:span text:style-name="T169">(</text:span><text:span text:style-name="T141">1-2 </text:span><text:span text:style-name="T66">Years</text:span><text:span text:style-name="T18">)</text:span><text:span text:style-name="T302">: </text:span><text:span text:style-name="T169">Foundations </text:span><text:span text:style-name="T88">and </text:span><text:span text:style-name="T176">Education </text:span></text:p>
      <text:p text:style-name="P1005"><text:span text:style-name="T124">### </text:span><text:span text:style-name="T18">1.1 Developer Tooling and Library Maturity </text:span><text:span text:style-name="T34">- </text:span><text:span text:style-name="T18">Stabilize the TypeScript library (protocol</text:span><text:span text:style-name="T407">, </text:span><text:span text:style-name="T71">codec</text:span><text:span text:style-name="T395">, </text:span><text:span text:style-name="T18">modulation)</text:span><text:span text:style-name="T34">. </text:span></text:p>
      <text:p text:style-name="P1006"><text:span text:style-name="T34">- </text:span><text:span text:style-name="T18">Add unit tests for: </text:span></text:p>
      <text:p text:style-name="P1007"><text:span text:style-name="T34">- </text:span><text:span text:style-name="T149">Text </text:span><text:span text:style-name="T62">→ </text:span><text:span text:style-name="T18">frames </text:span><text:span text:style-name="T281">→ </text:span><text:span text:style-name="T18">text roundtrip</text:span><text:span text:style-name="T34">. </text:span></text:p>
      <text:p text:style-name="P1009"><text:span text:style-name="T34">- </text:span><text:span text:style-name="T18">Wavelength mapping correctness</text:span><text:span text:style-name="T351">. </text:span></text:p>
      <text:p text:style-name="P1010"><text:span text:style-name="T407">- </text:span><text:span text:style-name="T18">Frame checksum validation</text:span><text:span text:style-name="T34">. </text:span></text:p>
      <text:p text:style-name="P1011"><text:span text:style-name="T34">- </text:span><text:span text:style-name="T18">Publish an open</text:span><text:span text:style-name="T34">-</text:span><text:span text:style-name="T18">source SDK (e.g.</text:span><text:span text:style-name="T408">, </text:span><text:span text:style-name="T18">npm package)</text:span><text:span text:style-name="T401">: </text:span></text:p>
      <text:p text:style-name="P156"><text:span text:style-name="T34">-`</text:span><text:span text:style-name="T141">@</text:span><text:span text:style-name="T18">nexusos</text:span><text:span text:style-name="T88">/</text:span><text:span text:style-name="T18">wnsp</text:span><text:span text:style-name="T34">-</text:span><text:span text:style-name="T109">core` </text:span></text:p>
      <text:p text:style-name="P572"><text:span text:style-name="T39">- </text:span><text:span text:style-name="T34">`</text:span><text:span text:style-name="T71">@</text:span><text:span text:style-name="T18">nexusos/wnsp</text:span><text:span text:style-name="T34">-</text:span><text:span text:style-name="T141">react</text:span><text:span text:style-name="T34">-</text:span><text:span text:style-name="T18">demo` </text:span></text:p>
      <text:p text:style-name="P1012"><text:span text:style-name="T161">### </text:span><text:span text:style-name="T18">1.2 Educational Applications </text:span></text:p>
      <text:p text:style-name="P1013"><text:span text:style-name="T34">- </text:span><text:span text:style-name="T18">Build a </text:span><text:span text:style-name="T25">**</text:span><text:span text:style-name="T18">Spectrum Learning App</text:span><text:span text:style-name="T284">**</text:span><text:span text:style-name="T187">: </text:span></text:p>
      <text:p text:style-name="P1014"><text:span text:style-name="T34">- </text:span><text:span text:style-name="T18">Kids type words</text:span><text:span text:style-name="T243">, </text:span><text:span text:style-name="T79">see </text:span><text:span text:style-name="T18">flashing </text:span><text:span text:style-name="T71">colors </text:span><text:span text:style-name="T18">and wavelengths</text:span><text:span text:style-name="T310">. </text:span></text:p>
      <text:p text:style-name="P1015"><text:soft-page-break/><text:span text:style-name="T34">- </text:span><text:span text:style-name="T109">Teaches </text:span><text:span text:style-name="T18">letters</text:span><text:span text:style-name="T34">, </text:span><text:span text:style-name="T18">energy</text:span><text:span text:style-name="T183">, </text:span><text:span text:style-name="T18">spectrum</text:span><text:span text:style-name="T34">, </text:span><text:span text:style-name="T109">and pattern </text:span><text:span text:style-name="T18">recognition</text:span><text:span text:style-name="T372">. </text:span><text:span text:style-name="T333">- </text:span><text:span text:style-name="T149">Provide </text:span><text:span text:style-name="T186">a </text:span><text:span text:style-name="T18">**</text:span><text:span text:style-name="T88">Teacher </text:span><text:span text:style-name="T167">Dashboard</text:span><text:span text:style-name="T25">**</text:span><text:span text:style-name="T409">: </text:span></text:p>
      <text:p text:style-name="P1016"><text:span text:style-name="T34">- </text:span><text:span text:style-name="T18">Simple web UI to </text:span><text:span text:style-name="T71">create </text:span><text:span text:style-name="T18">classroom </text:span><text:span text:style-name="T71">exercises</text:span><text:span text:style-name="T34">. </text:span></text:p>
      <text:p text:style-name="P1017"><text:span text:style-name="T34">- </text:span><text:span text:style-name="T18">Export printable cards showing letter</text:span><text:span text:style-name="T34">-</text:span><text:span text:style-name="T18">color</text:span><text:span text:style-name="T34">-</text:span><text:span text:style-name="T18">wavelength triplets</text:span><text:span text:style-name="T53">. </text:span></text:p>
      <text:p text:style-name="P1018"><text:span text:style-name="T99">### </text:span><text:span text:style-name="T18">1.3 Basic Messaging App </text:span></text:p>
      <text:p text:style-name="P1019"><text:span text:style-name="T34">- </text:span><text:span text:style-name="T71">Create </text:span><text:span text:style-name="T18">a simple MesgNexusOS mobile app (or PWA</text:span><text:span text:style-name="T71">)</text:span><text:span text:style-name="T368">: </text:span></text:p>
      <text:p text:style-name="P1020"><text:span text:style-name="T34">- </text:span><text:span text:style-name="T18">Device</text:span><text:span text:style-name="T34">-</text:span><text:span text:style-name="T18">to</text:span><text:span text:style-name="T34">-</text:span><text:span text:style-name="T18">device messaging over internet using WNSP frames as the internal representation</text:span><text:span text:style-name="T339">. </text:span></text:p>
      <text:p text:style-name="P1021"><text:span text:style-name="T34">- </text:span><text:span text:style-name="T18">Optional </text:span><text:span text:style-name="T109">screen</text:span><text:span text:style-name="T34">-</text:span><text:span text:style-name="T18">flash </text:span><text:span text:style-name="T34">"</text:span><text:span text:style-name="T18">visual</text:span><text:span text:style-name="T361">" </text:span><text:span text:style-name="T200">mode </text:span><text:span text:style-name="T167">for </text:span><text:span text:style-name="T18">fun and </text:span><text:span text:style-name="T141">demonstrations</text:span><text:span text:style-name="T34">. </text:span></text:p>
      <text:p text:style-name="P201"><text:span text:style-name="T34">- </text:span><text:span text:style-name="T18">Add accessibility options: </text:span></text:p>
      <text:p text:style-name="P1022"><text:span text:style-name="T34">- </text:span><text:span text:style-name="T18">Big text readout</text:span><text:span text:style-name="T34">. </text:span></text:p>
      <text:p text:style-name="P1023"><text:span text:style-name="T34">- </text:span><text:span text:style-name="T18">Audio </text:span><text:span text:style-name="T71">cues </text:span><text:span text:style-name="T18">tied to wavelength bands</text:span><text:span text:style-name="T34">. </text:span></text:p>
      <text:p text:style-name="P1024"><text:span text:style-name="T187">## </text:span><text:span text:style-name="T18">Phase </text:span><text:span text:style-name="T176">2 </text:span><text:span text:style-name="T18">(</text:span><text:span text:style-name="T15">3-5 </text:span><text:span text:style-name="T79">Years</text:span><text:span text:style-name="T318">)</text:span><text:span text:style-name="T176">: </text:span><text:span text:style-name="T18">Mesh Networking and Offline Communication </text:span></text:p>
      <text:p text:style-name="P1025">### 2.1 Optical Mesh Experiments </text:p>
      <text:p text:style-name="P557"><text:span text:style-name="T34">- </text:span><text:span text:style-name="T18">Prototype </text:span><text:span text:style-name="T79">**</text:span><text:span text:style-name="T18">offline optical messaging</text:span><text:span text:style-name="T109">**</text:span><text:span text:style-name="T102">: </text:span></text:p>
      <text:p text:style-name="P1026"><text:span text:style-name="T34">- </text:span><text:span text:style-name="T18">Two phones communicate via camera </text:span><text:span text:style-name="T211">+ </text:span><text:span text:style-name="T18">flashlight in a </text:span><text:span text:style-name="T66">dark </text:span><text:span text:style-name="T18">room</text:span><text:span text:style-name="T34">. </text:span></text:p>
      <text:p text:style-name="P1027"><text:span text:style-name="T34">- </text:span><text:span text:style-name="T18">Reliable detection at </text:span><text:span text:style-name="T97">short </text:span><text:span text:style-name="T211">distances </text:span><text:span text:style-name="T18">(</text:span><text:span text:style-name="T34">~</text:span><text:span text:style-name="T18">0.5-2m</text:span><text:span text:style-name="T79">)</text:span><text:span text:style-name="T34">. </text:span></text:p>
      <text:p text:style-name="P183"><text:span text:style-name="T34">- </text:span><text:span text:style-name="T18">Implement calibration tools</text:span><text:span text:style-name="T34">: </text:span></text:p>
      <text:p text:style-name="P1028"><text:span text:style-name="T34">- </text:span><text:span text:style-name="T18">Tune intensity</text:span><text:span text:style-name="T329">, </text:span><text:span text:style-name="T18">frame durations</text:span><text:span text:style-name="T34">, </text:span><text:span text:style-name="T18">and </text:span><text:span text:style-name="T303">detection </text:span><text:span text:style-name="T169">thresholds </text:span><text:span text:style-name="T79">by </text:span><text:span text:style-name="T71">device </text:span><text:span text:style-name="T88">model</text:span><text:span text:style-name="T34">. </text:span></text:p>
      <text:p text:style-name="P1029"><text:span text:style-name="T34">- </text:span><text:span text:style-name="T18">Establish </text:span><text:span text:style-name="T30">a </text:span><text:span text:style-name="T18">device capability registry. </text:span></text:p>
      <text:p text:style-name="P462"><text:span text:style-name="T18">### </text:span><text:span text:style-name="T61">2.2 </text:span><text:span text:style-name="T18">Public </text:span><text:span text:style-name="T169">Mesh Trials </text:span></text:p>
      <text:p text:style-name="P1030"><text:span text:style-name="T34">- </text:span><text:span text:style-name="T18">Organize </text:span><text:span text:style-name="T71">small</text:span><text:span text:style-name="T34">-</text:span><text:span text:style-name="T18">scale field tests: </text:span></text:p>
      <text:p text:style-name="P1008"><text:span text:style-name="T34">- </text:span><text:span text:style-name="T18">Festivals</text:span><text:span text:style-name="T34">, </text:span><text:span text:style-name="T18">hackathons</text:span><text:span text:style-name="T34">, </text:span><text:span text:style-name="T18">meetups</text:span><text:span text:style-name="T137">. </text:span></text:p>
      <text:p text:style-name="P1031"><text:soft-page-break/><text:span text:style-name="T34">- </text:span><text:span text:style-name="T18">Use </text:span><text:span text:style-name="T71">optical </text:span><text:span text:style-name="T18">signals </text:span><text:span text:style-name="T79">to </text:span><text:span text:style-name="T18">broadcast short </text:span><text:span text:style-name="T66">messages</text:span><text:span text:style-name="T18">, instructions</text:span><text:span text:style-name="T34">, </text:span><text:span text:style-name="T18">or alerts</text:span><text:span text:style-name="T34">. </text:span></text:p>
      <text:p text:style-name="P79"><text:span text:style-name="T34">- </text:span><text:span text:style-name="T18">Integrate with local Wi</text:span><text:span text:style-name="T34">-</text:span><text:span text:style-name="T18">Fi / BLE for hybrid communication</text:span><text:span text:style-name="T109">: </text:span></text:p>
      <text:p text:style-name="P1032"><text:span text:style-name="T34">- </text:span><text:span text:style-name="T18">Optical link establishes trust or initial handshake</text:span><text:span text:style-name="T34">. </text:span></text:p>
      <text:p text:style-name="P1033"><text:span text:style-name="T34">- </text:span><text:span text:style-name="T18">Higher bandwidth data </text:span><text:span text:style-name="T71">over </text:span><text:span text:style-name="T18">RF once nodes </text:span><text:span text:style-name="T79">are </text:span><text:span text:style-name="T18">linked</text:span><text:span text:style-name="T34">. </text:span></text:p>
      <text:p text:style-name="P1034"><text:span text:style-name="T125">### </text:span><text:span text:style-name="T71">2.3 </text:span><text:span text:style-name="T18">Accessibility and Inclusion </text:span></text:p>
      <text:p text:style-name="P874"><text:span text:style-name="T34">- </text:span><text:span text:style-name="T18">Refine protocols </text:span><text:span text:style-name="T88">for </text:span><text:span text:style-name="T71">color</text:span><text:span text:style-name="T34">-</text:span><text:span text:style-name="T18">blind </text:span><text:span text:style-name="T71">and </text:span><text:span text:style-name="T18">low</text:span><text:span text:style-name="T34">-</text:span><text:span text:style-name="T18">vision users: </text:span></text:p>
      <text:p text:style-name="P1035"><text:span text:style-name="T34">- </text:span><text:span text:style-name="T18">Strong emphasis </text:span><text:span text:style-name="T149">on </text:span><text:span text:style-name="T53">text</text:span><text:span text:style-name="T133">/</text:span><text:span text:style-name="T18">audio feedback</text:span><text:span text:style-name="T34">. </text:span></text:p>
      <text:p text:style-name="P1036"><text:span text:style-name="T34">- </text:span><text:span text:style-name="T18">Device does all </text:span><text:span text:style-name="T71">color</text:span><text:span text:style-name="T158">/</text:span><text:span text:style-name="T18">wavelength interpretation</text:span><text:span text:style-name="T186">. </text:span></text:p>
      <text:p text:style-name="P1037"><text:span text:style-name="T34">- </text:span><text:span text:style-name="T18">Publish guidelines for</text:span><text:span text:style-name="T322">: </text:span></text:p>
      <text:p text:style-name="P199"><text:span text:style-name="T34">- </text:span><text:span text:style-name="T71">Governments</text:span><text:span text:style-name="T34">. </text:span></text:p>
      <text:p text:style-name="P1038"><text:span text:style-name="T34">- </text:span><text:span text:style-name="T18">NGOs</text:span><text:span text:style-name="T34">. </text:span></text:p>
      <text:p text:style-name="P1039"><text:span text:style-name="T34">- </text:span><text:span text:style-name="T18">Educators</text:span><text:span text:style-name="T34">. </text:span></text:p>
      <text:p text:style-name="P1040"><text:span text:style-name="T34">- </text:span><text:span text:style-name="T18">Accessibility </text:span><text:span text:style-name="T109">orgs. </text:span></text:p>
      <text:p text:style-name="P104"><text:span text:style-name="T18">These guidelines highlight WNSP as an </text:span><text:span text:style-name="T79">**</text:span><text:span text:style-name="T18">inclusive signaling standard</text:span><text:span text:style-name="T93">** </text:span></text:p>
      <text:p text:style-name="P1041"><text:span text:style-name="T161">## </text:span><text:span text:style-name="T18">Phase 3 (5-10+ Years): Smart Cities</text:span><text:span text:style-name="T34">, </text:span><text:span text:style-name="T18">IoT</text:span><text:span text:style-name="T34">, </text:span><text:span text:style-name="T18">and Nexus Civilization Layer </text:span></text:p>
      <text:p text:style-name="P1042"><text:span text:style-name="T329">### </text:span><text:span text:style-name="T18">3.1 </text:span><text:span text:style-name="T79">Smart </text:span><text:span text:style-name="T18">Infrastructure Integration </text:span></text:p>
      <text:p text:style-name="P1043"><text:span text:style-name="T34">- </text:span><text:span text:style-name="T18">Assign </text:span><text:span text:style-name="T25">**</text:span><text:span text:style-name="T18">Spectrum </text:span><text:span text:style-name="T109">IDs</text:span><text:span text:style-name="T25">** </text:span><text:span text:style-name="T18">to</text:span><text:span text:style-name="T183">: </text:span></text:p>
      <text:p text:style-name="P1044"><text:span text:style-name="T34">- </text:span><text:span text:style-name="T18">Traffic lights</text:span><text:span text:style-name="T294">. </text:span></text:p>
      <text:p text:style-name="P670"><text:span text:style-name="T361">- </text:span><text:span text:style-name="T18">Public kiosks</text:span><text:span text:style-name="T34">. </text:span></text:p>
      <text:p text:style-name="P884"><text:span text:style-name="T34">- </text:span><text:span text:style-name="T18">Energy meters</text:span><text:span text:style-name="T34">. </text:span></text:p>
      <text:p text:style-name="P1045"><text:soft-page-break/><text:span text:style-name="T34">- </text:span><text:span text:style-name="T18">Waste/recycling stations</text:span><text:span text:style-name="T34">. - </text:span><text:span text:style-name="T18">Emergency beacons</text:span><text:span text:style-name="T34">. </text:span></text:p>
      <text:p text:style-name="P1046"><text:span text:style-name="T34">- </text:span><text:span text:style-name="T88">Use </text:span><text:span text:style-name="T79">optical </text:span><text:span text:style-name="T18">signaling for</text:span><text:span text:style-name="T363">: </text:span></text:p>
      <text:p text:style-name="P79"><text:span text:style-name="T34">- </text:span><text:span text:style-name="T18">Status broadcasts (e.g.</text:span><text:span text:style-name="T339">, </text:span><text:span text:style-name="T34">"</text:span><text:span text:style-name="T18">available</text:span><text:span text:style-name="T34">"</text:span><text:span text:style-name="T339">, </text:span><text:span text:style-name="T34">"</text:span><text:span text:style-name="T18">offline</text:span><text:span text:style-name="T34">"</text:span><text:span text:style-name="T339">, </text:span><text:span text:style-name="T34">"</text:span><text:span text:style-name="T18">low battery</text:span><text:span text:style-name="T34">"</text:span><text:span text:style-name="T18">)</text:span><text:span text:style-name="T273">. </text:span></text:p>
      <text:p text:style-name="P711"><text:span text:style-name="T34">- </text:span><text:span text:style-name="T18">Environmental alerts (e.g.</text:span><text:span text:style-name="T34">, </text:span><text:span text:style-name="T18">air quality, temperature </text:span></text:p>
      <text:p text:style-name="P767"><text:span text:style-name="T18">anomalies</text:span><text:span text:style-name="T152">)</text:span><text:span text:style-name="T222">. </text:span></text:p>
      <text:p text:style-name="P1047"><text:span text:style-name="T88">### </text:span><text:span text:style-name="T18">3.2 lot and Industrial Applications </text:span></text:p>
      <text:p text:style-name="P746"><text:span text:style-name="T34">- </text:span><text:span text:style-name="T18">Integrate WNSP into</text:span><text:span text:style-name="T79">: </text:span></text:p>
      <text:p text:style-name="P83"><text:span text:style-name="T34">- </text:span><text:span text:style-name="T18">Factory </text:span><text:span text:style-name="T109">sensors </text:span><text:span text:style-name="T18">and </text:span><text:span text:style-name="T71">robots </text:span><text:span text:style-name="T79">as </text:span><text:span text:style-name="T18">a low</text:span><text:span text:style-name="T34">-</text:span><text:span text:style-name="T18">power side</text:span><text:span text:style-name="T34">-</text:span><text:span text:style-name="T18">channel</text:span><text:span text:style-name="T34">. </text:span></text:p>
      <text:p text:style-name="P1048"><text:span text:style-name="T34">- </text:span><text:span text:style-name="T18">Drones and autonomous vehicles </text:span><text:span text:style-name="T141">for short</text:span><text:span text:style-name="T34">-</text:span><text:span text:style-name="T71">range </text:span></text:p>
      <text:p text:style-name="P1049"><text:span text:style-name="T18">coordination</text:span><text:span text:style-name="T34">. </text:span></text:p>
      <text:p text:style-name="P1050"><text:span text:style-name="T34">- </text:span><text:span text:style-name="T18">Define higher</text:span><text:span text:style-name="T260">-</text:span><text:span text:style-name="T18">density modes</text:span><text:span text:style-name="T15">: </text:span></text:p>
      <text:p text:style-name="P1051"><text:span text:style-name="T34">- </text:span><text:span text:style-name="T18">Multi</text:span><text:span text:style-name="T34">-</text:span><text:span text:style-name="T66">bit </text:span><text:span text:style-name="T88">frames</text:span><text:span text:style-name="T34">. </text:span></text:p>
      <text:p text:style-name="P1052"><text:span text:style-name="T34">- </text:span><text:span text:style-name="T18">Multiple wavelengths per frame (spatial or temporal multiplexing)</text:span><text:span text:style-name="T268">. </text:span></text:p>
      <text:p text:style-name="P1053"><text:span text:style-name="T34">- </text:span><text:span text:style-name="T18">Error</text:span><text:span text:style-name="T183">-</text:span><text:span text:style-name="T18">correcting </text:span><text:span text:style-name="T71">codes </text:span><text:span text:style-name="T18">tailored to optical noise</text:span><text:span text:style-name="T183">. </text:span></text:p>
      <text:p text:style-name="P1054"><text:span text:style-name="T64">### </text:span><text:span text:style-name="T71">3.3 </text:span><text:span text:style-name="T18">Emergency and Resilience Layer </text:span></text:p>
      <text:p text:style-name="P1055"><text:span text:style-name="T34">- </text:span><text:span text:style-name="T133">Standardize </text:span><text:span text:style-name="T18">WNSP </text:span><text:span text:style-name="T169">as </text:span><text:span text:style-name="T71">a </text:span><text:span text:style-name="T18">**</text:span><text:span text:style-name="T71">fallback channel</text:span><text:span text:style-name="T18">**</text:span><text:span text:style-name="T229">: </text:span></text:p>
      <text:p text:style-name="P562"><text:span text:style-name="T34">- </text:span><text:span text:style-name="T18">When internet</text:span><text:span text:style-name="T34">, </text:span><text:span text:style-name="T18">cellular</text:span><text:span text:style-name="T226">, </text:span><text:span text:style-name="T18">or power is disrupted</text:span><text:span text:style-name="T34">, </text:span><text:span text:style-name="T18">optical nodes can still</text:span><text:span text:style-name="T71">: </text:span></text:p>
      <text:p text:style-name="P1056"><text:span text:style-name="T34">- </text:span><text:span text:style-name="T18">Broadcast emergency codes</text:span><text:span text:style-name="T395">. </text:span></text:p>
      <text:p text:style-name="P1057"><text:span text:style-name="T34">- </text:span><text:span text:style-name="T18">Share short instructions</text:span><text:span text:style-name="T34">. </text:span></text:p>
      <text:p text:style-name="P1058"><text:span text:style-name="T410">- </text:span><text:span text:style-name="T18">Confirm human presence. </text:span></text:p>
      <text:p text:style-name="P1059"><text:span text:style-name="T34">- </text:span><text:span text:style-name="T18">Integrate with disaster response protocols</text:span><text:span text:style-name="T97">: </text:span></text:p>
      <text:p text:style-name="P114"><text:span text:style-name="T34">- </text:span><text:span text:style-name="T18">Simple optical patterns for </text:span><text:span text:style-name="T34">"</text:span><text:span text:style-name="T18">Help</text:span><text:span text:style-name="T34">", "</text:span><text:span text:style-name="T18">Medical </text:span><text:span text:style-name="T71">needed</text:span><text:span text:style-name="T334">"</text:span><text:span text:style-name="T34">, </text:span><text:span text:style-name="T130">"</text:span><text:span text:style-name="T109">Safe </text:span><text:span text:style-name="T79">area</text:span><text:span text:style-name="T279">"</text:span><text:span text:style-name="T34">. </text:span></text:p>
      <text:p text:style-name="P1060"><text:span text:style-name="T25">### </text:span><text:span text:style-name="T18">3.4 Nexus OS Integration </text:span></text:p>
      <text:p text:style-name="P1061"><text:span text:style-name="T351">- </text:span><text:span text:style-name="T18">WNSP </text:span><text:span text:style-name="T318">becomes </text:span><text:span text:style-name="T194">a </text:span><text:span text:style-name="T18">**</text:span><text:span text:style-name="T302">first</text:span><text:span text:style-name="T351">-</text:span><text:span text:style-name="T141">class </text:span><text:span text:style-name="T158">module</text:span><text:span text:style-name="T18">** </text:span><text:span text:style-name="T302">in </text:span><text:span text:style-name="T117">Nexus </text:span><text:span text:style-name="T18">OS</text:span><text:span text:style-name="T411">: </text:span></text:p>
      <text:p text:style-name="P1062"><text:soft-page-break/><text:span text:style-name="T34">- </text:span><text:span text:style-name="T18">Every Citizen Node (device) supports at least</text:span><text:span text:style-name="T141">: </text:span></text:p>
      <text:p text:style-name="P1063"><text:span text:style-name="T34">- </text:span><text:span text:style-name="T18">Basic sending</text:span><text:span text:style-name="T109">/</text:span><text:span text:style-name="T18">receiving of WNSP frames</text:span><text:span text:style-name="T306">. </text:span></text:p>
      <text:p text:style-name="P1064"><text:span text:style-name="T34">- </text:span><text:span text:style-name="T18">Local decoding to text and alerts</text:span><text:span text:style-name="T34">. - </text:span><text:span text:style-name="T18">Higher</text:span><text:span text:style-name="T362">-</text:span><text:span text:style-name="T71">tier </text:span><text:span text:style-name="T18">hardware supports</text:span><text:span text:style-name="T312">: </text:span></text:p>
      <text:p text:style-name="P582"><text:span text:style-name="T34">- </text:span><text:span text:style-name="T18">Continuous optical mesh participation. </text:span></text:p>
      <text:p text:style-name="P1065"><text:span text:style-name="T34">- </text:span><text:span text:style-name="T18">Environmental sensing via spectral analysis</text:span><text:span text:style-name="T167">. </text:span></text:p>
      <text:p text:style-name="P619">### 3.5 Governance and Standardization </text:p>
      <text:p text:style-name="P856"><text:span text:style-name="T34">- </text:span><text:span text:style-name="T18">Work </text:span><text:span text:style-name="T109">with</text:span><text:span text:style-name="T18">: </text:span></text:p>
      <text:p text:style-name="P1066"><text:span text:style-name="T34">- </text:span><text:span text:style-name="T169">Standards </text:span><text:span text:style-name="T18">bodies </text:span><text:span text:style-name="T71">(</text:span><text:span text:style-name="T18">e.g.</text:span><text:span text:style-name="T34">, </text:span><text:span text:style-name="T18">IEEE</text:span><text:span text:style-name="T34">-</text:span><text:span text:style-name="T18">like organizations)</text:span><text:span text:style-name="T61">. </text:span><text:span text:style-name="T34">- </text:span><text:span text:style-name="T18">City planners</text:span><text:span text:style-name="T34">. </text:span></text:p>
      <text:p text:style-name="P1067"><text:span text:style-name="T222">- </text:span><text:span text:style-name="T18">Hardware manufacturers</text:span><text:span text:style-name="T34">. </text:span></text:p>
      <text:p text:style-name="P1068"><text:span text:style-name="T34">- </text:span><text:span text:style-name="T18">Open</text:span><text:span text:style-name="T34">-</text:span><text:span text:style-name="T79">source </text:span><text:span text:style-name="T18">communities</text:span><text:span text:style-name="T34">. </text:span></text:p>
      <text:p text:style-name="P1069"><text:span text:style-name="T34">- </text:span><text:span text:style-name="T18">Establish WNSP as</text:span><text:span text:style-name="T211">: </text:span></text:p>
      <text:p text:style-name="P1070"><text:span text:style-name="T34">- </text:span><text:span text:style-name="T18">An open</text:span><text:span text:style-name="T359">, </text:span><text:span text:style-name="T18">non</text:span><text:span text:style-name="T34">-</text:span><text:span text:style-name="T18">proprietary civilizational signaling layer</text:span><text:span text:style-name="T306">. </text:span><text:span text:style-name="T39">- </text:span><text:span text:style-name="T18">A protocol aligned with Nexus OS principles</text:span><text:span text:style-name="T197">: </text:span></text:p>
      <text:p text:style-name="P440"><text:span text:style-name="T34">- </text:span><text:span text:style-name="T18">Accessibility</text:span><text:span text:style-name="T130">. </text:span></text:p>
      <text:p text:style-name="P1071"><text:span text:style-name="T34">- </text:span><text:span text:style-name="T18">Non</text:span><text:span text:style-name="T34">-</text:span><text:span text:style-name="T18">extractive design</text:span><text:span text:style-name="T34">. </text:span></text:p>
      <text:p text:style-name="P1072"><text:span text:style-name="T34">- </text:span><text:span text:style-name="T18">Contribution</text:span><text:span text:style-name="T34">-</text:span><text:span text:style-name="T18">focused infrastructure</text:span><text:span text:style-name="T34">. </text:span></text:p>
      <text:p text:style-name="P215"><text:span text:style-name="T64">## </text:span><text:span text:style-name="T18">Long</text:span><text:span text:style-name="T34">-</text:span><text:span text:style-name="T18">Term Vision </text:span></text:p>
      <text:p text:style-name="P1073"><text:span text:style-name="T18">Over decades</text:span><text:span text:style-name="T130">, </text:span><text:span text:style-name="T18">WNSP can evolve from a simple flashing demo into</text:span><text:span text:style-name="T105">: </text:span></text:p>
      <text:p text:style-name="P105"><text:span text:style-name="T34">- </text:span><text:span text:style-name="T18">A **planetary optical language</text:span><text:span text:style-name="T145">** </text:span><text:span text:style-name="T18">for devices</text:span><text:span text:style-name="T34">, </text:span><text:span text:style-name="T18">infrastructure</text:span><text:span text:style-name="T34">, </text:span><text:span text:style-name="T18">and citizens</text:span><text:span text:style-name="T34">. </text:span></text:p>
      <text:p text:style-name="P1074"><text:span text:style-name="T39">- </text:span><text:span text:style-name="T18">A </text:span><text:span text:style-name="T102">**</text:span><text:span text:style-name="T18">resilience layer</text:span><text:span text:style-name="T15">** </text:span><text:span text:style-name="T18">that functions when conventional networks fail</text:span><text:span text:style-name="T34">. </text:span></text:p>
      <text:p text:style-name="P411"><text:soft-page-break/><text:span text:style-name="T34">- </text:span><text:span text:style-name="T18">A bridge between</text:span><text:span text:style-name="T382">: </text:span></text:p>
      <text:p text:style-name="P1075"><text:span text:style-name="T34">- </text:span><text:span text:style-name="T18">Children learning spectrum physics</text:span><text:span text:style-name="T167">. </text:span></text:p>
      <text:p text:style-name="P555"><text:span text:style-name="T34">- </text:span><text:span text:style-name="T18">Engineers building </text:span><text:span text:style-name="T79">smart </text:span><text:span text:style-name="T18">infrastructure</text:span><text:span text:style-name="T34">. </text:span></text:p>
      <text:p text:style-name="P77"><text:span text:style-name="T34">- </text:span><text:span text:style-name="T18">Communities maintaining communication under stress</text:span><text:span text:style-name="T34">. </text:span></text:p>
      <text:p text:style-name="P106"><text:span text:style-name="T34">- </text:span><text:span text:style-name="T18">Nexus OS coordinating a regenerative</text:span><text:span text:style-name="T34">, </text:span><text:span text:style-name="T18">contribution</text:span><text:span text:style-name="T34">-</text:span><text:span text:style-name="T18">based </text:span></text:p>
      <text:p text:style-name="P1076"><text:span text:style-name="T18">civilization</text:span><text:span text:style-name="T34">. </text:span></text:p>
      <text:p text:style-name="P1077"><text:span text:style-name="T18">The key principle</text:span><text:span text:style-name="T200">: </text:span></text:p>
      <text:p text:style-name="P1078"><text:span text:style-name="T135">**</text:span><text:span text:style-name="T18">Physics does not belong to any corporation</text:span><text:span text:style-name="T183">.</text:span><text:span text:style-name="T133">** </text:span></text:p>
      <text:p text:style-name="Text_20_body"><text:span text:style-name="T21">By anchoring communication in wavelength_nm and open standards</text:span><text:span text:style-name="T384">, </text:span><text:span text:style-name="T21">WNSP can help guarantee that at least one layer of civilizational messaging remains universal</text:span><text:span text:style-name="T235">, </text:span><text:span text:style-name="T21">inclusive</text:span><text:span text:style-name="T235">, </text:span><text:span text:style-name="T21">and sovereign</text:span><text:span text:style-name="T184">. </text:span><text:line-break/></text:p>
      <text:p text:style-name="P61"><text:span text:style-name="T35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, sans-serif"/>
    <style:font-face style:name="Courier New" svg:font-family="'Courier New', monospace"/>
    <style:font-face style:name="Times New Roman1" svg:font-family="'Times New Roman', serif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NZ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NZ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325cm" fo:margin-left="0.363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47cm" fo:margin-left="0.686cm"/>
        </style:list-level-properties>
      </text:list-level-style-number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47cm" fo:margin-left="2.32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47cm" fo:margin-left="3.971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47cm" fo:margin-left="5.622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47cm" fo:margin-left="7.273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47cm" fo:margin-left="8.924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47cm" fo:margin-left="10.57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47cm" fo:margin-left="12.22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—" text:bullet-char="—">
        <style:list-level-properties text:list-level-position-and-space-mode="label-alignment">
          <style:list-level-label-alignment text:label-followed-by="listtab" fo:text-indent="-0.496cm" fo:margin-left="0.644cm"/>
        </style:list-level-properties>
        <style:text-properties style:font-name="Arial3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496cm" fo:margin-left="2.124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496cm" fo:margin-left="3.612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496cm" fo:margin-left="5.101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496cm" fo:margin-left="6.592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496cm" fo:margin-left="8.08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496cm" fo:margin-left="9.569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496cm" fo:margin-left="11.06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496cm" fo:margin-left="12.548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1-17T01:45:00</meta:creation-date>
    <dc:title>Nexus doc.docx</dc:title>
    <dc:date>2025-11-17T10:24:36.660000000</dc:date>
    <meta:editing-duration>PT5M51S</meta:editing-duration>
    <meta:editing-cycles>1</meta:editing-cycles>
    <meta:document-statistic meta:table-count="0" meta:image-count="0" meta:object-count="0" meta:page-count="70" meta:paragraph-count="1197" meta:word-count="4967" meta:character-count="35919" meta:non-whitespace-character-count="31082"/>
    <meta:generator>Neat_Office/6.2.8.2$Windows_x86 LibreOffice_project/</meta:generator>
    <meta:user-defined meta:name="Producer">Skia/PDF m143 Google Docs Renderer</meta:user-defined>
  </office:meta>
</office:document-meta>
</file>